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067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1.961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5.216cm"/>
    </style:style>
    <style:style style:name="co10" style:family="table-column">
      <style:table-column-properties fo:break-before="auto" style:column-width="3.937cm"/>
    </style:style>
    <style:style style:name="co11" style:family="table-column">
      <style:table-column-properties fo:break-before="auto" style:column-width="7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Liberation Sans1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results" table:style-name="ta1" table:print="false">
        <table:shapes>
          <draw:g draw:z-index="0">
            <draw:frame draw:style-name="gr1" svg:width="15.935cm" svg:height="9.535cm" svg:x="19cm" svg:y="1.27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draw:name="calloc" draw:style-name="gr1" svg:width="11.506cm" svg:height="9.615cm" svg:x="35.38cm" svg:y="1.22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1" svg:width="9.277cm" svg:height="9.615cm" svg:x="46.829cm" svg:y="1.222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  <draw:frame draw:style-name="gr1" svg:width="15.936cm" svg:height="9.004cm" svg:x="18.955cm" svg:y="12.564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" svg:width="20.811cm" svg:height="9.005cm" svg:x="35.408cm" svg:y="12.563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1" office:value-type="string">
            <text:p>mallo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3">
          <table:table-cell/>
          <table:table-cell table:formula="of:=[malloc.$B$2]" office:value-type="string" office:string-value="test_malloc">
            <text:p>test_malloc</text:p>
          </table:table-cell>
          <table:table-cell table:formula="of:=[malloc.$B$3]" office:value-type="float" office:value="3225.5">
            <text:p>3225,5</text:p>
          </table:table-cell>
          <table:table-cell table:formula="of:=[.C4]/1000" office:value-type="float" office:value="3.2255">
            <text:p>3,2</text:p>
          </table:table-cell>
          <table:table-cell table:formula="of:=[.D4]/1000" office:value-type="float" office:value="0.003225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malloc.$C$2]" office:value-type="string" office:string-value="test_talloc_size">
            <text:p>test_talloc_size</text:p>
          </table:table-cell>
          <table:table-cell table:formula="of:=[malloc.$C$3]" office:value-type="float" office:value="7098.5">
            <text:p>7098,5</text:p>
          </table:table-cell>
          <table:table-cell table:formula="of:=[.C5]/1000" office:value-type="float" office:value="7.0985">
            <text:p>7,1</text:p>
          </table:table-cell>
          <table:table-cell table:formula="of:=[.D5]/1000" office:value-type="float" office:value="0.007098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malloc.$D$2]" office:value-type="string" office:string-value="test_talloc_size_tmp_ctx">
            <text:p>test_talloc_size_tmp_ctx</text:p>
          </table:table-cell>
          <table:table-cell table:formula="of:=[malloc.$D$3]" office:value-type="float" office:value="27252.5">
            <text:p>27252,5</text:p>
          </table:table-cell>
          <table:table-cell table:formula="of:=[.C6]/1000" office:value-type="float" office:value="27.2525">
            <text:p>27,3</text:p>
          </table:table-cell>
          <table:table-cell table:formula="of:=[.D6]/1000" office:value-type="float" office:value="0.027252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malloc.$E$2]" office:value-type="string" office:string-value="test_talloc_pool_exact">
            <text:p>test_talloc_pool_exact</text:p>
          </table:table-cell>
          <table:table-cell table:formula="of:=[malloc.$E$3]" office:value-type="float" office:value="18102.5">
            <text:p>18102,5</text:p>
          </table:table-cell>
          <table:table-cell table:formula="of:=[.C7]/1000" office:value-type="float" office:value="18.1025">
            <text:p>18,1</text:p>
          </table:table-cell>
          <table:table-cell table:formula="of:=[.D7]/1000" office:value-type="float" office:value="0.018102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malloc.$F$2]" office:value-type="string" office:string-value="test_talloc_pool_guess">
            <text:p>test_talloc_pool_guess</text:p>
          </table:table-cell>
          <table:table-cell table:formula="of:=[malloc.$F$3]" office:value-type="float" office:value="27038">
            <text:p>27038,0</text:p>
          </table:table-cell>
          <table:table-cell table:formula="of:=[.C8]/1000" office:value-type="float" office:value="27.038">
            <text:p>27,0</text:p>
          </table:table-cell>
          <table:table-cell table:formula="of:=[.D8]/1000" office:value-type="float" office:value="0.027038">
            <text:p>0,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ce2"/>
          <table:table-cell table:style-name="ce4"/>
        </table:table-row>
        <table:table-row table:style-name="ro2">
          <table:table-cell/>
          <table:table-cell table:style-name="ce1" office:value-type="string">
            <text:p>calloc</text:p>
          </table:table-cell>
          <table:table-cell table:style-name="Default"/>
          <table:table-cell table:number-columns-repeated="3"/>
          <table:table-cell table:style-name="ce2"/>
          <table:table-cell table:style-name="ce4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/>
          <table:table-cell table:style-name="ce2"/>
          <table:table-cell table:style-name="ce4"/>
        </table:table-row>
        <table:table-row table:style-name="ro3">
          <table:table-cell/>
          <table:table-cell table:formula="of:=[calloc.$B$2]" office:value-type="string" office:string-value="test_calloc">
            <text:p>test_calloc</text:p>
          </table:table-cell>
          <table:table-cell table:formula="of:=[calloc.$B$3]" office:value-type="float" office:value="6883">
            <text:p>6883,0</text:p>
          </table:table-cell>
          <table:table-cell table:formula="of:=[.C13]/1000" office:value-type="float" office:value="6.883">
            <text:p>6,9</text:p>
          </table:table-cell>
          <table:table-cell table:formula="of:=[.D13]/1000" office:value-type="float" office:value="0.006883">
            <text:p>0,0</text:p>
          </table:table-cell>
          <table:table-cell/>
          <table:table-cell table:style-name="ce2"/>
          <table:table-cell table:style-name="ce4"/>
        </table:table-row>
        <table:table-row table:style-name="ro3">
          <table:table-cell/>
          <table:table-cell table:formula="of:=[calloc.$C$2]" office:value-type="string" office:string-value="test_talloc_zero_array">
            <text:p>test_talloc_zero_array</text:p>
          </table:table-cell>
          <table:table-cell table:formula="of:=[calloc.$C$3]" office:value-type="float" office:value="9244">
            <text:p>9244,0</text:p>
          </table:table-cell>
          <table:table-cell table:formula="of:=[.C14]/1000" office:value-type="float" office:value="9.244">
            <text:p>9,2</text:p>
          </table:table-cell>
          <table:table-cell table:formula="of:=[.D14]/1000" office:value-type="float" office:value="0.009244">
            <text:p>0,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>
            <text:p>realloc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3">
          <table:table-cell/>
          <table:table-cell table:formula="of:=[realloc.$B$2]" office:value-type="string" office:string-value="test_realloc">
            <text:p>test_realloc</text:p>
          </table:table-cell>
          <table:table-cell table:formula="of:=[realloc.$B$3]" office:value-type="float" office:value="2292">
            <text:p>2292,0</text:p>
          </table:table-cell>
          <table:table-cell table:formula="of:=[.C19]/1000" office:value-type="float" office:value="2.292">
            <text:p>2,3</text:p>
          </table:table-cell>
          <table:table-cell table:formula="of:=[.D19]/1000" office:value-type="float" office:value="0.002292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realloc.$C$2]" office:value-type="string" office:string-value="test_talloc_realloc">
            <text:p>test_talloc_realloc</text:p>
          </table:table-cell>
          <table:table-cell table:formula="of:=[realloc.$C$3]" office:value-type="float" office:value="3520.5">
            <text:p>3520,5</text:p>
          </table:table-cell>
          <table:table-cell table:formula="of:=[.C20]/1000" office:value-type="float" office:value="3.5205">
            <text:p>3,5</text:p>
          </table:table-cell>
          <table:table-cell table:formula="of:=[.D20]/1000" office:value-type="float" office:value="0.0035205">
            <text:p>0,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>
            <text:p>concatenation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3" office:value-type="string">
            <text:p>[<text:span text:style-name="T1">μs</text:span>]</text:p>
          </table:table-cell>
          <table:table-cell table:style-name="ce3" office:value-type="string">
            <text:p>[ms]</text:p>
          </table:table-cell>
          <table:table-cell table:style-name="ce3" office:value-type="string">
            <text:p>[s]</text:p>
          </table:table-cell>
          <table:table-cell table:number-columns-repeated="3"/>
        </table:table-row>
        <table:table-row table:style-name="ro3">
          <table:table-cell/>
          <table:table-cell table:formula="of:=[concatenation.$B$2]" office:value-type="string" office:string-value="test_malloc_strcat">
            <text:p>test_malloc_strcat</text:p>
          </table:table-cell>
          <table:table-cell table:formula="of:=[concatenation.$B$3]" office:value-type="float" office:value="4371414">
            <text:p>4371414,0</text:p>
          </table:table-cell>
          <table:table-cell table:formula="of:=[.C25]/1000" office:value-type="float" office:value="4371.414">
            <text:p>4371,4</text:p>
          </table:table-cell>
          <table:table-cell table:formula="of:=[.D25]/1000" office:value-type="float" office:value="4.371414">
            <text:p>4,4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table:formula="of:=[concatenation.$C$2]" office:value-type="string" office:string-value="test_malloc_strcat_pool">
            <text:p>test_malloc_strcat_pool</text:p>
          </table:table-cell>
          <table:table-cell table:formula="of:=[concatenation.$C$3]" office:value-type="float" office:value="4356183.5">
            <text:p>4356183,5</text:p>
          </table:table-cell>
          <table:table-cell table:formula="of:=[.C26]/1000" office:value-type="float" office:value="4356.1835">
            <text:p>4356,2</text:p>
          </table:table-cell>
          <table:table-cell table:formula="of:=[.D26]/1000" office:value-type="float" office:value="4.3561835">
            <text:p>4,4</text:p>
          </table:table-cell>
          <table:table-cell table:number-columns-repeated="3"/>
        </table:table-row>
        <table:table-row table:style-name="ro3">
          <table:table-cell/>
          <table:table-cell table:formula="of:=[concatenation.$D$2]" office:value-type="string" office:string-value="test_malloc_strncat">
            <text:p>test_malloc_strncat</text:p>
          </table:table-cell>
          <table:table-cell table:formula="of:=[concatenation.$D$3]" office:value-type="float" office:value="22814407">
            <text:p>22814407,0</text:p>
          </table:table-cell>
          <table:table-cell table:formula="of:=[.C27]/1000" office:value-type="float" office:value="22814.407">
            <text:p>22814,4</text:p>
          </table:table-cell>
          <table:table-cell table:formula="of:=[.D27]/1000" office:value-type="float" office:value="22.814407">
            <text:p>22,8</text:p>
          </table:table-cell>
          <table:table-cell table:number-columns-repeated="3"/>
        </table:table-row>
        <table:table-row table:style-name="ro3">
          <table:table-cell/>
          <table:table-cell table:formula="of:=[concatenation.$E$2]" office:value-type="string" office:string-value="test_malloc_strncat_pool">
            <text:p>test_malloc_strncat_pool</text:p>
          </table:table-cell>
          <table:table-cell table:formula="of:=[concatenation.$E$3]" office:value-type="float" office:value="22827861.5">
            <text:p>22827861,5</text:p>
          </table:table-cell>
          <table:table-cell table:formula="of:=[.C28]/1000" office:value-type="float" office:value="22827.8615">
            <text:p>22827,9</text:p>
          </table:table-cell>
          <table:table-cell table:formula="of:=[.D28]/1000" office:value-type="float" office:value="22.8278615">
            <text:p>22,8</text:p>
          </table:table-cell>
          <table:table-cell table:number-columns-repeated="3"/>
        </table:table-row>
        <table:table-row table:style-name="ro3">
          <table:table-cell/>
          <table:table-cell table:formula="of:=[concatenation.$F$2]" office:value-type="string" office:string-value="test_malloc_memcpy">
            <text:p>test_malloc_memcpy</text:p>
          </table:table-cell>
          <table:table-cell table:formula="of:=[concatenation.$F$3]" office:value-type="float" office:value="6256">
            <text:p>6256,0</text:p>
          </table:table-cell>
          <table:table-cell table:formula="of:=[.C29]/1000" office:value-type="float" office:value="6.256">
            <text:p>6,3</text:p>
          </table:table-cell>
          <table:table-cell table:formula="of:=[.D29]/1000" office:value-type="float" office:value="0.006256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concatenation.$G$2]" office:value-type="string" office:string-value="test_malloc_memcpy_pool">
            <text:p>test_malloc_memcpy_pool</text:p>
          </table:table-cell>
          <table:table-cell table:formula="of:=[concatenation.$G$3]" office:value-type="float" office:value="6877">
            <text:p>6877,0</text:p>
          </table:table-cell>
          <table:table-cell table:formula="of:=[.C30]/1000" office:value-type="float" office:value="6.877">
            <text:p>6,9</text:p>
          </table:table-cell>
          <table:table-cell table:formula="of:=[.D30]/1000" office:value-type="float" office:value="0.006877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concatenation.$H$2]" office:value-type="string" office:string-value="test_talloc_append">
            <text:p>test_talloc_append</text:p>
          </table:table-cell>
          <table:table-cell table:formula="of:=[concatenation.$H$3]" office:value-type="float" office:value="1912760">
            <text:p>1912760,0</text:p>
          </table:table-cell>
          <table:table-cell table:formula="of:=[.C31]/1000" office:value-type="float" office:value="1912.76">
            <text:p>1912,8</text:p>
          </table:table-cell>
          <table:table-cell table:formula="of:=[.D31]/1000" office:value-type="float" office:value="1.91276">
            <text:p>1,9</text:p>
          </table:table-cell>
          <table:table-cell table:number-columns-repeated="3"/>
        </table:table-row>
        <table:table-row table:style-name="ro3">
          <table:table-cell/>
          <table:table-cell table:formula="of:=[concatenation.$I$2]" office:value-type="string" office:string-value="test_talloc_append_pool_exact">
            <text:p>test_talloc_append_pool_exact</text:p>
          </table:table-cell>
          <table:table-cell table:formula="of:=[concatenation.$I$3]" office:value-type="float" office:value="2005674.5">
            <text:p>2005674,5</text:p>
          </table:table-cell>
          <table:table-cell table:formula="of:=[.C32]/1000" office:value-type="float" office:value="2005.6745">
            <text:p>2005,7</text:p>
          </table:table-cell>
          <table:table-cell table:formula="of:=[.D32]/1000" office:value-type="float" office:value="2.0056745">
            <text:p>2,0</text:p>
          </table:table-cell>
          <table:table-cell table:number-columns-repeated="3"/>
        </table:table-row>
        <table:table-row table:style-name="ro3">
          <table:table-cell/>
          <table:table-cell table:formula="of:=[concatenation.$J$2]" office:value-type="string" office:string-value="test_talloc_append_pool_guess">
            <text:p>test_talloc_append_pool_guess</text:p>
          </table:table-cell>
          <table:table-cell table:formula="of:=[concatenation.$J$3]" office:value-type="float" office:value="1909979.5">
            <text:p>1909979,5</text:p>
          </table:table-cell>
          <table:table-cell table:formula="of:=[.C33]/1000" office:value-type="float" office:value="1909.9795">
            <text:p>1910,0</text:p>
          </table:table-cell>
          <table:table-cell table:formula="of:=[.D33]/1000" office:value-type="float" office:value="1.9099795">
            <text:p>1,9</text:p>
          </table:table-cell>
          <table:table-cell table:number-columns-repeated="3"/>
        </table:table-row>
        <table:table-row table:style-name="ro3">
          <table:table-cell/>
          <table:table-cell table:formula="of:=[concatenation.$K$2]" office:value-type="string" office:string-value="test_talloc_append_parent_pool_exact">
            <text:p>test_talloc_append_parent_pool_exact</text:p>
          </table:table-cell>
          <table:table-cell table:formula="of:=[concatenation.$K$3]" office:value-type="float" office:value="2007353">
            <text:p>2007353,0</text:p>
          </table:table-cell>
          <table:table-cell table:formula="of:=[.C34]/1000" office:value-type="float" office:value="2007.353">
            <text:p>2007,4</text:p>
          </table:table-cell>
          <table:table-cell table:formula="of:=[.D34]/1000" office:value-type="float" office:value="2.007353">
            <text:p>2,0</text:p>
          </table:table-cell>
          <table:table-cell table:number-columns-repeated="3"/>
        </table:table-row>
        <table:table-row table:style-name="ro3">
          <table:table-cell/>
          <table:table-cell table:formula="of:=[concatenation.$L$2]" office:value-type="string" office:string-value="test_talloc_append_parent_pool_guess">
            <text:p>test_talloc_append_parent_pool_guess</text:p>
          </table:table-cell>
          <table:table-cell table:formula="of:=[concatenation.$L$3]" office:value-type="float" office:value="1907383">
            <text:p>1907383,0</text:p>
          </table:table-cell>
          <table:table-cell table:formula="of:=[.C35]/1000" office:value-type="float" office:value="1907.383">
            <text:p>1907,4</text:p>
          </table:table-cell>
          <table:table-cell table:formula="of:=[.D35]/1000" office:value-type="float" office:value="1.907383">
            <text:p>1,9</text:p>
          </table:table-cell>
          <table:table-cell table:number-columns-repeated="3"/>
        </table:table-row>
        <table:table-row table:style-name="ro3">
          <table:table-cell/>
          <table:table-cell table:formula="of:=[concatenation.$M$2]" office:value-type="string" office:string-value="test_talloc_buffer">
            <text:p>test_talloc_buffer</text:p>
          </table:table-cell>
          <table:table-cell table:formula="of:=[concatenation.$M$3]" office:value-type="float" office:value="6588.5">
            <text:p>6588,5</text:p>
          </table:table-cell>
          <table:table-cell table:formula="of:=[.C36]/1000" office:value-type="float" office:value="6.5885">
            <text:p>6,6</text:p>
          </table:table-cell>
          <table:table-cell table:formula="of:=[.D36]/1000" office:value-type="float" office:value="0.006588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concatenation.$N$2]" office:value-type="string" office:string-value="test_talloc_buffer_pool_exact">
            <text:p>test_talloc_buffer_pool_exact</text:p>
          </table:table-cell>
          <table:table-cell table:formula="of:=[concatenation.$N$3]" office:value-type="float" office:value="9306">
            <text:p>9306,0</text:p>
          </table:table-cell>
          <table:table-cell table:formula="of:=[.C37]/1000" office:value-type="float" office:value="9.306">
            <text:p>9,3</text:p>
          </table:table-cell>
          <table:table-cell table:formula="of:=[.D37]/1000" office:value-type="float" office:value="0.009306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concatenation.$O$2]" office:value-type="string" office:string-value="test_talloc_buffer_pool_guess">
            <text:p>test_talloc_buffer_pool_guess</text:p>
          </table:table-cell>
          <table:table-cell table:formula="of:=[concatenation.$O$3]" office:value-type="float" office:value="9993.5">
            <text:p>9993,5</text:p>
          </table:table-cell>
          <table:table-cell table:formula="of:=[.C38]/1000" office:value-type="float" office:value="9.9935">
            <text:p>10,0</text:p>
          </table:table-cell>
          <table:table-cell table:formula="of:=[.D38]/1000" office:value-type="float" office:value="0.009993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concatenation.$P$2]" office:value-type="string" office:string-value="test_talloc_buffer_parent_pool_exact">
            <text:p>test_talloc_buffer_parent_pool_exact</text:p>
          </table:table-cell>
          <table:table-cell table:formula="of:=[concatenation.$P$3]" office:value-type="float" office:value="5772.5">
            <text:p>5772,5</text:p>
          </table:table-cell>
          <table:table-cell table:formula="of:=[.C39]/1000" office:value-type="float" office:value="5.7725">
            <text:p>5,8</text:p>
          </table:table-cell>
          <table:table-cell table:formula="of:=[.D39]/1000" office:value-type="float" office:value="0.0057725">
            <text:p>0,0</text:p>
          </table:table-cell>
          <table:table-cell table:number-columns-repeated="3"/>
        </table:table-row>
        <table:table-row table:style-name="ro3">
          <table:table-cell/>
          <table:table-cell table:formula="of:=[concatenation.$Q$2]" office:value-type="string" office:string-value="test_talloc_buffer_parent_pool_guess">
            <text:p>test_talloc_buffer_parent_pool_guess</text:p>
          </table:table-cell>
          <table:table-cell table:formula="of:=[concatenation.$Q$3]" office:value-type="float" office:value="6523.5">
            <text:p>6523,5</text:p>
          </table:table-cell>
          <table:table-cell table:formula="of:=[.C40]/1000" office:value-type="float" office:value="6.5235">
            <text:p>6,5</text:p>
          </table:table-cell>
          <table:table-cell table:formula="of:=[.D40]/1000" office:value-type="float" office:value="0.0065235">
            <text:p>0,0</text:p>
          </table:table-cell>
          <table:table-cell table:number-columns-repeated="3"/>
        </table:table-row>
        <table:table-row table:style-name="ro3">
          <table:table-cell table:number-columns-repeated="8"/>
        </table:table-row>
      </table:table>
      <table:table table:name="malloc" table:style-name="ta1" table:print="false">
        <table:table-column table:style-name="co4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>
            <text:p>test_malloc</text:p>
          </table:table-cell>
          <table:table-cell table:style-name="ce3" office:value-type="string">
            <text:p>test_talloc_size</text:p>
          </table:table-cell>
          <table:table-cell table:style-name="ce3" office:value-type="string">
            <text:p>test_talloc_size_tmp_ctx</text:p>
          </table:table-cell>
          <table:table-cell table:style-name="ce3" office:value-type="string">
            <text:p>test_talloc_pool_exact</text:p>
          </table:table-cell>
          <table:table-cell table:style-name="ce3" office:value-type="string">
            <text:p>test_talloc_pool_guess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4:.B103])" office:value-type="float" office:value="3225.5">
            <text:p>3225,5</text:p>
          </table:table-cell>
          <table:table-cell table:style-name="ce2" table:formula="of:=MEDIAN([.C4:.C103])" office:value-type="float" office:value="7098.5">
            <text:p>7098,5</text:p>
          </table:table-cell>
          <table:table-cell table:style-name="ce2" table:formula="of:=MEDIAN([.D4:.D103])" office:value-type="float" office:value="27252.5">
            <text:p>27252,5</text:p>
          </table:table-cell>
          <table:table-cell table:style-name="ce2" table:formula="of:=MEDIAN([.E4:.E103])" office:value-type="float" office:value="18102.5">
            <text:p>18102,5</text:p>
          </table:table-cell>
          <table:table-cell table:style-name="ce2" table:formula="of:=MEDIAN([.F4:.F103])" office:value-type="float" office:value="27038">
            <text:p>27038</text:p>
          </table:table-cell>
          <table:table-cell table:style-name="ce6" office:value-type="string">
            <text:p>[<text:span text:style-name="T1">μs</text:span>]</text:p>
          </table:table-cell>
        </table:table-row>
        <table:table-row table:style-name="ro1">
          <table:table-cell table:style-name="ce2"/>
          <table:table-cell office:value-type="float" office:value="3300">
            <text:p>3300</text:p>
          </table:table-cell>
          <table:table-cell office:value-type="float" office:value="7432">
            <text:p>7432</text:p>
          </table:table-cell>
          <table:table-cell office:value-type="float" office:value="27551">
            <text:p>27551</text:p>
          </table:table-cell>
          <table:table-cell office:value-type="float" office:value="29950">
            <text:p>29950</text:p>
          </table:table-cell>
          <table:table-cell office:value-type="float" office:value="26418">
            <text:p>26418</text:p>
          </table:table-cell>
          <table:table-cell/>
        </table:table-row>
        <table:table-row table:style-name="ro1">
          <table:table-cell/>
          <table:table-cell office:value-type="float" office:value="3114">
            <text:p>3114</text:p>
          </table:table-cell>
          <table:table-cell office:value-type="float" office:value="6953">
            <text:p>6953</text:p>
          </table:table-cell>
          <table:table-cell office:value-type="float" office:value="26855">
            <text:p>26855</text:p>
          </table:table-cell>
          <table:table-cell office:value-type="float" office:value="17635">
            <text:p>17635</text:p>
          </table:table-cell>
          <table:table-cell office:value-type="float" office:value="27765">
            <text:p>27765</text:p>
          </table:table-cell>
          <table:table-cell/>
        </table:table-row>
        <table:table-row table:style-name="ro1">
          <table:table-cell/>
          <table:table-cell office:value-type="float" office:value="3291">
            <text:p>3291</text:p>
          </table:table-cell>
          <table:table-cell office:value-type="float" office:value="7407">
            <text:p>7407</text:p>
          </table:table-cell>
          <table:table-cell office:value-type="float" office:value="28410">
            <text:p>28410</text:p>
          </table:table-cell>
          <table:table-cell office:value-type="float" office:value="18757">
            <text:p>18757</text:p>
          </table:table-cell>
          <table:table-cell office:value-type="float" office:value="26889">
            <text:p>26889</text:p>
          </table:table-cell>
          <table:table-cell/>
        </table:table-row>
        <table:table-row table:style-name="ro1">
          <table:table-cell/>
          <table:table-cell office:value-type="float" office:value="3138">
            <text:p>3138</text:p>
          </table:table-cell>
          <table:table-cell office:value-type="float" office:value="6970">
            <text:p>6970</text:p>
          </table:table-cell>
          <table:table-cell office:value-type="float" office:value="28310">
            <text:p>28310</text:p>
          </table:table-cell>
          <table:table-cell office:value-type="float" office:value="18945">
            <text:p>18945</text:p>
          </table:table-cell>
          <table:table-cell office:value-type="float" office:value="29021">
            <text:p>29021</text:p>
          </table:table-cell>
          <table:table-cell/>
        </table:table-row>
        <table:table-row table:style-name="ro1">
          <table:table-cell/>
          <table:table-cell office:value-type="float" office:value="3261">
            <text:p>3261</text:p>
          </table:table-cell>
          <table:table-cell office:value-type="float" office:value="6885">
            <text:p>6885</text:p>
          </table:table-cell>
          <table:table-cell office:value-type="float" office:value="28123">
            <text:p>28123</text:p>
          </table:table-cell>
          <table:table-cell office:value-type="float" office:value="18200">
            <text:p>18200</text:p>
          </table:table-cell>
          <table:table-cell office:value-type="float" office:value="26811">
            <text:p>26811</text:p>
          </table:table-cell>
          <table:table-cell/>
        </table:table-row>
        <table:table-row table:style-name="ro1">
          <table:table-cell/>
          <table:table-cell office:value-type="float" office:value="3095">
            <text:p>3095</text:p>
          </table:table-cell>
          <table:table-cell office:value-type="float" office:value="7180">
            <text:p>7180</text:p>
          </table:table-cell>
          <table:table-cell office:value-type="float" office:value="25766">
            <text:p>25766</text:p>
          </table:table-cell>
          <table:table-cell office:value-type="float" office:value="18106">
            <text:p>18106</text:p>
          </table:table-cell>
          <table:table-cell office:value-type="float" office:value="26743">
            <text:p>26743</text:p>
          </table:table-cell>
          <table:table-cell/>
        </table:table-row>
        <table:table-row table:style-name="ro1">
          <table:table-cell/>
          <table:table-cell office:value-type="float" office:value="3262">
            <text:p>3262</text:p>
          </table:table-cell>
          <table:table-cell office:value-type="float" office:value="7242">
            <text:p>7242</text:p>
          </table:table-cell>
          <table:table-cell office:value-type="float" office:value="27573">
            <text:p>27573</text:p>
          </table:table-cell>
          <table:table-cell office:value-type="float" office:value="18358">
            <text:p>18358</text:p>
          </table:table-cell>
          <table:table-cell office:value-type="float" office:value="27838">
            <text:p>27838</text:p>
          </table:table-cell>
          <table:table-cell/>
        </table:table-row>
        <table:table-row table:style-name="ro1">
          <table:table-cell/>
          <table:table-cell office:value-type="float" office:value="3086">
            <text:p>3086</text:p>
          </table:table-cell>
          <table:table-cell office:value-type="float" office:value="7087">
            <text:p>7087</text:p>
          </table:table-cell>
          <table:table-cell office:value-type="float" office:value="27763">
            <text:p>27763</text:p>
          </table:table-cell>
          <table:table-cell office:value-type="float" office:value="19161">
            <text:p>19161</text:p>
          </table:table-cell>
          <table:table-cell office:value-type="float" office:value="28533">
            <text:p>28533</text:p>
          </table:table-cell>
          <table:table-cell/>
        </table:table-row>
        <table:table-row table:style-name="ro1">
          <table:table-cell/>
          <table:table-cell office:value-type="float" office:value="3283">
            <text:p>3283</text:p>
          </table:table-cell>
          <table:table-cell office:value-type="float" office:value="6997">
            <text:p>6997</text:p>
          </table:table-cell>
          <table:table-cell office:value-type="float" office:value="27841">
            <text:p>27841</text:p>
          </table:table-cell>
          <table:table-cell office:value-type="float" office:value="18603">
            <text:p>18603</text:p>
          </table:table-cell>
          <table:table-cell office:value-type="float" office:value="27418">
            <text:p>27418</text:p>
          </table:table-cell>
          <table:table-cell/>
        </table:table-row>
        <table:table-row table:style-name="ro1">
          <table:table-cell/>
          <table:table-cell office:value-type="float" office:value="3152">
            <text:p>3152</text:p>
          </table:table-cell>
          <table:table-cell office:value-type="float" office:value="7237">
            <text:p>7237</text:p>
          </table:table-cell>
          <table:table-cell office:value-type="float" office:value="28229">
            <text:p>28229</text:p>
          </table:table-cell>
          <table:table-cell office:value-type="float" office:value="17890">
            <text:p>17890</text:p>
          </table:table-cell>
          <table:table-cell office:value-type="float" office:value="26279">
            <text:p>26279</text:p>
          </table:table-cell>
          <table:table-cell/>
        </table:table-row>
        <table:table-row table:style-name="ro1">
          <table:table-cell/>
          <table:table-cell office:value-type="float" office:value="3105">
            <text:p>3105</text:p>
          </table:table-cell>
          <table:table-cell office:value-type="float" office:value="7091">
            <text:p>7091</text:p>
          </table:table-cell>
          <table:table-cell office:value-type="float" office:value="28448">
            <text:p>28448</text:p>
          </table:table-cell>
          <table:table-cell office:value-type="float" office:value="18890">
            <text:p>18890</text:p>
          </table:table-cell>
          <table:table-cell office:value-type="float" office:value="27784">
            <text:p>27784</text:p>
          </table:table-cell>
          <table:table-cell/>
        </table:table-row>
        <table:table-row table:style-name="ro1">
          <table:table-cell/>
          <table:table-cell office:value-type="float" office:value="3172">
            <text:p>3172</text:p>
          </table:table-cell>
          <table:table-cell office:value-type="float" office:value="7005">
            <text:p>7005</text:p>
          </table:table-cell>
          <table:table-cell office:value-type="float" office:value="26244">
            <text:p>26244</text:p>
          </table:table-cell>
          <table:table-cell office:value-type="float" office:value="18545">
            <text:p>18545</text:p>
          </table:table-cell>
          <table:table-cell office:value-type="float" office:value="28526">
            <text:p>28526</text:p>
          </table:table-cell>
          <table:table-cell/>
        </table:table-row>
        <table:table-row table:style-name="ro1">
          <table:table-cell/>
          <table:table-cell office:value-type="float" office:value="3358">
            <text:p>3358</text:p>
          </table:table-cell>
          <table:table-cell office:value-type="float" office:value="7250">
            <text:p>7250</text:p>
          </table:table-cell>
          <table:table-cell office:value-type="float" office:value="28370">
            <text:p>28370</text:p>
          </table:table-cell>
          <table:table-cell office:value-type="float" office:value="18340">
            <text:p>18340</text:p>
          </table:table-cell>
          <table:table-cell office:value-type="float" office:value="26841">
            <text:p>26841</text:p>
          </table:table-cell>
          <table:table-cell/>
        </table:table-row>
        <table:table-row table:style-name="ro1">
          <table:table-cell/>
          <table:table-cell office:value-type="float" office:value="3254">
            <text:p>3254</text:p>
          </table:table-cell>
          <table:table-cell office:value-type="float" office:value="7486">
            <text:p>7486</text:p>
          </table:table-cell>
          <table:table-cell office:value-type="float" office:value="27086">
            <text:p>27086</text:p>
          </table:table-cell>
          <table:table-cell office:value-type="float" office:value="17517">
            <text:p>17517</text:p>
          </table:table-cell>
          <table:table-cell office:value-type="float" office:value="26430">
            <text:p>26430</text:p>
          </table:table-cell>
          <table:table-cell/>
        </table:table-row>
        <table:table-row table:style-name="ro1">
          <table:table-cell/>
          <table:table-cell office:value-type="float" office:value="3083">
            <text:p>3083</text:p>
          </table:table-cell>
          <table:table-cell office:value-type="float" office:value="6834">
            <text:p>6834</text:p>
          </table:table-cell>
          <table:table-cell office:value-type="float" office:value="26236">
            <text:p>26236</text:p>
          </table:table-cell>
          <table:table-cell office:value-type="float" office:value="17149">
            <text:p>17149</text:p>
          </table:table-cell>
          <table:table-cell office:value-type="float" office:value="25945">
            <text:p>25945</text:p>
          </table:table-cell>
          <table:table-cell/>
        </table:table-row>
        <table:table-row table:style-name="ro1">
          <table:table-cell/>
          <table:table-cell office:value-type="float" office:value="3093">
            <text:p>3093</text:p>
          </table:table-cell>
          <table:table-cell office:value-type="float" office:value="7264">
            <text:p>7264</text:p>
          </table:table-cell>
          <table:table-cell office:value-type="float" office:value="27928">
            <text:p>27928</text:p>
          </table:table-cell>
          <table:table-cell office:value-type="float" office:value="18559">
            <text:p>18559</text:p>
          </table:table-cell>
          <table:table-cell office:value-type="float" office:value="27786">
            <text:p>27786</text:p>
          </table:table-cell>
          <table:table-cell/>
        </table:table-row>
        <table:table-row table:style-name="ro1">
          <table:table-cell/>
          <table:table-cell office:value-type="float" office:value="3131">
            <text:p>3131</text:p>
          </table:table-cell>
          <table:table-cell office:value-type="float" office:value="7201">
            <text:p>7201</text:p>
          </table:table-cell>
          <table:table-cell office:value-type="float" office:value="27072">
            <text:p>27072</text:p>
          </table:table-cell>
          <table:table-cell office:value-type="float" office:value="18947">
            <text:p>18947</text:p>
          </table:table-cell>
          <table:table-cell office:value-type="float" office:value="28058">
            <text:p>28058</text:p>
          </table:table-cell>
          <table:table-cell/>
        </table:table-row>
        <table:table-row table:style-name="ro1">
          <table:table-cell/>
          <table:table-cell office:value-type="float" office:value="3526">
            <text:p>3526</text:p>
          </table:table-cell>
          <table:table-cell office:value-type="float" office:value="7449">
            <text:p>7449</text:p>
          </table:table-cell>
          <table:table-cell office:value-type="float" office:value="27621">
            <text:p>27621</text:p>
          </table:table-cell>
          <table:table-cell office:value-type="float" office:value="17512">
            <text:p>17512</text:p>
          </table:table-cell>
          <table:table-cell office:value-type="float" office:value="26348">
            <text:p>26348</text:p>
          </table:table-cell>
          <table:table-cell/>
        </table:table-row>
        <table:table-row table:style-name="ro1">
          <table:table-cell/>
          <table:table-cell office:value-type="float" office:value="3109">
            <text:p>3109</text:p>
          </table:table-cell>
          <table:table-cell office:value-type="float" office:value="6840">
            <text:p>6840</text:p>
          </table:table-cell>
          <table:table-cell office:value-type="float" office:value="27847">
            <text:p>27847</text:p>
          </table:table-cell>
          <table:table-cell office:value-type="float" office:value="17171">
            <text:p>17171</text:p>
          </table:table-cell>
          <table:table-cell office:value-type="float" office:value="27577">
            <text:p>27577</text:p>
          </table:table-cell>
          <table:table-cell/>
        </table:table-row>
        <table:table-row table:style-name="ro1">
          <table:table-cell/>
          <table:table-cell office:value-type="float" office:value="3172">
            <text:p>3172</text:p>
          </table:table-cell>
          <table:table-cell office:value-type="float" office:value="7032">
            <text:p>7032</text:p>
          </table:table-cell>
          <table:table-cell office:value-type="float" office:value="26020">
            <text:p>26020</text:p>
          </table:table-cell>
          <table:table-cell office:value-type="float" office:value="17072">
            <text:p>17072</text:p>
          </table:table-cell>
          <table:table-cell office:value-type="float" office:value="26562">
            <text:p>26562</text:p>
          </table:table-cell>
          <table:table-cell/>
        </table:table-row>
        <table:table-row table:style-name="ro1">
          <table:table-cell/>
          <table:table-cell office:value-type="float" office:value="3140">
            <text:p>3140</text:p>
          </table:table-cell>
          <table:table-cell office:value-type="float" office:value="6993">
            <text:p>6993</text:p>
          </table:table-cell>
          <table:table-cell office:value-type="float" office:value="27826">
            <text:p>27826</text:p>
          </table:table-cell>
          <table:table-cell office:value-type="float" office:value="18179">
            <text:p>18179</text:p>
          </table:table-cell>
          <table:table-cell office:value-type="float" office:value="26184">
            <text:p>26184</text:p>
          </table:table-cell>
          <table:table-cell/>
        </table:table-row>
        <table:table-row table:style-name="ro1">
          <table:table-cell/>
          <table:table-cell office:value-type="float" office:value="3078">
            <text:p>3078</text:p>
          </table:table-cell>
          <table:table-cell office:value-type="float" office:value="6886">
            <text:p>6886</text:p>
          </table:table-cell>
          <table:table-cell office:value-type="float" office:value="26590">
            <text:p>26590</text:p>
          </table:table-cell>
          <table:table-cell office:value-type="float" office:value="17366">
            <text:p>17366</text:p>
          </table:table-cell>
          <table:table-cell office:value-type="float" office:value="26174">
            <text:p>26174</text:p>
          </table:table-cell>
          <table:table-cell/>
        </table:table-row>
        <table:table-row table:style-name="ro1">
          <table:table-cell/>
          <table:table-cell office:value-type="float" office:value="3093">
            <text:p>3093</text:p>
          </table:table-cell>
          <table:table-cell office:value-type="float" office:value="6921">
            <text:p>6921</text:p>
          </table:table-cell>
          <table:table-cell office:value-type="float" office:value="26267">
            <text:p>26267</text:p>
          </table:table-cell>
          <table:table-cell office:value-type="float" office:value="17132">
            <text:p>17132</text:p>
          </table:table-cell>
          <table:table-cell office:value-type="float" office:value="26486">
            <text:p>26486</text:p>
          </table:table-cell>
          <table:table-cell/>
        </table:table-row>
        <table:table-row table:style-name="ro1">
          <table:table-cell/>
          <table:table-cell office:value-type="float" office:value="3092">
            <text:p>3092</text:p>
          </table:table-cell>
          <table:table-cell office:value-type="float" office:value="6871">
            <text:p>6871</text:p>
          </table:table-cell>
          <table:table-cell office:value-type="float" office:value="26159">
            <text:p>26159</text:p>
          </table:table-cell>
          <table:table-cell office:value-type="float" office:value="17197">
            <text:p>17197</text:p>
          </table:table-cell>
          <table:table-cell office:value-type="float" office:value="28594">
            <text:p>28594</text:p>
          </table:table-cell>
          <table:table-cell/>
        </table:table-row>
        <table:table-row table:style-name="ro1">
          <table:table-cell/>
          <table:table-cell office:value-type="float" office:value="3157">
            <text:p>3157</text:p>
          </table:table-cell>
          <table:table-cell office:value-type="float" office:value="6915">
            <text:p>6915</text:p>
          </table:table-cell>
          <table:table-cell office:value-type="float" office:value="27367">
            <text:p>27367</text:p>
          </table:table-cell>
          <table:table-cell office:value-type="float" office:value="18408">
            <text:p>18408</text:p>
          </table:table-cell>
          <table:table-cell office:value-type="float" office:value="26699">
            <text:p>26699</text:p>
          </table:table-cell>
          <table:table-cell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7000">
            <text:p>7000</text:p>
          </table:table-cell>
          <table:table-cell office:value-type="float" office:value="26415">
            <text:p>26415</text:p>
          </table:table-cell>
          <table:table-cell office:value-type="float" office:value="18098">
            <text:p>18098</text:p>
          </table:table-cell>
          <table:table-cell office:value-type="float" office:value="27498">
            <text:p>27498</text:p>
          </table:table-cell>
          <table:table-cell/>
        </table:table-row>
        <table:table-row table:style-name="ro1">
          <table:table-cell/>
          <table:table-cell office:value-type="float" office:value="3078">
            <text:p>3078</text:p>
          </table:table-cell>
          <table:table-cell office:value-type="float" office:value="6969">
            <text:p>6969</text:p>
          </table:table-cell>
          <table:table-cell office:value-type="float" office:value="26483">
            <text:p>26483</text:p>
          </table:table-cell>
          <table:table-cell office:value-type="float" office:value="17118">
            <text:p>17118</text:p>
          </table:table-cell>
          <table:table-cell office:value-type="float" office:value="28156">
            <text:p>28156</text:p>
          </table:table-cell>
          <table:table-cell/>
        </table:table-row>
        <table:table-row table:style-name="ro1">
          <table:table-cell/>
          <table:table-cell office:value-type="float" office:value="3222">
            <text:p>3222</text:p>
          </table:table-cell>
          <table:table-cell office:value-type="float" office:value="6943">
            <text:p>6943</text:p>
          </table:table-cell>
          <table:table-cell office:value-type="float" office:value="27507">
            <text:p>27507</text:p>
          </table:table-cell>
          <table:table-cell office:value-type="float" office:value="18288">
            <text:p>18288</text:p>
          </table:table-cell>
          <table:table-cell office:value-type="float" office:value="26731">
            <text:p>26731</text:p>
          </table:table-cell>
          <table:table-cell/>
        </table:table-row>
        <table:table-row table:style-name="ro1">
          <table:table-cell/>
          <table:table-cell office:value-type="float" office:value="3349">
            <text:p>3349</text:p>
          </table:table-cell>
          <table:table-cell office:value-type="float" office:value="7468">
            <text:p>7468</text:p>
          </table:table-cell>
          <table:table-cell office:value-type="float" office:value="28394">
            <text:p>28394</text:p>
          </table:table-cell>
          <table:table-cell office:value-type="float" office:value="18383">
            <text:p>18383</text:p>
          </table:table-cell>
          <table:table-cell office:value-type="float" office:value="28043">
            <text:p>28043</text:p>
          </table:table-cell>
          <table:table-cell/>
        </table:table-row>
        <table:table-row table:style-name="ro1">
          <table:table-cell/>
          <table:table-cell office:value-type="float" office:value="3298">
            <text:p>3298</text:p>
          </table:table-cell>
          <table:table-cell office:value-type="float" office:value="7513">
            <text:p>7513</text:p>
          </table:table-cell>
          <table:table-cell office:value-type="float" office:value="26817">
            <text:p>26817</text:p>
          </table:table-cell>
          <table:table-cell office:value-type="float" office:value="18368">
            <text:p>18368</text:p>
          </table:table-cell>
          <table:table-cell office:value-type="float" office:value="27182">
            <text:p>27182</text:p>
          </table:table-cell>
          <table:table-cell/>
        </table:table-row>
        <table:table-row table:style-name="ro1">
          <table:table-cell/>
          <table:table-cell office:value-type="float" office:value="3364">
            <text:p>3364</text:p>
          </table:table-cell>
          <table:table-cell office:value-type="float" office:value="7356">
            <text:p>7356</text:p>
          </table:table-cell>
          <table:table-cell office:value-type="float" office:value="27419">
            <text:p>27419</text:p>
          </table:table-cell>
          <table:table-cell office:value-type="float" office:value="18258">
            <text:p>18258</text:p>
          </table:table-cell>
          <table:table-cell office:value-type="float" office:value="26101">
            <text:p>26101</text:p>
          </table:table-cell>
          <table:table-cell/>
        </table:table-row>
        <table:table-row table:style-name="ro1">
          <table:table-cell/>
          <table:table-cell office:value-type="float" office:value="3141">
            <text:p>3141</text:p>
          </table:table-cell>
          <table:table-cell office:value-type="float" office:value="6942">
            <text:p>6942</text:p>
          </table:table-cell>
          <table:table-cell office:value-type="float" office:value="25943">
            <text:p>25943</text:p>
          </table:table-cell>
          <table:table-cell office:value-type="float" office:value="18139">
            <text:p>18139</text:p>
          </table:table-cell>
          <table:table-cell office:value-type="float" office:value="26956">
            <text:p>26956</text:p>
          </table:table-cell>
          <table:table-cell/>
        </table:table-row>
        <table:table-row table:style-name="ro1">
          <table:table-cell/>
          <table:table-cell office:value-type="float" office:value="3142">
            <text:p>3142</text:p>
          </table:table-cell>
          <table:table-cell office:value-type="float" office:value="7076">
            <text:p>7076</text:p>
          </table:table-cell>
          <table:table-cell office:value-type="float" office:value="28120">
            <text:p>28120</text:p>
          </table:table-cell>
          <table:table-cell office:value-type="float" office:value="19017">
            <text:p>19017</text:p>
          </table:table-cell>
          <table:table-cell office:value-type="float" office:value="27114">
            <text:p>27114</text:p>
          </table:table-cell>
          <table:table-cell/>
        </table:table-row>
        <table:table-row table:style-name="ro1">
          <table:table-cell/>
          <table:table-cell office:value-type="float" office:value="3381">
            <text:p>3381</text:p>
          </table:table-cell>
          <table:table-cell office:value-type="float" office:value="7206">
            <text:p>7206</text:p>
          </table:table-cell>
          <table:table-cell office:value-type="float" office:value="26492">
            <text:p>26492</text:p>
          </table:table-cell>
          <table:table-cell office:value-type="float" office:value="18548">
            <text:p>18548</text:p>
          </table:table-cell>
          <table:table-cell office:value-type="float" office:value="26163">
            <text:p>26163</text:p>
          </table:table-cell>
          <table:table-cell/>
        </table:table-row>
        <table:table-row table:style-name="ro1">
          <table:table-cell/>
          <table:table-cell office:value-type="float" office:value="3077">
            <text:p>3077</text:p>
          </table:table-cell>
          <table:table-cell office:value-type="float" office:value="6843">
            <text:p>6843</text:p>
          </table:table-cell>
          <table:table-cell office:value-type="float" office:value="26530">
            <text:p>26530</text:p>
          </table:table-cell>
          <table:table-cell office:value-type="float" office:value="17310">
            <text:p>17310</text:p>
          </table:table-cell>
          <table:table-cell office:value-type="float" office:value="27689">
            <text:p>27689</text:p>
          </table:table-cell>
          <table:table-cell/>
        </table:table-row>
        <table:table-row table:style-name="ro1">
          <table:table-cell/>
          <table:table-cell office:value-type="float" office:value="3291">
            <text:p>3291</text:p>
          </table:table-cell>
          <table:table-cell office:value-type="float" office:value="7213">
            <text:p>7213</text:p>
          </table:table-cell>
          <table:table-cell office:value-type="float" office:value="26655">
            <text:p>26655</text:p>
          </table:table-cell>
          <table:table-cell office:value-type="float" office:value="18411">
            <text:p>18411</text:p>
          </table:table-cell>
          <table:table-cell office:value-type="float" office:value="27048">
            <text:p>27048</text:p>
          </table:table-cell>
          <table:table-cell/>
        </table:table-row>
        <table:table-row table:style-name="ro1">
          <table:table-cell/>
          <table:table-cell office:value-type="float" office:value="3204">
            <text:p>3204</text:p>
          </table:table-cell>
          <table:table-cell office:value-type="float" office:value="7016">
            <text:p>7016</text:p>
          </table:table-cell>
          <table:table-cell office:value-type="float" office:value="26407">
            <text:p>26407</text:p>
          </table:table-cell>
          <table:table-cell office:value-type="float" office:value="17735">
            <text:p>17735</text:p>
          </table:table-cell>
          <table:table-cell office:value-type="float" office:value="27070">
            <text:p>27070</text:p>
          </table:table-cell>
          <table:table-cell/>
        </table:table-row>
        <table:table-row table:style-name="ro1">
          <table:table-cell/>
          <table:table-cell office:value-type="float" office:value="3419">
            <text:p>3419</text:p>
          </table:table-cell>
          <table:table-cell office:value-type="float" office:value="7307">
            <text:p>7307</text:p>
          </table:table-cell>
          <table:table-cell office:value-type="float" office:value="27503">
            <text:p>27503</text:p>
          </table:table-cell>
          <table:table-cell office:value-type="float" office:value="18401">
            <text:p>18401</text:p>
          </table:table-cell>
          <table:table-cell office:value-type="float" office:value="27887">
            <text:p>27887</text:p>
          </table:table-cell>
          <table:table-cell/>
        </table:table-row>
        <table:table-row table:style-name="ro1">
          <table:table-cell/>
          <table:table-cell office:value-type="float" office:value="3350">
            <text:p>3350</text:p>
          </table:table-cell>
          <table:table-cell office:value-type="float" office:value="7408">
            <text:p>7408</text:p>
          </table:table-cell>
          <table:table-cell office:value-type="float" office:value="27551">
            <text:p>27551</text:p>
          </table:table-cell>
          <table:table-cell office:value-type="float" office:value="18235">
            <text:p>18235</text:p>
          </table:table-cell>
          <table:table-cell office:value-type="float" office:value="28876">
            <text:p>28876</text:p>
          </table:table-cell>
          <table:table-cell/>
        </table:table-row>
        <table:table-row table:style-name="ro1">
          <table:table-cell/>
          <table:table-cell office:value-type="float" office:value="3275">
            <text:p>3275</text:p>
          </table:table-cell>
          <table:table-cell office:value-type="float" office:value="7389">
            <text:p>7389</text:p>
          </table:table-cell>
          <table:table-cell office:value-type="float" office:value="29286">
            <text:p>29286</text:p>
          </table:table-cell>
          <table:table-cell office:value-type="float" office:value="19398">
            <text:p>19398</text:p>
          </table:table-cell>
          <table:table-cell office:value-type="float" office:value="28632">
            <text:p>28632</text:p>
          </table:table-cell>
          <table:table-cell/>
        </table:table-row>
        <table:table-row table:style-name="ro1">
          <table:table-cell/>
          <table:table-cell office:value-type="float" office:value="3395">
            <text:p>3395</text:p>
          </table:table-cell>
          <table:table-cell office:value-type="float" office:value="7380">
            <text:p>7380</text:p>
          </table:table-cell>
          <table:table-cell office:value-type="float" office:value="26561">
            <text:p>26561</text:p>
          </table:table-cell>
          <table:table-cell office:value-type="float" office:value="19865">
            <text:p>19865</text:p>
          </table:table-cell>
          <table:table-cell office:value-type="float" office:value="26684">
            <text:p>26684</text:p>
          </table:table-cell>
          <table:table-cell/>
        </table:table-row>
        <table:table-row table:style-name="ro1">
          <table:table-cell/>
          <table:table-cell office:value-type="float" office:value="3087">
            <text:p>3087</text:p>
          </table:table-cell>
          <table:table-cell office:value-type="float" office:value="7233">
            <text:p>7233</text:p>
          </table:table-cell>
          <table:table-cell office:value-type="float" office:value="26260">
            <text:p>26260</text:p>
          </table:table-cell>
          <table:table-cell office:value-type="float" office:value="18027">
            <text:p>18027</text:p>
          </table:table-cell>
          <table:table-cell office:value-type="float" office:value="26370">
            <text:p>26370</text:p>
          </table:table-cell>
          <table:table-cell/>
        </table:table-row>
        <table:table-row table:style-name="ro1">
          <table:table-cell/>
          <table:table-cell office:value-type="float" office:value="3281">
            <text:p>3281</text:p>
          </table:table-cell>
          <table:table-cell office:value-type="float" office:value="7894">
            <text:p>7894</text:p>
          </table:table-cell>
          <table:table-cell office:value-type="float" office:value="26276">
            <text:p>26276</text:p>
          </table:table-cell>
          <table:table-cell office:value-type="float" office:value="18235">
            <text:p>18235</text:p>
          </table:table-cell>
          <table:table-cell office:value-type="float" office:value="26191">
            <text:p>26191</text:p>
          </table:table-cell>
          <table:table-cell/>
        </table:table-row>
        <table:table-row table:style-name="ro1">
          <table:table-cell/>
          <table:table-cell office:value-type="float" office:value="3024">
            <text:p>3024</text:p>
          </table:table-cell>
          <table:table-cell office:value-type="float" office:value="6854">
            <text:p>6854</text:p>
          </table:table-cell>
          <table:table-cell office:value-type="float" office:value="27297">
            <text:p>27297</text:p>
          </table:table-cell>
          <table:table-cell office:value-type="float" office:value="17825">
            <text:p>17825</text:p>
          </table:table-cell>
          <table:table-cell office:value-type="float" office:value="26409">
            <text:p>26409</text:p>
          </table:table-cell>
          <table:table-cell/>
        </table:table-row>
        <table:table-row table:style-name="ro1">
          <table:table-cell/>
          <table:table-cell office:value-type="float" office:value="3076">
            <text:p>3076</text:p>
          </table:table-cell>
          <table:table-cell office:value-type="float" office:value="6915">
            <text:p>6915</text:p>
          </table:table-cell>
          <table:table-cell office:value-type="float" office:value="25993">
            <text:p>25993</text:p>
          </table:table-cell>
          <table:table-cell office:value-type="float" office:value="17809">
            <text:p>17809</text:p>
          </table:table-cell>
          <table:table-cell office:value-type="float" office:value="27517">
            <text:p>27517</text:p>
          </table:table-cell>
          <table:table-cell/>
        </table:table-row>
        <table:table-row table:style-name="ro1">
          <table:table-cell/>
          <table:table-cell office:value-type="float" office:value="3077">
            <text:p>3077</text:p>
          </table:table-cell>
          <table:table-cell office:value-type="float" office:value="6982">
            <text:p>6982</text:p>
          </table:table-cell>
          <table:table-cell office:value-type="float" office:value="25913">
            <text:p>25913</text:p>
          </table:table-cell>
          <table:table-cell office:value-type="float" office:value="19070">
            <text:p>19070</text:p>
          </table:table-cell>
          <table:table-cell office:value-type="float" office:value="26884">
            <text:p>26884</text:p>
          </table:table-cell>
          <table:table-cell/>
        </table:table-row>
        <table:table-row table:style-name="ro1">
          <table:table-cell/>
          <table:table-cell office:value-type="float" office:value="3208">
            <text:p>3208</text:p>
          </table:table-cell>
          <table:table-cell office:value-type="float" office:value="7050">
            <text:p>7050</text:p>
          </table:table-cell>
          <table:table-cell office:value-type="float" office:value="26810">
            <text:p>26810</text:p>
          </table:table-cell>
          <table:table-cell office:value-type="float" office:value="18241">
            <text:p>18241</text:p>
          </table:table-cell>
          <table:table-cell office:value-type="float" office:value="27028">
            <text:p>27028</text:p>
          </table:table-cell>
          <table:table-cell/>
        </table:table-row>
        <table:table-row table:style-name="ro1">
          <table:table-cell/>
          <table:table-cell office:value-type="float" office:value="3093">
            <text:p>3093</text:p>
          </table:table-cell>
          <table:table-cell office:value-type="float" office:value="7153">
            <text:p>7153</text:p>
          </table:table-cell>
          <table:table-cell office:value-type="float" office:value="26050">
            <text:p>26050</text:p>
          </table:table-cell>
          <table:table-cell office:value-type="float" office:value="17193">
            <text:p>17193</text:p>
          </table:table-cell>
          <table:table-cell office:value-type="float" office:value="26133">
            <text:p>26133</text:p>
          </table:table-cell>
          <table:table-cell/>
        </table:table-row>
        <table:table-row table:style-name="ro1">
          <table:table-cell/>
          <table:table-cell office:value-type="float" office:value="3222">
            <text:p>3222</text:p>
          </table:table-cell>
          <table:table-cell office:value-type="float" office:value="6826">
            <text:p>6826</text:p>
          </table:table-cell>
          <table:table-cell office:value-type="float" office:value="28109">
            <text:p>28109</text:p>
          </table:table-cell>
          <table:table-cell office:value-type="float" office:value="17443">
            <text:p>17443</text:p>
          </table:table-cell>
          <table:table-cell office:value-type="float" office:value="26360">
            <text:p>26360</text:p>
          </table:table-cell>
          <table:table-cell/>
        </table:table-row>
        <table:table-row table:style-name="ro1">
          <table:table-cell/>
          <table:table-cell office:value-type="float" office:value="3405">
            <text:p>3405</text:p>
          </table:table-cell>
          <table:table-cell office:value-type="float" office:value="6902">
            <text:p>6902</text:p>
          </table:table-cell>
          <table:table-cell office:value-type="float" office:value="27370">
            <text:p>27370</text:p>
          </table:table-cell>
          <table:table-cell office:value-type="float" office:value="17142">
            <text:p>17142</text:p>
          </table:table-cell>
          <table:table-cell office:value-type="float" office:value="26432">
            <text:p>26432</text:p>
          </table:table-cell>
          <table:table-cell/>
        </table:table-row>
        <table:table-row table:style-name="ro1">
          <table:table-cell/>
          <table:table-cell office:value-type="float" office:value="3260">
            <text:p>3260</text:p>
          </table:table-cell>
          <table:table-cell office:value-type="float" office:value="7445">
            <text:p>7445</text:p>
          </table:table-cell>
          <table:table-cell office:value-type="float" office:value="27590">
            <text:p>27590</text:p>
          </table:table-cell>
          <table:table-cell office:value-type="float" office:value="17717">
            <text:p>17717</text:p>
          </table:table-cell>
          <table:table-cell office:value-type="float" office:value="26456">
            <text:p>26456</text:p>
          </table:table-cell>
          <table:table-cell/>
        </table:table-row>
        <table:table-row table:style-name="ro1">
          <table:table-cell/>
          <table:table-cell office:value-type="float" office:value="3163">
            <text:p>3163</text:p>
          </table:table-cell>
          <table:table-cell office:value-type="float" office:value="6875">
            <text:p>6875</text:p>
          </table:table-cell>
          <table:table-cell office:value-type="float" office:value="26026">
            <text:p>26026</text:p>
          </table:table-cell>
          <table:table-cell office:value-type="float" office:value="18224">
            <text:p>18224</text:p>
          </table:table-cell>
          <table:table-cell office:value-type="float" office:value="26716">
            <text:p>26716</text:p>
          </table:table-cell>
          <table:table-cell/>
        </table:table-row>
        <table:table-row table:style-name="ro1">
          <table:table-cell/>
          <table:table-cell office:value-type="float" office:value="3094">
            <text:p>3094</text:p>
          </table:table-cell>
          <table:table-cell office:value-type="float" office:value="6858">
            <text:p>6858</text:p>
          </table:table-cell>
          <table:table-cell office:value-type="float" office:value="27340">
            <text:p>27340</text:p>
          </table:table-cell>
          <table:table-cell office:value-type="float" office:value="18099">
            <text:p>18099</text:p>
          </table:table-cell>
          <table:table-cell office:value-type="float" office:value="27307">
            <text:p>27307</text:p>
          </table:table-cell>
          <table:table-cell/>
        </table:table-row>
        <table:table-row table:style-name="ro1">
          <table:table-cell/>
          <table:table-cell office:value-type="float" office:value="3187">
            <text:p>3187</text:p>
          </table:table-cell>
          <table:table-cell office:value-type="float" office:value="6938">
            <text:p>6938</text:p>
          </table:table-cell>
          <table:table-cell office:value-type="float" office:value="26280">
            <text:p>26280</text:p>
          </table:table-cell>
          <table:table-cell office:value-type="float" office:value="17285">
            <text:p>17285</text:p>
          </table:table-cell>
          <table:table-cell office:value-type="float" office:value="26491">
            <text:p>26491</text:p>
          </table:table-cell>
          <table:table-cell/>
        </table:table-row>
        <table:table-row table:style-name="ro1">
          <table:table-cell/>
          <table:table-cell office:value-type="float" office:value="3076">
            <text:p>3076</text:p>
          </table:table-cell>
          <table:table-cell office:value-type="float" office:value="6890">
            <text:p>6890</text:p>
          </table:table-cell>
          <table:table-cell office:value-type="float" office:value="26427">
            <text:p>26427</text:p>
          </table:table-cell>
          <table:table-cell office:value-type="float" office:value="17298">
            <text:p>17298</text:p>
          </table:table-cell>
          <table:table-cell office:value-type="float" office:value="26708">
            <text:p>26708</text:p>
          </table:table-cell>
          <table:table-cell/>
        </table:table-row>
        <table:table-row table:style-name="ro1">
          <table:table-cell/>
          <table:table-cell office:value-type="float" office:value="3395">
            <text:p>3395</text:p>
          </table:table-cell>
          <table:table-cell office:value-type="float" office:value="7198">
            <text:p>7198</text:p>
          </table:table-cell>
          <table:table-cell office:value-type="float" office:value="27474">
            <text:p>27474</text:p>
          </table:table-cell>
          <table:table-cell office:value-type="float" office:value="17492">
            <text:p>17492</text:p>
          </table:table-cell>
          <table:table-cell office:value-type="float" office:value="27513">
            <text:p>27513</text:p>
          </table:table-cell>
          <table:table-cell/>
        </table:table-row>
        <table:table-row table:style-name="ro1">
          <table:table-cell/>
          <table:table-cell office:value-type="float" office:value="3304">
            <text:p>3304</text:p>
          </table:table-cell>
          <table:table-cell office:value-type="float" office:value="7412">
            <text:p>7412</text:p>
          </table:table-cell>
          <table:table-cell office:value-type="float" office:value="28706">
            <text:p>28706</text:p>
          </table:table-cell>
          <table:table-cell office:value-type="float" office:value="17976">
            <text:p>17976</text:p>
          </table:table-cell>
          <table:table-cell office:value-type="float" office:value="26949">
            <text:p>26949</text:p>
          </table:table-cell>
          <table:table-cell/>
        </table:table-row>
        <table:table-row table:style-name="ro1">
          <table:table-cell/>
          <table:table-cell office:value-type="float" office:value="3076">
            <text:p>3076</text:p>
          </table:table-cell>
          <table:table-cell office:value-type="float" office:value="6964">
            <text:p>6964</text:p>
          </table:table-cell>
          <table:table-cell office:value-type="float" office:value="26712">
            <text:p>26712</text:p>
          </table:table-cell>
          <table:table-cell office:value-type="float" office:value="17247">
            <text:p>17247</text:p>
          </table:table-cell>
          <table:table-cell office:value-type="float" office:value="28309">
            <text:p>28309</text:p>
          </table:table-cell>
          <table:table-cell/>
        </table:table-row>
        <table:table-row table:style-name="ro1">
          <table:table-cell/>
          <table:table-cell office:value-type="float" office:value="3276">
            <text:p>3276</text:p>
          </table:table-cell>
          <table:table-cell office:value-type="float" office:value="7342">
            <text:p>7342</text:p>
          </table:table-cell>
          <table:table-cell office:value-type="float" office:value="27884">
            <text:p>27884</text:p>
          </table:table-cell>
          <table:table-cell office:value-type="float" office:value="17410">
            <text:p>17410</text:p>
          </table:table-cell>
          <table:table-cell office:value-type="float" office:value="26132">
            <text:p>26132</text:p>
          </table:table-cell>
          <table:table-cell/>
        </table:table-row>
        <table:table-row table:style-name="ro1">
          <table:table-cell/>
          <table:table-cell office:value-type="float" office:value="3140">
            <text:p>3140</text:p>
          </table:table-cell>
          <table:table-cell office:value-type="float" office:value="7123">
            <text:p>7123</text:p>
          </table:table-cell>
          <table:table-cell office:value-type="float" office:value="27609">
            <text:p>27609</text:p>
          </table:table-cell>
          <table:table-cell office:value-type="float" office:value="18648">
            <text:p>18648</text:p>
          </table:table-cell>
          <table:table-cell office:value-type="float" office:value="27080">
            <text:p>27080</text:p>
          </table:table-cell>
          <table:table-cell/>
        </table:table-row>
        <table:table-row table:style-name="ro1">
          <table:table-cell/>
          <table:table-cell office:value-type="float" office:value="3372">
            <text:p>3372</text:p>
          </table:table-cell>
          <table:table-cell office:value-type="float" office:value="7310">
            <text:p>7310</text:p>
          </table:table-cell>
          <table:table-cell office:value-type="float" office:value="27830">
            <text:p>27830</text:p>
          </table:table-cell>
          <table:table-cell office:value-type="float" office:value="18495">
            <text:p>18495</text:p>
          </table:table-cell>
          <table:table-cell office:value-type="float" office:value="27354">
            <text:p>27354</text:p>
          </table:table-cell>
          <table:table-cell/>
        </table:table-row>
        <table:table-row table:style-name="ro1">
          <table:table-cell/>
          <table:table-cell office:value-type="float" office:value="3282">
            <text:p>3282</text:p>
          </table:table-cell>
          <table:table-cell office:value-type="float" office:value="7351">
            <text:p>7351</text:p>
          </table:table-cell>
          <table:table-cell office:value-type="float" office:value="27704">
            <text:p>27704</text:p>
          </table:table-cell>
          <table:table-cell office:value-type="float" office:value="18770">
            <text:p>18770</text:p>
          </table:table-cell>
          <table:table-cell office:value-type="float" office:value="27887">
            <text:p>27887</text:p>
          </table:table-cell>
          <table:table-cell/>
        </table:table-row>
        <table:table-row table:style-name="ro1">
          <table:table-cell/>
          <table:table-cell office:value-type="float" office:value="3284">
            <text:p>3284</text:p>
          </table:table-cell>
          <table:table-cell office:value-type="float" office:value="7422">
            <text:p>7422</text:p>
          </table:table-cell>
          <table:table-cell office:value-type="float" office:value="27796">
            <text:p>27796</text:p>
          </table:table-cell>
          <table:table-cell office:value-type="float" office:value="18175">
            <text:p>18175</text:p>
          </table:table-cell>
          <table:table-cell office:value-type="float" office:value="28252">
            <text:p>28252</text:p>
          </table:table-cell>
          <table:table-cell/>
        </table:table-row>
        <table:table-row table:style-name="ro1">
          <table:table-cell/>
          <table:table-cell office:value-type="float" office:value="3275">
            <text:p>3275</text:p>
          </table:table-cell>
          <table:table-cell office:value-type="float" office:value="6966">
            <text:p>6966</text:p>
          </table:table-cell>
          <table:table-cell office:value-type="float" office:value="25989">
            <text:p>25989</text:p>
          </table:table-cell>
          <table:table-cell office:value-type="float" office:value="17650">
            <text:p>17650</text:p>
          </table:table-cell>
          <table:table-cell office:value-type="float" office:value="27103">
            <text:p>27103</text:p>
          </table:table-cell>
          <table:table-cell/>
        </table:table-row>
        <table:table-row table:style-name="ro1">
          <table:table-cell/>
          <table:table-cell office:value-type="float" office:value="3308">
            <text:p>3308</text:p>
          </table:table-cell>
          <table:table-cell office:value-type="float" office:value="7209">
            <text:p>7209</text:p>
          </table:table-cell>
          <table:table-cell office:value-type="float" office:value="26096">
            <text:p>26096</text:p>
          </table:table-cell>
          <table:table-cell office:value-type="float" office:value="17055">
            <text:p>17055</text:p>
          </table:table-cell>
          <table:table-cell office:value-type="float" office:value="26270">
            <text:p>26270</text:p>
          </table:table-cell>
          <table:table-cell/>
        </table:table-row>
        <table:table-row table:style-name="ro1">
          <table:table-cell/>
          <table:table-cell office:value-type="float" office:value="3418">
            <text:p>3418</text:p>
          </table:table-cell>
          <table:table-cell office:value-type="float" office:value="7166">
            <text:p>7166</text:p>
          </table:table-cell>
          <table:table-cell office:value-type="float" office:value="27277">
            <text:p>27277</text:p>
          </table:table-cell>
          <table:table-cell office:value-type="float" office:value="17571">
            <text:p>17571</text:p>
          </table:table-cell>
          <table:table-cell office:value-type="float" office:value="27129">
            <text:p>27129</text:p>
          </table:table-cell>
          <table:table-cell/>
        </table:table-row>
        <table:table-row table:style-name="ro1">
          <table:table-cell/>
          <table:table-cell office:value-type="float" office:value="3292">
            <text:p>3292</text:p>
          </table:table-cell>
          <table:table-cell office:value-type="float" office:value="7308">
            <text:p>7308</text:p>
          </table:table-cell>
          <table:table-cell office:value-type="float" office:value="27630">
            <text:p>27630</text:p>
          </table:table-cell>
          <table:table-cell office:value-type="float" office:value="17650">
            <text:p>17650</text:p>
          </table:table-cell>
          <table:table-cell office:value-type="float" office:value="26348">
            <text:p>26348</text:p>
          </table:table-cell>
          <table:table-cell/>
        </table:table-row>
        <table:table-row table:style-name="ro1">
          <table:table-cell/>
          <table:table-cell office:value-type="float" office:value="3266">
            <text:p>3266</text:p>
          </table:table-cell>
          <table:table-cell office:value-type="float" office:value="7081">
            <text:p>7081</text:p>
          </table:table-cell>
          <table:table-cell office:value-type="float" office:value="26929">
            <text:p>26929</text:p>
          </table:table-cell>
          <table:table-cell office:value-type="float" office:value="17463">
            <text:p>17463</text:p>
          </table:table-cell>
          <table:table-cell office:value-type="float" office:value="27498">
            <text:p>27498</text:p>
          </table:table-cell>
          <table:table-cell/>
        </table:table-row>
        <table:table-row table:style-name="ro1">
          <table:table-cell/>
          <table:table-cell office:value-type="float" office:value="3384">
            <text:p>3384</text:p>
          </table:table-cell>
          <table:table-cell office:value-type="float" office:value="7249">
            <text:p>7249</text:p>
          </table:table-cell>
          <table:table-cell office:value-type="float" office:value="27366">
            <text:p>27366</text:p>
          </table:table-cell>
          <table:table-cell office:value-type="float" office:value="17218">
            <text:p>17218</text:p>
          </table:table-cell>
          <table:table-cell office:value-type="float" office:value="27349">
            <text:p>27349</text:p>
          </table:table-cell>
          <table:table-cell/>
        </table:table-row>
        <table:table-row table:style-name="ro1">
          <table:table-cell/>
          <table:table-cell office:value-type="float" office:value="3297">
            <text:p>3297</text:p>
          </table:table-cell>
          <table:table-cell office:value-type="float" office:value="7330">
            <text:p>7330</text:p>
          </table:table-cell>
          <table:table-cell office:value-type="float" office:value="27615">
            <text:p>27615</text:p>
          </table:table-cell>
          <table:table-cell office:value-type="float" office:value="18457">
            <text:p>18457</text:p>
          </table:table-cell>
          <table:table-cell office:value-type="float" office:value="27106">
            <text:p>27106</text:p>
          </table:table-cell>
          <table:table-cell/>
        </table:table-row>
        <table:table-row table:style-name="ro1">
          <table:table-cell/>
          <table:table-cell office:value-type="float" office:value="3252">
            <text:p>3252</text:p>
          </table:table-cell>
          <table:table-cell office:value-type="float" office:value="7206">
            <text:p>7206</text:p>
          </table:table-cell>
          <table:table-cell office:value-type="float" office:value="27340">
            <text:p>27340</text:p>
          </table:table-cell>
          <table:table-cell office:value-type="float" office:value="18791">
            <text:p>18791</text:p>
          </table:table-cell>
          <table:table-cell office:value-type="float" office:value="27946">
            <text:p>27946</text:p>
          </table:table-cell>
          <table:table-cell/>
        </table:table-row>
        <table:table-row table:style-name="ro1">
          <table:table-cell/>
          <table:table-cell office:value-type="float" office:value="3278">
            <text:p>3278</text:p>
          </table:table-cell>
          <table:table-cell office:value-type="float" office:value="7409">
            <text:p>7409</text:p>
          </table:table-cell>
          <table:table-cell office:value-type="float" office:value="27587">
            <text:p>27587</text:p>
          </table:table-cell>
          <table:table-cell office:value-type="float" office:value="18539">
            <text:p>18539</text:p>
          </table:table-cell>
          <table:table-cell office:value-type="float" office:value="26253">
            <text:p>26253</text:p>
          </table:table-cell>
          <table:table-cell/>
        </table:table-row>
        <table:table-row table:style-name="ro1">
          <table:table-cell/>
          <table:table-cell office:value-type="float" office:value="3104">
            <text:p>3104</text:p>
          </table:table-cell>
          <table:table-cell office:value-type="float" office:value="6845">
            <text:p>6845</text:p>
          </table:table-cell>
          <table:table-cell office:value-type="float" office:value="27039">
            <text:p>27039</text:p>
          </table:table-cell>
          <table:table-cell office:value-type="float" office:value="18292">
            <text:p>18292</text:p>
          </table:table-cell>
          <table:table-cell office:value-type="float" office:value="26374">
            <text:p>26374</text:p>
          </table:table-cell>
          <table:table-cell/>
        </table:table-row>
        <table:table-row table:style-name="ro1">
          <table:table-cell/>
          <table:table-cell office:value-type="float" office:value="3078">
            <text:p>3078</text:p>
          </table:table-cell>
          <table:table-cell office:value-type="float" office:value="6979">
            <text:p>6979</text:p>
          </table:table-cell>
          <table:table-cell office:value-type="float" office:value="25873">
            <text:p>25873</text:p>
          </table:table-cell>
          <table:table-cell office:value-type="float" office:value="18188">
            <text:p>18188</text:p>
          </table:table-cell>
          <table:table-cell office:value-type="float" office:value="27338">
            <text:p>27338</text:p>
          </table:table-cell>
          <table:table-cell/>
        </table:table-row>
        <table:table-row table:style-name="ro1">
          <table:table-cell/>
          <table:table-cell office:value-type="float" office:value="3261">
            <text:p>3261</text:p>
          </table:table-cell>
          <table:table-cell office:value-type="float" office:value="7036">
            <text:p>7036</text:p>
          </table:table-cell>
          <table:table-cell office:value-type="float" office:value="25894">
            <text:p>25894</text:p>
          </table:table-cell>
          <table:table-cell office:value-type="float" office:value="18253">
            <text:p>18253</text:p>
          </table:table-cell>
          <table:table-cell office:value-type="float" office:value="26620">
            <text:p>26620</text:p>
          </table:table-cell>
          <table:table-cell/>
        </table:table-row>
        <table:table-row table:style-name="ro1">
          <table:table-cell/>
          <table:table-cell office:value-type="float" office:value="3223">
            <text:p>3223</text:p>
          </table:table-cell>
          <table:table-cell office:value-type="float" office:value="7368">
            <text:p>7368</text:p>
          </table:table-cell>
          <table:table-cell office:value-type="float" office:value="26085">
            <text:p>26085</text:p>
          </table:table-cell>
          <table:table-cell office:value-type="float" office:value="17568">
            <text:p>17568</text:p>
          </table:table-cell>
          <table:table-cell office:value-type="float" office:value="27291">
            <text:p>27291</text:p>
          </table:table-cell>
          <table:table-cell/>
        </table:table-row>
        <table:table-row table:style-name="ro1">
          <table:table-cell/>
          <table:table-cell office:value-type="float" office:value="3332">
            <text:p>3332</text:p>
          </table:table-cell>
          <table:table-cell office:value-type="float" office:value="7361">
            <text:p>7361</text:p>
          </table:table-cell>
          <table:table-cell office:value-type="float" office:value="26257">
            <text:p>26257</text:p>
          </table:table-cell>
          <table:table-cell office:value-type="float" office:value="17757">
            <text:p>17757</text:p>
          </table:table-cell>
          <table:table-cell office:value-type="float" office:value="25740">
            <text:p>25740</text:p>
          </table:table-cell>
          <table:table-cell/>
        </table:table-row>
        <table:table-row table:style-name="ro1">
          <table:table-cell/>
          <table:table-cell office:value-type="float" office:value="3078">
            <text:p>3078</text:p>
          </table:table-cell>
          <table:table-cell office:value-type="float" office:value="7018">
            <text:p>7018</text:p>
          </table:table-cell>
          <table:table-cell office:value-type="float" office:value="26296">
            <text:p>26296</text:p>
          </table:table-cell>
          <table:table-cell office:value-type="float" office:value="18545">
            <text:p>18545</text:p>
          </table:table-cell>
          <table:table-cell office:value-type="float" office:value="26016">
            <text:p>26016</text:p>
          </table:table-cell>
          <table:table-cell/>
        </table:table-row>
        <table:table-row table:style-name="ro1">
          <table:table-cell/>
          <table:table-cell office:value-type="float" office:value="3066">
            <text:p>3066</text:p>
          </table:table-cell>
          <table:table-cell office:value-type="float" office:value="6955">
            <text:p>6955</text:p>
          </table:table-cell>
          <table:table-cell office:value-type="float" office:value="25955">
            <text:p>25955</text:p>
          </table:table-cell>
          <table:table-cell office:value-type="float" office:value="17498">
            <text:p>17498</text:p>
          </table:table-cell>
          <table:table-cell office:value-type="float" office:value="25860">
            <text:p>25860</text:p>
          </table:table-cell>
          <table:table-cell/>
        </table:table-row>
        <table:table-row table:style-name="ro1">
          <table:table-cell/>
          <table:table-cell office:value-type="float" office:value="3150">
            <text:p>3150</text:p>
          </table:table-cell>
          <table:table-cell office:value-type="float" office:value="7265">
            <text:p>7265</text:p>
          </table:table-cell>
          <table:table-cell office:value-type="float" office:value="26000">
            <text:p>26000</text:p>
          </table:table-cell>
          <table:table-cell office:value-type="float" office:value="17590">
            <text:p>17590</text:p>
          </table:table-cell>
          <table:table-cell office:value-type="float" office:value="26846">
            <text:p>26846</text:p>
          </table:table-cell>
          <table:table-cell/>
        </table:table-row>
        <table:table-row table:style-name="ro1">
          <table:table-cell/>
          <table:table-cell office:value-type="float" office:value="3254">
            <text:p>3254</text:p>
          </table:table-cell>
          <table:table-cell office:value-type="float" office:value="6953">
            <text:p>6953</text:p>
          </table:table-cell>
          <table:table-cell office:value-type="float" office:value="28625">
            <text:p>28625</text:p>
          </table:table-cell>
          <table:table-cell office:value-type="float" office:value="18572">
            <text:p>18572</text:p>
          </table:table-cell>
          <table:table-cell office:value-type="float" office:value="27994">
            <text:p>27994</text:p>
          </table:table-cell>
          <table:table-cell/>
        </table:table-row>
        <table:table-row table:style-name="ro1">
          <table:table-cell/>
          <table:table-cell office:value-type="float" office:value="3200">
            <text:p>3200</text:p>
          </table:table-cell>
          <table:table-cell office:value-type="float" office:value="7104">
            <text:p>7104</text:p>
          </table:table-cell>
          <table:table-cell office:value-type="float" office:value="27029">
            <text:p>27029</text:p>
          </table:table-cell>
          <table:table-cell office:value-type="float" office:value="17542">
            <text:p>17542</text:p>
          </table:table-cell>
          <table:table-cell office:value-type="float" office:value="26686">
            <text:p>26686</text:p>
          </table:table-cell>
          <table:table-cell/>
        </table:table-row>
        <table:table-row table:style-name="ro1">
          <table:table-cell/>
          <table:table-cell office:value-type="float" office:value="3328">
            <text:p>3328</text:p>
          </table:table-cell>
          <table:table-cell office:value-type="float" office:value="7321">
            <text:p>7321</text:p>
          </table:table-cell>
          <table:table-cell office:value-type="float" office:value="26418">
            <text:p>26418</text:p>
          </table:table-cell>
          <table:table-cell office:value-type="float" office:value="17371">
            <text:p>17371</text:p>
          </table:table-cell>
          <table:table-cell office:value-type="float" office:value="27985">
            <text:p>27985</text:p>
          </table:table-cell>
          <table:table-cell/>
        </table:table-row>
        <table:table-row table:style-name="ro1">
          <table:table-cell/>
          <table:table-cell office:value-type="float" office:value="3340">
            <text:p>3340</text:p>
          </table:table-cell>
          <table:table-cell office:value-type="float" office:value="7335">
            <text:p>7335</text:p>
          </table:table-cell>
          <table:table-cell office:value-type="float" office:value="26965">
            <text:p>26965</text:p>
          </table:table-cell>
          <table:table-cell office:value-type="float" office:value="18237">
            <text:p>18237</text:p>
          </table:table-cell>
          <table:table-cell office:value-type="float" office:value="26951">
            <text:p>26951</text:p>
          </table:table-cell>
          <table:table-cell/>
        </table:table-row>
        <table:table-row table:style-name="ro1">
          <table:table-cell/>
          <table:table-cell office:value-type="float" office:value="3289">
            <text:p>3289</text:p>
          </table:table-cell>
          <table:table-cell office:value-type="float" office:value="7751">
            <text:p>7751</text:p>
          </table:table-cell>
          <table:table-cell office:value-type="float" office:value="26048">
            <text:p>26048</text:p>
          </table:table-cell>
          <table:table-cell office:value-type="float" office:value="17106">
            <text:p>17106</text:p>
          </table:table-cell>
          <table:table-cell office:value-type="float" office:value="25989">
            <text:p>25989</text:p>
          </table:table-cell>
          <table:table-cell/>
        </table:table-row>
        <table:table-row table:style-name="ro1">
          <table:table-cell/>
          <table:table-cell office:value-type="float" office:value="3094">
            <text:p>3094</text:p>
          </table:table-cell>
          <table:table-cell office:value-type="float" office:value="6865">
            <text:p>6865</text:p>
          </table:table-cell>
          <table:table-cell office:value-type="float" office:value="27007">
            <text:p>27007</text:p>
          </table:table-cell>
          <table:table-cell office:value-type="float" office:value="17336">
            <text:p>17336</text:p>
          </table:table-cell>
          <table:table-cell office:value-type="float" office:value="26785">
            <text:p>26785</text:p>
          </table:table-cell>
          <table:table-cell/>
        </table:table-row>
        <table:table-row table:style-name="ro1">
          <table:table-cell/>
          <table:table-cell office:value-type="float" office:value="3021">
            <text:p>3021</text:p>
          </table:table-cell>
          <table:table-cell office:value-type="float" office:value="7078">
            <text:p>7078</text:p>
          </table:table-cell>
          <table:table-cell office:value-type="float" office:value="27568">
            <text:p>27568</text:p>
          </table:table-cell>
          <table:table-cell office:value-type="float" office:value="18083">
            <text:p>18083</text:p>
          </table:table-cell>
          <table:table-cell office:value-type="float" office:value="27187">
            <text:p>27187</text:p>
          </table:table-cell>
          <table:table-cell/>
        </table:table-row>
        <table:table-row table:style-name="ro1">
          <table:table-cell/>
          <table:table-cell office:value-type="float" office:value="3247">
            <text:p>3247</text:p>
          </table:table-cell>
          <table:table-cell office:value-type="float" office:value="7039">
            <text:p>7039</text:p>
          </table:table-cell>
          <table:table-cell office:value-type="float" office:value="27594">
            <text:p>27594</text:p>
          </table:table-cell>
          <table:table-cell office:value-type="float" office:value="17839">
            <text:p>17839</text:p>
          </table:table-cell>
          <table:table-cell office:value-type="float" office:value="26166">
            <text:p>26166</text:p>
          </table:table-cell>
          <table:table-cell/>
        </table:table-row>
        <table:table-row table:style-name="ro1">
          <table:table-cell/>
          <table:table-cell office:value-type="float" office:value="3102">
            <text:p>3102</text:p>
          </table:table-cell>
          <table:table-cell office:value-type="float" office:value="6848">
            <text:p>6848</text:p>
          </table:table-cell>
          <table:table-cell office:value-type="float" office:value="28182">
            <text:p>28182</text:p>
          </table:table-cell>
          <table:table-cell office:value-type="float" office:value="18953">
            <text:p>18953</text:p>
          </table:table-cell>
          <table:table-cell office:value-type="float" office:value="26892">
            <text:p>26892</text:p>
          </table:table-cell>
          <table:table-cell/>
        </table:table-row>
        <table:table-row table:style-name="ro1">
          <table:table-cell/>
          <table:table-cell office:value-type="float" office:value="3151">
            <text:p>3151</text:p>
          </table:table-cell>
          <table:table-cell office:value-type="float" office:value="6876">
            <text:p>6876</text:p>
          </table:table-cell>
          <table:table-cell office:value-type="float" office:value="26795">
            <text:p>26795</text:p>
          </table:table-cell>
          <table:table-cell office:value-type="float" office:value="17589">
            <text:p>17589</text:p>
          </table:table-cell>
          <table:table-cell office:value-type="float" office:value="26735">
            <text:p>26735</text:p>
          </table:table-cell>
          <table:table-cell/>
        </table:table-row>
        <table:table-row table:style-name="ro1">
          <table:table-cell/>
          <table:table-cell office:value-type="float" office:value="3078">
            <text:p>3078</text:p>
          </table:table-cell>
          <table:table-cell office:value-type="float" office:value="7067">
            <text:p>7067</text:p>
          </table:table-cell>
          <table:table-cell office:value-type="float" office:value="26610">
            <text:p>26610</text:p>
          </table:table-cell>
          <table:table-cell office:value-type="float" office:value="17474">
            <text:p>17474</text:p>
          </table:table-cell>
          <table:table-cell office:value-type="float" office:value="26503">
            <text:p>26503</text:p>
          </table:table-cell>
          <table:table-cell/>
        </table:table-row>
        <table:table-row table:style-name="ro1">
          <table:table-cell/>
          <table:table-cell office:value-type="float" office:value="3071">
            <text:p>3071</text:p>
          </table:table-cell>
          <table:table-cell office:value-type="float" office:value="6892">
            <text:p>6892</text:p>
          </table:table-cell>
          <table:table-cell office:value-type="float" office:value="26109">
            <text:p>26109</text:p>
          </table:table-cell>
          <table:table-cell office:value-type="float" office:value="18407">
            <text:p>18407</text:p>
          </table:table-cell>
          <table:table-cell office:value-type="float" office:value="27632">
            <text:p>27632</text:p>
          </table:table-cell>
          <table:table-cell/>
        </table:table-row>
        <table:table-row table:style-name="ro1">
          <table:table-cell/>
          <table:table-cell office:value-type="float" office:value="3520">
            <text:p>3520</text:p>
          </table:table-cell>
          <table:table-cell office:value-type="float" office:value="7215">
            <text:p>7215</text:p>
          </table:table-cell>
          <table:table-cell office:value-type="float" office:value="28334">
            <text:p>28334</text:p>
          </table:table-cell>
          <table:table-cell office:value-type="float" office:value="17800">
            <text:p>17800</text:p>
          </table:table-cell>
          <table:table-cell office:value-type="float" office:value="27280">
            <text:p>27280</text:p>
          </table:table-cell>
          <table:table-cell/>
        </table:table-row>
        <table:table-row table:style-name="ro1">
          <table:table-cell/>
          <table:table-cell office:value-type="float" office:value="3257">
            <text:p>3257</text:p>
          </table:table-cell>
          <table:table-cell office:value-type="float" office:value="7584">
            <text:p>7584</text:p>
          </table:table-cell>
          <table:table-cell office:value-type="float" office:value="27811">
            <text:p>27811</text:p>
          </table:table-cell>
          <table:table-cell office:value-type="float" office:value="18309">
            <text:p>18309</text:p>
          </table:table-cell>
          <table:table-cell office:value-type="float" office:value="27937">
            <text:p>27937</text:p>
          </table:table-cell>
          <table:table-cell/>
        </table:table-row>
        <table:table-row table:style-name="ro1">
          <table:table-cell/>
          <table:table-cell office:value-type="float" office:value="3358">
            <text:p>3358</text:p>
          </table:table-cell>
          <table:table-cell office:value-type="float" office:value="7443">
            <text:p>7443</text:p>
          </table:table-cell>
          <table:table-cell office:value-type="float" office:value="27363">
            <text:p>27363</text:p>
          </table:table-cell>
          <table:table-cell office:value-type="float" office:value="18962">
            <text:p>18962</text:p>
          </table:table-cell>
          <table:table-cell office:value-type="float" office:value="28094">
            <text:p>28094</text:p>
          </table:table-cell>
          <table:table-cell/>
        </table:table-row>
        <table:table-row table:style-name="ro1">
          <table:table-cell/>
          <table:table-cell office:value-type="float" office:value="3284">
            <text:p>3284</text:p>
          </table:table-cell>
          <table:table-cell office:value-type="float" office:value="7126">
            <text:p>7126</text:p>
          </table:table-cell>
          <table:table-cell office:value-type="float" office:value="27447">
            <text:p>27447</text:p>
          </table:table-cell>
          <table:table-cell office:value-type="float" office:value="18468">
            <text:p>18468</text:p>
          </table:table-cell>
          <table:table-cell office:value-type="float" office:value="27709">
            <text:p>27709</text:p>
          </table:table-cell>
          <table:table-cell/>
        </table:table-row>
        <table:table-row table:style-name="ro1">
          <table:table-cell/>
          <table:table-cell office:value-type="float" office:value="3285">
            <text:p>3285</text:p>
          </table:table-cell>
          <table:table-cell office:value-type="float" office:value="7445">
            <text:p>7445</text:p>
          </table:table-cell>
          <table:table-cell office:value-type="float" office:value="27228">
            <text:p>27228</text:p>
          </table:table-cell>
          <table:table-cell office:value-type="float" office:value="17814">
            <text:p>17814</text:p>
          </table:table-cell>
          <table:table-cell office:value-type="float" office:value="27728">
            <text:p>27728</text:p>
          </table:table-cell>
          <table:table-cell/>
        </table:table-row>
        <table:table-row table:style-name="ro1">
          <table:table-cell/>
          <table:table-cell office:value-type="float" office:value="3412">
            <text:p>3412</text:p>
          </table:table-cell>
          <table:table-cell office:value-type="float" office:value="7016">
            <text:p>7016</text:p>
          </table:table-cell>
          <table:table-cell office:value-type="float" office:value="27721">
            <text:p>27721</text:p>
          </table:table-cell>
          <table:table-cell office:value-type="float" office:value="17394">
            <text:p>17394</text:p>
          </table:table-cell>
          <table:table-cell office:value-type="float" office:value="27326">
            <text:p>27326</text:p>
          </table:table-cell>
          <table:table-cell/>
        </table:table-row>
        <table:table-row table:style-name="ro1">
          <table:table-cell/>
          <table:table-cell office:value-type="float" office:value="3228">
            <text:p>3228</text:p>
          </table:table-cell>
          <table:table-cell office:value-type="float" office:value="7351">
            <text:p>7351</text:p>
          </table:table-cell>
          <table:table-cell office:value-type="float" office:value="27658">
            <text:p>27658</text:p>
          </table:table-cell>
          <table:table-cell office:value-type="float" office:value="18408">
            <text:p>18408</text:p>
          </table:table-cell>
          <table:table-cell office:value-type="float" office:value="28009">
            <text:p>28009</text:p>
          </table:table-cell>
          <table:table-cell/>
        </table:table-row>
        <table:table-row table:style-name="ro1">
          <table:table-cell/>
          <table:table-cell office:value-type="float" office:value="3273">
            <text:p>3273</text:p>
          </table:table-cell>
          <table:table-cell office:value-type="float" office:value="7093">
            <text:p>7093</text:p>
          </table:table-cell>
          <table:table-cell office:value-type="float" office:value="26991">
            <text:p>26991</text:p>
          </table:table-cell>
          <table:table-cell office:value-type="float" office:value="17884">
            <text:p>17884</text:p>
          </table:table-cell>
          <table:table-cell office:value-type="float" office:value="27988">
            <text:p>27988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4:.B103])" office:value-type="float" office:value="3225.5">
            <text:p>3225,5</text:p>
          </table:table-cell>
          <table:table-cell table:style-name="ce2" table:formula="of:=MEDIAN([.C4:.C103])" office:value-type="float" office:value="7098.5">
            <text:p>7098,5</text:p>
          </table:table-cell>
          <table:table-cell table:style-name="ce2" table:formula="of:=MEDIAN([.D4:.D103])" office:value-type="float" office:value="27252.5">
            <text:p>27252,5</text:p>
          </table:table-cell>
          <table:table-cell table:style-name="ce2" table:formula="of:=MEDIAN([.E4:.E103])" office:value-type="float" office:value="18102.5">
            <text:p>18102,5</text:p>
          </table:table-cell>
          <table:table-cell table:style-name="ce2" table:formula="of:=MEDIAN([.F4:.F103])" office:value-type="float" office:value="27038">
            <text:p>27038</text:p>
          </table:table-cell>
          <table:table-cell table:style-name="ce6" office:value-type="string">
            <text:p>[<text:span text:style-name="T1">μs</text:span>]</text:p>
          </table:table-cell>
        </table:table-row>
      </table:table>
      <table:table table:name="calloc" table:style-name="ta1" table:print="false">
        <table:table-column table:style-name="co6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test_calloc</text:p>
          </table:table-cell>
          <table:table-cell table:style-name="ce3" office:value-type="string">
            <text:p>test_talloc_zero_array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4:.B103])" office:value-type="float" office:value="6883">
            <text:p>6883</text:p>
          </table:table-cell>
          <table:table-cell table:style-name="ce2" table:formula="of:=MEDIAN([.C4:.C103])" office:value-type="float" office:value="9244">
            <text:p>9244</text:p>
          </table:table-cell>
          <table:table-cell table:style-name="ce6" office:value-type="string">
            <text:p>[<text:span text:style-name="T1">μs</text:span>]</text:p>
          </table:table-cell>
        </table:table-row>
        <table:table-row table:style-name="ro1">
          <table:table-cell/>
          <table:table-cell office:value-type="float" office:value="7460">
            <text:p>7460</text:p>
          </table:table-cell>
          <table:table-cell office:value-type="float" office:value="9994">
            <text:p>9994</text:p>
          </table:table-cell>
          <table:table-cell/>
        </table:table-row>
        <table:table-row table:style-name="ro1">
          <table:table-cell/>
          <table:table-cell office:value-type="float" office:value="6672">
            <text:p>6672</text:p>
          </table:table-cell>
          <table:table-cell office:value-type="float" office:value="8931">
            <text:p>8931</text:p>
          </table:table-cell>
          <table:table-cell/>
        </table:table-row>
        <table:table-row table:style-name="ro1">
          <table:table-cell/>
          <table:table-cell office:value-type="float" office:value="6797">
            <text:p>6797</text:p>
          </table:table-cell>
          <table:table-cell office:value-type="float" office:value="8947">
            <text:p>8947</text:p>
          </table:table-cell>
          <table:table-cell/>
        </table:table-row>
        <table:table-row table:style-name="ro1">
          <table:table-cell/>
          <table:table-cell office:value-type="float" office:value="6580">
            <text:p>6580</text:p>
          </table:table-cell>
          <table:table-cell office:value-type="float" office:value="9169">
            <text:p>9169</text:p>
          </table:table-cell>
          <table:table-cell/>
        </table:table-row>
        <table:table-row table:style-name="ro1">
          <table:table-cell/>
          <table:table-cell office:value-type="float" office:value="6678">
            <text:p>6678</text:p>
          </table:table-cell>
          <table:table-cell office:value-type="float" office:value="9686">
            <text:p>9686</text:p>
          </table:table-cell>
          <table:table-cell/>
        </table:table-row>
        <table:table-row table:style-name="ro1">
          <table:table-cell/>
          <table:table-cell office:value-type="float" office:value="6719">
            <text:p>6719</text:p>
          </table:table-cell>
          <table:table-cell office:value-type="float" office:value="9108">
            <text:p>9108</text:p>
          </table:table-cell>
          <table:table-cell/>
        </table:table-row>
        <table:table-row table:style-name="ro1">
          <table:table-cell/>
          <table:table-cell office:value-type="float" office:value="7000">
            <text:p>7000</text:p>
          </table:table-cell>
          <table:table-cell office:value-type="float" office:value="9094">
            <text:p>9094</text:p>
          </table:table-cell>
          <table:table-cell/>
        </table:table-row>
        <table:table-row table:style-name="ro1">
          <table:table-cell/>
          <table:table-cell office:value-type="float" office:value="6609">
            <text:p>6609</text:p>
          </table:table-cell>
          <table:table-cell office:value-type="float" office:value="9769">
            <text:p>9769</text:p>
          </table:table-cell>
          <table:table-cell/>
        </table:table-row>
        <table:table-row table:style-name="ro1">
          <table:table-cell/>
          <table:table-cell office:value-type="float" office:value="7069">
            <text:p>7069</text:p>
          </table:table-cell>
          <table:table-cell office:value-type="float" office:value="9779">
            <text:p>9779</text:p>
          </table:table-cell>
          <table:table-cell/>
        </table:table-row>
        <table:table-row table:style-name="ro1">
          <table:table-cell/>
          <table:table-cell office:value-type="float" office:value="6682">
            <text:p>6682</text:p>
          </table:table-cell>
          <table:table-cell office:value-type="float" office:value="9464">
            <text:p>9464</text:p>
          </table:table-cell>
          <table:table-cell/>
        </table:table-row>
        <table:table-row table:style-name="ro1">
          <table:table-cell/>
          <table:table-cell office:value-type="float" office:value="7278">
            <text:p>7278</text:p>
          </table:table-cell>
          <table:table-cell office:value-type="float" office:value="9808">
            <text:p>9808</text:p>
          </table:table-cell>
          <table:table-cell/>
        </table:table-row>
        <table:table-row table:style-name="ro1">
          <table:table-cell/>
          <table:table-cell office:value-type="float" office:value="6999">
            <text:p>6999</text:p>
          </table:table-cell>
          <table:table-cell office:value-type="float" office:value="9224">
            <text:p>9224</text:p>
          </table:table-cell>
          <table:table-cell/>
        </table:table-row>
        <table:table-row table:style-name="ro1">
          <table:table-cell/>
          <table:table-cell office:value-type="float" office:value="6944">
            <text:p>6944</text:p>
          </table:table-cell>
          <table:table-cell office:value-type="float" office:value="9679">
            <text:p>9679</text:p>
          </table:table-cell>
          <table:table-cell/>
        </table:table-row>
        <table:table-row table:style-name="ro1">
          <table:table-cell/>
          <table:table-cell office:value-type="float" office:value="6833">
            <text:p>6833</text:p>
          </table:table-cell>
          <table:table-cell office:value-type="float" office:value="9112">
            <text:p>9112</text:p>
          </table:table-cell>
          <table:table-cell/>
        </table:table-row>
        <table:table-row table:style-name="ro1">
          <table:table-cell/>
          <table:table-cell office:value-type="float" office:value="6798">
            <text:p>6798</text:p>
          </table:table-cell>
          <table:table-cell office:value-type="float" office:value="9032">
            <text:p>9032</text:p>
          </table:table-cell>
          <table:table-cell/>
        </table:table-row>
        <table:table-row table:style-name="ro1">
          <table:table-cell/>
          <table:table-cell office:value-type="float" office:value="6778">
            <text:p>6778</text:p>
          </table:table-cell>
          <table:table-cell office:value-type="float" office:value="9579">
            <text:p>9579</text:p>
          </table:table-cell>
          <table:table-cell/>
        </table:table-row>
        <table:table-row table:style-name="ro1">
          <table:table-cell/>
          <table:table-cell office:value-type="float" office:value="6980">
            <text:p>6980</text:p>
          </table:table-cell>
          <table:table-cell office:value-type="float" office:value="9945">
            <text:p>9945</text:p>
          </table:table-cell>
          <table:table-cell/>
        </table:table-row>
        <table:table-row table:style-name="ro1">
          <table:table-cell/>
          <table:table-cell office:value-type="float" office:value="7073">
            <text:p>7073</text:p>
          </table:table-cell>
          <table:table-cell office:value-type="float" office:value="9515">
            <text:p>9515</text:p>
          </table:table-cell>
          <table:table-cell/>
        </table:table-row>
        <table:table-row table:style-name="ro1">
          <table:table-cell/>
          <table:table-cell office:value-type="float" office:value="6997">
            <text:p>6997</text:p>
          </table:table-cell>
          <table:table-cell office:value-type="float" office:value="9029">
            <text:p>9029</text:p>
          </table:table-cell>
          <table:table-cell/>
        </table:table-row>
        <table:table-row table:style-name="ro1">
          <table:table-cell/>
          <table:table-cell office:value-type="float" office:value="6875">
            <text:p>6875</text:p>
          </table:table-cell>
          <table:table-cell office:value-type="float" office:value="9237">
            <text:p>9237</text:p>
          </table:table-cell>
          <table:table-cell/>
        </table:table-row>
        <table:table-row table:style-name="ro1">
          <table:table-cell/>
          <table:table-cell office:value-type="float" office:value="7067">
            <text:p>7067</text:p>
          </table:table-cell>
          <table:table-cell office:value-type="float" office:value="9721">
            <text:p>9721</text:p>
          </table:table-cell>
          <table:table-cell/>
        </table:table-row>
        <table:table-row table:style-name="ro1">
          <table:table-cell/>
          <table:table-cell office:value-type="float" office:value="7617">
            <text:p>7617</text:p>
          </table:table-cell>
          <table:table-cell office:value-type="float" office:value="9735">
            <text:p>9735</text:p>
          </table:table-cell>
          <table:table-cell/>
        </table:table-row>
        <table:table-row table:style-name="ro1">
          <table:table-cell/>
          <table:table-cell office:value-type="float" office:value="7190">
            <text:p>7190</text:p>
          </table:table-cell>
          <table:table-cell office:value-type="float" office:value="9586">
            <text:p>9586</text:p>
          </table:table-cell>
          <table:table-cell/>
        </table:table-row>
        <table:table-row table:style-name="ro1">
          <table:table-cell/>
          <table:table-cell office:value-type="float" office:value="7631">
            <text:p>7631</text:p>
          </table:table-cell>
          <table:table-cell office:value-type="float" office:value="9334">
            <text:p>9334</text:p>
          </table:table-cell>
          <table:table-cell/>
        </table:table-row>
        <table:table-row table:style-name="ro1">
          <table:table-cell/>
          <table:table-cell office:value-type="float" office:value="6726">
            <text:p>6726</text:p>
          </table:table-cell>
          <table:table-cell office:value-type="float" office:value="9353">
            <text:p>9353</text:p>
          </table:table-cell>
          <table:table-cell/>
        </table:table-row>
        <table:table-row table:style-name="ro1">
          <table:table-cell/>
          <table:table-cell office:value-type="float" office:value="6786">
            <text:p>6786</text:p>
          </table:table-cell>
          <table:table-cell office:value-type="float" office:value="9326">
            <text:p>9326</text:p>
          </table:table-cell>
          <table:table-cell/>
        </table:table-row>
        <table:table-row table:style-name="ro1">
          <table:table-cell/>
          <table:table-cell office:value-type="float" office:value="6791">
            <text:p>6791</text:p>
          </table:table-cell>
          <table:table-cell office:value-type="float" office:value="9535">
            <text:p>9535</text:p>
          </table:table-cell>
          <table:table-cell/>
        </table:table-row>
        <table:table-row table:style-name="ro1">
          <table:table-cell/>
          <table:table-cell office:value-type="float" office:value="6942">
            <text:p>6942</text:p>
          </table:table-cell>
          <table:table-cell office:value-type="float" office:value="9643">
            <text:p>9643</text:p>
          </table:table-cell>
          <table:table-cell/>
        </table:table-row>
        <table:table-row table:style-name="ro1">
          <table:table-cell/>
          <table:table-cell office:value-type="float" office:value="7013">
            <text:p>7013</text:p>
          </table:table-cell>
          <table:table-cell office:value-type="float" office:value="9540">
            <text:p>9540</text:p>
          </table:table-cell>
          <table:table-cell/>
        </table:table-row>
        <table:table-row table:style-name="ro1">
          <table:table-cell/>
          <table:table-cell office:value-type="float" office:value="6763">
            <text:p>6763</text:p>
          </table:table-cell>
          <table:table-cell office:value-type="float" office:value="9251">
            <text:p>9251</text:p>
          </table:table-cell>
          <table:table-cell/>
        </table:table-row>
        <table:table-row table:style-name="ro1">
          <table:table-cell/>
          <table:table-cell office:value-type="float" office:value="7015">
            <text:p>7015</text:p>
          </table:table-cell>
          <table:table-cell office:value-type="float" office:value="9639">
            <text:p>9639</text:p>
          </table:table-cell>
          <table:table-cell/>
        </table:table-row>
        <table:table-row table:style-name="ro1">
          <table:table-cell/>
          <table:table-cell office:value-type="float" office:value="6750">
            <text:p>6750</text:p>
          </table:table-cell>
          <table:table-cell office:value-type="float" office:value="10959">
            <text:p>10959</text:p>
          </table:table-cell>
          <table:table-cell/>
        </table:table-row>
        <table:table-row table:style-name="ro1">
          <table:table-cell/>
          <table:table-cell office:value-type="float" office:value="6857">
            <text:p>6857</text:p>
          </table:table-cell>
          <table:table-cell office:value-type="float" office:value="12864">
            <text:p>12864</text:p>
          </table:table-cell>
          <table:table-cell/>
        </table:table-row>
        <table:table-row table:style-name="ro1">
          <table:table-cell/>
          <table:table-cell office:value-type="float" office:value="7090">
            <text:p>7090</text:p>
          </table:table-cell>
          <table:table-cell office:value-type="float" office:value="9514">
            <text:p>9514</text:p>
          </table:table-cell>
          <table:table-cell/>
        </table:table-row>
        <table:table-row table:style-name="ro1">
          <table:table-cell/>
          <table:table-cell office:value-type="float" office:value="7110">
            <text:p>7110</text:p>
          </table:table-cell>
          <table:table-cell office:value-type="float" office:value="9493">
            <text:p>9493</text:p>
          </table:table-cell>
          <table:table-cell/>
        </table:table-row>
        <table:table-row table:style-name="ro1">
          <table:table-cell/>
          <table:table-cell office:value-type="float" office:value="7052">
            <text:p>7052</text:p>
          </table:table-cell>
          <table:table-cell office:value-type="float" office:value="9688">
            <text:p>9688</text:p>
          </table:table-cell>
          <table:table-cell/>
        </table:table-row>
        <table:table-row table:style-name="ro1">
          <table:table-cell/>
          <table:table-cell office:value-type="float" office:value="7049">
            <text:p>7049</text:p>
          </table:table-cell>
          <table:table-cell office:value-type="float" office:value="9651">
            <text:p>9651</text:p>
          </table:table-cell>
          <table:table-cell/>
        </table:table-row>
        <table:table-row table:style-name="ro1">
          <table:table-cell/>
          <table:table-cell office:value-type="float" office:value="7300">
            <text:p>7300</text:p>
          </table:table-cell>
          <table:table-cell office:value-type="float" office:value="9738">
            <text:p>9738</text:p>
          </table:table-cell>
          <table:table-cell/>
        </table:table-row>
        <table:table-row table:style-name="ro1">
          <table:table-cell/>
          <table:table-cell office:value-type="float" office:value="7117">
            <text:p>7117</text:p>
          </table:table-cell>
          <table:table-cell office:value-type="float" office:value="9595">
            <text:p>9595</text:p>
          </table:table-cell>
          <table:table-cell/>
        </table:table-row>
        <table:table-row table:style-name="ro1">
          <table:table-cell/>
          <table:table-cell office:value-type="float" office:value="7050">
            <text:p>7050</text:p>
          </table:table-cell>
          <table:table-cell office:value-type="float" office:value="9633">
            <text:p>9633</text:p>
          </table:table-cell>
          <table:table-cell/>
        </table:table-row>
        <table:table-row table:style-name="ro1">
          <table:table-cell/>
          <table:table-cell office:value-type="float" office:value="7127">
            <text:p>7127</text:p>
          </table:table-cell>
          <table:table-cell office:value-type="float" office:value="9582">
            <text:p>9582</text:p>
          </table:table-cell>
          <table:table-cell/>
        </table:table-row>
        <table:table-row table:style-name="ro1">
          <table:table-cell/>
          <table:table-cell office:value-type="float" office:value="7110">
            <text:p>7110</text:p>
          </table:table-cell>
          <table:table-cell office:value-type="float" office:value="9618">
            <text:p>9618</text:p>
          </table:table-cell>
          <table:table-cell/>
        </table:table-row>
        <table:table-row table:style-name="ro1">
          <table:table-cell/>
          <table:table-cell office:value-type="float" office:value="7160">
            <text:p>7160</text:p>
          </table:table-cell>
          <table:table-cell office:value-type="float" office:value="9164">
            <text:p>9164</text:p>
          </table:table-cell>
          <table:table-cell/>
        </table:table-row>
        <table:table-row table:style-name="ro1">
          <table:table-cell/>
          <table:table-cell office:value-type="float" office:value="6818">
            <text:p>6818</text:p>
          </table:table-cell>
          <table:table-cell office:value-type="float" office:value="9162">
            <text:p>9162</text:p>
          </table:table-cell>
          <table:table-cell/>
        </table:table-row>
        <table:table-row table:style-name="ro1">
          <table:table-cell/>
          <table:table-cell office:value-type="float" office:value="6694">
            <text:p>6694</text:p>
          </table:table-cell>
          <table:table-cell office:value-type="float" office:value="9015">
            <text:p>9015</text:p>
          </table:table-cell>
          <table:table-cell/>
        </table:table-row>
        <table:table-row table:style-name="ro1">
          <table:table-cell/>
          <table:table-cell office:value-type="float" office:value="6652">
            <text:p>6652</text:p>
          </table:table-cell>
          <table:table-cell office:value-type="float" office:value="8931">
            <text:p>8931</text:p>
          </table:table-cell>
          <table:table-cell/>
        </table:table-row>
        <table:table-row table:style-name="ro1">
          <table:table-cell/>
          <table:table-cell office:value-type="float" office:value="6663">
            <text:p>6663</text:p>
          </table:table-cell>
          <table:table-cell office:value-type="float" office:value="9118">
            <text:p>9118</text:p>
          </table:table-cell>
          <table:table-cell/>
        </table:table-row>
        <table:table-row table:style-name="ro1">
          <table:table-cell/>
          <table:table-cell office:value-type="float" office:value="6682">
            <text:p>6682</text:p>
          </table:table-cell>
          <table:table-cell office:value-type="float" office:value="9202">
            <text:p>9202</text:p>
          </table:table-cell>
          <table:table-cell/>
        </table:table-row>
        <table:table-row table:style-name="ro1">
          <table:table-cell/>
          <table:table-cell office:value-type="float" office:value="7066">
            <text:p>7066</text:p>
          </table:table-cell>
          <table:table-cell office:value-type="float" office:value="9552">
            <text:p>9552</text:p>
          </table:table-cell>
          <table:table-cell/>
        </table:table-row>
        <table:table-row table:style-name="ro1">
          <table:table-cell/>
          <table:table-cell office:value-type="float" office:value="7042">
            <text:p>7042</text:p>
          </table:table-cell>
          <table:table-cell office:value-type="float" office:value="9169">
            <text:p>9169</text:p>
          </table:table-cell>
          <table:table-cell/>
        </table:table-row>
        <table:table-row table:style-name="ro1">
          <table:table-cell/>
          <table:table-cell office:value-type="float" office:value="6799">
            <text:p>6799</text:p>
          </table:table-cell>
          <table:table-cell office:value-type="float" office:value="8902">
            <text:p>8902</text:p>
          </table:table-cell>
          <table:table-cell/>
        </table:table-row>
        <table:table-row table:style-name="ro1">
          <table:table-cell/>
          <table:table-cell office:value-type="float" office:value="6583">
            <text:p>6583</text:p>
          </table:table-cell>
          <table:table-cell office:value-type="float" office:value="9216">
            <text:p>9216</text:p>
          </table:table-cell>
          <table:table-cell/>
        </table:table-row>
        <table:table-row table:style-name="ro1">
          <table:table-cell/>
          <table:table-cell office:value-type="float" office:value="7901">
            <text:p>7901</text:p>
          </table:table-cell>
          <table:table-cell office:value-type="float" office:value="10057">
            <text:p>10057</text:p>
          </table:table-cell>
          <table:table-cell/>
        </table:table-row>
        <table:table-row table:style-name="ro1">
          <table:table-cell/>
          <table:table-cell office:value-type="float" office:value="7265">
            <text:p>7265</text:p>
          </table:table-cell>
          <table:table-cell office:value-type="float" office:value="9147">
            <text:p>9147</text:p>
          </table:table-cell>
          <table:table-cell/>
        </table:table-row>
        <table:table-row table:style-name="ro1">
          <table:table-cell/>
          <table:table-cell office:value-type="float" office:value="6790">
            <text:p>6790</text:p>
          </table:table-cell>
          <table:table-cell office:value-type="float" office:value="8968">
            <text:p>8968</text:p>
          </table:table-cell>
          <table:table-cell/>
        </table:table-row>
        <table:table-row table:style-name="ro1">
          <table:table-cell/>
          <table:table-cell office:value-type="float" office:value="6912">
            <text:p>6912</text:p>
          </table:table-cell>
          <table:table-cell office:value-type="float" office:value="9685">
            <text:p>9685</text:p>
          </table:table-cell>
          <table:table-cell/>
        </table:table-row>
        <table:table-row table:style-name="ro1">
          <table:table-cell/>
          <table:table-cell office:value-type="float" office:value="6902">
            <text:p>6902</text:p>
          </table:table-cell>
          <table:table-cell office:value-type="float" office:value="9225">
            <text:p>9225</text:p>
          </table:table-cell>
          <table:table-cell/>
        </table:table-row>
        <table:table-row table:style-name="ro1">
          <table:table-cell/>
          <table:table-cell office:value-type="float" office:value="7073">
            <text:p>7073</text:p>
          </table:table-cell>
          <table:table-cell office:value-type="float" office:value="9716">
            <text:p>9716</text:p>
          </table:table-cell>
          <table:table-cell/>
        </table:table-row>
        <table:table-row table:style-name="ro1">
          <table:table-cell/>
          <table:table-cell office:value-type="float" office:value="7114">
            <text:p>7114</text:p>
          </table:table-cell>
          <table:table-cell office:value-type="float" office:value="9061">
            <text:p>9061</text:p>
          </table:table-cell>
          <table:table-cell/>
        </table:table-row>
        <table:table-row table:style-name="ro1">
          <table:table-cell/>
          <table:table-cell office:value-type="float" office:value="6631">
            <text:p>6631</text:p>
          </table:table-cell>
          <table:table-cell office:value-type="float" office:value="9035">
            <text:p>9035</text:p>
          </table:table-cell>
          <table:table-cell/>
        </table:table-row>
        <table:table-row table:style-name="ro1">
          <table:table-cell/>
          <table:table-cell office:value-type="float" office:value="6739">
            <text:p>6739</text:p>
          </table:table-cell>
          <table:table-cell office:value-type="float" office:value="9005">
            <text:p>9005</text:p>
          </table:table-cell>
          <table:table-cell/>
        </table:table-row>
        <table:table-row table:style-name="ro1">
          <table:table-cell/>
          <table:table-cell office:value-type="float" office:value="6732">
            <text:p>6732</text:p>
          </table:table-cell>
          <table:table-cell office:value-type="float" office:value="8986">
            <text:p>8986</text:p>
          </table:table-cell>
          <table:table-cell/>
        </table:table-row>
        <table:table-row table:style-name="ro1">
          <table:table-cell/>
          <table:table-cell office:value-type="float" office:value="6715">
            <text:p>6715</text:p>
          </table:table-cell>
          <table:table-cell office:value-type="float" office:value="9284">
            <text:p>9284</text:p>
          </table:table-cell>
          <table:table-cell/>
        </table:table-row>
        <table:table-row table:style-name="ro1">
          <table:table-cell/>
          <table:table-cell office:value-type="float" office:value="7146">
            <text:p>7146</text:p>
          </table:table-cell>
          <table:table-cell office:value-type="float" office:value="8924">
            <text:p>8924</text:p>
          </table:table-cell>
          <table:table-cell/>
        </table:table-row>
        <table:table-row table:style-name="ro1">
          <table:table-cell/>
          <table:table-cell office:value-type="float" office:value="6673">
            <text:p>6673</text:p>
          </table:table-cell>
          <table:table-cell office:value-type="float" office:value="9096">
            <text:p>9096</text:p>
          </table:table-cell>
          <table:table-cell/>
        </table:table-row>
        <table:table-row table:style-name="ro1">
          <table:table-cell/>
          <table:table-cell office:value-type="float" office:value="6960">
            <text:p>6960</text:p>
          </table:table-cell>
          <table:table-cell office:value-type="float" office:value="9569">
            <text:p>9569</text:p>
          </table:table-cell>
          <table:table-cell/>
        </table:table-row>
        <table:table-row table:style-name="ro1">
          <table:table-cell/>
          <table:table-cell office:value-type="float" office:value="7125">
            <text:p>7125</text:p>
          </table:table-cell>
          <table:table-cell office:value-type="float" office:value="9515">
            <text:p>9515</text:p>
          </table:table-cell>
          <table:table-cell/>
        </table:table-row>
        <table:table-row table:style-name="ro1">
          <table:table-cell/>
          <table:table-cell office:value-type="float" office:value="6638">
            <text:p>6638</text:p>
          </table:table-cell>
          <table:table-cell office:value-type="float" office:value="9129">
            <text:p>9129</text:p>
          </table:table-cell>
          <table:table-cell/>
        </table:table-row>
        <table:table-row table:style-name="ro1">
          <table:table-cell/>
          <table:table-cell office:value-type="float" office:value="6721">
            <text:p>6721</text:p>
          </table:table-cell>
          <table:table-cell office:value-type="float" office:value="9206">
            <text:p>9206</text:p>
          </table:table-cell>
          <table:table-cell/>
        </table:table-row>
        <table:table-row table:style-name="ro1">
          <table:table-cell/>
          <table:table-cell office:value-type="float" office:value="6804">
            <text:p>6804</text:p>
          </table:table-cell>
          <table:table-cell office:value-type="float" office:value="9556">
            <text:p>9556</text:p>
          </table:table-cell>
          <table:table-cell/>
        </table:table-row>
        <table:table-row table:style-name="ro1">
          <table:table-cell/>
          <table:table-cell office:value-type="float" office:value="7065">
            <text:p>7065</text:p>
          </table:table-cell>
          <table:table-cell office:value-type="float" office:value="8990">
            <text:p>8990</text:p>
          </table:table-cell>
          <table:table-cell/>
        </table:table-row>
        <table:table-row table:style-name="ro1">
          <table:table-cell/>
          <table:table-cell office:value-type="float" office:value="6687">
            <text:p>6687</text:p>
          </table:table-cell>
          <table:table-cell office:value-type="float" office:value="9102">
            <text:p>9102</text:p>
          </table:table-cell>
          <table:table-cell/>
        </table:table-row>
        <table:table-row table:style-name="ro1">
          <table:table-cell/>
          <table:table-cell office:value-type="float" office:value="6774">
            <text:p>6774</text:p>
          </table:table-cell>
          <table:table-cell office:value-type="float" office:value="9100">
            <text:p>9100</text:p>
          </table:table-cell>
          <table:table-cell/>
        </table:table-row>
        <table:table-row table:style-name="ro1">
          <table:table-cell/>
          <table:table-cell office:value-type="float" office:value="7047">
            <text:p>7047</text:p>
          </table:table-cell>
          <table:table-cell office:value-type="float" office:value="9589">
            <text:p>9589</text:p>
          </table:table-cell>
          <table:table-cell/>
        </table:table-row>
        <table:table-row table:style-name="ro1">
          <table:table-cell/>
          <table:table-cell office:value-type="float" office:value="7499">
            <text:p>7499</text:p>
          </table:table-cell>
          <table:table-cell office:value-type="float" office:value="9232">
            <text:p>9232</text:p>
          </table:table-cell>
          <table:table-cell/>
        </table:table-row>
        <table:table-row table:style-name="ro1">
          <table:table-cell/>
          <table:table-cell office:value-type="float" office:value="6748">
            <text:p>6748</text:p>
          </table:table-cell>
          <table:table-cell office:value-type="float" office:value="9220">
            <text:p>9220</text:p>
          </table:table-cell>
          <table:table-cell/>
        </table:table-row>
        <table:table-row table:style-name="ro1">
          <table:table-cell/>
          <table:table-cell office:value-type="float" office:value="7296">
            <text:p>7296</text:p>
          </table:table-cell>
          <table:table-cell office:value-type="float" office:value="9336">
            <text:p>9336</text:p>
          </table:table-cell>
          <table:table-cell/>
        </table:table-row>
        <table:table-row table:style-name="ro1">
          <table:table-cell/>
          <table:table-cell office:value-type="float" office:value="6726">
            <text:p>6726</text:p>
          </table:table-cell>
          <table:table-cell office:value-type="float" office:value="9110">
            <text:p>9110</text:p>
          </table:table-cell>
          <table:table-cell/>
        </table:table-row>
        <table:table-row table:style-name="ro1">
          <table:table-cell/>
          <table:table-cell office:value-type="float" office:value="6635">
            <text:p>6635</text:p>
          </table:table-cell>
          <table:table-cell office:value-type="float" office:value="8906">
            <text:p>8906</text:p>
          </table:table-cell>
          <table:table-cell/>
        </table:table-row>
        <table:table-row table:style-name="ro1">
          <table:table-cell/>
          <table:table-cell office:value-type="float" office:value="6796">
            <text:p>6796</text:p>
          </table:table-cell>
          <table:table-cell office:value-type="float" office:value="9621">
            <text:p>9621</text:p>
          </table:table-cell>
          <table:table-cell/>
        </table:table-row>
        <table:table-row table:style-name="ro1">
          <table:table-cell/>
          <table:table-cell office:value-type="float" office:value="7107">
            <text:p>7107</text:p>
          </table:table-cell>
          <table:table-cell office:value-type="float" office:value="9671">
            <text:p>9671</text:p>
          </table:table-cell>
          <table:table-cell/>
        </table:table-row>
        <table:table-row table:style-name="ro1">
          <table:table-cell/>
          <table:table-cell office:value-type="float" office:value="7086">
            <text:p>7086</text:p>
          </table:table-cell>
          <table:table-cell office:value-type="float" office:value="9036">
            <text:p>9036</text:p>
          </table:table-cell>
          <table:table-cell/>
        </table:table-row>
        <table:table-row table:style-name="ro1">
          <table:table-cell/>
          <table:table-cell office:value-type="float" office:value="6820">
            <text:p>6820</text:p>
          </table:table-cell>
          <table:table-cell office:value-type="float" office:value="9007">
            <text:p>9007</text:p>
          </table:table-cell>
          <table:table-cell/>
        </table:table-row>
        <table:table-row table:style-name="ro1">
          <table:table-cell/>
          <table:table-cell office:value-type="float" office:value="7160">
            <text:p>7160</text:p>
          </table:table-cell>
          <table:table-cell office:value-type="float" office:value="9538">
            <text:p>9538</text:p>
          </table:table-cell>
          <table:table-cell/>
        </table:table-row>
        <table:table-row table:style-name="ro1">
          <table:table-cell/>
          <table:table-cell office:value-type="float" office:value="7071">
            <text:p>7071</text:p>
          </table:table-cell>
          <table:table-cell office:value-type="float" office:value="9949">
            <text:p>9949</text:p>
          </table:table-cell>
          <table:table-cell/>
        </table:table-row>
        <table:table-row table:style-name="ro1">
          <table:table-cell/>
          <table:table-cell office:value-type="float" office:value="6896">
            <text:p>6896</text:p>
          </table:table-cell>
          <table:table-cell office:value-type="float" office:value="9144">
            <text:p>9144</text:p>
          </table:table-cell>
          <table:table-cell/>
        </table:table-row>
        <table:table-row table:style-name="ro1">
          <table:table-cell/>
          <table:table-cell office:value-type="float" office:value="6800">
            <text:p>6800</text:p>
          </table:table-cell>
          <table:table-cell office:value-type="float" office:value="9128">
            <text:p>9128</text:p>
          </table:table-cell>
          <table:table-cell/>
        </table:table-row>
        <table:table-row table:style-name="ro1">
          <table:table-cell/>
          <table:table-cell office:value-type="float" office:value="6652">
            <text:p>6652</text:p>
          </table:table-cell>
          <table:table-cell office:value-type="float" office:value="8933">
            <text:p>8933</text:p>
          </table:table-cell>
          <table:table-cell/>
        </table:table-row>
        <table:table-row table:style-name="ro1">
          <table:table-cell/>
          <table:table-cell office:value-type="float" office:value="6570">
            <text:p>6570</text:p>
          </table:table-cell>
          <table:table-cell office:value-type="float" office:value="8922">
            <text:p>8922</text:p>
          </table:table-cell>
          <table:table-cell/>
        </table:table-row>
        <table:table-row table:style-name="ro1">
          <table:table-cell/>
          <table:table-cell office:value-type="float" office:value="6569">
            <text:p>6569</text:p>
          </table:table-cell>
          <table:table-cell office:value-type="float" office:value="8954">
            <text:p>8954</text:p>
          </table:table-cell>
          <table:table-cell/>
        </table:table-row>
        <table:table-row table:style-name="ro1">
          <table:table-cell/>
          <table:table-cell office:value-type="float" office:value="6891">
            <text:p>6891</text:p>
          </table:table-cell>
          <table:table-cell office:value-type="float" office:value="9089">
            <text:p>9089</text:p>
          </table:table-cell>
          <table:table-cell/>
        </table:table-row>
        <table:table-row table:style-name="ro1">
          <table:table-cell/>
          <table:table-cell office:value-type="float" office:value="6949">
            <text:p>6949</text:p>
          </table:table-cell>
          <table:table-cell office:value-type="float" office:value="9604">
            <text:p>9604</text:p>
          </table:table-cell>
          <table:table-cell/>
        </table:table-row>
        <table:table-row table:style-name="ro1">
          <table:table-cell/>
          <table:table-cell office:value-type="float" office:value="7069">
            <text:p>7069</text:p>
          </table:table-cell>
          <table:table-cell office:value-type="float" office:value="9461">
            <text:p>9461</text:p>
          </table:table-cell>
          <table:table-cell/>
        </table:table-row>
        <table:table-row table:style-name="ro1">
          <table:table-cell/>
          <table:table-cell office:value-type="float" office:value="6907">
            <text:p>6907</text:p>
          </table:table-cell>
          <table:table-cell office:value-type="float" office:value="9483">
            <text:p>9483</text:p>
          </table:table-cell>
          <table:table-cell/>
        </table:table-row>
        <table:table-row table:style-name="ro1">
          <table:table-cell/>
          <table:table-cell office:value-type="float" office:value="6707">
            <text:p>6707</text:p>
          </table:table-cell>
          <table:table-cell office:value-type="float" office:value="8968">
            <text:p>8968</text:p>
          </table:table-cell>
          <table:table-cell/>
        </table:table-row>
        <table:table-row table:style-name="ro1">
          <table:table-cell/>
          <table:table-cell office:value-type="float" office:value="6600">
            <text:p>6600</text:p>
          </table:table-cell>
          <table:table-cell office:value-type="float" office:value="9221">
            <text:p>9221</text:p>
          </table:table-cell>
          <table:table-cell/>
        </table:table-row>
        <table:table-row table:style-name="ro1">
          <table:table-cell/>
          <table:table-cell office:value-type="float" office:value="6863">
            <text:p>6863</text:p>
          </table:table-cell>
          <table:table-cell office:value-type="float" office:value="9021">
            <text:p>9021</text:p>
          </table:table-cell>
          <table:table-cell/>
        </table:table-row>
        <table:table-row table:style-name="ro1">
          <table:table-cell/>
          <table:table-cell office:value-type="float" office:value="6716">
            <text:p>6716</text:p>
          </table:table-cell>
          <table:table-cell office:value-type="float" office:value="9201">
            <text:p>9201</text:p>
          </table:table-cell>
          <table:table-cell/>
        </table:table-row>
        <table:table-row table:style-name="ro1">
          <table:table-cell/>
          <table:table-cell office:value-type="float" office:value="6738">
            <text:p>6738</text:p>
          </table:table-cell>
          <table:table-cell office:value-type="float" office:value="9183">
            <text:p>9183</text:p>
          </table:table-cell>
          <table:table-cell/>
        </table:table-row>
        <table:table-row table:style-name="ro1">
          <table:table-cell/>
          <table:table-cell office:value-type="float" office:value="6853">
            <text:p>6853</text:p>
          </table:table-cell>
          <table:table-cell office:value-type="float" office:value="9503">
            <text:p>9503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4:.B103])" office:value-type="float" office:value="6883">
            <text:p>6883</text:p>
          </table:table-cell>
          <table:table-cell table:style-name="ce2" table:formula="of:=MEDIAN([.C4:.C103])" office:value-type="float" office:value="9244">
            <text:p>9244</text:p>
          </table:table-cell>
          <table:table-cell table:style-name="ce6" office:value-type="string">
            <text:p>[<text:span text:style-name="T1">μs</text:span>]</text:p>
          </table:table-cell>
        </table:table-row>
      </table:table>
      <table:table table:name="realloc" table:style-name="ta1" table:print="false"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/>
          <table:table-cell table:style-name="ce3" office:value-type="string">
            <text:p>test_realloc</text:p>
          </table:table-cell>
          <table:table-cell table:style-name="ce3" office:value-type="string">
            <text:p>test_talloc_realloc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$4:.B$103])" office:value-type="float" office:value="2292">
            <text:p>2292</text:p>
          </table:table-cell>
          <table:table-cell table:style-name="ce2" table:formula="of:=MEDIAN([.C$4:.C$103])" office:value-type="float" office:value="3520.5">
            <text:p>3520,5</text:p>
          </table:table-cell>
          <table:table-cell table:style-name="ce6" office:value-type="string">
            <text:p>[<text:span text:style-name="T1">μs</text:span>]</text:p>
          </table:table-cell>
        </table:table-row>
        <table:table-row table:style-name="ro1">
          <table:table-cell/>
          <table:table-cell office:value-type="float" office:value="2482">
            <text:p>2482</text:p>
          </table:table-cell>
          <table:table-cell office:value-type="float" office:value="3648">
            <text:p>3648</text:p>
          </table:table-cell>
          <table:table-cell/>
        </table:table-row>
        <table:table-row table:style-name="ro1">
          <table:table-cell/>
          <table:table-cell office:value-type="float" office:value="2295">
            <text:p>2295</text:p>
          </table:table-cell>
          <table:table-cell office:value-type="float" office:value="3521">
            <text:p>3521</text:p>
          </table:table-cell>
          <table:table-cell/>
        </table:table-row>
        <table:table-row table:style-name="ro1">
          <table:table-cell/>
          <table:table-cell office:value-type="float" office:value="2204">
            <text:p>2204</text:p>
          </table:table-cell>
          <table:table-cell office:value-type="float" office:value="3564">
            <text:p>3564</text:p>
          </table:table-cell>
          <table:table-cell/>
        </table:table-row>
        <table:table-row table:style-name="ro1">
          <table:table-cell/>
          <table:table-cell office:value-type="float" office:value="2225">
            <text:p>2225</text:p>
          </table:table-cell>
          <table:table-cell office:value-type="float" office:value="3360">
            <text:p>3360</text:p>
          </table:table-cell>
          <table:table-cell/>
        </table:table-row>
        <table:table-row table:style-name="ro1">
          <table:table-cell/>
          <table:table-cell office:value-type="float" office:value="2178">
            <text:p>2178</text:p>
          </table:table-cell>
          <table:table-cell office:value-type="float" office:value="3343">
            <text:p>3343</text:p>
          </table:table-cell>
          <table:table-cell/>
        </table:table-row>
        <table:table-row table:style-name="ro1">
          <table:table-cell/>
          <table:table-cell office:value-type="float" office:value="2235">
            <text:p>2235</text:p>
          </table:table-cell>
          <table:table-cell office:value-type="float" office:value="3315">
            <text:p>3315</text:p>
          </table:table-cell>
          <table:table-cell/>
        </table:table-row>
        <table:table-row table:style-name="ro1">
          <table:table-cell/>
          <table:table-cell office:value-type="float" office:value="2196">
            <text:p>2196</text:p>
          </table:table-cell>
          <table:table-cell office:value-type="float" office:value="3307">
            <text:p>3307</text:p>
          </table:table-cell>
          <table:table-cell/>
        </table:table-row>
        <table:table-row table:style-name="ro1">
          <table:table-cell/>
          <table:table-cell office:value-type="float" office:value="2209">
            <text:p>2209</text:p>
          </table:table-cell>
          <table:table-cell office:value-type="float" office:value="3635">
            <text:p>3635</text:p>
          </table:table-cell>
          <table:table-cell/>
        </table:table-row>
        <table:table-row table:style-name="ro1">
          <table:table-cell/>
          <table:table-cell office:value-type="float" office:value="2162">
            <text:p>2162</text:p>
          </table:table-cell>
          <table:table-cell office:value-type="float" office:value="3408">
            <text:p>3408</text:p>
          </table:table-cell>
          <table:table-cell/>
        </table:table-row>
        <table:table-row table:style-name="ro1">
          <table:table-cell/>
          <table:table-cell office:value-type="float" office:value="2199">
            <text:p>2199</text:p>
          </table:table-cell>
          <table:table-cell office:value-type="float" office:value="3435">
            <text:p>3435</text:p>
          </table:table-cell>
          <table:table-cell/>
        </table:table-row>
        <table:table-row table:style-name="ro1">
          <table:table-cell/>
          <table:table-cell office:value-type="float" office:value="2303">
            <text:p>2303</text:p>
          </table:table-cell>
          <table:table-cell office:value-type="float" office:value="3405">
            <text:p>3405</text:p>
          </table:table-cell>
          <table:table-cell/>
        </table:table-row>
        <table:table-row table:style-name="ro1">
          <table:table-cell/>
          <table:table-cell office:value-type="float" office:value="2201">
            <text:p>2201</text:p>
          </table:table-cell>
          <table:table-cell office:value-type="float" office:value="3573">
            <text:p>3573</text:p>
          </table:table-cell>
          <table:table-cell/>
        </table:table-row>
        <table:table-row table:style-name="ro1">
          <table:table-cell/>
          <table:table-cell office:value-type="float" office:value="2275">
            <text:p>2275</text:p>
          </table:table-cell>
          <table:table-cell office:value-type="float" office:value="3517">
            <text:p>3517</text:p>
          </table:table-cell>
          <table:table-cell/>
        </table:table-row>
        <table:table-row table:style-name="ro1">
          <table:table-cell/>
          <table:table-cell office:value-type="float" office:value="2428">
            <text:p>2428</text:p>
          </table:table-cell>
          <table:table-cell office:value-type="float" office:value="3533">
            <text:p>3533</text:p>
          </table:table-cell>
          <table:table-cell/>
        </table:table-row>
        <table:table-row table:style-name="ro1">
          <table:table-cell/>
          <table:table-cell office:value-type="float" office:value="2304">
            <text:p>2304</text:p>
          </table:table-cell>
          <table:table-cell office:value-type="float" office:value="3570">
            <text:p>3570</text:p>
          </table:table-cell>
          <table:table-cell/>
        </table:table-row>
        <table:table-row table:style-name="ro1">
          <table:table-cell/>
          <table:table-cell office:value-type="float" office:value="2293">
            <text:p>2293</text:p>
          </table:table-cell>
          <table:table-cell office:value-type="float" office:value="3460">
            <text:p>3460</text:p>
          </table:table-cell>
          <table:table-cell/>
        </table:table-row>
        <table:table-row table:style-name="ro1">
          <table:table-cell/>
          <table:table-cell office:value-type="float" office:value="2378">
            <text:p>2378</text:p>
          </table:table-cell>
          <table:table-cell office:value-type="float" office:value="3498">
            <text:p>3498</text:p>
          </table:table-cell>
          <table:table-cell/>
        </table:table-row>
        <table:table-row table:style-name="ro1">
          <table:table-cell/>
          <table:table-cell office:value-type="float" office:value="2312">
            <text:p>2312</text:p>
          </table:table-cell>
          <table:table-cell office:value-type="float" office:value="3416">
            <text:p>3416</text:p>
          </table:table-cell>
          <table:table-cell/>
        </table:table-row>
        <table:table-row table:style-name="ro1">
          <table:table-cell/>
          <table:table-cell office:value-type="float" office:value="2200">
            <text:p>2200</text:p>
          </table:table-cell>
          <table:table-cell office:value-type="float" office:value="3579">
            <text:p>3579</text:p>
          </table:table-cell>
          <table:table-cell/>
        </table:table-row>
        <table:table-row table:style-name="ro1">
          <table:table-cell/>
          <table:table-cell office:value-type="float" office:value="2276">
            <text:p>2276</text:p>
          </table:table-cell>
          <table:table-cell office:value-type="float" office:value="3629">
            <text:p>3629</text:p>
          </table:table-cell>
          <table:table-cell/>
        </table:table-row>
        <table:table-row table:style-name="ro1">
          <table:table-cell/>
          <table:table-cell office:value-type="float" office:value="2290">
            <text:p>2290</text:p>
          </table:table-cell>
          <table:table-cell office:value-type="float" office:value="3666">
            <text:p>3666</text:p>
          </table:table-cell>
          <table:table-cell/>
        </table:table-row>
        <table:table-row table:style-name="ro1">
          <table:table-cell/>
          <table:table-cell office:value-type="float" office:value="2260">
            <text:p>2260</text:p>
          </table:table-cell>
          <table:table-cell office:value-type="float" office:value="3513">
            <text:p>3513</text:p>
          </table:table-cell>
          <table:table-cell/>
        </table:table-row>
        <table:table-row table:style-name="ro1">
          <table:table-cell/>
          <table:table-cell office:value-type="float" office:value="2210">
            <text:p>2210</text:p>
          </table:table-cell>
          <table:table-cell office:value-type="float" office:value="3497">
            <text:p>3497</text:p>
          </table:table-cell>
          <table:table-cell/>
        </table:table-row>
        <table:table-row table:style-name="ro1">
          <table:table-cell/>
          <table:table-cell office:value-type="float" office:value="2300">
            <text:p>2300</text:p>
          </table:table-cell>
          <table:table-cell office:value-type="float" office:value="3385">
            <text:p>3385</text:p>
          </table:table-cell>
          <table:table-cell/>
        </table:table-row>
        <table:table-row table:style-name="ro1">
          <table:table-cell/>
          <table:table-cell office:value-type="float" office:value="2215">
            <text:p>2215</text:p>
          </table:table-cell>
          <table:table-cell office:value-type="float" office:value="3401">
            <text:p>3401</text:p>
          </table:table-cell>
          <table:table-cell/>
        </table:table-row>
        <table:table-row table:style-name="ro1">
          <table:table-cell/>
          <table:table-cell office:value-type="float" office:value="2296">
            <text:p>2296</text:p>
          </table:table-cell>
          <table:table-cell office:value-type="float" office:value="3339">
            <text:p>3339</text:p>
          </table:table-cell>
          <table:table-cell/>
        </table:table-row>
        <table:table-row table:style-name="ro1">
          <table:table-cell/>
          <table:table-cell office:value-type="float" office:value="2368">
            <text:p>2368</text:p>
          </table:table-cell>
          <table:table-cell office:value-type="float" office:value="3531">
            <text:p>3531</text:p>
          </table:table-cell>
          <table:table-cell/>
        </table:table-row>
        <table:table-row table:style-name="ro1">
          <table:table-cell/>
          <table:table-cell office:value-type="float" office:value="2309">
            <text:p>2309</text:p>
          </table:table-cell>
          <table:table-cell office:value-type="float" office:value="3614">
            <text:p>3614</text:p>
          </table:table-cell>
          <table:table-cell/>
        </table:table-row>
        <table:table-row table:style-name="ro1">
          <table:table-cell/>
          <table:table-cell office:value-type="float" office:value="2311">
            <text:p>2311</text:p>
          </table:table-cell>
          <table:table-cell office:value-type="float" office:value="3377">
            <text:p>3377</text:p>
          </table:table-cell>
          <table:table-cell/>
        </table:table-row>
        <table:table-row table:style-name="ro1">
          <table:table-cell/>
          <table:table-cell office:value-type="float" office:value="2194">
            <text:p>2194</text:p>
          </table:table-cell>
          <table:table-cell office:value-type="float" office:value="3461">
            <text:p>3461</text:p>
          </table:table-cell>
          <table:table-cell/>
        </table:table-row>
        <table:table-row table:style-name="ro1">
          <table:table-cell/>
          <table:table-cell office:value-type="float" office:value="2225">
            <text:p>2225</text:p>
          </table:table-cell>
          <table:table-cell office:value-type="float" office:value="3441">
            <text:p>3441</text:p>
          </table:table-cell>
          <table:table-cell/>
        </table:table-row>
        <table:table-row table:style-name="ro1">
          <table:table-cell/>
          <table:table-cell office:value-type="float" office:value="2336">
            <text:p>2336</text:p>
          </table:table-cell>
          <table:table-cell office:value-type="float" office:value="3581">
            <text:p>3581</text:p>
          </table:table-cell>
          <table:table-cell/>
        </table:table-row>
        <table:table-row table:style-name="ro1">
          <table:table-cell/>
          <table:table-cell office:value-type="float" office:value="2498">
            <text:p>2498</text:p>
          </table:table-cell>
          <table:table-cell office:value-type="float" office:value="3536">
            <text:p>3536</text:p>
          </table:table-cell>
          <table:table-cell/>
        </table:table-row>
        <table:table-row table:style-name="ro1">
          <table:table-cell/>
          <table:table-cell office:value-type="float" office:value="2294">
            <text:p>2294</text:p>
          </table:table-cell>
          <table:table-cell office:value-type="float" office:value="3603">
            <text:p>3603</text:p>
          </table:table-cell>
          <table:table-cell/>
        </table:table-row>
        <table:table-row table:style-name="ro1">
          <table:table-cell/>
          <table:table-cell office:value-type="float" office:value="2334">
            <text:p>2334</text:p>
          </table:table-cell>
          <table:table-cell office:value-type="float" office:value="3603">
            <text:p>3603</text:p>
          </table:table-cell>
          <table:table-cell/>
        </table:table-row>
        <table:table-row table:style-name="ro1">
          <table:table-cell/>
          <table:table-cell office:value-type="float" office:value="2331">
            <text:p>2331</text:p>
          </table:table-cell>
          <table:table-cell office:value-type="float" office:value="3591">
            <text:p>3591</text:p>
          </table:table-cell>
          <table:table-cell/>
        </table:table-row>
        <table:table-row table:style-name="ro1">
          <table:table-cell/>
          <table:table-cell office:value-type="float" office:value="2229">
            <text:p>2229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1">
          <table:table-cell/>
          <table:table-cell office:value-type="float" office:value="2190">
            <text:p>2190</text:p>
          </table:table-cell>
          <table:table-cell office:value-type="float" office:value="3334">
            <text:p>3334</text:p>
          </table:table-cell>
          <table:table-cell/>
        </table:table-row>
        <table:table-row table:style-name="ro1">
          <table:table-cell/>
          <table:table-cell office:value-type="float" office:value="2224">
            <text:p>2224</text:p>
          </table:table-cell>
          <table:table-cell office:value-type="float" office:value="3526">
            <text:p>3526</text:p>
          </table:table-cell>
          <table:table-cell/>
        </table:table-row>
        <table:table-row table:style-name="ro1">
          <table:table-cell/>
          <table:table-cell office:value-type="float" office:value="2310">
            <text:p>2310</text:p>
          </table:table-cell>
          <table:table-cell office:value-type="float" office:value="3600">
            <text:p>3600</text:p>
          </table:table-cell>
          <table:table-cell/>
        </table:table-row>
        <table:table-row table:style-name="ro1">
          <table:table-cell/>
          <table:table-cell office:value-type="float" office:value="2370">
            <text:p>2370</text:p>
          </table:table-cell>
          <table:table-cell office:value-type="float" office:value="3520">
            <text:p>3520</text:p>
          </table:table-cell>
          <table:table-cell/>
        </table:table-row>
        <table:table-row table:style-name="ro1">
          <table:table-cell/>
          <table:table-cell office:value-type="float" office:value="2424">
            <text:p>2424</text:p>
          </table:table-cell>
          <table:table-cell office:value-type="float" office:value="3602">
            <text:p>3602</text:p>
          </table:table-cell>
          <table:table-cell/>
        </table:table-row>
        <table:table-row table:style-name="ro1">
          <table:table-cell/>
          <table:table-cell office:value-type="float" office:value="2309">
            <text:p>2309</text:p>
          </table:table-cell>
          <table:table-cell office:value-type="float" office:value="3645">
            <text:p>3645</text:p>
          </table:table-cell>
          <table:table-cell/>
        </table:table-row>
        <table:table-row table:style-name="ro1">
          <table:table-cell/>
          <table:table-cell office:value-type="float" office:value="2286">
            <text:p>2286</text:p>
          </table:table-cell>
          <table:table-cell office:value-type="float" office:value="3428">
            <text:p>3428</text:p>
          </table:table-cell>
          <table:table-cell/>
        </table:table-row>
        <table:table-row table:style-name="ro1">
          <table:table-cell/>
          <table:table-cell office:value-type="float" office:value="2223">
            <text:p>2223</text:p>
          </table:table-cell>
          <table:table-cell office:value-type="float" office:value="3382">
            <text:p>3382</text:p>
          </table:table-cell>
          <table:table-cell/>
        </table:table-row>
        <table:table-row table:style-name="ro1">
          <table:table-cell/>
          <table:table-cell office:value-type="float" office:value="2171">
            <text:p>2171</text:p>
          </table:table-cell>
          <table:table-cell office:value-type="float" office:value="3552">
            <text:p>3552</text:p>
          </table:table-cell>
          <table:table-cell/>
        </table:table-row>
        <table:table-row table:style-name="ro1">
          <table:table-cell/>
          <table:table-cell office:value-type="float" office:value="2233">
            <text:p>2233</text:p>
          </table:table-cell>
          <table:table-cell office:value-type="float" office:value="3424">
            <text:p>3424</text:p>
          </table:table-cell>
          <table:table-cell/>
        </table:table-row>
        <table:table-row table:style-name="ro1">
          <table:table-cell/>
          <table:table-cell office:value-type="float" office:value="2232">
            <text:p>2232</text:p>
          </table:table-cell>
          <table:table-cell office:value-type="float" office:value="3612">
            <text:p>3612</text:p>
          </table:table-cell>
          <table:table-cell/>
        </table:table-row>
        <table:table-row table:style-name="ro1">
          <table:table-cell/>
          <table:table-cell office:value-type="float" office:value="2427">
            <text:p>2427</text:p>
          </table:table-cell>
          <table:table-cell office:value-type="float" office:value="3541">
            <text:p>3541</text:p>
          </table:table-cell>
          <table:table-cell/>
        </table:table-row>
        <table:table-row table:style-name="ro1">
          <table:table-cell/>
          <table:table-cell office:value-type="float" office:value="2305">
            <text:p>2305</text:p>
          </table:table-cell>
          <table:table-cell office:value-type="float" office:value="3325">
            <text:p>3325</text:p>
          </table:table-cell>
          <table:table-cell/>
        </table:table-row>
        <table:table-row table:style-name="ro1">
          <table:table-cell/>
          <table:table-cell office:value-type="float" office:value="2156">
            <text:p>2156</text:p>
          </table:table-cell>
          <table:table-cell office:value-type="float" office:value="3397">
            <text:p>3397</text:p>
          </table:table-cell>
          <table:table-cell/>
        </table:table-row>
        <table:table-row table:style-name="ro1">
          <table:table-cell/>
          <table:table-cell office:value-type="float" office:value="2157">
            <text:p>2157</text:p>
          </table:table-cell>
          <table:table-cell office:value-type="float" office:value="3359">
            <text:p>3359</text:p>
          </table:table-cell>
          <table:table-cell/>
        </table:table-row>
        <table:table-row table:style-name="ro1">
          <table:table-cell/>
          <table:table-cell office:value-type="float" office:value="2157">
            <text:p>2157</text:p>
          </table:table-cell>
          <table:table-cell office:value-type="float" office:value="3304">
            <text:p>3304</text:p>
          </table:table-cell>
          <table:table-cell/>
        </table:table-row>
        <table:table-row table:style-name="ro1">
          <table:table-cell/>
          <table:table-cell office:value-type="float" office:value="2246">
            <text:p>2246</text:p>
          </table:table-cell>
          <table:table-cell office:value-type="float" office:value="3344">
            <text:p>3344</text:p>
          </table:table-cell>
          <table:table-cell/>
        </table:table-row>
        <table:table-row table:style-name="ro1">
          <table:table-cell/>
          <table:table-cell office:value-type="float" office:value="2239">
            <text:p>2239</text:p>
          </table:table-cell>
          <table:table-cell office:value-type="float" office:value="3499">
            <text:p>3499</text:p>
          </table:table-cell>
          <table:table-cell/>
        </table:table-row>
        <table:table-row table:style-name="ro1">
          <table:table-cell/>
          <table:table-cell office:value-type="float" office:value="2665">
            <text:p>2665</text:p>
          </table:table-cell>
          <table:table-cell office:value-type="float" office:value="3551">
            <text:p>3551</text:p>
          </table:table-cell>
          <table:table-cell/>
        </table:table-row>
        <table:table-row table:style-name="ro1">
          <table:table-cell/>
          <table:table-cell office:value-type="float" office:value="2287">
            <text:p>2287</text:p>
          </table:table-cell>
          <table:table-cell office:value-type="float" office:value="3857">
            <text:p>3857</text:p>
          </table:table-cell>
          <table:table-cell/>
        </table:table-row>
        <table:table-row table:style-name="ro1">
          <table:table-cell/>
          <table:table-cell office:value-type="float" office:value="2305">
            <text:p>2305</text:p>
          </table:table-cell>
          <table:table-cell office:value-type="float" office:value="3586">
            <text:p>3586</text:p>
          </table:table-cell>
          <table:table-cell/>
        </table:table-row>
        <table:table-row table:style-name="ro1">
          <table:table-cell/>
          <table:table-cell office:value-type="float" office:value="2359">
            <text:p>2359</text:p>
          </table:table-cell>
          <table:table-cell office:value-type="float" office:value="3570">
            <text:p>3570</text:p>
          </table:table-cell>
          <table:table-cell/>
        </table:table-row>
        <table:table-row table:style-name="ro1">
          <table:table-cell/>
          <table:table-cell office:value-type="float" office:value="2291">
            <text:p>2291</text:p>
          </table:table-cell>
          <table:table-cell office:value-type="float" office:value="3579">
            <text:p>3579</text:p>
          </table:table-cell>
          <table:table-cell/>
        </table:table-row>
        <table:table-row table:style-name="ro1">
          <table:table-cell/>
          <table:table-cell office:value-type="float" office:value="2357">
            <text:p>2357</text:p>
          </table:table-cell>
          <table:table-cell office:value-type="float" office:value="3486">
            <text:p>3486</text:p>
          </table:table-cell>
          <table:table-cell/>
        </table:table-row>
        <table:table-row table:style-name="ro1">
          <table:table-cell/>
          <table:table-cell office:value-type="float" office:value="2314">
            <text:p>2314</text:p>
          </table:table-cell>
          <table:table-cell office:value-type="float" office:value="3590">
            <text:p>3590</text:p>
          </table:table-cell>
          <table:table-cell/>
        </table:table-row>
        <table:table-row table:style-name="ro1">
          <table:table-cell/>
          <table:table-cell office:value-type="float" office:value="2307">
            <text:p>2307</text:p>
          </table:table-cell>
          <table:table-cell office:value-type="float" office:value="3523">
            <text:p>3523</text:p>
          </table:table-cell>
          <table:table-cell/>
        </table:table-row>
        <table:table-row table:style-name="ro1">
          <table:table-cell/>
          <table:table-cell office:value-type="float" office:value="2386">
            <text:p>2386</text:p>
          </table:table-cell>
          <table:table-cell office:value-type="float" office:value="3545">
            <text:p>3545</text:p>
          </table:table-cell>
          <table:table-cell/>
        </table:table-row>
        <table:table-row table:style-name="ro1">
          <table:table-cell/>
          <table:table-cell office:value-type="float" office:value="2192">
            <text:p>2192</text:p>
          </table:table-cell>
          <table:table-cell office:value-type="float" office:value="3389">
            <text:p>3389</text:p>
          </table:table-cell>
          <table:table-cell/>
        </table:table-row>
        <table:table-row table:style-name="ro1">
          <table:table-cell/>
          <table:table-cell office:value-type="float" office:value="2243">
            <text:p>2243</text:p>
          </table:table-cell>
          <table:table-cell office:value-type="float" office:value="3400">
            <text:p>3400</text:p>
          </table:table-cell>
          <table:table-cell/>
        </table:table-row>
        <table:table-row table:style-name="ro1">
          <table:table-cell/>
          <table:table-cell office:value-type="float" office:value="2227">
            <text:p>2227</text:p>
          </table:table-cell>
          <table:table-cell office:value-type="float" office:value="3396">
            <text:p>3396</text:p>
          </table:table-cell>
          <table:table-cell/>
        </table:table-row>
        <table:table-row table:style-name="ro1">
          <table:table-cell/>
          <table:table-cell office:value-type="float" office:value="2226">
            <text:p>2226</text:p>
          </table:table-cell>
          <table:table-cell office:value-type="float" office:value="3402">
            <text:p>3402</text:p>
          </table:table-cell>
          <table:table-cell/>
        </table:table-row>
        <table:table-row table:style-name="ro1">
          <table:table-cell/>
          <table:table-cell office:value-type="float" office:value="2437">
            <text:p>2437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1">
          <table:table-cell/>
          <table:table-cell office:value-type="float" office:value="2372">
            <text:p>2372</text:p>
          </table:table-cell>
          <table:table-cell office:value-type="float" office:value="3587">
            <text:p>3587</text:p>
          </table:table-cell>
          <table:table-cell/>
        </table:table-row>
        <table:table-row table:style-name="ro1">
          <table:table-cell/>
          <table:table-cell office:value-type="float" office:value="2281">
            <text:p>2281</text:p>
          </table:table-cell>
          <table:table-cell office:value-type="float" office:value="3624">
            <text:p>3624</text:p>
          </table:table-cell>
          <table:table-cell/>
        </table:table-row>
        <table:table-row table:style-name="ro1">
          <table:table-cell/>
          <table:table-cell office:value-type="float" office:value="2307">
            <text:p>2307</text:p>
          </table:table-cell>
          <table:table-cell office:value-type="float" office:value="3522">
            <text:p>3522</text:p>
          </table:table-cell>
          <table:table-cell/>
        </table:table-row>
        <table:table-row table:style-name="ro1">
          <table:table-cell/>
          <table:table-cell office:value-type="float" office:value="2235">
            <text:p>2235</text:p>
          </table:table-cell>
          <table:table-cell office:value-type="float" office:value="3478">
            <text:p>3478</text:p>
          </table:table-cell>
          <table:table-cell/>
        </table:table-row>
        <table:table-row table:style-name="ro1">
          <table:table-cell/>
          <table:table-cell office:value-type="float" office:value="2210">
            <text:p>2210</text:p>
          </table:table-cell>
          <table:table-cell office:value-type="float" office:value="3404">
            <text:p>3404</text:p>
          </table:table-cell>
          <table:table-cell/>
        </table:table-row>
        <table:table-row table:style-name="ro1">
          <table:table-cell/>
          <table:table-cell office:value-type="float" office:value="2156">
            <text:p>2156</text:p>
          </table:table-cell>
          <table:table-cell office:value-type="float" office:value="3830">
            <text:p>3830</text:p>
          </table:table-cell>
          <table:table-cell/>
        </table:table-row>
        <table:table-row table:style-name="ro1">
          <table:table-cell/>
          <table:table-cell office:value-type="float" office:value="2185">
            <text:p>2185</text:p>
          </table:table-cell>
          <table:table-cell office:value-type="float" office:value="3588">
            <text:p>3588</text:p>
          </table:table-cell>
          <table:table-cell/>
        </table:table-row>
        <table:table-row table:style-name="ro1">
          <table:table-cell/>
          <table:table-cell office:value-type="float" office:value="2404">
            <text:p>2404</text:p>
          </table:table-cell>
          <table:table-cell office:value-type="float" office:value="3647">
            <text:p>3647</text:p>
          </table:table-cell>
          <table:table-cell/>
        </table:table-row>
        <table:table-row table:style-name="ro1">
          <table:table-cell/>
          <table:table-cell office:value-type="float" office:value="2311">
            <text:p>2311</text:p>
          </table:table-cell>
          <table:table-cell office:value-type="float" office:value="3516">
            <text:p>3516</text:p>
          </table:table-cell>
          <table:table-cell/>
        </table:table-row>
        <table:table-row table:style-name="ro1">
          <table:table-cell/>
          <table:table-cell office:value-type="float" office:value="2242">
            <text:p>2242</text:p>
          </table:table-cell>
          <table:table-cell office:value-type="float" office:value="3313">
            <text:p>3313</text:p>
          </table:table-cell>
          <table:table-cell/>
        </table:table-row>
        <table:table-row table:style-name="ro1">
          <table:table-cell/>
          <table:table-cell office:value-type="float" office:value="2290">
            <text:p>2290</text:p>
          </table:table-cell>
          <table:table-cell office:value-type="float" office:value="3302">
            <text:p>3302</text:p>
          </table:table-cell>
          <table:table-cell/>
        </table:table-row>
        <table:table-row table:style-name="ro1">
          <table:table-cell/>
          <table:table-cell office:value-type="float" office:value="2458">
            <text:p>2458</text:p>
          </table:table-cell>
          <table:table-cell office:value-type="float" office:value="3818">
            <text:p>3818</text:p>
          </table:table-cell>
          <table:table-cell/>
        </table:table-row>
        <table:table-row table:style-name="ro1">
          <table:table-cell/>
          <table:table-cell office:value-type="float" office:value="2438">
            <text:p>2438</text:p>
          </table:table-cell>
          <table:table-cell office:value-type="float" office:value="3668">
            <text:p>3668</text:p>
          </table:table-cell>
          <table:table-cell/>
        </table:table-row>
        <table:table-row table:style-name="ro1">
          <table:table-cell/>
          <table:table-cell office:value-type="float" office:value="2332">
            <text:p>2332</text:p>
          </table:table-cell>
          <table:table-cell office:value-type="float" office:value="3661">
            <text:p>3661</text:p>
          </table:table-cell>
          <table:table-cell/>
        </table:table-row>
        <table:table-row table:style-name="ro1">
          <table:table-cell/>
          <table:table-cell office:value-type="float" office:value="2417">
            <text:p>2417</text:p>
          </table:table-cell>
          <table:table-cell office:value-type="float" office:value="3511">
            <text:p>3511</text:p>
          </table:table-cell>
          <table:table-cell/>
        </table:table-row>
        <table:table-row table:style-name="ro1">
          <table:table-cell/>
          <table:table-cell office:value-type="float" office:value="2190">
            <text:p>2190</text:p>
          </table:table-cell>
          <table:table-cell office:value-type="float" office:value="3367">
            <text:p>3367</text:p>
          </table:table-cell>
          <table:table-cell/>
        </table:table-row>
        <table:table-row table:style-name="ro1">
          <table:table-cell/>
          <table:table-cell office:value-type="float" office:value="2329">
            <text:p>2329</text:p>
          </table:table-cell>
          <table:table-cell office:value-type="float" office:value="3696">
            <text:p>3696</text:p>
          </table:table-cell>
          <table:table-cell/>
        </table:table-row>
        <table:table-row table:style-name="ro1">
          <table:table-cell/>
          <table:table-cell office:value-type="float" office:value="2425">
            <text:p>2425</text:p>
          </table:table-cell>
          <table:table-cell office:value-type="float" office:value="3655">
            <text:p>3655</text:p>
          </table:table-cell>
          <table:table-cell/>
        </table:table-row>
        <table:table-row table:style-name="ro1">
          <table:table-cell/>
          <table:table-cell office:value-type="float" office:value="2334">
            <text:p>2334</text:p>
          </table:table-cell>
          <table:table-cell office:value-type="float" office:value="3658">
            <text:p>3658</text:p>
          </table:table-cell>
          <table:table-cell/>
        </table:table-row>
        <table:table-row table:style-name="ro1">
          <table:table-cell/>
          <table:table-cell office:value-type="float" office:value="2428">
            <text:p>2428</text:p>
          </table:table-cell>
          <table:table-cell office:value-type="float" office:value="3660">
            <text:p>3660</text:p>
          </table:table-cell>
          <table:table-cell/>
        </table:table-row>
        <table:table-row table:style-name="ro1">
          <table:table-cell/>
          <table:table-cell office:value-type="float" office:value="2341">
            <text:p>2341</text:p>
          </table:table-cell>
          <table:table-cell office:value-type="float" office:value="3553">
            <text:p>3553</text:p>
          </table:table-cell>
          <table:table-cell/>
        </table:table-row>
        <table:table-row table:style-name="ro1">
          <table:table-cell/>
          <table:table-cell office:value-type="float" office:value="2435">
            <text:p>2435</text:p>
          </table:table-cell>
          <table:table-cell office:value-type="float" office:value="3673">
            <text:p>3673</text:p>
          </table:table-cell>
          <table:table-cell/>
        </table:table-row>
        <table:table-row table:style-name="ro1">
          <table:table-cell/>
          <table:table-cell office:value-type="float" office:value="2350">
            <text:p>2350</text:p>
          </table:table-cell>
          <table:table-cell office:value-type="float" office:value="3579">
            <text:p>3579</text:p>
          </table:table-cell>
          <table:table-cell/>
        </table:table-row>
        <table:table-row table:style-name="ro1">
          <table:table-cell/>
          <table:table-cell office:value-type="float" office:value="2478">
            <text:p>2478</text:p>
          </table:table-cell>
          <table:table-cell office:value-type="float" office:value="3704">
            <text:p>3704</text:p>
          </table:table-cell>
          <table:table-cell/>
        </table:table-row>
        <table:table-row table:style-name="ro1">
          <table:table-cell/>
          <table:table-cell office:value-type="float" office:value="2435">
            <text:p>2435</text:p>
          </table:table-cell>
          <table:table-cell office:value-type="float" office:value="3348">
            <text:p>3348</text:p>
          </table:table-cell>
          <table:table-cell/>
        </table:table-row>
        <table:table-row table:style-name="ro1">
          <table:table-cell/>
          <table:table-cell office:value-type="float" office:value="2218">
            <text:p>2218</text:p>
          </table:table-cell>
          <table:table-cell office:value-type="float" office:value="3469">
            <text:p>3469</text:p>
          </table:table-cell>
          <table:table-cell/>
        </table:table-row>
        <table:table-row table:style-name="ro1">
          <table:table-cell/>
          <table:table-cell office:value-type="float" office:value="2268">
            <text:p>2268</text:p>
          </table:table-cell>
          <table:table-cell office:value-type="float" office:value="3338">
            <text:p>3338</text:p>
          </table:table-cell>
          <table:table-cell/>
        </table:table-row>
        <table:table-row table:style-name="ro1">
          <table:table-cell/>
          <table:table-cell office:value-type="float" office:value="2221">
            <text:p>2221</text:p>
          </table:table-cell>
          <table:table-cell office:value-type="float" office:value="3365">
            <text:p>3365</text:p>
          </table:table-cell>
          <table:table-cell/>
        </table:table-row>
        <table:table-row table:style-name="ro1">
          <table:table-cell/>
          <table:table-cell office:value-type="float" office:value="2401">
            <text:p>2401</text:p>
          </table:table-cell>
          <table:table-cell office:value-type="float" office:value="3346">
            <text:p>3346</text:p>
          </table:table-cell>
          <table:table-cell/>
        </table:table-row>
        <table:table-row table:style-name="ro1">
          <table:table-cell/>
          <table:table-cell office:value-type="float" office:value="2220">
            <text:p>2220</text:p>
          </table:table-cell>
          <table:table-cell office:value-type="float" office:value="3350">
            <text:p>3350</text:p>
          </table:table-cell>
          <table:table-cell/>
        </table:table-row>
        <table:table-row table:style-name="ro1">
          <table:table-cell/>
          <table:table-cell office:value-type="float" office:value="2256">
            <text:p>2256</text:p>
          </table:table-cell>
          <table:table-cell office:value-type="float" office:value="3492">
            <text:p>3492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$4:.B$103])" office:value-type="float" office:value="2292">
            <text:p>2292</text:p>
          </table:table-cell>
          <table:table-cell table:style-name="ce2" table:formula="of:=MEDIAN([.C$4:.C$103])" office:value-type="float" office:value="3520.5">
            <text:p>3520,5</text:p>
          </table:table-cell>
          <table:table-cell table:style-name="ce6" office:value-type="string">
            <text:p>[<text:span text:style-name="T1">μs</text:span>]</text:p>
          </table:table-cell>
        </table:table-row>
      </table:table>
      <table:table table:name="concatenation" table:style-name="ta1" table:print="false">
        <table:table-column table:style-name="co7" table:default-cell-style-name="Default"/>
        <table:table-column table:style-name="co8" table:number-columns-repeated="16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"/>
          <table:table-cell table:style-name="ce3" office:value-type="string">
            <text:p>test_malloc_strcat</text:p>
          </table:table-cell>
          <table:table-cell table:style-name="ce3" office:value-type="string">
            <text:p>test_malloc_strcat_pool</text:p>
          </table:table-cell>
          <table:table-cell table:style-name="ce3" office:value-type="string">
            <text:p>test_malloc_strncat</text:p>
          </table:table-cell>
          <table:table-cell table:style-name="ce3" office:value-type="string">
            <text:p>test_malloc_strncat_pool</text:p>
          </table:table-cell>
          <table:table-cell table:style-name="ce3" office:value-type="string">
            <text:p>test_malloc_memcpy</text:p>
          </table:table-cell>
          <table:table-cell table:style-name="ce3" office:value-type="string">
            <text:p>test_malloc_memcpy_pool</text:p>
          </table:table-cell>
          <table:table-cell table:style-name="ce3" office:value-type="string">
            <text:p>test_talloc_append</text:p>
          </table:table-cell>
          <table:table-cell table:style-name="ce3" office:value-type="string">
            <text:p>test_talloc_append_pool_exact</text:p>
          </table:table-cell>
          <table:table-cell table:style-name="ce3" office:value-type="string">
            <text:p>test_talloc_append_pool_guess</text:p>
          </table:table-cell>
          <table:table-cell table:style-name="ce3" office:value-type="string">
            <text:p>test_talloc_append_parent_pool_exact</text:p>
          </table:table-cell>
          <table:table-cell table:style-name="ce3" office:value-type="string">
            <text:p>test_talloc_append_parent_pool_guess</text:p>
          </table:table-cell>
          <table:table-cell table:style-name="ce3" office:value-type="string">
            <text:p>test_talloc_buffer</text:p>
          </table:table-cell>
          <table:table-cell table:style-name="ce3" office:value-type="string">
            <text:p>test_talloc_buffer_pool_exact</text:p>
          </table:table-cell>
          <table:table-cell table:style-name="ce3" office:value-type="string">
            <text:p>test_talloc_buffer_pool_guess</text:p>
          </table:table-cell>
          <table:table-cell table:style-name="ce3" office:value-type="string">
            <text:p>test_talloc_buffer_parent_pool_exact</text:p>
          </table:table-cell>
          <table:table-cell table:style-name="ce3" office:value-type="string">
            <text:p>test_talloc_buffer_parent_pool_guess</text:p>
          </table:table-cell>
          <table:table-cell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$4:.B$103])" office:value-type="float" office:value="4371414">
            <text:p>4371414</text:p>
          </table:table-cell>
          <table:table-cell table:style-name="ce2" table:formula="of:=MEDIAN([.C$4:.C$103])" office:value-type="float" office:value="4356183.5">
            <text:p>4356183,5</text:p>
          </table:table-cell>
          <table:table-cell table:style-name="ce2" table:formula="of:=MEDIAN([.D$4:.D$103])" office:value-type="float" office:value="22814407">
            <text:p>22814407</text:p>
          </table:table-cell>
          <table:table-cell table:style-name="ce2" table:formula="of:=MEDIAN([.E$4:.E$103])" office:value-type="float" office:value="22827861.5">
            <text:p>22827861,5</text:p>
          </table:table-cell>
          <table:table-cell table:style-name="ce2" table:formula="of:=MEDIAN([.F$4:.F$103])" office:value-type="float" office:value="6256">
            <text:p>6256</text:p>
          </table:table-cell>
          <table:table-cell table:style-name="ce2" table:formula="of:=MEDIAN([.G$4:.G$103])" office:value-type="float" office:value="6877">
            <text:p>6877</text:p>
          </table:table-cell>
          <table:table-cell table:style-name="ce2" table:formula="of:=MEDIAN([.H$4:.H$103])" office:value-type="float" office:value="1912760">
            <text:p>1912760</text:p>
          </table:table-cell>
          <table:table-cell table:style-name="ce2" table:formula="of:=MEDIAN([.I$4:.I$103])" office:value-type="float" office:value="2005674.5">
            <text:p>2005674,5</text:p>
          </table:table-cell>
          <table:table-cell table:style-name="ce2" table:formula="of:=MEDIAN([.J$4:.J$103])" office:value-type="float" office:value="1909979.5">
            <text:p>1909979,5</text:p>
          </table:table-cell>
          <table:table-cell table:style-name="ce2" table:formula="of:=MEDIAN([.K$4:.K$103])" office:value-type="float" office:value="2007353">
            <text:p>2007353</text:p>
          </table:table-cell>
          <table:table-cell table:style-name="ce2" table:formula="of:=MEDIAN([.L$4:.L$103])" office:value-type="float" office:value="1907383">
            <text:p>1907383</text:p>
          </table:table-cell>
          <table:table-cell table:style-name="ce2" table:formula="of:=MEDIAN([.M$4:.M$103])" office:value-type="float" office:value="6588.5">
            <text:p>6588,5</text:p>
          </table:table-cell>
          <table:table-cell table:style-name="ce2" table:formula="of:=MEDIAN([.N$4:.N$103])" office:value-type="float" office:value="9306">
            <text:p>9306</text:p>
          </table:table-cell>
          <table:table-cell table:style-name="ce2" table:formula="of:=MEDIAN([.O$4:.O$103])" office:value-type="float" office:value="9993.5">
            <text:p>9993,5</text:p>
          </table:table-cell>
          <table:table-cell table:style-name="ce2" table:formula="of:=MEDIAN([.P$4:.P$103])" office:value-type="float" office:value="5772.5">
            <text:p>5772,5</text:p>
          </table:table-cell>
          <table:table-cell table:style-name="ce2" table:formula="of:=MEDIAN([.Q$4:.Q$103])" office:value-type="float" office:value="6523.5">
            <text:p>6523,5</text:p>
          </table:table-cell>
          <table:table-cell table:style-name="ce6" office:value-type="string">
            <text:p>[<text:span text:style-name="T1">μs</text:span>]</text:p>
          </table:table-cell>
        </table:table-row>
        <table:table-row table:style-name="ro1">
          <table:table-cell/>
          <table:table-cell office:value-type="float" office:value="4345471">
            <text:p>4345471</text:p>
          </table:table-cell>
          <table:table-cell office:value-type="float" office:value="4352620">
            <text:p>4352620</text:p>
          </table:table-cell>
          <table:table-cell office:value-type="float" office:value="22814576">
            <text:p>22814576</text:p>
          </table:table-cell>
          <table:table-cell office:value-type="float" office:value="22969017">
            <text:p>22969017</text:p>
          </table:table-cell>
          <table:table-cell office:value-type="float" office:value="6221">
            <text:p>6221</text:p>
          </table:table-cell>
          <table:table-cell office:value-type="float" office:value="7460">
            <text:p>7460</text:p>
          </table:table-cell>
          <table:table-cell office:value-type="float" office:value="1914088">
            <text:p>1914088</text:p>
          </table:table-cell>
          <table:table-cell office:value-type="float" office:value="1994017">
            <text:p>1994017</text:p>
          </table:table-cell>
          <table:table-cell office:value-type="float" office:value="1892100">
            <text:p>1892100</text:p>
          </table:table-cell>
          <table:table-cell office:value-type="float" office:value="1976213">
            <text:p>1976213</text:p>
          </table:table-cell>
          <table:table-cell office:value-type="float" office:value="1904945">
            <text:p>1904945</text:p>
          </table:table-cell>
          <table:table-cell office:value-type="float" office:value="6587">
            <text:p>6587</text:p>
          </table:table-cell>
          <table:table-cell office:value-type="float" office:value="9162">
            <text:p>9162</text:p>
          </table:table-cell>
          <table:table-cell office:value-type="float" office:value="10044">
            <text:p>10044</text:p>
          </table:table-cell>
          <table:table-cell office:value-type="float" office:value="5770">
            <text:p>5770</text:p>
          </table:table-cell>
          <table:table-cell office:value-type="float" office:value="6612">
            <text:p>6612</text:p>
          </table:table-cell>
          <table:table-cell/>
        </table:table-row>
        <table:table-row table:style-name="ro1">
          <table:table-cell/>
          <table:table-cell office:value-type="float" office:value="4366627">
            <text:p>4366627</text:p>
          </table:table-cell>
          <table:table-cell office:value-type="float" office:value="4368951">
            <text:p>4368951</text:p>
          </table:table-cell>
          <table:table-cell office:value-type="float" office:value="22794983">
            <text:p>22794983</text:p>
          </table:table-cell>
          <table:table-cell office:value-type="float" office:value="23198410">
            <text:p>23198410</text:p>
          </table:table-cell>
          <table:table-cell office:value-type="float" office:value="6459">
            <text:p>6459</text:p>
          </table:table-cell>
          <table:table-cell office:value-type="float" office:value="7186">
            <text:p>7186</text:p>
          </table:table-cell>
          <table:table-cell office:value-type="float" office:value="1974775">
            <text:p>1974775</text:p>
          </table:table-cell>
          <table:table-cell office:value-type="float" office:value="2072539">
            <text:p>2072539</text:p>
          </table:table-cell>
          <table:table-cell office:value-type="float" office:value="1956225">
            <text:p>1956225</text:p>
          </table:table-cell>
          <table:table-cell office:value-type="float" office:value="2073048">
            <text:p>2073048</text:p>
          </table:table-cell>
          <table:table-cell office:value-type="float" office:value="1969242">
            <text:p>1969242</text:p>
          </table:table-cell>
          <table:table-cell office:value-type="float" office:value="6154">
            <text:p>6154</text:p>
          </table:table-cell>
          <table:table-cell office:value-type="float" office:value="8518">
            <text:p>8518</text:p>
          </table:table-cell>
          <table:table-cell office:value-type="float" office:value="9340">
            <text:p>9340</text:p>
          </table:table-cell>
          <table:table-cell office:value-type="float" office:value="5782">
            <text:p>5782</text:p>
          </table:table-cell>
          <table:table-cell office:value-type="float" office:value="6708">
            <text:p>6708</text:p>
          </table:table-cell>
          <table:table-cell/>
        </table:table-row>
        <table:table-row table:style-name="ro1">
          <table:table-cell/>
          <table:table-cell office:value-type="float" office:value="4307246">
            <text:p>4307246</text:p>
          </table:table-cell>
          <table:table-cell office:value-type="float" office:value="4359295">
            <text:p>4359295</text:p>
          </table:table-cell>
          <table:table-cell office:value-type="float" office:value="22797877">
            <text:p>22797877</text:p>
          </table:table-cell>
          <table:table-cell office:value-type="float" office:value="22688706">
            <text:p>22688706</text:p>
          </table:table-cell>
          <table:table-cell office:value-type="float" office:value="6110">
            <text:p>6110</text:p>
          </table:table-cell>
          <table:table-cell office:value-type="float" office:value="6751">
            <text:p>6751</text:p>
          </table:table-cell>
          <table:table-cell office:value-type="float" office:value="1914956">
            <text:p>1914956</text:p>
          </table:table-cell>
          <table:table-cell office:value-type="float" office:value="2002888">
            <text:p>2002888</text:p>
          </table:table-cell>
          <table:table-cell office:value-type="float" office:value="1902757">
            <text:p>1902757</text:p>
          </table:table-cell>
          <table:table-cell office:value-type="float" office:value="1999092">
            <text:p>1999092</text:p>
          </table:table-cell>
          <table:table-cell office:value-type="float" office:value="1892116">
            <text:p>1892116</text:p>
          </table:table-cell>
          <table:table-cell office:value-type="float" office:value="6645">
            <text:p>6645</text:p>
          </table:table-cell>
          <table:table-cell office:value-type="float" office:value="9182">
            <text:p>9182</text:p>
          </table:table-cell>
          <table:table-cell office:value-type="float" office:value="9934">
            <text:p>9934</text:p>
          </table:table-cell>
          <table:table-cell office:value-type="float" office:value="5792">
            <text:p>5792</text:p>
          </table:table-cell>
          <table:table-cell office:value-type="float" office:value="6522">
            <text:p>6522</text:p>
          </table:table-cell>
          <table:table-cell/>
        </table:table-row>
        <table:table-row table:style-name="ro1">
          <table:table-cell/>
          <table:table-cell office:value-type="float" office:value="4340926">
            <text:p>4340926</text:p>
          </table:table-cell>
          <table:table-cell office:value-type="float" office:value="4346086">
            <text:p>4346086</text:p>
          </table:table-cell>
          <table:table-cell office:value-type="float" office:value="22748066">
            <text:p>22748066</text:p>
          </table:table-cell>
          <table:table-cell office:value-type="float" office:value="22723500">
            <text:p>22723500</text:p>
          </table:table-cell>
          <table:table-cell office:value-type="float" office:value="6057">
            <text:p>6057</text:p>
          </table:table-cell>
          <table:table-cell office:value-type="float" office:value="6763">
            <text:p>6763</text:p>
          </table:table-cell>
          <table:table-cell office:value-type="float" office:value="1906916">
            <text:p>1906916</text:p>
          </table:table-cell>
          <table:table-cell office:value-type="float" office:value="1996852">
            <text:p>1996852</text:p>
          </table:table-cell>
          <table:table-cell office:value-type="float" office:value="1889921">
            <text:p>1889921</text:p>
          </table:table-cell>
          <table:table-cell office:value-type="float" office:value="1985760">
            <text:p>1985760</text:p>
          </table:table-cell>
          <table:table-cell office:value-type="float" office:value="1903145">
            <text:p>1903145</text:p>
          </table:table-cell>
          <table:table-cell office:value-type="float" office:value="6493">
            <text:p>6493</text:p>
          </table:table-cell>
          <table:table-cell office:value-type="float" office:value="8529">
            <text:p>8529</text:p>
          </table:table-cell>
          <table:table-cell office:value-type="float" office:value="9343">
            <text:p>9343</text:p>
          </table:table-cell>
          <table:table-cell office:value-type="float" office:value="5358">
            <text:p>5358</text:p>
          </table:table-cell>
          <table:table-cell office:value-type="float" office:value="6199">
            <text:p>6199</text:p>
          </table:table-cell>
          <table:table-cell/>
        </table:table-row>
        <table:table-row table:style-name="ro1">
          <table:table-cell/>
          <table:table-cell office:value-type="float" office:value="4321306">
            <text:p>4321306</text:p>
          </table:table-cell>
          <table:table-cell office:value-type="float" office:value="4343023">
            <text:p>4343023</text:p>
          </table:table-cell>
          <table:table-cell office:value-type="float" office:value="23006525">
            <text:p>23006525</text:p>
          </table:table-cell>
          <table:table-cell office:value-type="float" office:value="22782981">
            <text:p>22782981</text:p>
          </table:table-cell>
          <table:table-cell office:value-type="float" office:value="6185">
            <text:p>6185</text:p>
          </table:table-cell>
          <table:table-cell office:value-type="float" office:value="6818">
            <text:p>6818</text:p>
          </table:table-cell>
          <table:table-cell office:value-type="float" office:value="1911589">
            <text:p>1911589</text:p>
          </table:table-cell>
          <table:table-cell office:value-type="float" office:value="1995510">
            <text:p>1995510</text:p>
          </table:table-cell>
          <table:table-cell office:value-type="float" office:value="1895036">
            <text:p>1895036</text:p>
          </table:table-cell>
          <table:table-cell office:value-type="float" office:value="1993648">
            <text:p>1993648</text:p>
          </table:table-cell>
          <table:table-cell office:value-type="float" office:value="1903497">
            <text:p>1903497</text:p>
          </table:table-cell>
          <table:table-cell office:value-type="float" office:value="6597">
            <text:p>6597</text:p>
          </table:table-cell>
          <table:table-cell office:value-type="float" office:value="9267">
            <text:p>9267</text:p>
          </table:table-cell>
          <table:table-cell office:value-type="float" office:value="10012">
            <text:p>10012</text:p>
          </table:table-cell>
          <table:table-cell office:value-type="float" office:value="5695">
            <text:p>5695</text:p>
          </table:table-cell>
          <table:table-cell office:value-type="float" office:value="6585">
            <text:p>6585</text:p>
          </table:table-cell>
          <table:table-cell/>
        </table:table-row>
        <table:table-row table:style-name="ro1">
          <table:table-cell/>
          <table:table-cell office:value-type="float" office:value="4357023">
            <text:p>4357023</text:p>
          </table:table-cell>
          <table:table-cell office:value-type="float" office:value="4317913">
            <text:p>4317913</text:p>
          </table:table-cell>
          <table:table-cell office:value-type="float" office:value="22675687">
            <text:p>22675687</text:p>
          </table:table-cell>
          <table:table-cell office:value-type="float" office:value="22708545">
            <text:p>22708545</text:p>
          </table:table-cell>
          <table:table-cell office:value-type="float" office:value="6467">
            <text:p>6467</text:p>
          </table:table-cell>
          <table:table-cell office:value-type="float" office:value="6826">
            <text:p>6826</text:p>
          </table:table-cell>
          <table:table-cell office:value-type="float" office:value="1891291">
            <text:p>1891291</text:p>
          </table:table-cell>
          <table:table-cell office:value-type="float" office:value="1991673">
            <text:p>1991673</text:p>
          </table:table-cell>
          <table:table-cell office:value-type="float" office:value="1889661">
            <text:p>1889661</text:p>
          </table:table-cell>
          <table:table-cell office:value-type="float" office:value="2008209">
            <text:p>2008209</text:p>
          </table:table-cell>
          <table:table-cell office:value-type="float" office:value="1893550">
            <text:p>1893550</text:p>
          </table:table-cell>
          <table:table-cell office:value-type="float" office:value="6637">
            <text:p>6637</text:p>
          </table:table-cell>
          <table:table-cell office:value-type="float" office:value="9059">
            <text:p>9059</text:p>
          </table:table-cell>
          <table:table-cell office:value-type="float" office:value="9950">
            <text:p>9950</text:p>
          </table:table-cell>
          <table:table-cell office:value-type="float" office:value="6013">
            <text:p>6013</text:p>
          </table:table-cell>
          <table:table-cell office:value-type="float" office:value="6209">
            <text:p>6209</text:p>
          </table:table-cell>
          <table:table-cell/>
        </table:table-row>
        <table:table-row table:style-name="ro1">
          <table:table-cell/>
          <table:table-cell office:value-type="float" office:value="4344246">
            <text:p>4344246</text:p>
          </table:table-cell>
          <table:table-cell office:value-type="float" office:value="4325012">
            <text:p>4325012</text:p>
          </table:table-cell>
          <table:table-cell office:value-type="float" office:value="22661259">
            <text:p>22661259</text:p>
          </table:table-cell>
          <table:table-cell office:value-type="float" office:value="22615832">
            <text:p>22615832</text:p>
          </table:table-cell>
          <table:table-cell office:value-type="float" office:value="6072">
            <text:p>6072</text:p>
          </table:table-cell>
          <table:table-cell office:value-type="float" office:value="6766">
            <text:p>6766</text:p>
          </table:table-cell>
          <table:table-cell office:value-type="float" office:value="1894394">
            <text:p>1894394</text:p>
          </table:table-cell>
          <table:table-cell office:value-type="float" office:value="2016307">
            <text:p>2016307</text:p>
          </table:table-cell>
          <table:table-cell office:value-type="float" office:value="1949535">
            <text:p>1949535</text:p>
          </table:table-cell>
          <table:table-cell office:value-type="float" office:value="2026780">
            <text:p>2026780</text:p>
          </table:table-cell>
          <table:table-cell office:value-type="float" office:value="1926904">
            <text:p>1926904</text:p>
          </table:table-cell>
          <table:table-cell office:value-type="float" office:value="6455">
            <text:p>6455</text:p>
          </table:table-cell>
          <table:table-cell office:value-type="float" office:value="10087">
            <text:p>10087</text:p>
          </table:table-cell>
          <table:table-cell office:value-type="float" office:value="9993">
            <text:p>9993</text:p>
          </table:table-cell>
          <table:table-cell office:value-type="float" office:value="5775">
            <text:p>5775</text:p>
          </table:table-cell>
          <table:table-cell office:value-type="float" office:value="6275">
            <text:p>6275</text:p>
          </table:table-cell>
          <table:table-cell/>
        </table:table-row>
        <table:table-row table:style-name="ro1">
          <table:table-cell/>
          <table:table-cell office:value-type="float" office:value="4409276">
            <text:p>4409276</text:p>
          </table:table-cell>
          <table:table-cell office:value-type="float" office:value="4427043">
            <text:p>4427043</text:p>
          </table:table-cell>
          <table:table-cell office:value-type="float" office:value="22906960">
            <text:p>22906960</text:p>
          </table:table-cell>
          <table:table-cell office:value-type="float" office:value="22766193">
            <text:p>22766193</text:p>
          </table:table-cell>
          <table:table-cell office:value-type="float" office:value="6161">
            <text:p>6161</text:p>
          </table:table-cell>
          <table:table-cell office:value-type="float" office:value="7169">
            <text:p>7169</text:p>
          </table:table-cell>
          <table:table-cell office:value-type="float" office:value="1917934">
            <text:p>1917934</text:p>
          </table:table-cell>
          <table:table-cell office:value-type="float" office:value="1989609">
            <text:p>1989609</text:p>
          </table:table-cell>
          <table:table-cell office:value-type="float" office:value="1901484">
            <text:p>1901484</text:p>
          </table:table-cell>
          <table:table-cell office:value-type="float" office:value="2004299">
            <text:p>2004299</text:p>
          </table:table-cell>
          <table:table-cell office:value-type="float" office:value="1884849">
            <text:p>1884849</text:p>
          </table:table-cell>
          <table:table-cell office:value-type="float" office:value="7295">
            <text:p>7295</text:p>
          </table:table-cell>
          <table:table-cell office:value-type="float" office:value="9345">
            <text:p>9345</text:p>
          </table:table-cell>
          <table:table-cell office:value-type="float" office:value="10269">
            <text:p>10269</text:p>
          </table:table-cell>
          <table:table-cell office:value-type="float" office:value="5729">
            <text:p>5729</text:p>
          </table:table-cell>
          <table:table-cell office:value-type="float" office:value="6618">
            <text:p>6618</text:p>
          </table:table-cell>
          <table:table-cell/>
        </table:table-row>
        <table:table-row table:style-name="ro1">
          <table:table-cell/>
          <table:table-cell office:value-type="float" office:value="4362578">
            <text:p>4362578</text:p>
          </table:table-cell>
          <table:table-cell office:value-type="float" office:value="4332065">
            <text:p>4332065</text:p>
          </table:table-cell>
          <table:table-cell office:value-type="float" office:value="22679919">
            <text:p>22679919</text:p>
          </table:table-cell>
          <table:table-cell office:value-type="float" office:value="22761416">
            <text:p>22761416</text:p>
          </table:table-cell>
          <table:table-cell office:value-type="float" office:value="6341">
            <text:p>6341</text:p>
          </table:table-cell>
          <table:table-cell office:value-type="float" office:value="7232">
            <text:p>7232</text:p>
          </table:table-cell>
          <table:table-cell office:value-type="float" office:value="1932831">
            <text:p>1932831</text:p>
          </table:table-cell>
          <table:table-cell office:value-type="float" office:value="1994941">
            <text:p>1994941</text:p>
          </table:table-cell>
          <table:table-cell office:value-type="float" office:value="1898451">
            <text:p>1898451</text:p>
          </table:table-cell>
          <table:table-cell office:value-type="float" office:value="1978171">
            <text:p>1978171</text:p>
          </table:table-cell>
          <table:table-cell office:value-type="float" office:value="1897886">
            <text:p>1897886</text:p>
          </table:table-cell>
          <table:table-cell office:value-type="float" office:value="6525">
            <text:p>6525</text:p>
          </table:table-cell>
          <table:table-cell office:value-type="float" office:value="9259">
            <text:p>9259</text:p>
          </table:table-cell>
          <table:table-cell office:value-type="float" office:value="9501">
            <text:p>9501</text:p>
          </table:table-cell>
          <table:table-cell office:value-type="float" office:value="5767">
            <text:p>5767</text:p>
          </table:table-cell>
          <table:table-cell office:value-type="float" office:value="6235">
            <text:p>6235</text:p>
          </table:table-cell>
          <table:table-cell/>
        </table:table-row>
        <table:table-row table:style-name="ro1">
          <table:table-cell/>
          <table:table-cell office:value-type="float" office:value="4381479">
            <text:p>4381479</text:p>
          </table:table-cell>
          <table:table-cell office:value-type="float" office:value="4333951">
            <text:p>4333951</text:p>
          </table:table-cell>
          <table:table-cell office:value-type="float" office:value="22737891">
            <text:p>22737891</text:p>
          </table:table-cell>
          <table:table-cell office:value-type="float" office:value="22884029">
            <text:p>22884029</text:p>
          </table:table-cell>
          <table:table-cell office:value-type="float" office:value="6376">
            <text:p>6376</text:p>
          </table:table-cell>
          <table:table-cell office:value-type="float" office:value="7200">
            <text:p>7200</text:p>
          </table:table-cell>
          <table:table-cell office:value-type="float" office:value="1939054">
            <text:p>1939054</text:p>
          </table:table-cell>
          <table:table-cell office:value-type="float" office:value="2039693">
            <text:p>2039693</text:p>
          </table:table-cell>
          <table:table-cell office:value-type="float" office:value="1917330">
            <text:p>1917330</text:p>
          </table:table-cell>
          <table:table-cell office:value-type="float" office:value="2006497">
            <text:p>2006497</text:p>
          </table:table-cell>
          <table:table-cell office:value-type="float" office:value="1909821">
            <text:p>1909821</text:p>
          </table:table-cell>
          <table:table-cell office:value-type="float" office:value="6638">
            <text:p>6638</text:p>
          </table:table-cell>
          <table:table-cell office:value-type="float" office:value="9459">
            <text:p>9459</text:p>
          </table:table-cell>
          <table:table-cell office:value-type="float" office:value="9514">
            <text:p>9514</text:p>
          </table:table-cell>
          <table:table-cell office:value-type="float" office:value="5436">
            <text:p>5436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/>
          <table:table-cell office:value-type="float" office:value="4481163">
            <text:p>4481163</text:p>
          </table:table-cell>
          <table:table-cell office:value-type="float" office:value="4510409">
            <text:p>4510409</text:p>
          </table:table-cell>
          <table:table-cell office:value-type="float" office:value="22814238">
            <text:p>22814238</text:p>
          </table:table-cell>
          <table:table-cell office:value-type="float" office:value="22742352">
            <text:p>22742352</text:p>
          </table:table-cell>
          <table:table-cell office:value-type="float" office:value="6242">
            <text:p>6242</text:p>
          </table:table-cell>
          <table:table-cell office:value-type="float" office:value="6813">
            <text:p>6813</text:p>
          </table:table-cell>
          <table:table-cell office:value-type="float" office:value="1903393">
            <text:p>1903393</text:p>
          </table:table-cell>
          <table:table-cell office:value-type="float" office:value="2001600">
            <text:p>2001600</text:p>
          </table:table-cell>
          <table:table-cell office:value-type="float" office:value="1886118">
            <text:p>1886118</text:p>
          </table:table-cell>
          <table:table-cell office:value-type="float" office:value="1995698">
            <text:p>1995698</text:p>
          </table:table-cell>
          <table:table-cell office:value-type="float" office:value="1914823">
            <text:p>1914823</text:p>
          </table:table-cell>
          <table:table-cell office:value-type="float" office:value="6782">
            <text:p>6782</text:p>
          </table:table-cell>
          <table:table-cell office:value-type="float" office:value="8985">
            <text:p>8985</text:p>
          </table:table-cell>
          <table:table-cell office:value-type="float" office:value="10123">
            <text:p>10123</text:p>
          </table:table-cell>
          <table:table-cell office:value-type="float" office:value="5762">
            <text:p>5762</text:p>
          </table:table-cell>
          <table:table-cell office:value-type="float" office:value="6725">
            <text:p>6725</text:p>
          </table:table-cell>
          <table:table-cell/>
        </table:table-row>
        <table:table-row table:style-name="ro1">
          <table:table-cell/>
          <table:table-cell office:value-type="float" office:value="4406679">
            <text:p>4406679</text:p>
          </table:table-cell>
          <table:table-cell office:value-type="float" office:value="4368585">
            <text:p>4368585</text:p>
          </table:table-cell>
          <table:table-cell office:value-type="float" office:value="22746974">
            <text:p>22746974</text:p>
          </table:table-cell>
          <table:table-cell office:value-type="float" office:value="22882436">
            <text:p>22882436</text:p>
          </table:table-cell>
          <table:table-cell office:value-type="float" office:value="6169">
            <text:p>6169</text:p>
          </table:table-cell>
          <table:table-cell office:value-type="float" office:value="6759">
            <text:p>6759</text:p>
          </table:table-cell>
          <table:table-cell office:value-type="float" office:value="1906724">
            <text:p>1906724</text:p>
          </table:table-cell>
          <table:table-cell office:value-type="float" office:value="2008461">
            <text:p>2008461</text:p>
          </table:table-cell>
          <table:table-cell office:value-type="float" office:value="1906223">
            <text:p>1906223</text:p>
          </table:table-cell>
          <table:table-cell office:value-type="float" office:value="2008805">
            <text:p>2008805</text:p>
          </table:table-cell>
          <table:table-cell office:value-type="float" office:value="1911923">
            <text:p>1911923</text:p>
          </table:table-cell>
          <table:table-cell office:value-type="float" office:value="6353">
            <text:p>6353</text:p>
          </table:table-cell>
          <table:table-cell office:value-type="float" office:value="8988">
            <text:p>8988</text:p>
          </table:table-cell>
          <table:table-cell office:value-type="float" office:value="9424">
            <text:p>9424</text:p>
          </table:table-cell>
          <table:table-cell office:value-type="float" office:value="5769">
            <text:p>5769</text:p>
          </table:table-cell>
          <table:table-cell office:value-type="float" office:value="6493">
            <text:p>6493</text:p>
          </table:table-cell>
          <table:table-cell/>
        </table:table-row>
        <table:table-row table:style-name="ro1">
          <table:table-cell/>
          <table:table-cell office:value-type="float" office:value="4376894">
            <text:p>4376894</text:p>
          </table:table-cell>
          <table:table-cell office:value-type="float" office:value="4334846">
            <text:p>4334846</text:p>
          </table:table-cell>
          <table:table-cell office:value-type="float" office:value="22940946">
            <text:p>22940946</text:p>
          </table:table-cell>
          <table:table-cell office:value-type="float" office:value="23492465">
            <text:p>23492465</text:p>
          </table:table-cell>
          <table:table-cell office:value-type="float" office:value="6432">
            <text:p>6432</text:p>
          </table:table-cell>
          <table:table-cell office:value-type="float" office:value="7544">
            <text:p>7544</text:p>
          </table:table-cell>
          <table:table-cell office:value-type="float" office:value="1959971">
            <text:p>1959971</text:p>
          </table:table-cell>
          <table:table-cell office:value-type="float" office:value="2010130">
            <text:p>2010130</text:p>
          </table:table-cell>
          <table:table-cell office:value-type="float" office:value="1915017">
            <text:p>1915017</text:p>
          </table:table-cell>
          <table:table-cell office:value-type="float" office:value="1987063">
            <text:p>1987063</text:p>
          </table:table-cell>
          <table:table-cell office:value-type="float" office:value="1902749">
            <text:p>1902749</text:p>
          </table:table-cell>
          <table:table-cell office:value-type="float" office:value="6423">
            <text:p>6423</text:p>
          </table:table-cell>
          <table:table-cell office:value-type="float" office:value="9542">
            <text:p>9542</text:p>
          </table:table-cell>
          <table:table-cell office:value-type="float" office:value="9994">
            <text:p>9994</text:p>
          </table:table-cell>
          <table:table-cell office:value-type="float" office:value="5663">
            <text:p>5663</text:p>
          </table:table-cell>
          <table:table-cell office:value-type="float" office:value="6595">
            <text:p>6595</text:p>
          </table:table-cell>
          <table:table-cell/>
        </table:table-row>
        <table:table-row table:style-name="ro1">
          <table:table-cell/>
          <table:table-cell office:value-type="float" office:value="4392957">
            <text:p>4392957</text:p>
          </table:table-cell>
          <table:table-cell office:value-type="float" office:value="4350690">
            <text:p>4350690</text:p>
          </table:table-cell>
          <table:table-cell office:value-type="float" office:value="22701984">
            <text:p>22701984</text:p>
          </table:table-cell>
          <table:table-cell office:value-type="float" office:value="22845537">
            <text:p>22845537</text:p>
          </table:table-cell>
          <table:table-cell office:value-type="float" office:value="6090">
            <text:p>6090</text:p>
          </table:table-cell>
          <table:table-cell office:value-type="float" office:value="7439">
            <text:p>7439</text:p>
          </table:table-cell>
          <table:table-cell office:value-type="float" office:value="1914364">
            <text:p>1914364</text:p>
          </table:table-cell>
          <table:table-cell office:value-type="float" office:value="1982440">
            <text:p>1982440</text:p>
          </table:table-cell>
          <table:table-cell office:value-type="float" office:value="1925077">
            <text:p>1925077</text:p>
          </table:table-cell>
          <table:table-cell office:value-type="float" office:value="2027228">
            <text:p>2027228</text:p>
          </table:table-cell>
          <table:table-cell office:value-type="float" office:value="1898364">
            <text:p>1898364</text:p>
          </table:table-cell>
          <table:table-cell office:value-type="float" office:value="6590">
            <text:p>6590</text:p>
          </table:table-cell>
          <table:table-cell office:value-type="float" office:value="9626">
            <text:p>9626</text:p>
          </table:table-cell>
          <table:table-cell office:value-type="float" office:value="9504">
            <text:p>9504</text:p>
          </table:table-cell>
          <table:table-cell office:value-type="float" office:value="5798">
            <text:p>5798</text:p>
          </table:table-cell>
          <table:table-cell office:value-type="float" office:value="7088">
            <text:p>7088</text:p>
          </table:table-cell>
          <table:table-cell/>
        </table:table-row>
        <table:table-row table:style-name="ro1">
          <table:table-cell/>
          <table:table-cell office:value-type="float" office:value="4411430">
            <text:p>4411430</text:p>
          </table:table-cell>
          <table:table-cell office:value-type="float" office:value="4440007">
            <text:p>4440007</text:p>
          </table:table-cell>
          <table:table-cell office:value-type="float" office:value="22895178">
            <text:p>22895178</text:p>
          </table:table-cell>
          <table:table-cell office:value-type="float" office:value="22785615">
            <text:p>22785615</text:p>
          </table:table-cell>
          <table:table-cell office:value-type="float" office:value="6835">
            <text:p>6835</text:p>
          </table:table-cell>
          <table:table-cell office:value-type="float" office:value="6849">
            <text:p>6849</text:p>
          </table:table-cell>
          <table:table-cell office:value-type="float" office:value="1912990">
            <text:p>1912990</text:p>
          </table:table-cell>
          <table:table-cell office:value-type="float" office:value="2018867">
            <text:p>2018867</text:p>
          </table:table-cell>
          <table:table-cell office:value-type="float" office:value="1913736">
            <text:p>1913736</text:p>
          </table:table-cell>
          <table:table-cell office:value-type="float" office:value="2019857">
            <text:p>2019857</text:p>
          </table:table-cell>
          <table:table-cell office:value-type="float" office:value="1895901">
            <text:p>1895901</text:p>
          </table:table-cell>
          <table:table-cell office:value-type="float" office:value="6351">
            <text:p>6351</text:p>
          </table:table-cell>
          <table:table-cell office:value-type="float" office:value="9384">
            <text:p>9384</text:p>
          </table:table-cell>
          <table:table-cell office:value-type="float" office:value="10025">
            <text:p>10025</text:p>
          </table:table-cell>
          <table:table-cell office:value-type="float" office:value="5390">
            <text:p>5390</text:p>
          </table:table-cell>
          <table:table-cell office:value-type="float" office:value="6394">
            <text:p>6394</text:p>
          </table:table-cell>
          <table:table-cell/>
        </table:table-row>
        <table:table-row table:style-name="ro1">
          <table:table-cell/>
          <table:table-cell office:value-type="float" office:value="4382219">
            <text:p>4382219</text:p>
          </table:table-cell>
          <table:table-cell office:value-type="float" office:value="4425172">
            <text:p>4425172</text:p>
          </table:table-cell>
          <table:table-cell office:value-type="float" office:value="23198639">
            <text:p>23198639</text:p>
          </table:table-cell>
          <table:table-cell office:value-type="float" office:value="22996762">
            <text:p>22996762</text:p>
          </table:table-cell>
          <table:table-cell office:value-type="float" office:value="6644">
            <text:p>6644</text:p>
          </table:table-cell>
          <table:table-cell office:value-type="float" office:value="6801">
            <text:p>6801</text:p>
          </table:table-cell>
          <table:table-cell office:value-type="float" office:value="1903075">
            <text:p>1903075</text:p>
          </table:table-cell>
          <table:table-cell office:value-type="float" office:value="2009164">
            <text:p>2009164</text:p>
          </table:table-cell>
          <table:table-cell office:value-type="float" office:value="1928136">
            <text:p>1928136</text:p>
          </table:table-cell>
          <table:table-cell office:value-type="float" office:value="1995847">
            <text:p>1995847</text:p>
          </table:table-cell>
          <table:table-cell office:value-type="float" office:value="1904398">
            <text:p>1904398</text:p>
          </table:table-cell>
          <table:table-cell office:value-type="float" office:value="6463">
            <text:p>6463</text:p>
          </table:table-cell>
          <table:table-cell office:value-type="float" office:value="10679">
            <text:p>10679</text:p>
          </table:table-cell>
          <table:table-cell office:value-type="float" office:value="13002">
            <text:p>13002</text:p>
          </table:table-cell>
          <table:table-cell office:value-type="float" office:value="6120">
            <text:p>6120</text:p>
          </table:table-cell>
          <table:table-cell office:value-type="float" office:value="6429">
            <text:p>6429</text:p>
          </table:table-cell>
          <table:table-cell/>
        </table:table-row>
        <table:table-row table:style-name="ro1">
          <table:table-cell/>
          <table:table-cell office:value-type="float" office:value="4376201">
            <text:p>4376201</text:p>
          </table:table-cell>
          <table:table-cell office:value-type="float" office:value="4359632">
            <text:p>4359632</text:p>
          </table:table-cell>
          <table:table-cell office:value-type="float" office:value="23136017">
            <text:p>23136017</text:p>
          </table:table-cell>
          <table:table-cell office:value-type="float" office:value="22762028">
            <text:p>22762028</text:p>
          </table:table-cell>
          <table:table-cell office:value-type="float" office:value="6086">
            <text:p>6086</text:p>
          </table:table-cell>
          <table:table-cell office:value-type="float" office:value="7271">
            <text:p>7271</text:p>
          </table:table-cell>
          <table:table-cell office:value-type="float" office:value="1919579">
            <text:p>1919579</text:p>
          </table:table-cell>
          <table:table-cell office:value-type="float" office:value="1990399">
            <text:p>1990399</text:p>
          </table:table-cell>
          <table:table-cell office:value-type="float" office:value="1903016">
            <text:p>1903016</text:p>
          </table:table-cell>
          <table:table-cell office:value-type="float" office:value="2011351">
            <text:p>2011351</text:p>
          </table:table-cell>
          <table:table-cell office:value-type="float" office:value="1920129">
            <text:p>1920129</text:p>
          </table:table-cell>
          <table:table-cell office:value-type="float" office:value="6836">
            <text:p>6836</text:p>
          </table:table-cell>
          <table:table-cell office:value-type="float" office:value="9571">
            <text:p>9571</text:p>
          </table:table-cell>
          <table:table-cell office:value-type="float" office:value="10239">
            <text:p>10239</text:p>
          </table:table-cell>
          <table:table-cell office:value-type="float" office:value="5705">
            <text:p>5705</text:p>
          </table:table-cell>
          <table:table-cell office:value-type="float" office:value="6758">
            <text:p>6758</text:p>
          </table:table-cell>
          <table:table-cell/>
        </table:table-row>
        <table:table-row table:style-name="ro1">
          <table:table-cell/>
          <table:table-cell office:value-type="float" office:value="4340414">
            <text:p>4340414</text:p>
          </table:table-cell>
          <table:table-cell office:value-type="float" office:value="4365398">
            <text:p>4365398</text:p>
          </table:table-cell>
          <table:table-cell office:value-type="float" office:value="23017215">
            <text:p>23017215</text:p>
          </table:table-cell>
          <table:table-cell office:value-type="float" office:value="23239916">
            <text:p>23239916</text:p>
          </table:table-cell>
          <table:table-cell office:value-type="float" office:value="6461">
            <text:p>6461</text:p>
          </table:table-cell>
          <table:table-cell office:value-type="float" office:value="7329">
            <text:p>7329</text:p>
          </table:table-cell>
          <table:table-cell office:value-type="float" office:value="1924704">
            <text:p>1924704</text:p>
          </table:table-cell>
          <table:table-cell office:value-type="float" office:value="2051631">
            <text:p>2051631</text:p>
          </table:table-cell>
          <table:table-cell office:value-type="float" office:value="1961160">
            <text:p>1961160</text:p>
          </table:table-cell>
          <table:table-cell office:value-type="float" office:value="2015032">
            <text:p>2015032</text:p>
          </table:table-cell>
          <table:table-cell office:value-type="float" office:value="1931017">
            <text:p>1931017</text:p>
          </table:table-cell>
          <table:table-cell office:value-type="float" office:value="6412">
            <text:p>6412</text:p>
          </table:table-cell>
          <table:table-cell office:value-type="float" office:value="8990">
            <text:p>8990</text:p>
          </table:table-cell>
          <table:table-cell office:value-type="float" office:value="10292">
            <text:p>10292</text:p>
          </table:table-cell>
          <table:table-cell office:value-type="float" office:value="6052">
            <text:p>6052</text:p>
          </table:table-cell>
          <table:table-cell office:value-type="float" office:value="6495">
            <text:p>6495</text:p>
          </table:table-cell>
          <table:table-cell/>
        </table:table-row>
        <table:table-row table:style-name="ro1">
          <table:table-cell/>
          <table:table-cell office:value-type="float" office:value="4434270">
            <text:p>4434270</text:p>
          </table:table-cell>
          <table:table-cell office:value-type="float" office:value="4454036">
            <text:p>4454036</text:p>
          </table:table-cell>
          <table:table-cell office:value-type="float" office:value="23039542">
            <text:p>23039542</text:p>
          </table:table-cell>
          <table:table-cell office:value-type="float" office:value="22868891">
            <text:p>22868891</text:p>
          </table:table-cell>
          <table:table-cell office:value-type="float" office:value="6247">
            <text:p>6247</text:p>
          </table:table-cell>
          <table:table-cell office:value-type="float" office:value="6730">
            <text:p>6730</text:p>
          </table:table-cell>
          <table:table-cell office:value-type="float" office:value="1910133">
            <text:p>1910133</text:p>
          </table:table-cell>
          <table:table-cell office:value-type="float" office:value="1990862">
            <text:p>1990862</text:p>
          </table:table-cell>
          <table:table-cell office:value-type="float" office:value="1903555">
            <text:p>1903555</text:p>
          </table:table-cell>
          <table:table-cell office:value-type="float" office:value="1980026">
            <text:p>1980026</text:p>
          </table:table-cell>
          <table:table-cell office:value-type="float" office:value="1919068">
            <text:p>1919068</text:p>
          </table:table-cell>
          <table:table-cell office:value-type="float" office:value="6743">
            <text:p>6743</text:p>
          </table:table-cell>
          <table:table-cell office:value-type="float" office:value="9437">
            <text:p>9437</text:p>
          </table:table-cell>
          <table:table-cell office:value-type="float" office:value="10611">
            <text:p>10611</text:p>
          </table:table-cell>
          <table:table-cell office:value-type="float" office:value="6077">
            <text:p>6077</text:p>
          </table:table-cell>
          <table:table-cell office:value-type="float" office:value="6449">
            <text:p>6449</text:p>
          </table:table-cell>
          <table:table-cell/>
        </table:table-row>
        <table:table-row table:style-name="ro1">
          <table:table-cell/>
          <table:table-cell office:value-type="float" office:value="4378211">
            <text:p>4378211</text:p>
          </table:table-cell>
          <table:table-cell office:value-type="float" office:value="4370718">
            <text:p>4370718</text:p>
          </table:table-cell>
          <table:table-cell office:value-type="float" office:value="23055818">
            <text:p>23055818</text:p>
          </table:table-cell>
          <table:table-cell office:value-type="float" office:value="22991236">
            <text:p>22991236</text:p>
          </table:table-cell>
          <table:table-cell office:value-type="float" office:value="6327">
            <text:p>6327</text:p>
          </table:table-cell>
          <table:table-cell office:value-type="float" office:value="6905">
            <text:p>6905</text:p>
          </table:table-cell>
          <table:table-cell office:value-type="float" office:value="1909860">
            <text:p>1909860</text:p>
          </table:table-cell>
          <table:table-cell office:value-type="float" office:value="2043460">
            <text:p>2043460</text:p>
          </table:table-cell>
          <table:table-cell office:value-type="float" office:value="1933832">
            <text:p>1933832</text:p>
          </table:table-cell>
          <table:table-cell office:value-type="float" office:value="1992079">
            <text:p>1992079</text:p>
          </table:table-cell>
          <table:table-cell office:value-type="float" office:value="1942219">
            <text:p>1942219</text:p>
          </table:table-cell>
          <table:table-cell office:value-type="float" office:value="6312">
            <text:p>6312</text:p>
          </table:table-cell>
          <table:table-cell office:value-type="float" office:value="9201">
            <text:p>9201</text:p>
          </table:table-cell>
          <table:table-cell office:value-type="float" office:value="9586">
            <text:p>9586</text:p>
          </table:table-cell>
          <table:table-cell office:value-type="float" office:value="6148">
            <text:p>6148</text:p>
          </table:table-cell>
          <table:table-cell office:value-type="float" office:value="6299">
            <text:p>6299</text:p>
          </table:table-cell>
          <table:table-cell/>
        </table:table-row>
        <table:table-row table:style-name="ro1">
          <table:table-cell/>
          <table:table-cell office:value-type="float" office:value="4391536">
            <text:p>4391536</text:p>
          </table:table-cell>
          <table:table-cell office:value-type="float" office:value="4404764">
            <text:p>4404764</text:p>
          </table:table-cell>
          <table:table-cell office:value-type="float" office:value="23025879">
            <text:p>23025879</text:p>
          </table:table-cell>
          <table:table-cell office:value-type="float" office:value="22936648">
            <text:p>22936648</text:p>
          </table:table-cell>
          <table:table-cell office:value-type="float" office:value="6265">
            <text:p>6265</text:p>
          </table:table-cell>
          <table:table-cell office:value-type="float" office:value="6845">
            <text:p>6845</text:p>
          </table:table-cell>
          <table:table-cell office:value-type="float" office:value="1887236">
            <text:p>1887236</text:p>
          </table:table-cell>
          <table:table-cell office:value-type="float" office:value="2018989">
            <text:p>2018989</text:p>
          </table:table-cell>
          <table:table-cell office:value-type="float" office:value="1957454">
            <text:p>1957454</text:p>
          </table:table-cell>
          <table:table-cell office:value-type="float" office:value="2052887">
            <text:p>2052887</text:p>
          </table:table-cell>
          <table:table-cell office:value-type="float" office:value="1917116">
            <text:p>1917116</text:p>
          </table:table-cell>
          <table:table-cell office:value-type="float" office:value="6468">
            <text:p>6468</text:p>
          </table:table-cell>
          <table:table-cell office:value-type="float" office:value="9559">
            <text:p>9559</text:p>
          </table:table-cell>
          <table:table-cell office:value-type="float" office:value="9952">
            <text:p>9952</text:p>
          </table:table-cell>
          <table:table-cell office:value-type="float" office:value="5634">
            <text:p>5634</text:p>
          </table:table-cell>
          <table:table-cell office:value-type="float" office:value="6600">
            <text:p>6600</text:p>
          </table:table-cell>
          <table:table-cell/>
        </table:table-row>
        <table:table-row table:style-name="ro1">
          <table:table-cell/>
          <table:table-cell office:value-type="float" office:value="4309088">
            <text:p>4309088</text:p>
          </table:table-cell>
          <table:table-cell office:value-type="float" office:value="4323617">
            <text:p>4323617</text:p>
          </table:table-cell>
          <table:table-cell office:value-type="float" office:value="22837667">
            <text:p>22837667</text:p>
          </table:table-cell>
          <table:table-cell office:value-type="float" office:value="22802565">
            <text:p>22802565</text:p>
          </table:table-cell>
          <table:table-cell office:value-type="float" office:value="6082">
            <text:p>6082</text:p>
          </table:table-cell>
          <table:table-cell office:value-type="float" office:value="6723">
            <text:p>6723</text:p>
          </table:table-cell>
          <table:table-cell office:value-type="float" office:value="1903511">
            <text:p>1903511</text:p>
          </table:table-cell>
          <table:table-cell office:value-type="float" office:value="1992097">
            <text:p>1992097</text:p>
          </table:table-cell>
          <table:table-cell office:value-type="float" office:value="1925050">
            <text:p>1925050</text:p>
          </table:table-cell>
          <table:table-cell office:value-type="float" office:value="2013412">
            <text:p>2013412</text:p>
          </table:table-cell>
          <table:table-cell office:value-type="float" office:value="1899763">
            <text:p>1899763</text:p>
          </table:table-cell>
          <table:table-cell office:value-type="float" office:value="6318">
            <text:p>6318</text:p>
          </table:table-cell>
          <table:table-cell office:value-type="float" office:value="8986">
            <text:p>8986</text:p>
          </table:table-cell>
          <table:table-cell office:value-type="float" office:value="10251">
            <text:p>10251</text:p>
          </table:table-cell>
          <table:table-cell office:value-type="float" office:value="5650">
            <text:p>5650</text:p>
          </table:table-cell>
          <table:table-cell office:value-type="float" office:value="6570">
            <text:p>6570</text:p>
          </table:table-cell>
          <table:table-cell/>
        </table:table-row>
        <table:table-row table:style-name="ro1">
          <table:table-cell/>
          <table:table-cell office:value-type="float" office:value="4335245">
            <text:p>4335245</text:p>
          </table:table-cell>
          <table:table-cell office:value-type="float" office:value="4348241">
            <text:p>4348241</text:p>
          </table:table-cell>
          <table:table-cell office:value-type="float" office:value="22765775">
            <text:p>22765775</text:p>
          </table:table-cell>
          <table:table-cell office:value-type="float" office:value="22810186">
            <text:p>22810186</text:p>
          </table:table-cell>
          <table:table-cell office:value-type="float" office:value="6302">
            <text:p>6302</text:p>
          </table:table-cell>
          <table:table-cell office:value-type="float" office:value="7199">
            <text:p>7199</text:p>
          </table:table-cell>
          <table:table-cell office:value-type="float" office:value="1912530">
            <text:p>1912530</text:p>
          </table:table-cell>
          <table:table-cell office:value-type="float" office:value="2034845">
            <text:p>2034845</text:p>
          </table:table-cell>
          <table:table-cell office:value-type="float" office:value="1924633">
            <text:p>1924633</text:p>
          </table:table-cell>
          <table:table-cell office:value-type="float" office:value="2038144">
            <text:p>2038144</text:p>
          </table:table-cell>
          <table:table-cell office:value-type="float" office:value="1933941">
            <text:p>1933941</text:p>
          </table:table-cell>
          <table:table-cell office:value-type="float" office:value="6646">
            <text:p>6646</text:p>
          </table:table-cell>
          <table:table-cell office:value-type="float" office:value="9678">
            <text:p>9678</text:p>
          </table:table-cell>
          <table:table-cell office:value-type="float" office:value="10294">
            <text:p>10294</text:p>
          </table:table-cell>
          <table:table-cell office:value-type="float" office:value="5998">
            <text:p>5998</text:p>
          </table:table-cell>
          <table:table-cell office:value-type="float" office:value="6853">
            <text:p>6853</text:p>
          </table:table-cell>
          <table:table-cell/>
        </table:table-row>
        <table:table-row table:style-name="ro1">
          <table:table-cell/>
          <table:table-cell office:value-type="float" office:value="4404627">
            <text:p>4404627</text:p>
          </table:table-cell>
          <table:table-cell office:value-type="float" office:value="4359581">
            <text:p>4359581</text:p>
          </table:table-cell>
          <table:table-cell office:value-type="float" office:value="23087257">
            <text:p>23087257</text:p>
          </table:table-cell>
          <table:table-cell office:value-type="float" office:value="23042474">
            <text:p>23042474</text:p>
          </table:table-cell>
          <table:table-cell office:value-type="float" office:value="6478">
            <text:p>6478</text:p>
          </table:table-cell>
          <table:table-cell office:value-type="float" office:value="7274">
            <text:p>7274</text:p>
          </table:table-cell>
          <table:table-cell office:value-type="float" office:value="1921060">
            <text:p>1921060</text:p>
          </table:table-cell>
          <table:table-cell office:value-type="float" office:value="2012888">
            <text:p>2012888</text:p>
          </table:table-cell>
          <table:table-cell office:value-type="float" office:value="1921963">
            <text:p>1921963</text:p>
          </table:table-cell>
          <table:table-cell office:value-type="float" office:value="1986157">
            <text:p>1986157</text:p>
          </table:table-cell>
          <table:table-cell office:value-type="float" office:value="1890781">
            <text:p>1890781</text:p>
          </table:table-cell>
          <table:table-cell office:value-type="float" office:value="6830">
            <text:p>6830</text:p>
          </table:table-cell>
          <table:table-cell office:value-type="float" office:value="9368">
            <text:p>9368</text:p>
          </table:table-cell>
          <table:table-cell office:value-type="float" office:value="9914">
            <text:p>9914</text:p>
          </table:table-cell>
          <table:table-cell office:value-type="float" office:value="6011">
            <text:p>6011</text:p>
          </table:table-cell>
          <table:table-cell office:value-type="float" office:value="6858">
            <text:p>6858</text:p>
          </table:table-cell>
          <table:table-cell/>
        </table:table-row>
        <table:table-row table:style-name="ro1">
          <table:table-cell/>
          <table:table-cell office:value-type="float" office:value="4358119">
            <text:p>4358119</text:p>
          </table:table-cell>
          <table:table-cell office:value-type="float" office:value="4311291">
            <text:p>4311291</text:p>
          </table:table-cell>
          <table:table-cell office:value-type="float" office:value="22720548">
            <text:p>22720548</text:p>
          </table:table-cell>
          <table:table-cell office:value-type="float" office:value="22797977">
            <text:p>22797977</text:p>
          </table:table-cell>
          <table:table-cell office:value-type="float" office:value="6615">
            <text:p>6615</text:p>
          </table:table-cell>
          <table:table-cell office:value-type="float" office:value="7255">
            <text:p>7255</text:p>
          </table:table-cell>
          <table:table-cell office:value-type="float" office:value="1909230">
            <text:p>1909230</text:p>
          </table:table-cell>
          <table:table-cell office:value-type="float" office:value="1981242">
            <text:p>1981242</text:p>
          </table:table-cell>
          <table:table-cell office:value-type="float" office:value="1897042">
            <text:p>1897042</text:p>
          </table:table-cell>
          <table:table-cell office:value-type="float" office:value="2018922">
            <text:p>2018922</text:p>
          </table:table-cell>
          <table:table-cell office:value-type="float" office:value="1930182">
            <text:p>1930182</text:p>
          </table:table-cell>
          <table:table-cell office:value-type="float" office:value="6965">
            <text:p>6965</text:p>
          </table:table-cell>
          <table:table-cell office:value-type="float" office:value="9498">
            <text:p>9498</text:p>
          </table:table-cell>
          <table:table-cell office:value-type="float" office:value="10350">
            <text:p>10350</text:p>
          </table:table-cell>
          <table:table-cell office:value-type="float" office:value="5991">
            <text:p>5991</text:p>
          </table:table-cell>
          <table:table-cell office:value-type="float" office:value="6452">
            <text:p>6452</text:p>
          </table:table-cell>
          <table:table-cell/>
        </table:table-row>
        <table:table-row table:style-name="ro1">
          <table:table-cell/>
          <table:table-cell office:value-type="float" office:value="4364489">
            <text:p>4364489</text:p>
          </table:table-cell>
          <table:table-cell office:value-type="float" office:value="4353072">
            <text:p>4353072</text:p>
          </table:table-cell>
          <table:table-cell office:value-type="float" office:value="22702345">
            <text:p>22702345</text:p>
          </table:table-cell>
          <table:table-cell office:value-type="float" office:value="22943069">
            <text:p>22943069</text:p>
          </table:table-cell>
          <table:table-cell office:value-type="float" office:value="6164">
            <text:p>6164</text:p>
          </table:table-cell>
          <table:table-cell office:value-type="float" office:value="6798">
            <text:p>6798</text:p>
          </table:table-cell>
          <table:table-cell office:value-type="float" office:value="1923215">
            <text:p>1923215</text:p>
          </table:table-cell>
          <table:table-cell office:value-type="float" office:value="2011212">
            <text:p>2011212</text:p>
          </table:table-cell>
          <table:table-cell office:value-type="float" office:value="1903953">
            <text:p>1903953</text:p>
          </table:table-cell>
          <table:table-cell office:value-type="float" office:value="2021147">
            <text:p>2021147</text:p>
          </table:table-cell>
          <table:table-cell office:value-type="float" office:value="1938200">
            <text:p>1938200</text:p>
          </table:table-cell>
          <table:table-cell office:value-type="float" office:value="6661">
            <text:p>6661</text:p>
          </table:table-cell>
          <table:table-cell office:value-type="float" office:value="9073">
            <text:p>9073</text:p>
          </table:table-cell>
          <table:table-cell office:value-type="float" office:value="9829">
            <text:p>9829</text:p>
          </table:table-cell>
          <table:table-cell office:value-type="float" office:value="5937">
            <text:p>5937</text:p>
          </table:table-cell>
          <table:table-cell office:value-type="float" office:value="6525">
            <text:p>6525</text:p>
          </table:table-cell>
          <table:table-cell/>
        </table:table-row>
        <table:table-row table:style-name="ro1" table:number-rows-repeated="74">
          <table:table-cell table:number-columns-repeated="18"/>
        </table:table-row>
        <table:table-row table:style-name="ro1">
          <table:table-cell table:style-name="ce3" office:value-type="string">
            <text:p>Median:</text:p>
          </table:table-cell>
          <table:table-cell table:style-name="ce2" table:formula="of:=MEDIAN([.B$4:.B$103])" office:value-type="float" office:value="4371414">
            <text:p>4371414</text:p>
          </table:table-cell>
          <table:table-cell table:style-name="ce2" table:formula="of:=MEDIAN([.C$4:.C$103])" office:value-type="float" office:value="4356183.5">
            <text:p>4356183,5</text:p>
          </table:table-cell>
          <table:table-cell table:style-name="ce2" table:formula="of:=MEDIAN([.D$4:.D$103])" office:value-type="float" office:value="22814407">
            <text:p>22814407</text:p>
          </table:table-cell>
          <table:table-cell table:style-name="ce2" table:formula="of:=MEDIAN([.E$4:.E$103])" office:value-type="float" office:value="22827861.5">
            <text:p>22827861,5</text:p>
          </table:table-cell>
          <table:table-cell table:style-name="ce2" table:formula="of:=MEDIAN([.F$4:.F$103])" office:value-type="float" office:value="6256">
            <text:p>6256</text:p>
          </table:table-cell>
          <table:table-cell table:style-name="ce2" table:formula="of:=MEDIAN([.G$4:.G$103])" office:value-type="float" office:value="6877">
            <text:p>6877</text:p>
          </table:table-cell>
          <table:table-cell table:style-name="ce2" table:formula="of:=MEDIAN([.H$4:.H$103])" office:value-type="float" office:value="1912760">
            <text:p>1912760</text:p>
          </table:table-cell>
          <table:table-cell table:style-name="ce2" table:formula="of:=MEDIAN([.I$4:.I$103])" office:value-type="float" office:value="2005674.5">
            <text:p>2005674,5</text:p>
          </table:table-cell>
          <table:table-cell table:style-name="ce2" table:formula="of:=MEDIAN([.J$4:.J$103])" office:value-type="float" office:value="1909979.5">
            <text:p>1909979,5</text:p>
          </table:table-cell>
          <table:table-cell table:style-name="ce2" table:formula="of:=MEDIAN([.K$4:.K$103])" office:value-type="float" office:value="2007353">
            <text:p>2007353</text:p>
          </table:table-cell>
          <table:table-cell table:style-name="ce2" table:formula="of:=MEDIAN([.L$4:.L$103])" office:value-type="float" office:value="1907383">
            <text:p>1907383</text:p>
          </table:table-cell>
          <table:table-cell table:style-name="ce2" table:formula="of:=MEDIAN([.M$4:.M$103])" office:value-type="float" office:value="6588.5">
            <text:p>6588,5</text:p>
          </table:table-cell>
          <table:table-cell table:style-name="ce2" table:formula="of:=MEDIAN([.N$4:.N$103])" office:value-type="float" office:value="9306">
            <text:p>9306</text:p>
          </table:table-cell>
          <table:table-cell table:style-name="ce2" table:formula="of:=MEDIAN([.O$4:.O$103])" office:value-type="float" office:value="9993.5">
            <text:p>9993,5</text:p>
          </table:table-cell>
          <table:table-cell table:style-name="ce2" table:formula="of:=MEDIAN([.P$4:.P$103])" office:value-type="float" office:value="5772.5">
            <text:p>5772,5</text:p>
          </table:table-cell>
          <table:table-cell table:style-name="ce2" table:formula="of:=MEDIAN([.Q$4:.Q$103])" office:value-type="float" office:value="6523.5">
            <text:p>6523,5</text:p>
          </table:table-cell>
          <table:table-cell table:style-name="ce6" office:value-type="string">
            <text:p>[<text:span text:style-name="T1">μs</text:span>]</text:p>
          </table:table-cell>
        </table:table-row>
      </table:table>
      <table:table table:name="invalid (one binary) - malloc, realloc, calloc" table:style-name="ta1" table:print="false">
        <table:table-column table:style-name="co4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est_malloc</text:p>
          </table:table-cell>
          <table:table-cell table:style-name="ce3" office:value-type="string">
            <text:p>test_calloc</text:p>
          </table:table-cell>
          <table:table-cell table:style-name="ce3" office:value-type="string">
            <text:p>test_realloc</text:p>
          </table:table-cell>
          <table:table-cell table:style-name="ce3" office:value-type="string">
            <text:p>test_talloc_size</text:p>
          </table:table-cell>
          <table:table-cell table:style-name="ce3" office:value-type="string">
            <text:p>test_talloc_size_tmp_ctx</text:p>
          </table:table-cell>
          <table:table-cell table:style-name="ce3" office:value-type="string">
            <text:p>test_talloc_pool_exact</text:p>
          </table:table-cell>
          <table:table-cell table:style-name="ce3" office:value-type="string">
            <text:p>test_talloc_pool_guess</text:p>
          </table:table-cell>
          <table:table-cell table:style-name="ce3" office:value-type="string">
            <text:p>test_talloc_zero_array_size</text:p>
          </table:table-cell>
          <table:table-cell table:style-name="ce3" office:value-type="string">
            <text:p>test_talloc_realloc</text:p>
          </table:table-cell>
          <table:table-cell table:style-name="ce6"/>
          <table:table-cell table:style-name="ce8"/>
          <table:table-cell table:style-name="ce2"/>
          <table:table-cell table:number-columns-repeated="1011"/>
        </table:table-row>
        <table:table-row table:style-name="ro1">
          <table:table-cell table:style-name="ce2" office:value-type="string">
            <text:p>Median:</text:p>
          </table:table-cell>
          <table:table-cell table:style-name="ce2" table:formula="of:=MEDIAN([.B4:.B103])" office:value-type="float" office:value="122">
            <text:p>122</text:p>
          </table:table-cell>
          <table:table-cell table:style-name="ce2" table:formula="of:=MEDIAN([.C4:.C103])" office:value-type="float" office:value="69">
            <text:p>69</text:p>
          </table:table-cell>
          <table:table-cell table:style-name="ce2" table:formula="of:=MEDIAN([.D4:.D103])" office:value-type="float" office:value="88">
            <text:p>88</text:p>
          </table:table-cell>
          <table:table-cell table:style-name="ce2" table:formula="of:=MEDIAN([.E4:.E103])" office:value-type="float" office:value="130">
            <text:p>130</text:p>
          </table:table-cell>
          <table:table-cell table:style-name="ce2" table:formula="of:=MEDIAN([.F4:.F103])" office:value-type="float" office:value="251.5">
            <text:p>251,5</text:p>
          </table:table-cell>
          <table:table-cell table:style-name="ce2" table:formula="of:=MEDIAN([.G4:.G103])" office:value-type="float" office:value="153">
            <text:p>153</text:p>
          </table:table-cell>
          <table:table-cell table:style-name="ce2" table:formula="of:=MEDIAN([.H4:.H103])" office:value-type="float" office:value="231">
            <text:p>231</text:p>
          </table:table-cell>
          <table:table-cell table:style-name="ce2" table:formula="of:=MEDIAN([.I4:.I103])" office:value-type="float" office:value="109">
            <text:p>109</text:p>
          </table:table-cell>
          <table:table-cell table:style-name="ce2" table:formula="of:=MEDIAN([.J4:.J103])" office:value-type="float" office:value="67">
            <text:p>67</text:p>
          </table:table-cell>
          <table:table-cell table:style-name="ce6" office:value-type="string">
            <text:p>[<text:span text:style-name="T1">μs</text:span>]</text:p>
          </table:table-cell>
          <table:table-cell table:style-name="ce8"/>
          <table:table-cell table:style-name="ce2" table:number-columns-repeated="9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 table:number-columns-repeated="10"/>
          <table:table-cell table:style-name="ce6"/>
          <table:table-cell table:style-name="ce2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368">
            <text:p>368</text:p>
          </table:table-cell>
          <table:table-cell office:value-type="float" office:value="232">
            <text:p>232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office:value-type="float" office:value="163">
            <text:p>163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32">
            <text:p>132</text:p>
          </table:table-cell>
          <table:table-cell office:value-type="float" office:value="256">
            <text:p>256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office:value-type="float" office:value="264">
            <text:p>264</text:p>
          </table:table-cell>
          <table:table-cell office:value-type="float" office:value="155">
            <text:p>155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float" office:value="155">
            <text:p>155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41">
            <text:p>24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30">
            <text:p>130</text:p>
          </table:table-cell>
          <table:table-cell office:value-type="float" office:value="259">
            <text:p>259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/>
          <table:table-cell table:style-name="ce8"/>
          <table:table-cell table:number-columns-repeated="1012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31">
            <text:p>131</text:p>
          </table:table-cell>
          <table:table-cell office:value-type="float" office:value="261">
            <text:p>261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49">
            <text:p>249</text:p>
          </table:table-cell>
          <table:table-cell office:value-type="float" office:value="152">
            <text:p>152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246">
            <text:p>246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268">
            <text:p>26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5">
            <text:p>265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1">
            <text:p>151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55">
            <text:p>155</text:p>
          </table:table-cell>
          <table:table-cell office:value-type="float" office:value="411">
            <text:p>41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422">
            <text:p>42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8">
            <text:p>23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5">
            <text:p>255</text:p>
          </table:table-cell>
          <table:table-cell office:value-type="float" office:value="159">
            <text:p>15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3">
            <text:p>263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330">
            <text:p>330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55">
            <text:p>155</text:p>
          </table:table-cell>
          <table:table-cell office:value-type="float" office:value="228">
            <text:p>228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398">
            <text:p>39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7">
            <text:p>237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392">
            <text:p>39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1">
            <text:p>261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41">
            <text:p>24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385">
            <text:p>385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154">
            <text:p>154</text:p>
          </table:table-cell>
          <table:table-cell office:value-type="float" office:value="426">
            <text:p>426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306">
            <text:p>306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3">
            <text:p>253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274">
            <text:p>274</text:p>
          </table:table-cell>
          <table:table-cell office:value-type="float" office:value="155">
            <text:p>155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315">
            <text:p>315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1">
            <text:p>251</text:p>
          </table:table-cell>
          <table:table-cell office:value-type="float" office:value="164">
            <text:p>164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407">
            <text:p>407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1">
            <text:p>151</text:p>
          </table:table-cell>
          <table:table-cell office:value-type="float" office:value="230">
            <text:p>230</text:p>
          </table:table-cell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71">
            <text:p>271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255">
            <text:p>255</text:p>
          </table:table-cell>
          <table:table-cell office:value-type="float" office:value="154">
            <text:p>154</text:p>
          </table:table-cell>
          <table:table-cell office:value-type="float" office:value="410">
            <text:p>410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40">
            <text:p>24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3">
            <text:p>253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54">
            <text:p>154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14">
            <text:p>314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0">
            <text:p>24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425">
            <text:p>425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7">
            <text:p>247</text:p>
          </table:table-cell>
          <table:table-cell office:value-type="float" office:value="110">
            <text:p>110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64">
            <text:p>16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29">
            <text:p>129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424">
            <text:p>424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62">
            <text:p>262</text:p>
          </table:table-cell>
          <table:table-cell office:value-type="float" office:value="154">
            <text:p>154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36">
            <text:p>336</text:p>
          </table:table-cell>
          <table:table-cell office:value-type="float" office:value="262">
            <text:p>26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252">
            <text:p>252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74">
            <text:p>174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2">
            <text:p>152</text:p>
          </table:table-cell>
          <table:table-cell office:value-type="float" office:value="403">
            <text:p>403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254">
            <text:p>254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63">
            <text:p>163</text:p>
          </table:table-cell>
          <table:table-cell office:value-type="float" office:value="230">
            <text:p>230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408">
            <text:p>40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1">
            <text:p>131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49">
            <text:p>149</text:p>
          </table:table-cell>
          <table:table-cell office:value-type="float" office:value="254">
            <text:p>254</text:p>
          </table:table-cell>
          <table:table-cell office:value-type="float" office:value="153">
            <text:p>153</text:p>
          </table:table-cell>
          <table:table-cell office:value-type="float" office:value="229">
            <text:p>22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166">
            <text:p>166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70">
            <text:p>7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30">
            <text:p>330</text:p>
          </table:table-cell>
          <table:table-cell office:value-type="float" office:value="232">
            <text:p>23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8">
            <text:p>238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3">
            <text:p>253</text:p>
          </table:table-cell>
          <table:table-cell office:value-type="float" office:value="156">
            <text:p>156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62">
            <text:p>262</text:p>
          </table:table-cell>
          <table:table-cell office:value-type="float" office:value="155">
            <text:p>155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329">
            <text:p>329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9">
            <text:p>139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  <table:table-cell office:value-type="float" office:value="154">
            <text:p>154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89">
            <text:p>89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2">
            <text:p>152</text:p>
          </table:table-cell>
          <table:table-cell office:value-type="float" office:value="361">
            <text:p>36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29">
            <text:p>12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3">
            <text:p>133</text:p>
          </table:table-cell>
          <table:table-cell office:value-type="float" office:value="260">
            <text:p>260</text:p>
          </table:table-cell>
          <table:table-cell office:value-type="float" office:value="169">
            <text:p>169</text:p>
          </table:table-cell>
          <table:table-cell office:value-type="float" office:value="231">
            <text:p>23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office:value-type="float" office:value="242">
            <text:p>24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409">
            <text:p>409</text:p>
          </table:table-cell>
          <table:table-cell office:value-type="float" office:value="155">
            <text:p>155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 office:value-type="float" office:value="153">
            <text:p>153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156">
            <text:p>156</text:p>
          </table:table-cell>
          <table:table-cell office:value-type="float" office:value="230">
            <text:p>230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153">
            <text:p>153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234">
            <text:p>234</text:p>
          </table:table-cell>
          <table:table-cell office:value-type="float" office:value="91">
            <text:p>91</text:p>
          </table:table-cell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53">
            <text:p>153</text:p>
          </table:table-cell>
          <table:table-cell office:value-type="float" office:value="412">
            <text:p>412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dian:</text:p>
          </table:table-cell>
          <table:table-cell table:style-name="ce2" table:formula="of:=MEDIAN([.B4:.B103])" office:value-type="float" office:value="122">
            <text:p>122</text:p>
          </table:table-cell>
          <table:table-cell table:style-name="ce2" table:formula="of:=MEDIAN([.C4:.C103])" office:value-type="float" office:value="69">
            <text:p>69</text:p>
          </table:table-cell>
          <table:table-cell table:style-name="ce2" table:formula="of:=MEDIAN([.D4:.D103])" office:value-type="float" office:value="88">
            <text:p>88</text:p>
          </table:table-cell>
          <table:table-cell table:style-name="ce2" table:formula="of:=MEDIAN([.E4:.E103])" office:value-type="float" office:value="130">
            <text:p>130</text:p>
          </table:table-cell>
          <table:table-cell table:style-name="ce2" table:formula="of:=MEDIAN([.F4:.F103])" office:value-type="float" office:value="251.5">
            <text:p>251,5</text:p>
          </table:table-cell>
          <table:table-cell table:style-name="ce2" table:formula="of:=MEDIAN([.G4:.G103])" office:value-type="float" office:value="153">
            <text:p>153</text:p>
          </table:table-cell>
          <table:table-cell table:style-name="ce2" table:formula="of:=MEDIAN([.H4:.H103])" office:value-type="float" office:value="231">
            <text:p>231</text:p>
          </table:table-cell>
          <table:table-cell table:style-name="ce2" table:formula="of:=MEDIAN([.I4:.I103])" office:value-type="float" office:value="109">
            <text:p>109</text:p>
          </table:table-cell>
          <table:table-cell table:style-name="ce2" table:formula="of:=MEDIAN([.J4:.J103])" office:value-type="float" office:value="67">
            <text:p>67</text:p>
          </table:table-cell>
          <table:table-cell table:style-name="ce6" office:value-type="string">
            <text:p>[<text:span text:style-name="T1">μs</text:span>]</text:p>
          </table:table-cell>
          <table:table-cell table:number-columns-repeated="1013"/>
        </table:table-row>
      </table:table>
      <table:table table:name="invalid (one binary) - concatenation" table:style-name="ta1" table:print="false">
        <table:table-column table:style-name="co10" table:default-cell-style-name="Default"/>
        <table:table-column table:style-name="co11" table:number-columns-repeated="15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test_malloc_filter_strcat</text:p>
          </table:table-cell>
          <table:table-cell table:style-name="ce3" office:value-type="string">
            <text:p>test_malloc_filter_strcat_malloc</text:p>
          </table:table-cell>
          <table:table-cell table:style-name="ce3" office:value-type="string">
            <text:p>test_malloc_filter_strncat</text:p>
          </table:table-cell>
          <table:table-cell table:style-name="ce3" office:value-type="string">
            <text:p>test_malloc_filter_strncat_malloc</text:p>
          </table:table-cell>
          <table:table-cell table:style-name="ce3" office:value-type="string">
            <text:p>test_malloc_filter_memcpy</text:p>
          </table:table-cell>
          <table:table-cell table:style-name="ce3" office:value-type="string">
            <text:p>test_malloc_filter_memcpy_malloc</text:p>
          </table:table-cell>
          <table:table-cell table:style-name="ce3" office:value-type="string">
            <text:p>test_talloc_filter</text:p>
          </table:table-cell>
          <table:table-cell table:style-name="ce3" office:value-type="string">
            <text:p>test_talloc_filter_exact_pool</text:p>
          </table:table-cell>
          <table:table-cell table:style-name="ce3" office:value-type="string">
            <text:p>test_talloc_filter_guess_pool</text:p>
          </table:table-cell>
          <table:table-cell table:style-name="ce3" office:value-type="string">
            <text:p>test_talloc_filter_parent_exact_pool</text:p>
          </table:table-cell>
          <table:table-cell table:style-name="ce3" office:value-type="string">
            <text:p>test_talloc_filter_parent_guess_pool</text:p>
          </table:table-cell>
          <table:table-cell table:style-name="ce3" office:value-type="string">
            <text:p>test_talloc_filter_buffer</text:p>
          </table:table-cell>
          <table:table-cell table:style-name="ce3" office:value-type="string">
            <text:p>test_talloc_filter_buffer_exact_pool</text:p>
          </table:table-cell>
          <table:table-cell table:style-name="ce3" office:value-type="string">
            <text:p>test_talloc_filter_buffer_guess_pool</text:p>
          </table:table-cell>
          <table:table-cell table:style-name="ce3" office:value-type="string">
            <text:p>test_talloc_filter_buffer_parent_exact_pool</text:p>
          </table:table-cell>
          <table:table-cell/>
        </table:table-row>
        <table:table-row table:style-name="ro1">
          <table:table-cell table:style-name="ce2" office:value-type="string">
            <text:p><text:span text:style-name="T2">Median:</text:span></text:p>
          </table:table-cell>
          <table:table-cell table:style-name="ce2" table:formula="of:=MEDIAN([.B4:.B103])" office:value-type="float" office:value="5859456">
            <text:p>5859456</text:p>
          </table:table-cell>
          <table:table-cell table:style-name="ce2" table:formula="of:=MEDIAN([.C4:.C103])" office:value-type="float" office:value="5831746.5">
            <text:p>5831746,5</text:p>
          </table:table-cell>
          <table:table-cell table:style-name="ce2" table:formula="of:=MEDIAN([.D4:.D103])" office:value-type="float" office:value="30500390">
            <text:p>30500390</text:p>
          </table:table-cell>
          <table:table-cell table:style-name="ce2" table:formula="of:=MEDIAN([.E4:.E103])" office:value-type="float" office:value="30495716.5">
            <text:p>30495716,5</text:p>
          </table:table-cell>
          <table:table-cell table:style-name="ce2" table:formula="of:=MEDIAN([.F4:.F103])" office:value-type="float" office:value="5240">
            <text:p>5240</text:p>
          </table:table-cell>
          <table:table-cell table:style-name="ce2" table:formula="of:=MEDIAN([.G4:.G103])" office:value-type="float" office:value="5539">
            <text:p>5539</text:p>
          </table:table-cell>
          <table:table-cell table:style-name="ce2" table:formula="of:=MEDIAN([.H4:.H103])" office:value-type="float" office:value="2700841.5">
            <text:p>2700841,5</text:p>
          </table:table-cell>
          <table:table-cell table:style-name="ce2" table:formula="of:=MEDIAN([.I4:.I103])" office:value-type="float" office:value="2601604">
            <text:p>2601604</text:p>
          </table:table-cell>
          <table:table-cell table:style-name="ce2" table:formula="of:=MEDIAN([.J4:.J103])" office:value-type="float" office:value="2563154.5">
            <text:p>2563154,5</text:p>
          </table:table-cell>
          <table:table-cell table:style-name="ce2" table:formula="of:=MEDIAN([.K4:.K103])" office:value-type="float" office:value="2598285.5">
            <text:p>2598285,5</text:p>
          </table:table-cell>
          <table:table-cell table:style-name="ce2" table:formula="of:=MEDIAN([.L4:.L103])" office:value-type="float" office:value="2559822">
            <text:p>2559822</text:p>
          </table:table-cell>
          <table:table-cell table:style-name="ce2" table:formula="of:=MEDIAN([.M4:.M103])" office:value-type="float" office:value="5894.5">
            <text:p>5894,5</text:p>
          </table:table-cell>
          <table:table-cell table:style-name="ce2" table:formula="of:=MEDIAN([.N4:.N103])" office:value-type="float" office:value="8023">
            <text:p>8023</text:p>
          </table:table-cell>
          <table:table-cell table:style-name="ce2" table:formula="of:=MEDIAN([.O4:.O103])" office:value-type="float" office:value="8428">
            <text:p>8428</text:p>
          </table:table-cell>
          <table:table-cell table:style-name="ce2" table:formula="of:=MEDIAN([.P4:.P103])" office:value-type="float" office:value="4897">
            <text:p>4897</text:p>
          </table:table-cell>
          <table:table-cell table:style-name="ce6" office:value-type="string">
            <text:p>[<text:span text:style-name="T1">μs</text:span>]</text:p>
          </table:table-cell>
        </table:table-row>
        <table:table-row table:style-name="ro1">
          <table:table-cell/>
          <table:table-cell office:value-type="float" office:value="5859042">
            <text:p>5859042</text:p>
          </table:table-cell>
          <table:table-cell office:value-type="float" office:value="5830857">
            <text:p>5830857</text:p>
          </table:table-cell>
          <table:table-cell office:value-type="float" office:value="30489067">
            <text:p>30489067</text:p>
          </table:table-cell>
          <table:table-cell office:value-type="float" office:value="30490074">
            <text:p>30490074</text:p>
          </table:table-cell>
          <table:table-cell office:value-type="float" office:value="5243">
            <text:p>5243</text:p>
          </table:table-cell>
          <table:table-cell office:value-type="float" office:value="5521">
            <text:p>5521</text:p>
          </table:table-cell>
          <table:table-cell office:value-type="float" office:value="2696872">
            <text:p>2696872</text:p>
          </table:table-cell>
          <table:table-cell office:value-type="float" office:value="2599259">
            <text:p>2599259</text:p>
          </table:table-cell>
          <table:table-cell office:value-type="float" office:value="2561659">
            <text:p>2561659</text:p>
          </table:table-cell>
          <table:table-cell office:value-type="float" office:value="2595420">
            <text:p>2595420</text:p>
          </table:table-cell>
          <table:table-cell office:value-type="float" office:value="2558103">
            <text:p>2558103</text:p>
          </table:table-cell>
          <table:table-cell office:value-type="float" office:value="5908">
            <text:p>5908</text:p>
          </table:table-cell>
          <table:table-cell office:value-type="float" office:value="7986">
            <text:p>7986</text:p>
          </table:table-cell>
          <table:table-cell office:value-type="float" office:value="8407">
            <text:p>8407</text:p>
          </table:table-cell>
          <table:table-cell office:value-type="float" office:value="4868">
            <text:p>4868</text:p>
          </table:table-cell>
          <table:table-cell/>
        </table:table-row>
        <table:table-row table:style-name="ro1">
          <table:table-cell/>
          <table:table-cell office:value-type="float" office:value="6517681">
            <text:p>6517681</text:p>
          </table:table-cell>
          <table:table-cell office:value-type="float" office:value="6489640">
            <text:p>6489640</text:p>
          </table:table-cell>
          <table:table-cell office:value-type="float" office:value="33944291">
            <text:p>33944291</text:p>
          </table:table-cell>
          <table:table-cell office:value-type="float" office:value="33951774">
            <text:p>33951774</text:p>
          </table:table-cell>
          <table:table-cell office:value-type="float" office:value="5733">
            <text:p>5733</text:p>
          </table:table-cell>
          <table:table-cell office:value-type="float" office:value="6140">
            <text:p>6140</text:p>
          </table:table-cell>
          <table:table-cell office:value-type="float" office:value="2999792">
            <text:p>2999792</text:p>
          </table:table-cell>
          <table:table-cell office:value-type="float" office:value="2891284">
            <text:p>2891284</text:p>
          </table:table-cell>
          <table:table-cell office:value-type="float" office:value="2849980">
            <text:p>2849980</text:p>
          </table:table-cell>
          <table:table-cell office:value-type="float" office:value="2886473">
            <text:p>2886473</text:p>
          </table:table-cell>
          <table:table-cell office:value-type="float" office:value="2847632">
            <text:p>2847632</text:p>
          </table:table-cell>
          <table:table-cell office:value-type="float" office:value="6489">
            <text:p>6489</text:p>
          </table:table-cell>
          <table:table-cell office:value-type="float" office:value="9122">
            <text:p>9122</text:p>
          </table:table-cell>
          <table:table-cell office:value-type="float" office:value="9339">
            <text:p>9339</text:p>
          </table:table-cell>
          <table:table-cell office:value-type="float" office:value="5487">
            <text:p>5487</text:p>
          </table:table-cell>
          <table:table-cell/>
        </table:table-row>
        <table:table-row table:style-name="ro1">
          <table:table-cell/>
          <table:table-cell office:value-type="float" office:value="5856096">
            <text:p>5856096</text:p>
          </table:table-cell>
          <table:table-cell office:value-type="float" office:value="5829835">
            <text:p>5829835</text:p>
          </table:table-cell>
          <table:table-cell office:value-type="float" office:value="30498066">
            <text:p>30498066</text:p>
          </table:table-cell>
          <table:table-cell office:value-type="float" office:value="30493139">
            <text:p>30493139</text:p>
          </table:table-cell>
          <table:table-cell office:value-type="float" office:value="5266">
            <text:p>5266</text:p>
          </table:table-cell>
          <table:table-cell office:value-type="float" office:value="5529">
            <text:p>5529</text:p>
          </table:table-cell>
          <table:table-cell office:value-type="float" office:value="2697842">
            <text:p>2697842</text:p>
          </table:table-cell>
          <table:table-cell office:value-type="float" office:value="2600125">
            <text:p>2600125</text:p>
          </table:table-cell>
          <table:table-cell office:value-type="float" office:value="2562188">
            <text:p>2562188</text:p>
          </table:table-cell>
          <table:table-cell office:value-type="float" office:value="2597045">
            <text:p>2597045</text:p>
          </table:table-cell>
          <table:table-cell office:value-type="float" office:value="2558763">
            <text:p>2558763</text:p>
          </table:table-cell>
          <table:table-cell office:value-type="float" office:value="5895">
            <text:p>5895</text:p>
          </table:table-cell>
          <table:table-cell office:value-type="float" office:value="8124">
            <text:p>8124</text:p>
          </table:table-cell>
          <table:table-cell office:value-type="float" office:value="8415">
            <text:p>8415</text:p>
          </table:table-cell>
          <table:table-cell office:value-type="float" office:value="4993">
            <text:p>4993</text:p>
          </table:table-cell>
          <table:table-cell/>
        </table:table-row>
        <table:table-row table:style-name="ro1">
          <table:table-cell/>
          <table:table-cell office:value-type="float" office:value="5861232">
            <text:p>5861232</text:p>
          </table:table-cell>
          <table:table-cell office:value-type="float" office:value="5830878">
            <text:p>5830878</text:p>
          </table:table-cell>
          <table:table-cell office:value-type="float" office:value="30503175">
            <text:p>30503175</text:p>
          </table:table-cell>
          <table:table-cell office:value-type="float" office:value="30496350">
            <text:p>30496350</text:p>
          </table:table-cell>
          <table:table-cell office:value-type="float" office:value="5237">
            <text:p>5237</text:p>
          </table:table-cell>
          <table:table-cell office:value-type="float" office:value="5547">
            <text:p>5547</text:p>
          </table:table-cell>
          <table:table-cell office:value-type="float" office:value="2699323">
            <text:p>2699323</text:p>
          </table:table-cell>
          <table:table-cell office:value-type="float" office:value="2601198">
            <text:p>2601198</text:p>
          </table:table-cell>
          <table:table-cell office:value-type="float" office:value="2562751">
            <text:p>2562751</text:p>
          </table:table-cell>
          <table:table-cell office:value-type="float" office:value="2597816">
            <text:p>2597816</text:p>
          </table:table-cell>
          <table:table-cell office:value-type="float" office:value="2559892">
            <text:p>2559892</text:p>
          </table:table-cell>
          <table:table-cell office:value-type="float" office:value="5880">
            <text:p>5880</text:p>
          </table:table-cell>
          <table:table-cell office:value-type="float" office:value="8044">
            <text:p>8044</text:p>
          </table:table-cell>
          <table:table-cell office:value-type="float" office:value="8434">
            <text:p>8434</text:p>
          </table:table-cell>
          <table:table-cell office:value-type="float" office:value="4872">
            <text:p>4872</text:p>
          </table:table-cell>
          <table:table-cell/>
        </table:table-row>
        <table:table-row table:style-name="ro1">
          <table:table-cell/>
          <table:table-cell office:value-type="float" office:value="5853929">
            <text:p>5853929</text:p>
          </table:table-cell>
          <table:table-cell office:value-type="float" office:value="5829904">
            <text:p>5829904</text:p>
          </table:table-cell>
          <table:table-cell office:value-type="float" office:value="30498649">
            <text:p>30498649</text:p>
          </table:table-cell>
          <table:table-cell office:value-type="float" office:value="30492700">
            <text:p>30492700</text:p>
          </table:table-cell>
          <table:table-cell office:value-type="float" office:value="5246">
            <text:p>5246</text:p>
          </table:table-cell>
          <table:table-cell office:value-type="float" office:value="5532">
            <text:p>5532</text:p>
          </table:table-cell>
          <table:table-cell office:value-type="float" office:value="2698804">
            <text:p>2698804</text:p>
          </table:table-cell>
          <table:table-cell office:value-type="float" office:value="2598559">
            <text:p>2598559</text:p>
          </table:table-cell>
          <table:table-cell office:value-type="float" office:value="2561357">
            <text:p>2561357</text:p>
          </table:table-cell>
          <table:table-cell office:value-type="float" office:value="2595700">
            <text:p>2595700</text:p>
          </table:table-cell>
          <table:table-cell office:value-type="float" office:value="2557857">
            <text:p>2557857</text:p>
          </table:table-cell>
          <table:table-cell office:value-type="float" office:value="5863">
            <text:p>5863</text:p>
          </table:table-cell>
          <table:table-cell office:value-type="float" office:value="8013">
            <text:p>8013</text:p>
          </table:table-cell>
          <table:table-cell office:value-type="float" office:value="8400">
            <text:p>8400</text:p>
          </table:table-cell>
          <table:table-cell office:value-type="float" office:value="4889">
            <text:p>4889</text:p>
          </table:table-cell>
          <table:table-cell/>
        </table:table-row>
        <table:table-row table:style-name="ro1">
          <table:table-cell/>
          <table:table-cell office:value-type="float" office:value="6512197">
            <text:p>6512197</text:p>
          </table:table-cell>
          <table:table-cell office:value-type="float" office:value="6486082">
            <text:p>6486082</text:p>
          </table:table-cell>
          <table:table-cell office:value-type="float" office:value="33937131">
            <text:p>33937131</text:p>
          </table:table-cell>
          <table:table-cell office:value-type="float" office:value="33954921">
            <text:p>33954921</text:p>
          </table:table-cell>
          <table:table-cell office:value-type="float" office:value="5824">
            <text:p>5824</text:p>
          </table:table-cell>
          <table:table-cell office:value-type="float" office:value="6302">
            <text:p>6302</text:p>
          </table:table-cell>
          <table:table-cell office:value-type="float" office:value="2998729">
            <text:p>2998729</text:p>
          </table:table-cell>
          <table:table-cell office:value-type="float" office:value="2889970">
            <text:p>2889970</text:p>
          </table:table-cell>
          <table:table-cell office:value-type="float" office:value="2849960">
            <text:p>2849960</text:p>
          </table:table-cell>
          <table:table-cell office:value-type="float" office:value="2886699">
            <text:p>2886699</text:p>
          </table:table-cell>
          <table:table-cell office:value-type="float" office:value="2844319">
            <text:p>2844319</text:p>
          </table:table-cell>
          <table:table-cell office:value-type="float" office:value="6486">
            <text:p>6486</text:p>
          </table:table-cell>
          <table:table-cell office:value-type="float" office:value="9003">
            <text:p>9003</text:p>
          </table:table-cell>
          <table:table-cell office:value-type="float" office:value="9349">
            <text:p>9349</text:p>
          </table:table-cell>
          <table:table-cell office:value-type="float" office:value="5433">
            <text:p>5433</text:p>
          </table:table-cell>
          <table:table-cell/>
        </table:table-row>
        <table:table-row table:style-name="ro1">
          <table:table-cell/>
          <table:table-cell office:value-type="float" office:value="5859324">
            <text:p>5859324</text:p>
          </table:table-cell>
          <table:table-cell office:value-type="float" office:value="5831455">
            <text:p>5831455</text:p>
          </table:table-cell>
          <table:table-cell office:value-type="float" office:value="30500313">
            <text:p>30500313</text:p>
          </table:table-cell>
          <table:table-cell office:value-type="float" office:value="30494253">
            <text:p>30494253</text:p>
          </table:table-cell>
          <table:table-cell office:value-type="float" office:value="5222">
            <text:p>5222</text:p>
          </table:table-cell>
          <table:table-cell office:value-type="float" office:value="5525">
            <text:p>5525</text:p>
          </table:table-cell>
          <table:table-cell office:value-type="float" office:value="2698011">
            <text:p>2698011</text:p>
          </table:table-cell>
          <table:table-cell office:value-type="float" office:value="2599627">
            <text:p>2599627</text:p>
          </table:table-cell>
          <table:table-cell office:value-type="float" office:value="2561749">
            <text:p>2561749</text:p>
          </table:table-cell>
          <table:table-cell office:value-type="float" office:value="2596065">
            <text:p>2596065</text:p>
          </table:table-cell>
          <table:table-cell office:value-type="float" office:value="2558526">
            <text:p>2558526</text:p>
          </table:table-cell>
          <table:table-cell office:value-type="float" office:value="5845">
            <text:p>5845</text:p>
          </table:table-cell>
          <table:table-cell office:value-type="float" office:value="7991">
            <text:p>7991</text:p>
          </table:table-cell>
          <table:table-cell office:value-type="float" office:value="8415">
            <text:p>8415</text:p>
          </table:table-cell>
          <table:table-cell office:value-type="float" office:value="4862">
            <text:p>4862</text:p>
          </table:table-cell>
          <table:table-cell/>
        </table:table-row>
        <table:table-row table:style-name="ro1">
          <table:table-cell/>
          <table:table-cell office:value-type="float" office:value="5854453">
            <text:p>5854453</text:p>
          </table:table-cell>
          <table:table-cell office:value-type="float" office:value="5831911">
            <text:p>5831911</text:p>
          </table:table-cell>
          <table:table-cell office:value-type="float" office:value="30501849">
            <text:p>30501849</text:p>
          </table:table-cell>
          <table:table-cell office:value-type="float" office:value="30496809">
            <text:p>30496809</text:p>
          </table:table-cell>
          <table:table-cell office:value-type="float" office:value="5235">
            <text:p>5235</text:p>
          </table:table-cell>
          <table:table-cell office:value-type="float" office:value="5555">
            <text:p>5555</text:p>
          </table:table-cell>
          <table:table-cell office:value-type="float" office:value="2701455">
            <text:p>2701455</text:p>
          </table:table-cell>
          <table:table-cell office:value-type="float" office:value="2602484">
            <text:p>2602484</text:p>
          </table:table-cell>
          <table:table-cell office:value-type="float" office:value="2563263">
            <text:p>2563263</text:p>
          </table:table-cell>
          <table:table-cell office:value-type="float" office:value="2598501">
            <text:p>2598501</text:p>
          </table:table-cell>
          <table:table-cell office:value-type="float" office:value="2559980">
            <text:p>2559980</text:p>
          </table:table-cell>
          <table:table-cell office:value-type="float" office:value="5877">
            <text:p>5877</text:p>
          </table:table-cell>
          <table:table-cell office:value-type="float" office:value="8006">
            <text:p>8006</text:p>
          </table:table-cell>
          <table:table-cell office:value-type="float" office:value="8419">
            <text:p>8419</text:p>
          </table:table-cell>
          <table:table-cell office:value-type="float" office:value="4902">
            <text:p>4902</text:p>
          </table:table-cell>
          <table:table-cell/>
        </table:table-row>
        <table:table-row table:style-name="ro1">
          <table:table-cell/>
          <table:table-cell office:value-type="float" office:value="5859405">
            <text:p>5859405</text:p>
          </table:table-cell>
          <table:table-cell office:value-type="float" office:value="5831415">
            <text:p>5831415</text:p>
          </table:table-cell>
          <table:table-cell office:value-type="float" office:value="30497012">
            <text:p>30497012</text:p>
          </table:table-cell>
          <table:table-cell office:value-type="float" office:value="30494415">
            <text:p>30494415</text:p>
          </table:table-cell>
          <table:table-cell office:value-type="float" office:value="5245">
            <text:p>5245</text:p>
          </table:table-cell>
          <table:table-cell office:value-type="float" office:value="5521">
            <text:p>5521</text:p>
          </table:table-cell>
          <table:table-cell office:value-type="float" office:value="2699262">
            <text:p>2699262</text:p>
          </table:table-cell>
          <table:table-cell office:value-type="float" office:value="2601904">
            <text:p>2601904</text:p>
          </table:table-cell>
          <table:table-cell office:value-type="float" office:value="2562724">
            <text:p>2562724</text:p>
          </table:table-cell>
          <table:table-cell office:value-type="float" office:value="2598235">
            <text:p>2598235</text:p>
          </table:table-cell>
          <table:table-cell office:value-type="float" office:value="2559298">
            <text:p>2559298</text:p>
          </table:table-cell>
          <table:table-cell office:value-type="float" office:value="5858">
            <text:p>5858</text:p>
          </table:table-cell>
          <table:table-cell office:value-type="float" office:value="7980">
            <text:p>7980</text:p>
          </table:table-cell>
          <table:table-cell office:value-type="float" office:value="8405">
            <text:p>8405</text:p>
          </table:table-cell>
          <table:table-cell office:value-type="float" office:value="4873">
            <text:p>4873</text:p>
          </table:table-cell>
          <table:table-cell/>
        </table:table-row>
        <table:table-row table:style-name="ro1">
          <table:table-cell/>
          <table:table-cell office:value-type="float" office:value="6514337">
            <text:p>6514337</text:p>
          </table:table-cell>
          <table:table-cell office:value-type="float" office:value="6488174">
            <text:p>6488174</text:p>
          </table:table-cell>
          <table:table-cell office:value-type="float" office:value="33957366">
            <text:p>33957366</text:p>
          </table:table-cell>
          <table:table-cell office:value-type="float" office:value="33935203">
            <text:p>33935203</text:p>
          </table:table-cell>
          <table:table-cell office:value-type="float" office:value="5829">
            <text:p>5829</text:p>
          </table:table-cell>
          <table:table-cell office:value-type="float" office:value="6220">
            <text:p>6220</text:p>
          </table:table-cell>
          <table:table-cell office:value-type="float" office:value="2997930">
            <text:p>2997930</text:p>
          </table:table-cell>
          <table:table-cell office:value-type="float" office:value="2891189">
            <text:p>2891189</text:p>
          </table:table-cell>
          <table:table-cell office:value-type="float" office:value="2850423">
            <text:p>2850423</text:p>
          </table:table-cell>
          <table:table-cell office:value-type="float" office:value="2887174">
            <text:p>2887174</text:p>
          </table:table-cell>
          <table:table-cell office:value-type="float" office:value="2846421">
            <text:p>2846421</text:p>
          </table:table-cell>
          <table:table-cell office:value-type="float" office:value="6502">
            <text:p>6502</text:p>
          </table:table-cell>
          <table:table-cell office:value-type="float" office:value="8917">
            <text:p>8917</text:p>
          </table:table-cell>
          <table:table-cell office:value-type="float" office:value="9458">
            <text:p>9458</text:p>
          </table:table-cell>
          <table:table-cell office:value-type="float" office:value="5475">
            <text:p>5475</text:p>
          </table:table-cell>
          <table:table-cell/>
        </table:table-row>
        <table:table-row table:style-name="ro1">
          <table:table-cell/>
          <table:table-cell office:value-type="float" office:value="5860050">
            <text:p>5860050</text:p>
          </table:table-cell>
          <table:table-cell office:value-type="float" office:value="5831732">
            <text:p>5831732</text:p>
          </table:table-cell>
          <table:table-cell office:value-type="float" office:value="30501090">
            <text:p>30501090</text:p>
          </table:table-cell>
          <table:table-cell office:value-type="float" office:value="30495634">
            <text:p>30495634</text:p>
          </table:table-cell>
          <table:table-cell office:value-type="float" office:value="5244">
            <text:p>5244</text:p>
          </table:table-cell>
          <table:table-cell office:value-type="float" office:value="5524">
            <text:p>5524</text:p>
          </table:table-cell>
          <table:table-cell office:value-type="float" office:value="2699045">
            <text:p>2699045</text:p>
          </table:table-cell>
          <table:table-cell office:value-type="float" office:value="2599933">
            <text:p>2599933</text:p>
          </table:table-cell>
          <table:table-cell office:value-type="float" office:value="2562363">
            <text:p>2562363</text:p>
          </table:table-cell>
          <table:table-cell office:value-type="float" office:value="2597309">
            <text:p>2597309</text:p>
          </table:table-cell>
          <table:table-cell office:value-type="float" office:value="2558722">
            <text:p>2558722</text:p>
          </table:table-cell>
          <table:table-cell office:value-type="float" office:value="5848">
            <text:p>5848</text:p>
          </table:table-cell>
          <table:table-cell office:value-type="float" office:value="8008">
            <text:p>8008</text:p>
          </table:table-cell>
          <table:table-cell office:value-type="float" office:value="8391">
            <text:p>8391</text:p>
          </table:table-cell>
          <table:table-cell office:value-type="float" office:value="4869">
            <text:p>4869</text:p>
          </table:table-cell>
          <table:table-cell/>
        </table:table-row>
        <table:table-row table:style-name="ro1">
          <table:table-cell/>
          <table:table-cell office:value-type="float" office:value="5859457">
            <text:p>5859457</text:p>
          </table:table-cell>
          <table:table-cell office:value-type="float" office:value="5832027">
            <text:p>5832027</text:p>
          </table:table-cell>
          <table:table-cell office:value-type="float" office:value="30502807">
            <text:p>30502807</text:p>
          </table:table-cell>
          <table:table-cell office:value-type="float" office:value="30494879">
            <text:p>30494879</text:p>
          </table:table-cell>
          <table:table-cell office:value-type="float" office:value="5258">
            <text:p>5258</text:p>
          </table:table-cell>
          <table:table-cell office:value-type="float" office:value="5545">
            <text:p>5545</text:p>
          </table:table-cell>
          <table:table-cell office:value-type="float" office:value="2700464">
            <text:p>2700464</text:p>
          </table:table-cell>
          <table:table-cell office:value-type="float" office:value="2601460">
            <text:p>2601460</text:p>
          </table:table-cell>
          <table:table-cell office:value-type="float" office:value="2562868">
            <text:p>2562868</text:p>
          </table:table-cell>
          <table:table-cell office:value-type="float" office:value="2597709">
            <text:p>2597709</text:p>
          </table:table-cell>
          <table:table-cell office:value-type="float" office:value="2559210">
            <text:p>2559210</text:p>
          </table:table-cell>
          <table:table-cell office:value-type="float" office:value="5863">
            <text:p>5863</text:p>
          </table:table-cell>
          <table:table-cell office:value-type="float" office:value="8010">
            <text:p>8010</text:p>
          </table:table-cell>
          <table:table-cell office:value-type="float" office:value="8428">
            <text:p>8428</text:p>
          </table:table-cell>
          <table:table-cell office:value-type="float" office:value="4881">
            <text:p>4881</text:p>
          </table:table-cell>
          <table:table-cell/>
        </table:table-row>
        <table:table-row table:style-name="ro1">
          <table:table-cell/>
          <table:table-cell office:value-type="float" office:value="5861535">
            <text:p>5861535</text:p>
          </table:table-cell>
          <table:table-cell office:value-type="float" office:value="5830374">
            <text:p>5830374</text:p>
          </table:table-cell>
          <table:table-cell office:value-type="float" office:value="30495908">
            <text:p>30495908</text:p>
          </table:table-cell>
          <table:table-cell office:value-type="float" office:value="30490721">
            <text:p>30490721</text:p>
          </table:table-cell>
          <table:table-cell office:value-type="float" office:value="5223">
            <text:p>5223</text:p>
          </table:table-cell>
          <table:table-cell office:value-type="float" office:value="5514">
            <text:p>5514</text:p>
          </table:table-cell>
          <table:table-cell office:value-type="float" office:value="2698508">
            <text:p>2698508</text:p>
          </table:table-cell>
          <table:table-cell office:value-type="float" office:value="2601598">
            <text:p>2601598</text:p>
          </table:table-cell>
          <table:table-cell office:value-type="float" office:value="2564341">
            <text:p>2564341</text:p>
          </table:table-cell>
          <table:table-cell office:value-type="float" office:value="2598369">
            <text:p>2598369</text:p>
          </table:table-cell>
          <table:table-cell office:value-type="float" office:value="2560587">
            <text:p>2560587</text:p>
          </table:table-cell>
          <table:table-cell office:value-type="float" office:value="5859">
            <text:p>5859</text:p>
          </table:table-cell>
          <table:table-cell office:value-type="float" office:value="8008">
            <text:p>8008</text:p>
          </table:table-cell>
          <table:table-cell office:value-type="float" office:value="8399">
            <text:p>8399</text:p>
          </table:table-cell>
          <table:table-cell office:value-type="float" office:value="4890">
            <text:p>4890</text:p>
          </table:table-cell>
          <table:table-cell/>
        </table:table-row>
        <table:table-row table:style-name="ro1">
          <table:table-cell/>
          <table:table-cell office:value-type="float" office:value="6510425">
            <text:p>6510425</text:p>
          </table:table-cell>
          <table:table-cell office:value-type="float" office:value="6485426">
            <text:p>6485426</text:p>
          </table:table-cell>
          <table:table-cell office:value-type="float" office:value="33932697">
            <text:p>33932697</text:p>
          </table:table-cell>
          <table:table-cell office:value-type="float" office:value="33931020">
            <text:p>33931020</text:p>
          </table:table-cell>
          <table:table-cell office:value-type="float" office:value="5884">
            <text:p>5884</text:p>
          </table:table-cell>
          <table:table-cell office:value-type="float" office:value="6121">
            <text:p>6121</text:p>
          </table:table-cell>
          <table:table-cell office:value-type="float" office:value="2996962">
            <text:p>2996962</text:p>
          </table:table-cell>
          <table:table-cell office:value-type="float" office:value="2889646">
            <text:p>2889646</text:p>
          </table:table-cell>
          <table:table-cell office:value-type="float" office:value="2849372">
            <text:p>2849372</text:p>
          </table:table-cell>
          <table:table-cell office:value-type="float" office:value="2885808">
            <text:p>2885808</text:p>
          </table:table-cell>
          <table:table-cell office:value-type="float" office:value="2845211">
            <text:p>2845211</text:p>
          </table:table-cell>
          <table:table-cell office:value-type="float" office:value="6601">
            <text:p>6601</text:p>
          </table:table-cell>
          <table:table-cell office:value-type="float" office:value="8942">
            <text:p>8942</text:p>
          </table:table-cell>
          <table:table-cell office:value-type="float" office:value="9310">
            <text:p>9310</text:p>
          </table:table-cell>
          <table:table-cell office:value-type="float" office:value="5483">
            <text:p>5483</text:p>
          </table:table-cell>
          <table:table-cell/>
        </table:table-row>
        <table:table-row table:style-name="ro1">
          <table:table-cell/>
          <table:table-cell office:value-type="float" office:value="5853331">
            <text:p>5853331</text:p>
          </table:table-cell>
          <table:table-cell office:value-type="float" office:value="5832997">
            <text:p>5832997</text:p>
          </table:table-cell>
          <table:table-cell office:value-type="float" office:value="30500530">
            <text:p>30500530</text:p>
          </table:table-cell>
          <table:table-cell office:value-type="float" office:value="30497055">
            <text:p>30497055</text:p>
          </table:table-cell>
          <table:table-cell office:value-type="float" office:value="5230">
            <text:p>5230</text:p>
          </table:table-cell>
          <table:table-cell office:value-type="float" office:value="5509">
            <text:p>5509</text:p>
          </table:table-cell>
          <table:table-cell office:value-type="float" office:value="2698318">
            <text:p>2698318</text:p>
          </table:table-cell>
          <table:table-cell office:value-type="float" office:value="2599737">
            <text:p>2599737</text:p>
          </table:table-cell>
          <table:table-cell office:value-type="float" office:value="2561727">
            <text:p>2561727</text:p>
          </table:table-cell>
          <table:table-cell office:value-type="float" office:value="2598228">
            <text:p>2598228</text:p>
          </table:table-cell>
          <table:table-cell office:value-type="float" office:value="2558863">
            <text:p>2558863</text:p>
          </table:table-cell>
          <table:table-cell office:value-type="float" office:value="5882">
            <text:p>5882</text:p>
          </table:table-cell>
          <table:table-cell office:value-type="float" office:value="8090">
            <text:p>8090</text:p>
          </table:table-cell>
          <table:table-cell office:value-type="float" office:value="8410">
            <text:p>8410</text:p>
          </table:table-cell>
          <table:table-cell office:value-type="float" office:value="4909">
            <text:p>4909</text:p>
          </table:table-cell>
          <table:table-cell/>
        </table:table-row>
        <table:table-row table:style-name="ro1">
          <table:table-cell/>
          <table:table-cell office:value-type="float" office:value="5862839">
            <text:p>5862839</text:p>
          </table:table-cell>
          <table:table-cell office:value-type="float" office:value="5827434">
            <text:p>5827434</text:p>
          </table:table-cell>
          <table:table-cell office:value-type="float" office:value="30502228">
            <text:p>30502228</text:p>
          </table:table-cell>
          <table:table-cell office:value-type="float" office:value="30495671">
            <text:p>30495671</text:p>
          </table:table-cell>
          <table:table-cell office:value-type="float" office:value="5195">
            <text:p>5195</text:p>
          </table:table-cell>
          <table:table-cell office:value-type="float" office:value="5530">
            <text:p>5530</text:p>
          </table:table-cell>
          <table:table-cell office:value-type="float" office:value="2702127">
            <text:p>2702127</text:p>
          </table:table-cell>
          <table:table-cell office:value-type="float" office:value="2601601">
            <text:p>2601601</text:p>
          </table:table-cell>
          <table:table-cell office:value-type="float" office:value="2562947">
            <text:p>2562947</text:p>
          </table:table-cell>
          <table:table-cell office:value-type="float" office:value="2598496">
            <text:p>2598496</text:p>
          </table:table-cell>
          <table:table-cell office:value-type="float" office:value="2559902">
            <text:p>2559902</text:p>
          </table:table-cell>
          <table:table-cell office:value-type="float" office:value="5907">
            <text:p>5907</text:p>
          </table:table-cell>
          <table:table-cell office:value-type="float" office:value="8046">
            <text:p>8046</text:p>
          </table:table-cell>
          <table:table-cell office:value-type="float" office:value="8463">
            <text:p>8463</text:p>
          </table:table-cell>
          <table:table-cell office:value-type="float" office:value="4878">
            <text:p>4878</text:p>
          </table:table-cell>
          <table:table-cell/>
        </table:table-row>
        <table:table-row table:style-name="ro1">
          <table:table-cell/>
          <table:table-cell office:value-type="float" office:value="5855232">
            <text:p>5855232</text:p>
          </table:table-cell>
          <table:table-cell office:value-type="float" office:value="5830559">
            <text:p>5830559</text:p>
          </table:table-cell>
          <table:table-cell office:value-type="float" office:value="30498138">
            <text:p>30498138</text:p>
          </table:table-cell>
          <table:table-cell office:value-type="float" office:value="30491524">
            <text:p>30491524</text:p>
          </table:table-cell>
          <table:table-cell office:value-type="float" office:value="5205">
            <text:p>5205</text:p>
          </table:table-cell>
          <table:table-cell office:value-type="float" office:value="5586">
            <text:p>5586</text:p>
          </table:table-cell>
          <table:table-cell office:value-type="float" office:value="2700709">
            <text:p>2700709</text:p>
          </table:table-cell>
          <table:table-cell office:value-type="float" office:value="2602687">
            <text:p>2602687</text:p>
          </table:table-cell>
          <table:table-cell office:value-type="float" office:value="2562734">
            <text:p>2562734</text:p>
          </table:table-cell>
          <table:table-cell office:value-type="float" office:value="2598484">
            <text:p>2598484</text:p>
          </table:table-cell>
          <table:table-cell office:value-type="float" office:value="2559684">
            <text:p>2559684</text:p>
          </table:table-cell>
          <table:table-cell office:value-type="float" office:value="5858">
            <text:p>5858</text:p>
          </table:table-cell>
          <table:table-cell office:value-type="float" office:value="8002">
            <text:p>8002</text:p>
          </table:table-cell>
          <table:table-cell office:value-type="float" office:value="8395">
            <text:p>8395</text:p>
          </table:table-cell>
          <table:table-cell office:value-type="float" office:value="4879">
            <text:p>4879</text:p>
          </table:table-cell>
          <table:table-cell/>
        </table:table-row>
        <table:table-row table:style-name="ro1">
          <table:table-cell/>
          <table:table-cell office:value-type="float" office:value="6513594">
            <text:p>6513594</text:p>
          </table:table-cell>
          <table:table-cell office:value-type="float" office:value="6483657">
            <text:p>6483657</text:p>
          </table:table-cell>
          <table:table-cell office:value-type="float" office:value="33937448">
            <text:p>33937448</text:p>
          </table:table-cell>
          <table:table-cell office:value-type="float" office:value="33940936">
            <text:p>33940936</text:p>
          </table:table-cell>
          <table:table-cell office:value-type="float" office:value="5835">
            <text:p>5835</text:p>
          </table:table-cell>
          <table:table-cell office:value-type="float" office:value="6106">
            <text:p>6106</text:p>
          </table:table-cell>
          <table:table-cell office:value-type="float" office:value="3000024">
            <text:p>3000024</text:p>
          </table:table-cell>
          <table:table-cell office:value-type="float" office:value="2890167">
            <text:p>2890167</text:p>
          </table:table-cell>
          <table:table-cell office:value-type="float" office:value="2850678">
            <text:p>2850678</text:p>
          </table:table-cell>
          <table:table-cell office:value-type="float" office:value="2886831">
            <text:p>2886831</text:p>
          </table:table-cell>
          <table:table-cell office:value-type="float" office:value="2847675">
            <text:p>2847675</text:p>
          </table:table-cell>
          <table:table-cell office:value-type="float" office:value="6633">
            <text:p>6633</text:p>
          </table:table-cell>
          <table:table-cell office:value-type="float" office:value="8888">
            <text:p>8888</text:p>
          </table:table-cell>
          <table:table-cell office:value-type="float" office:value="9424">
            <text:p>9424</text:p>
          </table:table-cell>
          <table:table-cell office:value-type="float" office:value="5376">
            <text:p>5376</text:p>
          </table:table-cell>
          <table:table-cell/>
        </table:table-row>
        <table:table-row table:style-name="ro1">
          <table:table-cell/>
          <table:table-cell office:value-type="float" office:value="5856207">
            <text:p>5856207</text:p>
          </table:table-cell>
          <table:table-cell office:value-type="float" office:value="5830159">
            <text:p>5830159</text:p>
          </table:table-cell>
          <table:table-cell office:value-type="float" office:value="30499422">
            <text:p>30499422</text:p>
          </table:table-cell>
          <table:table-cell office:value-type="float" office:value="30495738">
            <text:p>30495738</text:p>
          </table:table-cell>
          <table:table-cell office:value-type="float" office:value="5205">
            <text:p>5205</text:p>
          </table:table-cell>
          <table:table-cell office:value-type="float" office:value="5547">
            <text:p>5547</text:p>
          </table:table-cell>
          <table:table-cell office:value-type="float" office:value="2699379">
            <text:p>2699379</text:p>
          </table:table-cell>
          <table:table-cell office:value-type="float" office:value="2601198">
            <text:p>2601198</text:p>
          </table:table-cell>
          <table:table-cell office:value-type="float" office:value="2562766">
            <text:p>2562766</text:p>
          </table:table-cell>
          <table:table-cell office:value-type="float" office:value="2598173">
            <text:p>2598173</text:p>
          </table:table-cell>
          <table:table-cell office:value-type="float" office:value="2559667">
            <text:p>2559667</text:p>
          </table:table-cell>
          <table:table-cell office:value-type="float" office:value="5891">
            <text:p>5891</text:p>
          </table:table-cell>
          <table:table-cell office:value-type="float" office:value="8002">
            <text:p>8002</text:p>
          </table:table-cell>
          <table:table-cell office:value-type="float" office:value="8404">
            <text:p>8404</text:p>
          </table:table-cell>
          <table:table-cell office:value-type="float" office:value="4883">
            <text:p>4883</text:p>
          </table:table-cell>
          <table:table-cell/>
        </table:table-row>
        <table:table-row table:style-name="ro1">
          <table:table-cell/>
          <table:table-cell office:value-type="float" office:value="5860674">
            <text:p>5860674</text:p>
          </table:table-cell>
          <table:table-cell office:value-type="float" office:value="5831951">
            <text:p>5831951</text:p>
          </table:table-cell>
          <table:table-cell office:value-type="float" office:value="30493662">
            <text:p>30493662</text:p>
          </table:table-cell>
          <table:table-cell office:value-type="float" office:value="30491613">
            <text:p>30491613</text:p>
          </table:table-cell>
          <table:table-cell office:value-type="float" office:value="5238">
            <text:p>5238</text:p>
          </table:table-cell>
          <table:table-cell office:value-type="float" office:value="5517">
            <text:p>5517</text:p>
          </table:table-cell>
          <table:table-cell office:value-type="float" office:value="2699928">
            <text:p>2699928</text:p>
          </table:table-cell>
          <table:table-cell office:value-type="float" office:value="2601492">
            <text:p>2601492</text:p>
          </table:table-cell>
          <table:table-cell office:value-type="float" office:value="2562837">
            <text:p>2562837</text:p>
          </table:table-cell>
          <table:table-cell office:value-type="float" office:value="2597978">
            <text:p>2597978</text:p>
          </table:table-cell>
          <table:table-cell office:value-type="float" office:value="2559436">
            <text:p>2559436</text:p>
          </table:table-cell>
          <table:table-cell office:value-type="float" office:value="5920">
            <text:p>5920</text:p>
          </table:table-cell>
          <table:table-cell office:value-type="float" office:value="8024">
            <text:p>8024</text:p>
          </table:table-cell>
          <table:table-cell office:value-type="float" office:value="8419">
            <text:p>8419</text:p>
          </table:table-cell>
          <table:table-cell office:value-type="float" office:value="4889">
            <text:p>4889</text:p>
          </table:table-cell>
          <table:table-cell/>
        </table:table-row>
        <table:table-row table:style-name="ro1">
          <table:table-cell/>
          <table:table-cell office:value-type="float" office:value="6507232">
            <text:p>6507232</text:p>
          </table:table-cell>
          <table:table-cell office:value-type="float" office:value="6489106">
            <text:p>6489106</text:p>
          </table:table-cell>
          <table:table-cell office:value-type="float" office:value="33947106">
            <text:p>33947106</text:p>
          </table:table-cell>
          <table:table-cell office:value-type="float" office:value="33942177">
            <text:p>33942177</text:p>
          </table:table-cell>
          <table:table-cell office:value-type="float" office:value="5843">
            <text:p>5843</text:p>
          </table:table-cell>
          <table:table-cell office:value-type="float" office:value="6259">
            <text:p>6259</text:p>
          </table:table-cell>
          <table:table-cell office:value-type="float" office:value="2998396">
            <text:p>2998396</text:p>
          </table:table-cell>
          <table:table-cell office:value-type="float" office:value="2890370">
            <text:p>2890370</text:p>
          </table:table-cell>
          <table:table-cell office:value-type="float" office:value="2849159">
            <text:p>2849159</text:p>
          </table:table-cell>
          <table:table-cell office:value-type="float" office:value="2886436">
            <text:p>2886436</text:p>
          </table:table-cell>
          <table:table-cell office:value-type="float" office:value="2845244">
            <text:p>2845244</text:p>
          </table:table-cell>
          <table:table-cell office:value-type="float" office:value="6640">
            <text:p>6640</text:p>
          </table:table-cell>
          <table:table-cell office:value-type="float" office:value="8863">
            <text:p>8863</text:p>
          </table:table-cell>
          <table:table-cell office:value-type="float" office:value="9301">
            <text:p>9301</text:p>
          </table:table-cell>
          <table:table-cell office:value-type="float" office:value="5441">
            <text:p>5441</text:p>
          </table:table-cell>
          <table:table-cell/>
        </table:table-row>
        <table:table-row table:style-name="ro1">
          <table:table-cell/>
          <table:table-cell office:value-type="float" office:value="5855835">
            <text:p>5855835</text:p>
          </table:table-cell>
          <table:table-cell office:value-type="float" office:value="5831004">
            <text:p>5831004</text:p>
          </table:table-cell>
          <table:table-cell office:value-type="float" office:value="30498744">
            <text:p>30498744</text:p>
          </table:table-cell>
          <table:table-cell office:value-type="float" office:value="30493350">
            <text:p>30493350</text:p>
          </table:table-cell>
          <table:table-cell office:value-type="float" office:value="5257">
            <text:p>5257</text:p>
          </table:table-cell>
          <table:table-cell office:value-type="float" office:value="5545">
            <text:p>5545</text:p>
          </table:table-cell>
          <table:table-cell office:value-type="float" office:value="2698068">
            <text:p>2698068</text:p>
          </table:table-cell>
          <table:table-cell office:value-type="float" office:value="2600252">
            <text:p>2600252</text:p>
          </table:table-cell>
          <table:table-cell office:value-type="float" office:value="2562519">
            <text:p>2562519</text:p>
          </table:table-cell>
          <table:table-cell office:value-type="float" office:value="2596680">
            <text:p>2596680</text:p>
          </table:table-cell>
          <table:table-cell office:value-type="float" office:value="2559421">
            <text:p>2559421</text:p>
          </table:table-cell>
          <table:table-cell office:value-type="float" office:value="5854">
            <text:p>5854</text:p>
          </table:table-cell>
          <table:table-cell office:value-type="float" office:value="8008">
            <text:p>8008</text:p>
          </table:table-cell>
          <table:table-cell office:value-type="float" office:value="8400">
            <text:p>8400</text:p>
          </table:table-cell>
          <table:table-cell office:value-type="float" office:value="4882">
            <text:p>4882</text:p>
          </table:table-cell>
          <table:table-cell/>
        </table:table-row>
        <table:table-row table:style-name="ro1">
          <table:table-cell/>
          <table:table-cell office:value-type="float" office:value="5861045">
            <text:p>5861045</text:p>
          </table:table-cell>
          <table:table-cell office:value-type="float" office:value="5832737">
            <text:p>5832737</text:p>
          </table:table-cell>
          <table:table-cell office:value-type="float" office:value="30500755">
            <text:p>30500755</text:p>
          </table:table-cell>
          <table:table-cell office:value-type="float" office:value="30494022">
            <text:p>30494022</text:p>
          </table:table-cell>
          <table:table-cell office:value-type="float" office:value="5298">
            <text:p>5298</text:p>
          </table:table-cell>
          <table:table-cell office:value-type="float" office:value="5602">
            <text:p>5602</text:p>
          </table:table-cell>
          <table:table-cell office:value-type="float" office:value="2700909">
            <text:p>2700909</text:p>
          </table:table-cell>
          <table:table-cell office:value-type="float" office:value="2602100">
            <text:p>2602100</text:p>
          </table:table-cell>
          <table:table-cell office:value-type="float" office:value="2563396">
            <text:p>2563396</text:p>
          </table:table-cell>
          <table:table-cell office:value-type="float" office:value="2599237">
            <text:p>2599237</text:p>
          </table:table-cell>
          <table:table-cell office:value-type="float" office:value="2560040">
            <text:p>2560040</text:p>
          </table:table-cell>
          <table:table-cell office:value-type="float" office:value="5909">
            <text:p>5909</text:p>
          </table:table-cell>
          <table:table-cell office:value-type="float" office:value="8050">
            <text:p>8050</text:p>
          </table:table-cell>
          <table:table-cell office:value-type="float" office:value="8447">
            <text:p>8447</text:p>
          </table:table-cell>
          <table:table-cell office:value-type="float" office:value="4897">
            <text:p>4897</text:p>
          </table:table-cell>
          <table:table-cell/>
        </table:table-row>
        <table:table-row table:style-name="ro1">
          <table:table-cell/>
          <table:table-cell office:value-type="float" office:value="5860589">
            <text:p>5860589</text:p>
          </table:table-cell>
          <table:table-cell office:value-type="float" office:value="5829516">
            <text:p>5829516</text:p>
          </table:table-cell>
          <table:table-cell office:value-type="float" office:value="30495021">
            <text:p>30495021</text:p>
          </table:table-cell>
          <table:table-cell office:value-type="float" office:value="30492896">
            <text:p>30492896</text:p>
          </table:table-cell>
          <table:table-cell office:value-type="float" office:value="5224">
            <text:p>5224</text:p>
          </table:table-cell>
          <table:table-cell office:value-type="float" office:value="5530">
            <text:p>5530</text:p>
          </table:table-cell>
          <table:table-cell office:value-type="float" office:value="2700849">
            <text:p>2700849</text:p>
          </table:table-cell>
          <table:table-cell office:value-type="float" office:value="2600954">
            <text:p>2600954</text:p>
          </table:table-cell>
          <table:table-cell office:value-type="float" office:value="2562528">
            <text:p>2562528</text:p>
          </table:table-cell>
          <table:table-cell office:value-type="float" office:value="2597978">
            <text:p>2597978</text:p>
          </table:table-cell>
          <table:table-cell office:value-type="float" office:value="2558932">
            <text:p>2558932</text:p>
          </table:table-cell>
          <table:table-cell office:value-type="float" office:value="5885">
            <text:p>5885</text:p>
          </table:table-cell>
          <table:table-cell office:value-type="float" office:value="8043">
            <text:p>8043</text:p>
          </table:table-cell>
          <table:table-cell office:value-type="float" office:value="8411">
            <text:p>8411</text:p>
          </table:table-cell>
          <table:table-cell office:value-type="float" office:value="4912">
            <text:p>4912</text:p>
          </table:table-cell>
          <table:table-cell/>
        </table:table-row>
        <table:table-row table:style-name="ro1">
          <table:table-cell/>
          <table:table-cell office:value-type="float" office:value="6512905">
            <text:p>6512905</text:p>
          </table:table-cell>
          <table:table-cell office:value-type="float" office:value="6486441">
            <text:p>6486441</text:p>
          </table:table-cell>
          <table:table-cell office:value-type="float" office:value="33934453">
            <text:p>33934453</text:p>
          </table:table-cell>
          <table:table-cell office:value-type="float" office:value="33940318">
            <text:p>33940318</text:p>
          </table:table-cell>
          <table:table-cell office:value-type="float" office:value="5722">
            <text:p>5722</text:p>
          </table:table-cell>
          <table:table-cell office:value-type="float" office:value="6120">
            <text:p>6120</text:p>
          </table:table-cell>
          <table:table-cell office:value-type="float" office:value="2997174">
            <text:p>2997174</text:p>
          </table:table-cell>
          <table:table-cell office:value-type="float" office:value="2889727">
            <text:p>2889727</text:p>
          </table:table-cell>
          <table:table-cell office:value-type="float" office:value="2849798">
            <text:p>2849798</text:p>
          </table:table-cell>
          <table:table-cell office:value-type="float" office:value="2886078">
            <text:p>2886078</text:p>
          </table:table-cell>
          <table:table-cell office:value-type="float" office:value="2845406">
            <text:p>2845406</text:p>
          </table:table-cell>
          <table:table-cell office:value-type="float" office:value="6605">
            <text:p>6605</text:p>
          </table:table-cell>
          <table:table-cell office:value-type="float" office:value="8981">
            <text:p>8981</text:p>
          </table:table-cell>
          <table:table-cell office:value-type="float" office:value="9444">
            <text:p>9444</text:p>
          </table:table-cell>
          <table:table-cell office:value-type="float" office:value="5363">
            <text:p>5363</text:p>
          </table:table-cell>
          <table:table-cell/>
        </table:table-row>
        <table:table-row table:style-name="ro1">
          <table:table-cell/>
          <table:table-cell office:value-type="float" office:value="5858219">
            <text:p>5858219</text:p>
          </table:table-cell>
          <table:table-cell office:value-type="float" office:value="5830336">
            <text:p>5830336</text:p>
          </table:table-cell>
          <table:table-cell office:value-type="float" office:value="30499755">
            <text:p>30499755</text:p>
          </table:table-cell>
          <table:table-cell office:value-type="float" office:value="30494971">
            <text:p>30494971</text:p>
          </table:table-cell>
          <table:table-cell office:value-type="float" office:value="5235">
            <text:p>5235</text:p>
          </table:table-cell>
          <table:table-cell office:value-type="float" office:value="5589">
            <text:p>5589</text:p>
          </table:table-cell>
          <table:table-cell office:value-type="float" office:value="2698329">
            <text:p>2698329</text:p>
          </table:table-cell>
          <table:table-cell office:value-type="float" office:value="2599733">
            <text:p>2599733</text:p>
          </table:table-cell>
          <table:table-cell office:value-type="float" office:value="2561693">
            <text:p>2561693</text:p>
          </table:table-cell>
          <table:table-cell office:value-type="float" office:value="2597450">
            <text:p>2597450</text:p>
          </table:table-cell>
          <table:table-cell office:value-type="float" office:value="2559168">
            <text:p>2559168</text:p>
          </table:table-cell>
          <table:table-cell office:value-type="float" office:value="5868">
            <text:p>5868</text:p>
          </table:table-cell>
          <table:table-cell office:value-type="float" office:value="8000">
            <text:p>8000</text:p>
          </table:table-cell>
          <table:table-cell office:value-type="float" office:value="8365">
            <text:p>8365</text:p>
          </table:table-cell>
          <table:table-cell office:value-type="float" office:value="4909">
            <text:p>4909</text:p>
          </table:table-cell>
          <table:table-cell/>
        </table:table-row>
        <table:table-row table:style-name="ro1">
          <table:table-cell/>
          <table:table-cell office:value-type="float" office:value="5858802">
            <text:p>5858802</text:p>
          </table:table-cell>
          <table:table-cell office:value-type="float" office:value="5831694">
            <text:p>5831694</text:p>
          </table:table-cell>
          <table:table-cell office:value-type="float" office:value="30499612">
            <text:p>30499612</text:p>
          </table:table-cell>
          <table:table-cell office:value-type="float" office:value="30495695">
            <text:p>30495695</text:p>
          </table:table-cell>
          <table:table-cell office:value-type="float" office:value="5244">
            <text:p>5244</text:p>
          </table:table-cell>
          <table:table-cell office:value-type="float" office:value="5526">
            <text:p>5526</text:p>
          </table:table-cell>
          <table:table-cell office:value-type="float" office:value="2701092">
            <text:p>2701092</text:p>
          </table:table-cell>
          <table:table-cell office:value-type="float" office:value="2601999">
            <text:p>2601999</text:p>
          </table:table-cell>
          <table:table-cell office:value-type="float" office:value="2563700">
            <text:p>2563700</text:p>
          </table:table-cell>
          <table:table-cell office:value-type="float" office:value="2600211">
            <text:p>2600211</text:p>
          </table:table-cell>
          <table:table-cell office:value-type="float" office:value="2560289">
            <text:p>2560289</text:p>
          </table:table-cell>
          <table:table-cell office:value-type="float" office:value="5898">
            <text:p>5898</text:p>
          </table:table-cell>
          <table:table-cell office:value-type="float" office:value="8041">
            <text:p>8041</text:p>
          </table:table-cell>
          <table:table-cell office:value-type="float" office:value="8405">
            <text:p>8405</text:p>
          </table:table-cell>
          <table:table-cell office:value-type="float" office:value="4916">
            <text:p>4916</text:p>
          </table:table-cell>
          <table:table-cell/>
        </table:table-row>
        <table:table-row table:style-name="ro1">
          <table:table-cell/>
          <table:table-cell office:value-type="float" office:value="5857952">
            <text:p>5857952</text:p>
          </table:table-cell>
          <table:table-cell office:value-type="float" office:value="5830815">
            <text:p>5830815</text:p>
          </table:table-cell>
          <table:table-cell office:value-type="float" office:value="30495012">
            <text:p>30495012</text:p>
          </table:table-cell>
          <table:table-cell office:value-type="float" office:value="30491500">
            <text:p>30491500</text:p>
          </table:table-cell>
          <table:table-cell office:value-type="float" office:value="5203">
            <text:p>5203</text:p>
          </table:table-cell>
          <table:table-cell office:value-type="float" office:value="5518">
            <text:p>5518</text:p>
          </table:table-cell>
          <table:table-cell office:value-type="float" office:value="2701003">
            <text:p>2701003</text:p>
          </table:table-cell>
          <table:table-cell office:value-type="float" office:value="2601729">
            <text:p>2601729</text:p>
          </table:table-cell>
          <table:table-cell office:value-type="float" office:value="2563310">
            <text:p>2563310</text:p>
          </table:table-cell>
          <table:table-cell office:value-type="float" office:value="2599109">
            <text:p>2599109</text:p>
          </table:table-cell>
          <table:table-cell office:value-type="float" office:value="2559774">
            <text:p>2559774</text:p>
          </table:table-cell>
          <table:table-cell office:value-type="float" office:value="5879">
            <text:p>5879</text:p>
          </table:table-cell>
          <table:table-cell office:value-type="float" office:value="8002">
            <text:p>8002</text:p>
          </table:table-cell>
          <table:table-cell office:value-type="float" office:value="8383">
            <text:p>8383</text:p>
          </table:table-cell>
          <table:table-cell office:value-type="float" office:value="4870">
            <text:p>4870</text:p>
          </table:table-cell>
          <table:table-cell/>
        </table:table-row>
        <table:table-row table:style-name="ro1">
          <table:table-cell/>
          <table:table-cell office:value-type="float" office:value="6508200">
            <text:p>6508200</text:p>
          </table:table-cell>
          <table:table-cell office:value-type="float" office:value="6487003">
            <text:p>6487003</text:p>
          </table:table-cell>
          <table:table-cell office:value-type="float" office:value="33938999">
            <text:p>33938999</text:p>
          </table:table-cell>
          <table:table-cell office:value-type="float" office:value="33947418">
            <text:p>33947418</text:p>
          </table:table-cell>
          <table:table-cell office:value-type="float" office:value="5858">
            <text:p>5858</text:p>
          </table:table-cell>
          <table:table-cell office:value-type="float" office:value="6130">
            <text:p>6130</text:p>
          </table:table-cell>
          <table:table-cell office:value-type="float" office:value="2998934">
            <text:p>2998934</text:p>
          </table:table-cell>
          <table:table-cell office:value-type="float" office:value="2889446">
            <text:p>2889446</text:p>
          </table:table-cell>
          <table:table-cell office:value-type="float" office:value="2851038">
            <text:p>2851038</text:p>
          </table:table-cell>
          <table:table-cell office:value-type="float" office:value="2885356">
            <text:p>2885356</text:p>
          </table:table-cell>
          <table:table-cell office:value-type="float" office:value="2847284">
            <text:p>2847284</text:p>
          </table:table-cell>
          <table:table-cell office:value-type="float" office:value="6484">
            <text:p>6484</text:p>
          </table:table-cell>
          <table:table-cell office:value-type="float" office:value="8895">
            <text:p>8895</text:p>
          </table:table-cell>
          <table:table-cell office:value-type="float" office:value="9518">
            <text:p>9518</text:p>
          </table:table-cell>
          <table:table-cell office:value-type="float" office:value="5348">
            <text:p>5348</text:p>
          </table:table-cell>
          <table:table-cell/>
        </table:table-row>
        <table:table-row table:style-name="ro1">
          <table:table-cell/>
          <table:table-cell office:value-type="float" office:value="5858716">
            <text:p>5858716</text:p>
          </table:table-cell>
          <table:table-cell office:value-type="float" office:value="5830509">
            <text:p>5830509</text:p>
          </table:table-cell>
          <table:table-cell office:value-type="float" office:value="30497281">
            <text:p>30497281</text:p>
          </table:table-cell>
          <table:table-cell office:value-type="float" office:value="30498599">
            <text:p>30498599</text:p>
          </table:table-cell>
          <table:table-cell office:value-type="float" office:value="5238">
            <text:p>5238</text:p>
          </table:table-cell>
          <table:table-cell office:value-type="float" office:value="5543">
            <text:p>5543</text:p>
          </table:table-cell>
          <table:table-cell office:value-type="float" office:value="2698407">
            <text:p>2698407</text:p>
          </table:table-cell>
          <table:table-cell office:value-type="float" office:value="2600216">
            <text:p>2600216</text:p>
          </table:table-cell>
          <table:table-cell office:value-type="float" office:value="2562293">
            <text:p>2562293</text:p>
          </table:table-cell>
          <table:table-cell office:value-type="float" office:value="2596741">
            <text:p>2596741</text:p>
          </table:table-cell>
          <table:table-cell office:value-type="float" office:value="2559676">
            <text:p>2559676</text:p>
          </table:table-cell>
          <table:table-cell office:value-type="float" office:value="5871">
            <text:p>5871</text:p>
          </table:table-cell>
          <table:table-cell office:value-type="float" office:value="8002">
            <text:p>8002</text:p>
          </table:table-cell>
          <table:table-cell office:value-type="float" office:value="8447">
            <text:p>8447</text:p>
          </table:table-cell>
          <table:table-cell office:value-type="float" office:value="4895">
            <text:p>4895</text:p>
          </table:table-cell>
          <table:table-cell/>
        </table:table-row>
        <table:table-row table:style-name="ro1">
          <table:table-cell/>
          <table:table-cell office:value-type="float" office:value="5858194">
            <text:p>5858194</text:p>
          </table:table-cell>
          <table:table-cell office:value-type="float" office:value="5833748">
            <text:p>5833748</text:p>
          </table:table-cell>
          <table:table-cell office:value-type="float" office:value="30500548">
            <text:p>30500548</text:p>
          </table:table-cell>
          <table:table-cell office:value-type="float" office:value="30496567">
            <text:p>30496567</text:p>
          </table:table-cell>
          <table:table-cell office:value-type="float" office:value="5240">
            <text:p>5240</text:p>
          </table:table-cell>
          <table:table-cell office:value-type="float" office:value="5517">
            <text:p>5517</text:p>
          </table:table-cell>
          <table:table-cell office:value-type="float" office:value="2701246">
            <text:p>2701246</text:p>
          </table:table-cell>
          <table:table-cell office:value-type="float" office:value="2601412">
            <text:p>2601412</text:p>
          </table:table-cell>
          <table:table-cell office:value-type="float" office:value="2562910">
            <text:p>2562910</text:p>
          </table:table-cell>
          <table:table-cell office:value-type="float" office:value="2598429">
            <text:p>2598429</text:p>
          </table:table-cell>
          <table:table-cell office:value-type="float" office:value="2559741">
            <text:p>2559741</text:p>
          </table:table-cell>
          <table:table-cell office:value-type="float" office:value="5866">
            <text:p>5866</text:p>
          </table:table-cell>
          <table:table-cell office:value-type="float" office:value="8046">
            <text:p>8046</text:p>
          </table:table-cell>
          <table:table-cell office:value-type="float" office:value="8423">
            <text:p>8423</text:p>
          </table:table-cell>
          <table:table-cell office:value-type="float" office:value="4905">
            <text:p>4905</text:p>
          </table:table-cell>
          <table:table-cell/>
        </table:table-row>
        <table:table-row table:style-name="ro1">
          <table:table-cell/>
          <table:table-cell office:value-type="float" office:value="5854752">
            <text:p>5854752</text:p>
          </table:table-cell>
          <table:table-cell office:value-type="float" office:value="5831207">
            <text:p>5831207</text:p>
          </table:table-cell>
          <table:table-cell office:value-type="float" office:value="30495902">
            <text:p>30495902</text:p>
          </table:table-cell>
          <table:table-cell office:value-type="float" office:value="30491920">
            <text:p>30491920</text:p>
          </table:table-cell>
          <table:table-cell office:value-type="float" office:value="5192">
            <text:p>5192</text:p>
          </table:table-cell>
          <table:table-cell office:value-type="float" office:value="5589">
            <text:p>5589</text:p>
          </table:table-cell>
          <table:table-cell office:value-type="float" office:value="2700566">
            <text:p>2700566</text:p>
          </table:table-cell>
          <table:table-cell office:value-type="float" office:value="2601535">
            <text:p>2601535</text:p>
          </table:table-cell>
          <table:table-cell office:value-type="float" office:value="2562464">
            <text:p>2562464</text:p>
          </table:table-cell>
          <table:table-cell office:value-type="float" office:value="2598207">
            <text:p>2598207</text:p>
          </table:table-cell>
          <table:table-cell office:value-type="float" office:value="2559152">
            <text:p>2559152</text:p>
          </table:table-cell>
          <table:table-cell office:value-type="float" office:value="5871">
            <text:p>5871</text:p>
          </table:table-cell>
          <table:table-cell office:value-type="float" office:value="8022">
            <text:p>8022</text:p>
          </table:table-cell>
          <table:table-cell office:value-type="float" office:value="8430">
            <text:p>8430</text:p>
          </table:table-cell>
          <table:table-cell office:value-type="float" office:value="4887">
            <text:p>4887</text:p>
          </table:table-cell>
          <table:table-cell/>
        </table:table-row>
        <table:table-row table:style-name="ro1">
          <table:table-cell/>
          <table:table-cell office:value-type="float" office:value="6511462">
            <text:p>6511462</text:p>
          </table:table-cell>
          <table:table-cell office:value-type="float" office:value="6486120">
            <text:p>6486120</text:p>
          </table:table-cell>
          <table:table-cell office:value-type="float" office:value="33942173">
            <text:p>33942173</text:p>
          </table:table-cell>
          <table:table-cell office:value-type="float" office:value="33944344">
            <text:p>33944344</text:p>
          </table:table-cell>
          <table:table-cell office:value-type="float" office:value="5932">
            <text:p>5932</text:p>
          </table:table-cell>
          <table:table-cell office:value-type="float" office:value="6124">
            <text:p>6124</text:p>
          </table:table-cell>
          <table:table-cell office:value-type="float" office:value="2999655">
            <text:p>2999655</text:p>
          </table:table-cell>
          <table:table-cell office:value-type="float" office:value="2891065">
            <text:p>2891065</text:p>
          </table:table-cell>
          <table:table-cell office:value-type="float" office:value="2850451">
            <text:p>2850451</text:p>
          </table:table-cell>
          <table:table-cell office:value-type="float" office:value="2887566">
            <text:p>2887566</text:p>
          </table:table-cell>
          <table:table-cell office:value-type="float" office:value="2846354">
            <text:p>2846354</text:p>
          </table:table-cell>
          <table:table-cell office:value-type="float" office:value="6649">
            <text:p>6649</text:p>
          </table:table-cell>
          <table:table-cell office:value-type="float" office:value="8977">
            <text:p>8977</text:p>
          </table:table-cell>
          <table:table-cell office:value-type="float" office:value="9489">
            <text:p>9489</text:p>
          </table:table-cell>
          <table:table-cell office:value-type="float" office:value="5382">
            <text:p>5382</text:p>
          </table:table-cell>
          <table:table-cell/>
        </table:table-row>
        <table:table-row table:style-name="ro1">
          <table:table-cell/>
          <table:table-cell office:value-type="float" office:value="5860507">
            <text:p>5860507</text:p>
          </table:table-cell>
          <table:table-cell office:value-type="float" office:value="5832158">
            <text:p>5832158</text:p>
          </table:table-cell>
          <table:table-cell office:value-type="float" office:value="30500563">
            <text:p>30500563</text:p>
          </table:table-cell>
          <table:table-cell office:value-type="float" office:value="30495743">
            <text:p>30495743</text:p>
          </table:table-cell>
          <table:table-cell office:value-type="float" office:value="5192">
            <text:p>5192</text:p>
          </table:table-cell>
          <table:table-cell office:value-type="float" office:value="5519">
            <text:p>5519</text:p>
          </table:table-cell>
          <table:table-cell office:value-type="float" office:value="2698794">
            <text:p>2698794</text:p>
          </table:table-cell>
          <table:table-cell office:value-type="float" office:value="2599925">
            <text:p>2599925</text:p>
          </table:table-cell>
          <table:table-cell office:value-type="float" office:value="2562450">
            <text:p>2562450</text:p>
          </table:table-cell>
          <table:table-cell office:value-type="float" office:value="2596966">
            <text:p>2596966</text:p>
          </table:table-cell>
          <table:table-cell office:value-type="float" office:value="2559198">
            <text:p>2559198</text:p>
          </table:table-cell>
          <table:table-cell office:value-type="float" office:value="5863">
            <text:p>5863</text:p>
          </table:table-cell>
          <table:table-cell office:value-type="float" office:value="8019">
            <text:p>8019</text:p>
          </table:table-cell>
          <table:table-cell office:value-type="float" office:value="8440">
            <text:p>8440</text:p>
          </table:table-cell>
          <table:table-cell office:value-type="float" office:value="4913">
            <text:p>4913</text:p>
          </table:table-cell>
          <table:table-cell/>
        </table:table-row>
        <table:table-row table:style-name="ro1">
          <table:table-cell/>
          <table:table-cell office:value-type="float" office:value="5858761">
            <text:p>5858761</text:p>
          </table:table-cell>
          <table:table-cell office:value-type="float" office:value="5831154">
            <text:p>5831154</text:p>
          </table:table-cell>
          <table:table-cell office:value-type="float" office:value="30500298">
            <text:p>30500298</text:p>
          </table:table-cell>
          <table:table-cell office:value-type="float" office:value="30498309">
            <text:p>30498309</text:p>
          </table:table-cell>
          <table:table-cell office:value-type="float" office:value="5247">
            <text:p>5247</text:p>
          </table:table-cell>
          <table:table-cell office:value-type="float" office:value="5598">
            <text:p>5598</text:p>
          </table:table-cell>
          <table:table-cell office:value-type="float" office:value="2701192">
            <text:p>2701192</text:p>
          </table:table-cell>
          <table:table-cell office:value-type="float" office:value="2601054">
            <text:p>2601054</text:p>
          </table:table-cell>
          <table:table-cell office:value-type="float" office:value="2562826">
            <text:p>2562826</text:p>
          </table:table-cell>
          <table:table-cell office:value-type="float" office:value="2597932">
            <text:p>2597932</text:p>
          </table:table-cell>
          <table:table-cell office:value-type="float" office:value="2559132">
            <text:p>2559132</text:p>
          </table:table-cell>
          <table:table-cell office:value-type="float" office:value="5865">
            <text:p>5865</text:p>
          </table:table-cell>
          <table:table-cell office:value-type="float" office:value="8017">
            <text:p>8017</text:p>
          </table:table-cell>
          <table:table-cell office:value-type="float" office:value="8416">
            <text:p>8416</text:p>
          </table:table-cell>
          <table:table-cell office:value-type="float" office:value="4865">
            <text:p>4865</text:p>
          </table:table-cell>
          <table:table-cell/>
        </table:table-row>
        <table:table-row table:style-name="ro1">
          <table:table-cell/>
          <table:table-cell office:value-type="float" office:value="5854779">
            <text:p>5854779</text:p>
          </table:table-cell>
          <table:table-cell office:value-type="float" office:value="5832323">
            <text:p>5832323</text:p>
          </table:table-cell>
          <table:table-cell office:value-type="float" office:value="30494662">
            <text:p>30494662</text:p>
          </table:table-cell>
          <table:table-cell office:value-type="float" office:value="30491649">
            <text:p>30491649</text:p>
          </table:table-cell>
          <table:table-cell office:value-type="float" office:value="5217">
            <text:p>5217</text:p>
          </table:table-cell>
          <table:table-cell office:value-type="float" office:value="5531">
            <text:p>5531</text:p>
          </table:table-cell>
          <table:table-cell office:value-type="float" office:value="2700706">
            <text:p>2700706</text:p>
          </table:table-cell>
          <table:table-cell office:value-type="float" office:value="2601494">
            <text:p>2601494</text:p>
          </table:table-cell>
          <table:table-cell office:value-type="float" office:value="2562811">
            <text:p>2562811</text:p>
          </table:table-cell>
          <table:table-cell office:value-type="float" office:value="2598485">
            <text:p>2598485</text:p>
          </table:table-cell>
          <table:table-cell office:value-type="float" office:value="2559529">
            <text:p>2559529</text:p>
          </table:table-cell>
          <table:table-cell office:value-type="float" office:value="5844">
            <text:p>5844</text:p>
          </table:table-cell>
          <table:table-cell office:value-type="float" office:value="8025">
            <text:p>8025</text:p>
          </table:table-cell>
          <table:table-cell office:value-type="float" office:value="8438">
            <text:p>8438</text:p>
          </table:table-cell>
          <table:table-cell office:value-type="float" office:value="4863">
            <text:p>4863</text:p>
          </table:table-cell>
          <table:table-cell/>
        </table:table-row>
        <table:table-row table:style-name="ro1">
          <table:table-cell/>
          <table:table-cell office:value-type="float" office:value="6504914">
            <text:p>6504914</text:p>
          </table:table-cell>
          <table:table-cell office:value-type="float" office:value="6487472">
            <text:p>6487472</text:p>
          </table:table-cell>
          <table:table-cell office:value-type="float" office:value="33951150">
            <text:p>33951150</text:p>
          </table:table-cell>
          <table:table-cell office:value-type="float" office:value="33939843">
            <text:p>33939843</text:p>
          </table:table-cell>
          <table:table-cell office:value-type="float" office:value="5836">
            <text:p>5836</text:p>
          </table:table-cell>
          <table:table-cell office:value-type="float" office:value="6254">
            <text:p>6254</text:p>
          </table:table-cell>
          <table:table-cell office:value-type="float" office:value="2999184">
            <text:p>2999184</text:p>
          </table:table-cell>
          <table:table-cell office:value-type="float" office:value="2889971">
            <text:p>2889971</text:p>
          </table:table-cell>
          <table:table-cell office:value-type="float" office:value="2851438">
            <text:p>2851438</text:p>
          </table:table-cell>
          <table:table-cell office:value-type="float" office:value="2886274">
            <text:p>2886274</text:p>
          </table:table-cell>
          <table:table-cell office:value-type="float" office:value="2848964">
            <text:p>2848964</text:p>
          </table:table-cell>
          <table:table-cell office:value-type="float" office:value="6544">
            <text:p>6544</text:p>
          </table:table-cell>
          <table:table-cell office:value-type="float" office:value="8894">
            <text:p>8894</text:p>
          </table:table-cell>
          <table:table-cell office:value-type="float" office:value="9292">
            <text:p>9292</text:p>
          </table:table-cell>
          <table:table-cell office:value-type="float" office:value="5465">
            <text:p>5465</text:p>
          </table:table-cell>
          <table:table-cell/>
        </table:table-row>
        <table:table-row table:style-name="ro1">
          <table:table-cell/>
          <table:table-cell office:value-type="float" office:value="5859455">
            <text:p>5859455</text:p>
          </table:table-cell>
          <table:table-cell office:value-type="float" office:value="5831478">
            <text:p>5831478</text:p>
          </table:table-cell>
          <table:table-cell office:value-type="float" office:value="30497707">
            <text:p>30497707</text:p>
          </table:table-cell>
          <table:table-cell office:value-type="float" office:value="30498731">
            <text:p>30498731</text:p>
          </table:table-cell>
          <table:table-cell office:value-type="float" office:value="5212">
            <text:p>5212</text:p>
          </table:table-cell>
          <table:table-cell office:value-type="float" office:value="5523">
            <text:p>5523</text:p>
          </table:table-cell>
          <table:table-cell office:value-type="float" office:value="2698996">
            <text:p>2698996</text:p>
          </table:table-cell>
          <table:table-cell office:value-type="float" office:value="2601493">
            <text:p>2601493</text:p>
          </table:table-cell>
          <table:table-cell office:value-type="float" office:value="2564597">
            <text:p>2564597</text:p>
          </table:table-cell>
          <table:table-cell office:value-type="float" office:value="2597615">
            <text:p>2597615</text:p>
          </table:table-cell>
          <table:table-cell office:value-type="float" office:value="2559050">
            <text:p>2559050</text:p>
          </table:table-cell>
          <table:table-cell office:value-type="float" office:value="5876">
            <text:p>5876</text:p>
          </table:table-cell>
          <table:table-cell office:value-type="float" office:value="8004">
            <text:p>8004</text:p>
          </table:table-cell>
          <table:table-cell office:value-type="float" office:value="8401">
            <text:p>8401</text:p>
          </table:table-cell>
          <table:table-cell office:value-type="float" office:value="4889">
            <text:p>4889</text:p>
          </table:table-cell>
          <table:table-cell/>
        </table:table-row>
        <table:table-row table:style-name="ro1">
          <table:table-cell/>
          <table:table-cell office:value-type="float" office:value="5858035">
            <text:p>5858035</text:p>
          </table:table-cell>
          <table:table-cell office:value-type="float" office:value="5830568">
            <text:p>5830568</text:p>
          </table:table-cell>
          <table:table-cell office:value-type="float" office:value="30496946">
            <text:p>30496946</text:p>
          </table:table-cell>
          <table:table-cell office:value-type="float" office:value="30496097">
            <text:p>30496097</text:p>
          </table:table-cell>
          <table:table-cell office:value-type="float" office:value="5233">
            <text:p>5233</text:p>
          </table:table-cell>
          <table:table-cell office:value-type="float" office:value="5533">
            <text:p>5533</text:p>
          </table:table-cell>
          <table:table-cell office:value-type="float" office:value="2701226">
            <text:p>2701226</text:p>
          </table:table-cell>
          <table:table-cell office:value-type="float" office:value="2601906">
            <text:p>2601906</text:p>
          </table:table-cell>
          <table:table-cell office:value-type="float" office:value="2563385">
            <text:p>2563385</text:p>
          </table:table-cell>
          <table:table-cell office:value-type="float" office:value="2600259">
            <text:p>2600259</text:p>
          </table:table-cell>
          <table:table-cell office:value-type="float" office:value="2560249">
            <text:p>2560249</text:p>
          </table:table-cell>
          <table:table-cell office:value-type="float" office:value="5894">
            <text:p>5894</text:p>
          </table:table-cell>
          <table:table-cell office:value-type="float" office:value="8184">
            <text:p>8184</text:p>
          </table:table-cell>
          <table:table-cell office:value-type="float" office:value="8430">
            <text:p>8430</text:p>
          </table:table-cell>
          <table:table-cell office:value-type="float" office:value="4942">
            <text:p>4942</text:p>
          </table:table-cell>
          <table:table-cell/>
        </table:table-row>
        <table:table-row table:style-name="ro1">
          <table:table-cell/>
          <table:table-cell office:value-type="float" office:value="5857248">
            <text:p>5857248</text:p>
          </table:table-cell>
          <table:table-cell office:value-type="float" office:value="5830506">
            <text:p>5830506</text:p>
          </table:table-cell>
          <table:table-cell office:value-type="float" office:value="30495538">
            <text:p>30495538</text:p>
          </table:table-cell>
          <table:table-cell office:value-type="float" office:value="30490909">
            <text:p>30490909</text:p>
          </table:table-cell>
          <table:table-cell office:value-type="float" office:value="5216">
            <text:p>5216</text:p>
          </table:table-cell>
          <table:table-cell office:value-type="float" office:value="5597">
            <text:p>5597</text:p>
          </table:table-cell>
          <table:table-cell office:value-type="float" office:value="2699880">
            <text:p>2699880</text:p>
          </table:table-cell>
          <table:table-cell office:value-type="float" office:value="2601061">
            <text:p>2601061</text:p>
          </table:table-cell>
          <table:table-cell office:value-type="float" office:value="2562162">
            <text:p>2562162</text:p>
          </table:table-cell>
          <table:table-cell office:value-type="float" office:value="2597700">
            <text:p>2597700</text:p>
          </table:table-cell>
          <table:table-cell office:value-type="float" office:value="2558989">
            <text:p>2558989</text:p>
          </table:table-cell>
          <table:table-cell office:value-type="float" office:value="5907">
            <text:p>5907</text:p>
          </table:table-cell>
          <table:table-cell office:value-type="float" office:value="8015">
            <text:p>8015</text:p>
          </table:table-cell>
          <table:table-cell office:value-type="float" office:value="8420">
            <text:p>8420</text:p>
          </table:table-cell>
          <table:table-cell office:value-type="float" office:value="4885">
            <text:p>4885</text:p>
          </table:table-cell>
          <table:table-cell/>
        </table:table-row>
        <table:table-row table:style-name="ro1">
          <table:table-cell/>
          <table:table-cell office:value-type="float" office:value="6512632">
            <text:p>6512632</text:p>
          </table:table-cell>
          <table:table-cell office:value-type="float" office:value="6488364">
            <text:p>6488364</text:p>
          </table:table-cell>
          <table:table-cell office:value-type="float" office:value="33958827">
            <text:p>33958827</text:p>
          </table:table-cell>
          <table:table-cell office:value-type="float" office:value="33938961">
            <text:p>33938961</text:p>
          </table:table-cell>
          <table:table-cell office:value-type="float" office:value="5857">
            <text:p>5857</text:p>
          </table:table-cell>
          <table:table-cell office:value-type="float" office:value="6264">
            <text:p>6264</text:p>
          </table:table-cell>
          <table:table-cell office:value-type="float" office:value="2998103">
            <text:p>2998103</text:p>
          </table:table-cell>
          <table:table-cell office:value-type="float" office:value="2889433">
            <text:p>2889433</text:p>
          </table:table-cell>
          <table:table-cell office:value-type="float" office:value="2849870">
            <text:p>2849870</text:p>
          </table:table-cell>
          <table:table-cell office:value-type="float" office:value="2886449">
            <text:p>2886449</text:p>
          </table:table-cell>
          <table:table-cell office:value-type="float" office:value="2845146">
            <text:p>2845146</text:p>
          </table:table-cell>
          <table:table-cell office:value-type="float" office:value="6549">
            <text:p>6549</text:p>
          </table:table-cell>
          <table:table-cell office:value-type="float" office:value="8911">
            <text:p>8911</text:p>
          </table:table-cell>
          <table:table-cell office:value-type="float" office:value="9341">
            <text:p>9341</text:p>
          </table:table-cell>
          <table:table-cell office:value-type="float" office:value="5482">
            <text:p>5482</text:p>
          </table:table-cell>
          <table:table-cell/>
        </table:table-row>
        <table:table-row table:style-name="ro1">
          <table:table-cell/>
          <table:table-cell office:value-type="float" office:value="5854552">
            <text:p>5854552</text:p>
          </table:table-cell>
          <table:table-cell office:value-type="float" office:value="5830664">
            <text:p>5830664</text:p>
          </table:table-cell>
          <table:table-cell office:value-type="float" office:value="30498602">
            <text:p>30498602</text:p>
          </table:table-cell>
          <table:table-cell office:value-type="float" office:value="30494116">
            <text:p>30494116</text:p>
          </table:table-cell>
          <table:table-cell office:value-type="float" office:value="5244">
            <text:p>5244</text:p>
          </table:table-cell>
          <table:table-cell office:value-type="float" office:value="5526">
            <text:p>5526</text:p>
          </table:table-cell>
          <table:table-cell office:value-type="float" office:value="2698369">
            <text:p>2698369</text:p>
          </table:table-cell>
          <table:table-cell office:value-type="float" office:value="2599713">
            <text:p>2599713</text:p>
          </table:table-cell>
          <table:table-cell office:value-type="float" office:value="2561930">
            <text:p>2561930</text:p>
          </table:table-cell>
          <table:table-cell office:value-type="float" office:value="2597068">
            <text:p>2597068</text:p>
          </table:table-cell>
          <table:table-cell office:value-type="float" office:value="2560138">
            <text:p>2560138</text:p>
          </table:table-cell>
          <table:table-cell office:value-type="float" office:value="5884">
            <text:p>5884</text:p>
          </table:table-cell>
          <table:table-cell office:value-type="float" office:value="8043">
            <text:p>8043</text:p>
          </table:table-cell>
          <table:table-cell office:value-type="float" office:value="8449">
            <text:p>8449</text:p>
          </table:table-cell>
          <table:table-cell office:value-type="float" office:value="4884">
            <text:p>4884</text:p>
          </table:table-cell>
          <table:table-cell/>
        </table:table-row>
        <table:table-row table:style-name="ro1">
          <table:table-cell/>
          <table:table-cell office:value-type="float" office:value="5861695">
            <text:p>5861695</text:p>
          </table:table-cell>
          <table:table-cell office:value-type="float" office:value="5831761">
            <text:p>5831761</text:p>
          </table:table-cell>
          <table:table-cell office:value-type="float" office:value="30502317">
            <text:p>30502317</text:p>
          </table:table-cell>
          <table:table-cell office:value-type="float" office:value="30497260">
            <text:p>30497260</text:p>
          </table:table-cell>
          <table:table-cell office:value-type="float" office:value="5243">
            <text:p>5243</text:p>
          </table:table-cell>
          <table:table-cell office:value-type="float" office:value="5538">
            <text:p>5538</text:p>
          </table:table-cell>
          <table:table-cell office:value-type="float" office:value="2701654">
            <text:p>2701654</text:p>
          </table:table-cell>
          <table:table-cell office:value-type="float" office:value="2601907">
            <text:p>2601907</text:p>
          </table:table-cell>
          <table:table-cell office:value-type="float" office:value="2562905">
            <text:p>2562905</text:p>
          </table:table-cell>
          <table:table-cell office:value-type="float" office:value="2598899">
            <text:p>2598899</text:p>
          </table:table-cell>
          <table:table-cell office:value-type="float" office:value="2559690">
            <text:p>2559690</text:p>
          </table:table-cell>
          <table:table-cell office:value-type="float" office:value="5911">
            <text:p>5911</text:p>
          </table:table-cell>
          <table:table-cell office:value-type="float" office:value="8005">
            <text:p>8005</text:p>
          </table:table-cell>
          <table:table-cell office:value-type="float" office:value="8406">
            <text:p>8406</text:p>
          </table:table-cell>
          <table:table-cell office:value-type="float" office:value="4910">
            <text:p>4910</text:p>
          </table:table-cell>
          <table:table-cell/>
        </table:table-row>
        <table:table-row table:style-name="ro1">
          <table:table-cell/>
          <table:table-cell office:value-type="float" office:value="5859764">
            <text:p>5859764</text:p>
          </table:table-cell>
          <table:table-cell office:value-type="float" office:value="5830429">
            <text:p>5830429</text:p>
          </table:table-cell>
          <table:table-cell office:value-type="float" office:value="30496759">
            <text:p>30496759</text:p>
          </table:table-cell>
          <table:table-cell office:value-type="float" office:value="30491224">
            <text:p>30491224</text:p>
          </table:table-cell>
          <table:table-cell office:value-type="float" office:value="5223">
            <text:p>5223</text:p>
          </table:table-cell>
          <table:table-cell office:value-type="float" office:value="5550">
            <text:p>5550</text:p>
          </table:table-cell>
          <table:table-cell office:value-type="float" office:value="2700305">
            <text:p>2700305</text:p>
          </table:table-cell>
          <table:table-cell office:value-type="float" office:value="2601157">
            <text:p>2601157</text:p>
          </table:table-cell>
          <table:table-cell office:value-type="float" office:value="2562397">
            <text:p>2562397</text:p>
          </table:table-cell>
          <table:table-cell office:value-type="float" office:value="2597573">
            <text:p>2597573</text:p>
          </table:table-cell>
          <table:table-cell office:value-type="float" office:value="2558868">
            <text:p>2558868</text:p>
          </table:table-cell>
          <table:table-cell office:value-type="float" office:value="5881">
            <text:p>5881</text:p>
          </table:table-cell>
          <table:table-cell office:value-type="float" office:value="8013">
            <text:p>8013</text:p>
          </table:table-cell>
          <table:table-cell office:value-type="float" office:value="8426">
            <text:p>8426</text:p>
          </table:table-cell>
          <table:table-cell office:value-type="float" office:value="4887">
            <text:p>4887</text:p>
          </table:table-cell>
          <table:table-cell/>
        </table:table-row>
        <table:table-row table:style-name="ro1">
          <table:table-cell/>
          <table:table-cell office:value-type="float" office:value="6511001">
            <text:p>6511001</text:p>
          </table:table-cell>
          <table:table-cell office:value-type="float" office:value="6489635">
            <text:p>6489635</text:p>
          </table:table-cell>
          <table:table-cell office:value-type="float" office:value="33940684">
            <text:p>33940684</text:p>
          </table:table-cell>
          <table:table-cell office:value-type="float" office:value="33945816">
            <text:p>33945816</text:p>
          </table:table-cell>
          <table:table-cell office:value-type="float" office:value="5835">
            <text:p>5835</text:p>
          </table:table-cell>
          <table:table-cell office:value-type="float" office:value="6226">
            <text:p>6226</text:p>
          </table:table-cell>
          <table:table-cell office:value-type="float" office:value="2998443">
            <text:p>2998443</text:p>
          </table:table-cell>
          <table:table-cell office:value-type="float" office:value="2891884">
            <text:p>2891884</text:p>
          </table:table-cell>
          <table:table-cell office:value-type="float" office:value="2851766">
            <text:p>2851766</text:p>
          </table:table-cell>
          <table:table-cell office:value-type="float" office:value="2888543">
            <text:p>2888543</text:p>
          </table:table-cell>
          <table:table-cell office:value-type="float" office:value="2847830">
            <text:p>2847830</text:p>
          </table:table-cell>
          <table:table-cell office:value-type="float" office:value="6481">
            <text:p>6481</text:p>
          </table:table-cell>
          <table:table-cell office:value-type="float" office:value="8792">
            <text:p>8792</text:p>
          </table:table-cell>
          <table:table-cell office:value-type="float" office:value="9362">
            <text:p>9362</text:p>
          </table:table-cell>
          <table:table-cell office:value-type="float" office:value="5483">
            <text:p>5483</text:p>
          </table:table-cell>
          <table:table-cell/>
        </table:table-row>
        <table:table-row table:style-name="ro1">
          <table:table-cell/>
          <table:table-cell office:value-type="float" office:value="5856425">
            <text:p>5856425</text:p>
          </table:table-cell>
          <table:table-cell office:value-type="float" office:value="5830589">
            <text:p>5830589</text:p>
          </table:table-cell>
          <table:table-cell office:value-type="float" office:value="30493670">
            <text:p>30493670</text:p>
          </table:table-cell>
          <table:table-cell office:value-type="float" office:value="30493636">
            <text:p>30493636</text:p>
          </table:table-cell>
          <table:table-cell office:value-type="float" office:value="5237">
            <text:p>5237</text:p>
          </table:table-cell>
          <table:table-cell office:value-type="float" office:value="5536">
            <text:p>5536</text:p>
          </table:table-cell>
          <table:table-cell office:value-type="float" office:value="2699140">
            <text:p>2699140</text:p>
          </table:table-cell>
          <table:table-cell office:value-type="float" office:value="2600194">
            <text:p>2600194</text:p>
          </table:table-cell>
          <table:table-cell office:value-type="float" office:value="2562060">
            <text:p>2562060</text:p>
          </table:table-cell>
          <table:table-cell office:value-type="float" office:value="2597782">
            <text:p>2597782</text:p>
          </table:table-cell>
          <table:table-cell office:value-type="float" office:value="2559196">
            <text:p>2559196</text:p>
          </table:table-cell>
          <table:table-cell office:value-type="float" office:value="5863">
            <text:p>5863</text:p>
          </table:table-cell>
          <table:table-cell office:value-type="float" office:value="7997">
            <text:p>7997</text:p>
          </table:table-cell>
          <table:table-cell office:value-type="float" office:value="8385">
            <text:p>8385</text:p>
          </table:table-cell>
          <table:table-cell office:value-type="float" office:value="4891">
            <text:p>4891</text:p>
          </table:table-cell>
          <table:table-cell/>
        </table:table-row>
        <table:table-row table:style-name="ro1">
          <table:table-cell/>
          <table:table-cell office:value-type="float" office:value="5854286">
            <text:p>5854286</text:p>
          </table:table-cell>
          <table:table-cell office:value-type="float" office:value="5831196">
            <text:p>5831196</text:p>
          </table:table-cell>
          <table:table-cell office:value-type="float" office:value="30501324">
            <text:p>30501324</text:p>
          </table:table-cell>
          <table:table-cell office:value-type="float" office:value="30496090">
            <text:p>30496090</text:p>
          </table:table-cell>
          <table:table-cell office:value-type="float" office:value="5242">
            <text:p>5242</text:p>
          </table:table-cell>
          <table:table-cell office:value-type="float" office:value="5528">
            <text:p>5528</text:p>
          </table:table-cell>
          <table:table-cell office:value-type="float" office:value="2702169">
            <text:p>2702169</text:p>
          </table:table-cell>
          <table:table-cell office:value-type="float" office:value="2601369">
            <text:p>2601369</text:p>
          </table:table-cell>
          <table:table-cell office:value-type="float" office:value="2564363">
            <text:p>2564363</text:p>
          </table:table-cell>
          <table:table-cell office:value-type="float" office:value="2597573">
            <text:p>2597573</text:p>
          </table:table-cell>
          <table:table-cell office:value-type="float" office:value="2561186">
            <text:p>2561186</text:p>
          </table:table-cell>
          <table:table-cell office:value-type="float" office:value="5878">
            <text:p>5878</text:p>
          </table:table-cell>
          <table:table-cell office:value-type="float" office:value="8057">
            <text:p>8057</text:p>
          </table:table-cell>
          <table:table-cell office:value-type="float" office:value="8434">
            <text:p>8434</text:p>
          </table:table-cell>
          <table:table-cell office:value-type="float" office:value="4894">
            <text:p>4894</text:p>
          </table:table-cell>
          <table:table-cell/>
        </table:table-row>
        <table:table-row table:style-name="ro1">
          <table:table-cell/>
          <table:table-cell office:value-type="float" office:value="5859479">
            <text:p>5859479</text:p>
          </table:table-cell>
          <table:table-cell office:value-type="float" office:value="5830400">
            <text:p>5830400</text:p>
          </table:table-cell>
          <table:table-cell office:value-type="float" office:value="30497307">
            <text:p>30497307</text:p>
          </table:table-cell>
          <table:table-cell office:value-type="float" office:value="30491275">
            <text:p>30491275</text:p>
          </table:table-cell>
          <table:table-cell office:value-type="float" office:value="5232">
            <text:p>5232</text:p>
          </table:table-cell>
          <table:table-cell office:value-type="float" office:value="5532">
            <text:p>5532</text:p>
          </table:table-cell>
          <table:table-cell office:value-type="float" office:value="2700516">
            <text:p>2700516</text:p>
          </table:table-cell>
          <table:table-cell office:value-type="float" office:value="2601696">
            <text:p>2601696</text:p>
          </table:table-cell>
          <table:table-cell office:value-type="float" office:value="2562781">
            <text:p>2562781</text:p>
          </table:table-cell>
          <table:table-cell office:value-type="float" office:value="2598236">
            <text:p>2598236</text:p>
          </table:table-cell>
          <table:table-cell office:value-type="float" office:value="2559734">
            <text:p>2559734</text:p>
          </table:table-cell>
          <table:table-cell office:value-type="float" office:value="5899">
            <text:p>5899</text:p>
          </table:table-cell>
          <table:table-cell office:value-type="float" office:value="8017">
            <text:p>8017</text:p>
          </table:table-cell>
          <table:table-cell office:value-type="float" office:value="8471">
            <text:p>8471</text:p>
          </table:table-cell>
          <table:table-cell office:value-type="float" office:value="4878">
            <text:p>4878</text:p>
          </table:table-cell>
          <table:table-cell/>
        </table:table-row>
        <table:table-row table:style-name="ro1">
          <table:table-cell/>
          <table:table-cell office:value-type="float" office:value="6498184">
            <text:p>6498184</text:p>
          </table:table-cell>
          <table:table-cell office:value-type="float" office:value="6485353">
            <text:p>6485353</text:p>
          </table:table-cell>
          <table:table-cell office:value-type="float" office:value="33927443">
            <text:p>33927443</text:p>
          </table:table-cell>
          <table:table-cell office:value-type="float" office:value="33934223">
            <text:p>33934223</text:p>
          </table:table-cell>
          <table:table-cell office:value-type="float" office:value="5847">
            <text:p>5847</text:p>
          </table:table-cell>
          <table:table-cell office:value-type="float" office:value="6262">
            <text:p>6262</text:p>
          </table:table-cell>
          <table:table-cell office:value-type="float" office:value="2998340">
            <text:p>2998340</text:p>
          </table:table-cell>
          <table:table-cell office:value-type="float" office:value="2889620">
            <text:p>2889620</text:p>
          </table:table-cell>
          <table:table-cell office:value-type="float" office:value="2849299">
            <text:p>2849299</text:p>
          </table:table-cell>
          <table:table-cell office:value-type="float" office:value="2884795">
            <text:p>2884795</text:p>
          </table:table-cell>
          <table:table-cell office:value-type="float" office:value="2845586">
            <text:p>2845586</text:p>
          </table:table-cell>
          <table:table-cell office:value-type="float" office:value="6620">
            <text:p>6620</text:p>
          </table:table-cell>
          <table:table-cell office:value-type="float" office:value="8908">
            <text:p>8908</text:p>
          </table:table-cell>
          <table:table-cell office:value-type="float" office:value="9265">
            <text:p>9265</text:p>
          </table:table-cell>
          <table:table-cell office:value-type="float" office:value="5526">
            <text:p>5526</text:p>
          </table:table-cell>
          <table:table-cell/>
        </table:table-row>
        <table:table-row table:style-name="ro1">
          <table:table-cell/>
          <table:table-cell office:value-type="float" office:value="5857234">
            <text:p>5857234</text:p>
          </table:table-cell>
          <table:table-cell office:value-type="float" office:value="5830479">
            <text:p>5830479</text:p>
          </table:table-cell>
          <table:table-cell office:value-type="float" office:value="30498917">
            <text:p>30498917</text:p>
          </table:table-cell>
          <table:table-cell office:value-type="float" office:value="30493456">
            <text:p>30493456</text:p>
          </table:table-cell>
          <table:table-cell office:value-type="float" office:value="5229">
            <text:p>5229</text:p>
          </table:table-cell>
          <table:table-cell office:value-type="float" office:value="5551">
            <text:p>5551</text:p>
          </table:table-cell>
          <table:table-cell office:value-type="float" office:value="2698311">
            <text:p>2698311</text:p>
          </table:table-cell>
          <table:table-cell office:value-type="float" office:value="2601456">
            <text:p>2601456</text:p>
          </table:table-cell>
          <table:table-cell office:value-type="float" office:value="2562282">
            <text:p>2562282</text:p>
          </table:table-cell>
          <table:table-cell office:value-type="float" office:value="2597479">
            <text:p>2597479</text:p>
          </table:table-cell>
          <table:table-cell office:value-type="float" office:value="2559185">
            <text:p>2559185</text:p>
          </table:table-cell>
          <table:table-cell office:value-type="float" office:value="5935">
            <text:p>5935</text:p>
          </table:table-cell>
          <table:table-cell office:value-type="float" office:value="7989">
            <text:p>7989</text:p>
          </table:table-cell>
          <table:table-cell office:value-type="float" office:value="8422">
            <text:p>8422</text:p>
          </table:table-cell>
          <table:table-cell office:value-type="float" office:value="4910">
            <text:p>4910</text:p>
          </table:table-cell>
          <table:table-cell/>
        </table:table-row>
        <table:table-row table:style-name="ro1">
          <table:table-cell/>
          <table:table-cell office:value-type="float" office:value="5858687">
            <text:p>5858687</text:p>
          </table:table-cell>
          <table:table-cell office:value-type="float" office:value="5831302">
            <text:p>5831302</text:p>
          </table:table-cell>
          <table:table-cell office:value-type="float" office:value="30502369">
            <text:p>30502369</text:p>
          </table:table-cell>
          <table:table-cell office:value-type="float" office:value="30495790">
            <text:p>30495790</text:p>
          </table:table-cell>
          <table:table-cell office:value-type="float" office:value="5227">
            <text:p>5227</text:p>
          </table:table-cell>
          <table:table-cell office:value-type="float" office:value="5539">
            <text:p>5539</text:p>
          </table:table-cell>
          <table:table-cell office:value-type="float" office:value="2701127">
            <text:p>2701127</text:p>
          </table:table-cell>
          <table:table-cell office:value-type="float" office:value="2601353">
            <text:p>2601353</text:p>
          </table:table-cell>
          <table:table-cell office:value-type="float" office:value="2562519">
            <text:p>2562519</text:p>
          </table:table-cell>
          <table:table-cell office:value-type="float" office:value="2601940">
            <text:p>2601940</text:p>
          </table:table-cell>
          <table:table-cell office:value-type="float" office:value="2559494">
            <text:p>2559494</text:p>
          </table:table-cell>
          <table:table-cell office:value-type="float" office:value="5889">
            <text:p>5889</text:p>
          </table:table-cell>
          <table:table-cell office:value-type="float" office:value="8037">
            <text:p>8037</text:p>
          </table:table-cell>
          <table:table-cell office:value-type="float" office:value="8461">
            <text:p>8461</text:p>
          </table:table-cell>
          <table:table-cell office:value-type="float" office:value="4898">
            <text:p>4898</text:p>
          </table:table-cell>
          <table:table-cell/>
        </table:table-row>
        <table:table-row table:style-name="ro1">
          <table:table-cell/>
          <table:table-cell office:value-type="float" office:value="5863148">
            <text:p>5863148</text:p>
          </table:table-cell>
          <table:table-cell office:value-type="float" office:value="5832741">
            <text:p>5832741</text:p>
          </table:table-cell>
          <table:table-cell office:value-type="float" office:value="30496577">
            <text:p>30496577</text:p>
          </table:table-cell>
          <table:table-cell office:value-type="float" office:value="30491758">
            <text:p>30491758</text:p>
          </table:table-cell>
          <table:table-cell office:value-type="float" office:value="5439">
            <text:p>5439</text:p>
          </table:table-cell>
          <table:table-cell office:value-type="float" office:value="5533">
            <text:p>5533</text:p>
          </table:table-cell>
          <table:table-cell office:value-type="float" office:value="2701138">
            <text:p>2701138</text:p>
          </table:table-cell>
          <table:table-cell office:value-type="float" office:value="2601659">
            <text:p>2601659</text:p>
          </table:table-cell>
          <table:table-cell office:value-type="float" office:value="2562688">
            <text:p>2562688</text:p>
          </table:table-cell>
          <table:table-cell office:value-type="float" office:value="2598221">
            <text:p>2598221</text:p>
          </table:table-cell>
          <table:table-cell office:value-type="float" office:value="2559577">
            <text:p>2559577</text:p>
          </table:table-cell>
          <table:table-cell office:value-type="float" office:value="5856">
            <text:p>5856</text:p>
          </table:table-cell>
          <table:table-cell office:value-type="float" office:value="8018">
            <text:p>8018</text:p>
          </table:table-cell>
          <table:table-cell office:value-type="float" office:value="8408">
            <text:p>8408</text:p>
          </table:table-cell>
          <table:table-cell office:value-type="float" office:value="4932">
            <text:p>4932</text:p>
          </table:table-cell>
          <table:table-cell/>
        </table:table-row>
        <table:table-row table:style-name="ro1">
          <table:table-cell/>
          <table:table-cell office:value-type="float" office:value="6509905">
            <text:p>6509905</text:p>
          </table:table-cell>
          <table:table-cell office:value-type="float" office:value="6484251">
            <text:p>6484251</text:p>
          </table:table-cell>
          <table:table-cell office:value-type="float" office:value="33936094">
            <text:p>33936094</text:p>
          </table:table-cell>
          <table:table-cell office:value-type="float" office:value="33945566">
            <text:p>33945566</text:p>
          </table:table-cell>
          <table:table-cell office:value-type="float" office:value="5847">
            <text:p>5847</text:p>
          </table:table-cell>
          <table:table-cell office:value-type="float" office:value="6136">
            <text:p>6136</text:p>
          </table:table-cell>
          <table:table-cell office:value-type="float" office:value="2998749">
            <text:p>2998749</text:p>
          </table:table-cell>
          <table:table-cell office:value-type="float" office:value="2890808">
            <text:p>2890808</text:p>
          </table:table-cell>
          <table:table-cell office:value-type="float" office:value="2849867">
            <text:p>2849867</text:p>
          </table:table-cell>
          <table:table-cell office:value-type="float" office:value="2887086">
            <text:p>2887086</text:p>
          </table:table-cell>
          <table:table-cell office:value-type="float" office:value="2845556">
            <text:p>2845556</text:p>
          </table:table-cell>
          <table:table-cell office:value-type="float" office:value="6557">
            <text:p>6557</text:p>
          </table:table-cell>
          <table:table-cell office:value-type="float" office:value="8935">
            <text:p>8935</text:p>
          </table:table-cell>
          <table:table-cell office:value-type="float" office:value="9296">
            <text:p>9296</text:p>
          </table:table-cell>
          <table:table-cell office:value-type="float" office:value="5354">
            <text:p>5354</text:p>
          </table:table-cell>
          <table:table-cell/>
        </table:table-row>
        <table:table-row table:style-name="ro1">
          <table:table-cell/>
          <table:table-cell office:value-type="float" office:value="5856313">
            <text:p>5856313</text:p>
          </table:table-cell>
          <table:table-cell office:value-type="float" office:value="5831201">
            <text:p>5831201</text:p>
          </table:table-cell>
          <table:table-cell office:value-type="float" office:value="30500467">
            <text:p>30500467</text:p>
          </table:table-cell>
          <table:table-cell office:value-type="float" office:value="30500356">
            <text:p>30500356</text:p>
          </table:table-cell>
          <table:table-cell office:value-type="float" office:value="5222">
            <text:p>5222</text:p>
          </table:table-cell>
          <table:table-cell office:value-type="float" office:value="5533">
            <text:p>5533</text:p>
          </table:table-cell>
          <table:table-cell office:value-type="float" office:value="2699232">
            <text:p>2699232</text:p>
          </table:table-cell>
          <table:table-cell office:value-type="float" office:value="2600773">
            <text:p>2600773</text:p>
          </table:table-cell>
          <table:table-cell office:value-type="float" office:value="2562750">
            <text:p>2562750</text:p>
          </table:table-cell>
          <table:table-cell office:value-type="float" office:value="2597850">
            <text:p>2597850</text:p>
          </table:table-cell>
          <table:table-cell office:value-type="float" office:value="2559537">
            <text:p>2559537</text:p>
          </table:table-cell>
          <table:table-cell office:value-type="float" office:value="5879">
            <text:p>5879</text:p>
          </table:table-cell>
          <table:table-cell office:value-type="float" office:value="8011">
            <text:p>8011</text:p>
          </table:table-cell>
          <table:table-cell office:value-type="float" office:value="8392">
            <text:p>8392</text:p>
          </table:table-cell>
          <table:table-cell office:value-type="float" office:value="4871">
            <text:p>4871</text:p>
          </table:table-cell>
          <table:table-cell/>
        </table:table-row>
        <table:table-row table:style-name="ro1">
          <table:table-cell/>
          <table:table-cell office:value-type="float" office:value="5860708">
            <text:p>5860708</text:p>
          </table:table-cell>
          <table:table-cell office:value-type="float" office:value="5830827">
            <text:p>5830827</text:p>
          </table:table-cell>
          <table:table-cell office:value-type="float" office:value="30501520">
            <text:p>30501520</text:p>
          </table:table-cell>
          <table:table-cell office:value-type="float" office:value="30495262">
            <text:p>30495262</text:p>
          </table:table-cell>
          <table:table-cell office:value-type="float" office:value="5247">
            <text:p>5247</text:p>
          </table:table-cell>
          <table:table-cell office:value-type="float" office:value="5533">
            <text:p>5533</text:p>
          </table:table-cell>
          <table:table-cell office:value-type="float" office:value="2701099">
            <text:p>2701099</text:p>
          </table:table-cell>
          <table:table-cell office:value-type="float" office:value="2601628">
            <text:p>2601628</text:p>
          </table:table-cell>
          <table:table-cell office:value-type="float" office:value="2564693">
            <text:p>2564693</text:p>
          </table:table-cell>
          <table:table-cell office:value-type="float" office:value="2598159">
            <text:p>2598159</text:p>
          </table:table-cell>
          <table:table-cell office:value-type="float" office:value="2561975">
            <text:p>2561975</text:p>
          </table:table-cell>
          <table:table-cell office:value-type="float" office:value="5880">
            <text:p>5880</text:p>
          </table:table-cell>
          <table:table-cell office:value-type="float" office:value="8067">
            <text:p>8067</text:p>
          </table:table-cell>
          <table:table-cell office:value-type="float" office:value="8417">
            <text:p>8417</text:p>
          </table:table-cell>
          <table:table-cell office:value-type="float" office:value="4885">
            <text:p>4885</text:p>
          </table:table-cell>
          <table:table-cell/>
        </table:table-row>
        <table:table-row table:style-name="ro1">
          <table:table-cell/>
          <table:table-cell office:value-type="float" office:value="5860048">
            <text:p>5860048</text:p>
          </table:table-cell>
          <table:table-cell office:value-type="float" office:value="5831412">
            <text:p>5831412</text:p>
          </table:table-cell>
          <table:table-cell office:value-type="float" office:value="30495181">
            <text:p>30495181</text:p>
          </table:table-cell>
          <table:table-cell office:value-type="float" office:value="30490998">
            <text:p>30490998</text:p>
          </table:table-cell>
          <table:table-cell office:value-type="float" office:value="5238">
            <text:p>5238</text:p>
          </table:table-cell>
          <table:table-cell office:value-type="float" office:value="5530">
            <text:p>5530</text:p>
          </table:table-cell>
          <table:table-cell office:value-type="float" office:value="2699323">
            <text:p>2699323</text:p>
          </table:table-cell>
          <table:table-cell office:value-type="float" office:value="2601975">
            <text:p>2601975</text:p>
          </table:table-cell>
          <table:table-cell office:value-type="float" office:value="2563221">
            <text:p>2563221</text:p>
          </table:table-cell>
          <table:table-cell office:value-type="float" office:value="2598164">
            <text:p>2598164</text:p>
          </table:table-cell>
          <table:table-cell office:value-type="float" office:value="2559648">
            <text:p>2559648</text:p>
          </table:table-cell>
          <table:table-cell office:value-type="float" office:value="5901">
            <text:p>5901</text:p>
          </table:table-cell>
          <table:table-cell office:value-type="float" office:value="8014">
            <text:p>8014</text:p>
          </table:table-cell>
          <table:table-cell office:value-type="float" office:value="8432">
            <text:p>8432</text:p>
          </table:table-cell>
          <table:table-cell office:value-type="float" office:value="4902">
            <text:p>4902</text:p>
          </table:table-cell>
          <table:table-cell/>
        </table:table-row>
        <table:table-row table:style-name="ro1">
          <table:table-cell/>
          <table:table-cell office:value-type="float" office:value="6509294">
            <text:p>6509294</text:p>
          </table:table-cell>
          <table:table-cell office:value-type="float" office:value="6485494">
            <text:p>6485494</text:p>
          </table:table-cell>
          <table:table-cell office:value-type="float" office:value="33932118">
            <text:p>33932118</text:p>
          </table:table-cell>
          <table:table-cell office:value-type="float" office:value="33933785">
            <text:p>33933785</text:p>
          </table:table-cell>
          <table:table-cell office:value-type="float" office:value="5824">
            <text:p>5824</text:p>
          </table:table-cell>
          <table:table-cell office:value-type="float" office:value="6137">
            <text:p>6137</text:p>
          </table:table-cell>
          <table:table-cell office:value-type="float" office:value="2997022">
            <text:p>2997022</text:p>
          </table:table-cell>
          <table:table-cell office:value-type="float" office:value="2890647">
            <text:p>2890647</text:p>
          </table:table-cell>
          <table:table-cell office:value-type="float" office:value="2849729">
            <text:p>2849729</text:p>
          </table:table-cell>
          <table:table-cell office:value-type="float" office:value="2885913">
            <text:p>2885913</text:p>
          </table:table-cell>
          <table:table-cell office:value-type="float" office:value="2845103">
            <text:p>2845103</text:p>
          </table:table-cell>
          <table:table-cell office:value-type="float" office:value="6507">
            <text:p>6507</text:p>
          </table:table-cell>
          <table:table-cell office:value-type="float" office:value="8853">
            <text:p>8853</text:p>
          </table:table-cell>
          <table:table-cell office:value-type="float" office:value="9291">
            <text:p>9291</text:p>
          </table:table-cell>
          <table:table-cell office:value-type="float" office:value="5479">
            <text:p>5479</text:p>
          </table:table-cell>
          <table:table-cell/>
        </table:table-row>
        <table:table-row table:style-name="ro1">
          <table:table-cell/>
          <table:table-cell office:value-type="float" office:value="5859495">
            <text:p>5859495</text:p>
          </table:table-cell>
          <table:table-cell office:value-type="float" office:value="5830675">
            <text:p>5830675</text:p>
          </table:table-cell>
          <table:table-cell office:value-type="float" office:value="30500510">
            <text:p>30500510</text:p>
          </table:table-cell>
          <table:table-cell office:value-type="float" office:value="30496630">
            <text:p>30496630</text:p>
          </table:table-cell>
          <table:table-cell office:value-type="float" office:value="5250">
            <text:p>5250</text:p>
          </table:table-cell>
          <table:table-cell office:value-type="float" office:value="5562">
            <text:p>5562</text:p>
          </table:table-cell>
          <table:table-cell office:value-type="float" office:value="2698202">
            <text:p>2698202</text:p>
          </table:table-cell>
          <table:table-cell office:value-type="float" office:value="2601394">
            <text:p>2601394</text:p>
          </table:table-cell>
          <table:table-cell office:value-type="float" office:value="2562588">
            <text:p>2562588</text:p>
          </table:table-cell>
          <table:table-cell office:value-type="float" office:value="2597915">
            <text:p>2597915</text:p>
          </table:table-cell>
          <table:table-cell office:value-type="float" office:value="2559368">
            <text:p>2559368</text:p>
          </table:table-cell>
          <table:table-cell office:value-type="float" office:value="5852">
            <text:p>5852</text:p>
          </table:table-cell>
          <table:table-cell office:value-type="float" office:value="8111">
            <text:p>8111</text:p>
          </table:table-cell>
          <table:table-cell office:value-type="float" office:value="8451">
            <text:p>8451</text:p>
          </table:table-cell>
          <table:table-cell office:value-type="float" office:value="4874">
            <text:p>4874</text:p>
          </table:table-cell>
          <table:table-cell/>
        </table:table-row>
        <table:table-row table:style-name="ro1">
          <table:table-cell/>
          <table:table-cell office:value-type="float" office:value="5856444">
            <text:p>5856444</text:p>
          </table:table-cell>
          <table:table-cell office:value-type="float" office:value="5833814">
            <text:p>5833814</text:p>
          </table:table-cell>
          <table:table-cell office:value-type="float" office:value="30500732">
            <text:p>30500732</text:p>
          </table:table-cell>
          <table:table-cell office:value-type="float" office:value="30496124">
            <text:p>30496124</text:p>
          </table:table-cell>
          <table:table-cell office:value-type="float" office:value="5242">
            <text:p>5242</text:p>
          </table:table-cell>
          <table:table-cell office:value-type="float" office:value="5539">
            <text:p>5539</text:p>
          </table:table-cell>
          <table:table-cell office:value-type="float" office:value="2701142">
            <text:p>2701142</text:p>
          </table:table-cell>
          <table:table-cell office:value-type="float" office:value="2601578">
            <text:p>2601578</text:p>
          </table:table-cell>
          <table:table-cell office:value-type="float" office:value="2562750">
            <text:p>2562750</text:p>
          </table:table-cell>
          <table:table-cell office:value-type="float" office:value="2598400">
            <text:p>2598400</text:p>
          </table:table-cell>
          <table:table-cell office:value-type="float" office:value="2559835">
            <text:p>2559835</text:p>
          </table:table-cell>
          <table:table-cell office:value-type="float" office:value="5898">
            <text:p>5898</text:p>
          </table:table-cell>
          <table:table-cell office:value-type="float" office:value="8012">
            <text:p>8012</text:p>
          </table:table-cell>
          <table:table-cell office:value-type="float" office:value="8447">
            <text:p>8447</text:p>
          </table:table-cell>
          <table:table-cell office:value-type="float" office:value="4889">
            <text:p>4889</text:p>
          </table:table-cell>
          <table:table-cell/>
        </table:table-row>
        <table:table-row table:style-name="ro1">
          <table:table-cell/>
          <table:table-cell office:value-type="float" office:value="5859097">
            <text:p>5859097</text:p>
          </table:table-cell>
          <table:table-cell office:value-type="float" office:value="5831986">
            <text:p>5831986</text:p>
          </table:table-cell>
          <table:table-cell office:value-type="float" office:value="30495882">
            <text:p>30495882</text:p>
          </table:table-cell>
          <table:table-cell office:value-type="float" office:value="30490455">
            <text:p>30490455</text:p>
          </table:table-cell>
          <table:table-cell office:value-type="float" office:value="5250">
            <text:p>5250</text:p>
          </table:table-cell>
          <table:table-cell office:value-type="float" office:value="5553">
            <text:p>5553</text:p>
          </table:table-cell>
          <table:table-cell office:value-type="float" office:value="2701420">
            <text:p>2701420</text:p>
          </table:table-cell>
          <table:table-cell office:value-type="float" office:value="2601576">
            <text:p>2601576</text:p>
          </table:table-cell>
          <table:table-cell office:value-type="float" office:value="2562817">
            <text:p>2562817</text:p>
          </table:table-cell>
          <table:table-cell office:value-type="float" office:value="2598273">
            <text:p>2598273</text:p>
          </table:table-cell>
          <table:table-cell office:value-type="float" office:value="2559572">
            <text:p>2559572</text:p>
          </table:table-cell>
          <table:table-cell office:value-type="float" office:value="5876">
            <text:p>5876</text:p>
          </table:table-cell>
          <table:table-cell office:value-type="float" office:value="8008">
            <text:p>8008</text:p>
          </table:table-cell>
          <table:table-cell office:value-type="float" office:value="8397">
            <text:p>8397</text:p>
          </table:table-cell>
          <table:table-cell office:value-type="float" office:value="4855">
            <text:p>4855</text:p>
          </table:table-cell>
          <table:table-cell/>
        </table:table-row>
        <table:table-row table:style-name="ro1">
          <table:table-cell/>
          <table:table-cell office:value-type="float" office:value="6508852">
            <text:p>6508852</text:p>
          </table:table-cell>
          <table:table-cell office:value-type="float" office:value="6485918">
            <text:p>6485918</text:p>
          </table:table-cell>
          <table:table-cell office:value-type="float" office:value="33935918">
            <text:p>33935918</text:p>
          </table:table-cell>
          <table:table-cell office:value-type="float" office:value="33938471">
            <text:p>33938471</text:p>
          </table:table-cell>
          <table:table-cell office:value-type="float" office:value="5890">
            <text:p>5890</text:p>
          </table:table-cell>
          <table:table-cell office:value-type="float" office:value="6308">
            <text:p>6308</text:p>
          </table:table-cell>
          <table:table-cell office:value-type="float" office:value="2998755">
            <text:p>2998755</text:p>
          </table:table-cell>
          <table:table-cell office:value-type="float" office:value="2890005">
            <text:p>2890005</text:p>
          </table:table-cell>
          <table:table-cell office:value-type="float" office:value="2849898">
            <text:p>2849898</text:p>
          </table:table-cell>
          <table:table-cell office:value-type="float" office:value="2887407">
            <text:p>2887407</text:p>
          </table:table-cell>
          <table:table-cell office:value-type="float" office:value="2844800">
            <text:p>2844800</text:p>
          </table:table-cell>
          <table:table-cell office:value-type="float" office:value="6578">
            <text:p>6578</text:p>
          </table:table-cell>
          <table:table-cell office:value-type="float" office:value="8902">
            <text:p>8902</text:p>
          </table:table-cell>
          <table:table-cell office:value-type="float" office:value="9312">
            <text:p>9312</text:p>
          </table:table-cell>
          <table:table-cell office:value-type="float" office:value="5473">
            <text:p>5473</text:p>
          </table:table-cell>
          <table:table-cell/>
        </table:table-row>
        <table:table-row table:style-name="ro1">
          <table:table-cell/>
          <table:table-cell office:value-type="float" office:value="5859362">
            <text:p>5859362</text:p>
          </table:table-cell>
          <table:table-cell office:value-type="float" office:value="5830420">
            <text:p>5830420</text:p>
          </table:table-cell>
          <table:table-cell office:value-type="float" office:value="30500817">
            <text:p>30500817</text:p>
          </table:table-cell>
          <table:table-cell office:value-type="float" office:value="30497261">
            <text:p>30497261</text:p>
          </table:table-cell>
          <table:table-cell office:value-type="float" office:value="5233">
            <text:p>5233</text:p>
          </table:table-cell>
          <table:table-cell office:value-type="float" office:value="5522">
            <text:p>5522</text:p>
          </table:table-cell>
          <table:table-cell office:value-type="float" office:value="2699241">
            <text:p>2699241</text:p>
          </table:table-cell>
          <table:table-cell office:value-type="float" office:value="2601126">
            <text:p>2601126</text:p>
          </table:table-cell>
          <table:table-cell office:value-type="float" office:value="2562926">
            <text:p>2562926</text:p>
          </table:table-cell>
          <table:table-cell office:value-type="float" office:value="2598182">
            <text:p>2598182</text:p>
          </table:table-cell>
          <table:table-cell office:value-type="float" office:value="2559815">
            <text:p>2559815</text:p>
          </table:table-cell>
          <table:table-cell office:value-type="float" office:value="5861">
            <text:p>5861</text:p>
          </table:table-cell>
          <table:table-cell office:value-type="float" office:value="8039">
            <text:p>8039</text:p>
          </table:table-cell>
          <table:table-cell office:value-type="float" office:value="8392">
            <text:p>8392</text:p>
          </table:table-cell>
          <table:table-cell office:value-type="float" office:value="4874">
            <text:p>4874</text:p>
          </table:table-cell>
          <table:table-cell/>
        </table:table-row>
        <table:table-row table:style-name="ro1">
          <table:table-cell/>
          <table:table-cell office:value-type="float" office:value="5861722">
            <text:p>5861722</text:p>
          </table:table-cell>
          <table:table-cell office:value-type="float" office:value="5833179">
            <text:p>5833179</text:p>
          </table:table-cell>
          <table:table-cell office:value-type="float" office:value="30499753">
            <text:p>30499753</text:p>
          </table:table-cell>
          <table:table-cell office:value-type="float" office:value="30496041">
            <text:p>30496041</text:p>
          </table:table-cell>
          <table:table-cell office:value-type="float" office:value="5255">
            <text:p>5255</text:p>
          </table:table-cell>
          <table:table-cell office:value-type="float" office:value="5594">
            <text:p>5594</text:p>
          </table:table-cell>
          <table:table-cell office:value-type="float" office:value="2701056">
            <text:p>2701056</text:p>
          </table:table-cell>
          <table:table-cell office:value-type="float" office:value="2601286">
            <text:p>2601286</text:p>
          </table:table-cell>
          <table:table-cell office:value-type="float" office:value="2562920">
            <text:p>2562920</text:p>
          </table:table-cell>
          <table:table-cell office:value-type="float" office:value="2597070">
            <text:p>2597070</text:p>
          </table:table-cell>
          <table:table-cell office:value-type="float" office:value="2558910">
            <text:p>2558910</text:p>
          </table:table-cell>
          <table:table-cell office:value-type="float" office:value="5844">
            <text:p>5844</text:p>
          </table:table-cell>
          <table:table-cell office:value-type="float" office:value="8044">
            <text:p>8044</text:p>
          </table:table-cell>
          <table:table-cell office:value-type="float" office:value="8428">
            <text:p>8428</text:p>
          </table:table-cell>
          <table:table-cell office:value-type="float" office:value="4891">
            <text:p>4891</text:p>
          </table:table-cell>
          <table:table-cell/>
        </table:table-row>
        <table:table-row table:style-name="ro1">
          <table:table-cell/>
          <table:table-cell office:value-type="float" office:value="5859254">
            <text:p>5859254</text:p>
          </table:table-cell>
          <table:table-cell office:value-type="float" office:value="5833789">
            <text:p>5833789</text:p>
          </table:table-cell>
          <table:table-cell office:value-type="float" office:value="30494455">
            <text:p>30494455</text:p>
          </table:table-cell>
          <table:table-cell office:value-type="float" office:value="30492067">
            <text:p>30492067</text:p>
          </table:table-cell>
          <table:table-cell office:value-type="float" office:value="5232">
            <text:p>5232</text:p>
          </table:table-cell>
          <table:table-cell office:value-type="float" office:value="5526">
            <text:p>5526</text:p>
          </table:table-cell>
          <table:table-cell office:value-type="float" office:value="2702231">
            <text:p>2702231</text:p>
          </table:table-cell>
          <table:table-cell office:value-type="float" office:value="2601490">
            <text:p>2601490</text:p>
          </table:table-cell>
          <table:table-cell office:value-type="float" office:value="2564044">
            <text:p>2564044</text:p>
          </table:table-cell>
          <table:table-cell office:value-type="float" office:value="2598827">
            <text:p>2598827</text:p>
          </table:table-cell>
          <table:table-cell office:value-type="float" office:value="2561420">
            <text:p>2561420</text:p>
          </table:table-cell>
          <table:table-cell office:value-type="float" office:value="5878">
            <text:p>5878</text:p>
          </table:table-cell>
          <table:table-cell office:value-type="float" office:value="8026">
            <text:p>8026</text:p>
          </table:table-cell>
          <table:table-cell office:value-type="float" office:value="8409">
            <text:p>8409</text:p>
          </table:table-cell>
          <table:table-cell office:value-type="float" office:value="4900">
            <text:p>4900</text:p>
          </table:table-cell>
          <table:table-cell/>
        </table:table-row>
        <table:table-row table:style-name="ro1">
          <table:table-cell/>
          <table:table-cell office:value-type="float" office:value="6507300">
            <text:p>6507300</text:p>
          </table:table-cell>
          <table:table-cell office:value-type="float" office:value="6484940">
            <text:p>6484940</text:p>
          </table:table-cell>
          <table:table-cell office:value-type="float" office:value="33941452">
            <text:p>33941452</text:p>
          </table:table-cell>
          <table:table-cell office:value-type="float" office:value="33942295">
            <text:p>33942295</text:p>
          </table:table-cell>
          <table:table-cell office:value-type="float" office:value="5839">
            <text:p>5839</text:p>
          </table:table-cell>
          <table:table-cell office:value-type="float" office:value="6162">
            <text:p>6162</text:p>
          </table:table-cell>
          <table:table-cell office:value-type="float" office:value="2998067">
            <text:p>2998067</text:p>
          </table:table-cell>
          <table:table-cell office:value-type="float" office:value="2888945">
            <text:p>2888945</text:p>
          </table:table-cell>
          <table:table-cell office:value-type="float" office:value="2848857">
            <text:p>2848857</text:p>
          </table:table-cell>
          <table:table-cell office:value-type="float" office:value="2885379">
            <text:p>2885379</text:p>
          </table:table-cell>
          <table:table-cell office:value-type="float" office:value="2844782">
            <text:p>2844782</text:p>
          </table:table-cell>
          <table:table-cell office:value-type="float" office:value="6454">
            <text:p>6454</text:p>
          </table:table-cell>
          <table:table-cell office:value-type="float" office:value="8892">
            <text:p>8892</text:p>
          </table:table-cell>
          <table:table-cell office:value-type="float" office:value="9415">
            <text:p>9415</text:p>
          </table:table-cell>
          <table:table-cell office:value-type="float" office:value="5425">
            <text:p>5425</text:p>
          </table:table-cell>
          <table:table-cell/>
        </table:table-row>
        <table:table-row table:style-name="ro1">
          <table:table-cell/>
          <table:table-cell office:value-type="float" office:value="5858146">
            <text:p>5858146</text:p>
          </table:table-cell>
          <table:table-cell office:value-type="float" office:value="5830543">
            <text:p>5830543</text:p>
          </table:table-cell>
          <table:table-cell office:value-type="float" office:value="30502320">
            <text:p>30502320</text:p>
          </table:table-cell>
          <table:table-cell office:value-type="float" office:value="30498568">
            <text:p>30498568</text:p>
          </table:table-cell>
          <table:table-cell office:value-type="float" office:value="5237">
            <text:p>5237</text:p>
          </table:table-cell>
          <table:table-cell office:value-type="float" office:value="5530">
            <text:p>5530</text:p>
          </table:table-cell>
          <table:table-cell office:value-type="float" office:value="2698521">
            <text:p>2698521</text:p>
          </table:table-cell>
          <table:table-cell office:value-type="float" office:value="2601549">
            <text:p>2601549</text:p>
          </table:table-cell>
          <table:table-cell office:value-type="float" office:value="2563486">
            <text:p>2563486</text:p>
          </table:table-cell>
          <table:table-cell office:value-type="float" office:value="2598001">
            <text:p>2598001</text:p>
          </table:table-cell>
          <table:table-cell office:value-type="float" office:value="2562180">
            <text:p>2562180</text:p>
          </table:table-cell>
          <table:table-cell office:value-type="float" office:value="5902">
            <text:p>5902</text:p>
          </table:table-cell>
          <table:table-cell office:value-type="float" office:value="7998">
            <text:p>7998</text:p>
          </table:table-cell>
          <table:table-cell office:value-type="float" office:value="8427">
            <text:p>8427</text:p>
          </table:table-cell>
          <table:table-cell office:value-type="float" office:value="4885">
            <text:p>4885</text:p>
          </table:table-cell>
          <table:table-cell/>
        </table:table-row>
        <table:table-row table:style-name="ro1">
          <table:table-cell/>
          <table:table-cell office:value-type="float" office:value="5860121">
            <text:p>5860121</text:p>
          </table:table-cell>
          <table:table-cell office:value-type="float" office:value="5835266">
            <text:p>5835266</text:p>
          </table:table-cell>
          <table:table-cell office:value-type="float" office:value="30501509">
            <text:p>30501509</text:p>
          </table:table-cell>
          <table:table-cell office:value-type="float" office:value="30496635">
            <text:p>30496635</text:p>
          </table:table-cell>
          <table:table-cell office:value-type="float" office:value="5233">
            <text:p>5233</text:p>
          </table:table-cell>
          <table:table-cell office:value-type="float" office:value="5533">
            <text:p>5533</text:p>
          </table:table-cell>
          <table:table-cell office:value-type="float" office:value="2700834">
            <text:p>2700834</text:p>
          </table:table-cell>
          <table:table-cell office:value-type="float" office:value="2601115">
            <text:p>2601115</text:p>
          </table:table-cell>
          <table:table-cell office:value-type="float" office:value="2563149">
            <text:p>2563149</text:p>
          </table:table-cell>
          <table:table-cell office:value-type="float" office:value="2597427">
            <text:p>2597427</text:p>
          </table:table-cell>
          <table:table-cell office:value-type="float" office:value="2559335">
            <text:p>2559335</text:p>
          </table:table-cell>
          <table:table-cell office:value-type="float" office:value="5842">
            <text:p>5842</text:p>
          </table:table-cell>
          <table:table-cell office:value-type="float" office:value="7992">
            <text:p>7992</text:p>
          </table:table-cell>
          <table:table-cell office:value-type="float" office:value="8429">
            <text:p>8429</text:p>
          </table:table-cell>
          <table:table-cell office:value-type="float" office:value="4896">
            <text:p>4896</text:p>
          </table:table-cell>
          <table:table-cell/>
        </table:table-row>
        <table:table-row table:style-name="ro1">
          <table:table-cell/>
          <table:table-cell office:value-type="float" office:value="5858838">
            <text:p>5858838</text:p>
          </table:table-cell>
          <table:table-cell office:value-type="float" office:value="5831425">
            <text:p>5831425</text:p>
          </table:table-cell>
          <table:table-cell office:value-type="float" office:value="30497023">
            <text:p>30497023</text:p>
          </table:table-cell>
          <table:table-cell office:value-type="float" office:value="30490459">
            <text:p>30490459</text:p>
          </table:table-cell>
          <table:table-cell office:value-type="float" office:value="5225">
            <text:p>5225</text:p>
          </table:table-cell>
          <table:table-cell office:value-type="float" office:value="5540">
            <text:p>5540</text:p>
          </table:table-cell>
          <table:table-cell office:value-type="float" office:value="2700834">
            <text:p>2700834</text:p>
          </table:table-cell>
          <table:table-cell office:value-type="float" office:value="2601607">
            <text:p>2601607</text:p>
          </table:table-cell>
          <table:table-cell office:value-type="float" office:value="2563188">
            <text:p>2563188</text:p>
          </table:table-cell>
          <table:table-cell office:value-type="float" office:value="2598576">
            <text:p>2598576</text:p>
          </table:table-cell>
          <table:table-cell office:value-type="float" office:value="2559746">
            <text:p>2559746</text:p>
          </table:table-cell>
          <table:table-cell office:value-type="float" office:value="5883">
            <text:p>5883</text:p>
          </table:table-cell>
          <table:table-cell office:value-type="float" office:value="8014">
            <text:p>8014</text:p>
          </table:table-cell>
          <table:table-cell office:value-type="float" office:value="8423">
            <text:p>8423</text:p>
          </table:table-cell>
          <table:table-cell office:value-type="float" office:value="4897">
            <text:p>4897</text:p>
          </table:table-cell>
          <table:table-cell/>
        </table:table-row>
        <table:table-row table:style-name="ro1">
          <table:table-cell/>
          <table:table-cell office:value-type="float" office:value="6507691">
            <text:p>6507691</text:p>
          </table:table-cell>
          <table:table-cell office:value-type="float" office:value="6488416">
            <text:p>6488416</text:p>
          </table:table-cell>
          <table:table-cell office:value-type="float" office:value="33944545">
            <text:p>33944545</text:p>
          </table:table-cell>
          <table:table-cell office:value-type="float" office:value="33941310">
            <text:p>33941310</text:p>
          </table:table-cell>
          <table:table-cell office:value-type="float" office:value="5893">
            <text:p>5893</text:p>
          </table:table-cell>
          <table:table-cell office:value-type="float" office:value="6156">
            <text:p>6156</text:p>
          </table:table-cell>
          <table:table-cell office:value-type="float" office:value="3000021">
            <text:p>3000021</text:p>
          </table:table-cell>
          <table:table-cell office:value-type="float" office:value="2891587">
            <text:p>2891587</text:p>
          </table:table-cell>
          <table:table-cell office:value-type="float" office:value="2850128">
            <text:p>2850128</text:p>
          </table:table-cell>
          <table:table-cell office:value-type="float" office:value="2887765">
            <text:p>2887765</text:p>
          </table:table-cell>
          <table:table-cell office:value-type="float" office:value="2846440">
            <text:p>2846440</text:p>
          </table:table-cell>
          <table:table-cell office:value-type="float" office:value="6430">
            <text:p>6430</text:p>
          </table:table-cell>
          <table:table-cell office:value-type="float" office:value="8896">
            <text:p>8896</text:p>
          </table:table-cell>
          <table:table-cell office:value-type="float" office:value="9308">
            <text:p>9308</text:p>
          </table:table-cell>
          <table:table-cell office:value-type="float" office:value="5358">
            <text:p>5358</text:p>
          </table:table-cell>
          <table:table-cell/>
        </table:table-row>
        <table:table-row table:style-name="ro1">
          <table:table-cell/>
          <table:table-cell office:value-type="float" office:value="5867886">
            <text:p>5867886</text:p>
          </table:table-cell>
          <table:table-cell office:value-type="float" office:value="5832034">
            <text:p>5832034</text:p>
          </table:table-cell>
          <table:table-cell office:value-type="float" office:value="30494703">
            <text:p>30494703</text:p>
          </table:table-cell>
          <table:table-cell office:value-type="float" office:value="30492095">
            <text:p>30492095</text:p>
          </table:table-cell>
          <table:table-cell office:value-type="float" office:value="5217">
            <text:p>5217</text:p>
          </table:table-cell>
          <table:table-cell office:value-type="float" office:value="5520">
            <text:p>5520</text:p>
          </table:table-cell>
          <table:table-cell office:value-type="float" office:value="2698010">
            <text:p>2698010</text:p>
          </table:table-cell>
          <table:table-cell office:value-type="float" office:value="2601597">
            <text:p>2601597</text:p>
          </table:table-cell>
          <table:table-cell office:value-type="float" office:value="2563088">
            <text:p>2563088</text:p>
          </table:table-cell>
          <table:table-cell office:value-type="float" office:value="2598531">
            <text:p>2598531</text:p>
          </table:table-cell>
          <table:table-cell office:value-type="float" office:value="2559642">
            <text:p>2559642</text:p>
          </table:table-cell>
          <table:table-cell office:value-type="float" office:value="5899">
            <text:p>5899</text:p>
          </table:table-cell>
          <table:table-cell office:value-type="float" office:value="7996">
            <text:p>7996</text:p>
          </table:table-cell>
          <table:table-cell office:value-type="float" office:value="8416">
            <text:p>8416</text:p>
          </table:table-cell>
          <table:table-cell office:value-type="float" office:value="4889">
            <text:p>4889</text:p>
          </table:table-cell>
          <table:table-cell/>
        </table:table-row>
        <table:table-row table:style-name="ro1">
          <table:table-cell/>
          <table:table-cell office:value-type="float" office:value="6510421">
            <text:p>6510421</text:p>
          </table:table-cell>
          <table:table-cell office:value-type="float" office:value="6486257">
            <text:p>6486257</text:p>
          </table:table-cell>
          <table:table-cell office:value-type="float" office:value="33936725">
            <text:p>33936725</text:p>
          </table:table-cell>
          <table:table-cell office:value-type="float" office:value="33946260">
            <text:p>33946260</text:p>
          </table:table-cell>
          <table:table-cell office:value-type="float" office:value="5867">
            <text:p>5867</text:p>
          </table:table-cell>
          <table:table-cell office:value-type="float" office:value="6135">
            <text:p>6135</text:p>
          </table:table-cell>
          <table:table-cell office:value-type="float" office:value="2998161">
            <text:p>2998161</text:p>
          </table:table-cell>
          <table:table-cell office:value-type="float" office:value="2889138">
            <text:p>2889138</text:p>
          </table:table-cell>
          <table:table-cell office:value-type="float" office:value="2848337">
            <text:p>2848337</text:p>
          </table:table-cell>
          <table:table-cell office:value-type="float" office:value="2885165">
            <text:p>2885165</text:p>
          </table:table-cell>
          <table:table-cell office:value-type="float" office:value="2845017">
            <text:p>2845017</text:p>
          </table:table-cell>
          <table:table-cell office:value-type="float" office:value="6588">
            <text:p>6588</text:p>
          </table:table-cell>
          <table:table-cell office:value-type="float" office:value="8893">
            <text:p>8893</text:p>
          </table:table-cell>
          <table:table-cell office:value-type="float" office:value="9291">
            <text:p>9291</text:p>
          </table:table-cell>
          <table:table-cell office:value-type="float" office:value="5418">
            <text:p>5418</text:p>
          </table:table-cell>
          <table:table-cell/>
        </table:table-row>
        <table:table-row table:style-name="ro1">
          <table:table-cell/>
          <table:table-cell office:value-type="float" office:value="5857176">
            <text:p>5857176</text:p>
          </table:table-cell>
          <table:table-cell office:value-type="float" office:value="5835005">
            <text:p>5835005</text:p>
          </table:table-cell>
          <table:table-cell office:value-type="float" office:value="30506638">
            <text:p>30506638</text:p>
          </table:table-cell>
          <table:table-cell office:value-type="float" office:value="30500714">
            <text:p>30500714</text:p>
          </table:table-cell>
          <table:table-cell office:value-type="float" office:value="5237">
            <text:p>5237</text:p>
          </table:table-cell>
          <table:table-cell office:value-type="float" office:value="5518">
            <text:p>5518</text:p>
          </table:table-cell>
          <table:table-cell office:value-type="float" office:value="2698880">
            <text:p>2698880</text:p>
          </table:table-cell>
          <table:table-cell office:value-type="float" office:value="2600532">
            <text:p>2600532</text:p>
          </table:table-cell>
          <table:table-cell office:value-type="float" office:value="2567104">
            <text:p>2567104</text:p>
          </table:table-cell>
          <table:table-cell office:value-type="float" office:value="2596950">
            <text:p>2596950</text:p>
          </table:table-cell>
          <table:table-cell office:value-type="float" office:value="2559102">
            <text:p>2559102</text:p>
          </table:table-cell>
          <table:table-cell office:value-type="float" office:value="5902">
            <text:p>5902</text:p>
          </table:table-cell>
          <table:table-cell office:value-type="float" office:value="7987">
            <text:p>7987</text:p>
          </table:table-cell>
          <table:table-cell office:value-type="float" office:value="8477">
            <text:p>8477</text:p>
          </table:table-cell>
          <table:table-cell office:value-type="float" office:value="4883">
            <text:p>4883</text:p>
          </table:table-cell>
          <table:table-cell/>
        </table:table-row>
        <table:table-row table:style-name="ro1">
          <table:table-cell/>
          <table:table-cell office:value-type="float" office:value="5857499">
            <text:p>5857499</text:p>
          </table:table-cell>
          <table:table-cell office:value-type="float" office:value="5832283">
            <text:p>5832283</text:p>
          </table:table-cell>
          <table:table-cell office:value-type="float" office:value="30500055">
            <text:p>30500055</text:p>
          </table:table-cell>
          <table:table-cell office:value-type="float" office:value="30494234">
            <text:p>30494234</text:p>
          </table:table-cell>
          <table:table-cell office:value-type="float" office:value="5231">
            <text:p>5231</text:p>
          </table:table-cell>
          <table:table-cell office:value-type="float" office:value="5594">
            <text:p>5594</text:p>
          </table:table-cell>
          <table:table-cell office:value-type="float" office:value="2700659">
            <text:p>2700659</text:p>
          </table:table-cell>
          <table:table-cell office:value-type="float" office:value="2601804">
            <text:p>2601804</text:p>
          </table:table-cell>
          <table:table-cell office:value-type="float" office:value="2562922">
            <text:p>2562922</text:p>
          </table:table-cell>
          <table:table-cell office:value-type="float" office:value="2598420">
            <text:p>2598420</text:p>
          </table:table-cell>
          <table:table-cell office:value-type="float" office:value="2559879">
            <text:p>2559879</text:p>
          </table:table-cell>
          <table:table-cell office:value-type="float" office:value="5884">
            <text:p>5884</text:p>
          </table:table-cell>
          <table:table-cell office:value-type="float" office:value="8033">
            <text:p>8033</text:p>
          </table:table-cell>
          <table:table-cell office:value-type="float" office:value="8409">
            <text:p>8409</text:p>
          </table:table-cell>
          <table:table-cell office:value-type="float" office:value="4889">
            <text:p>4889</text:p>
          </table:table-cell>
          <table:table-cell/>
        </table:table-row>
        <table:table-row table:style-name="ro1">
          <table:table-cell/>
          <table:table-cell office:value-type="float" office:value="5860836">
            <text:p>5860836</text:p>
          </table:table-cell>
          <table:table-cell office:value-type="float" office:value="5830662">
            <text:p>5830662</text:p>
          </table:table-cell>
          <table:table-cell office:value-type="float" office:value="30495460">
            <text:p>30495460</text:p>
          </table:table-cell>
          <table:table-cell office:value-type="float" office:value="30491876">
            <text:p>30491876</text:p>
          </table:table-cell>
          <table:table-cell office:value-type="float" office:value="5241">
            <text:p>5241</text:p>
          </table:table-cell>
          <table:table-cell office:value-type="float" office:value="5521">
            <text:p>5521</text:p>
          </table:table-cell>
          <table:table-cell office:value-type="float" office:value="2699846">
            <text:p>2699846</text:p>
          </table:table-cell>
          <table:table-cell office:value-type="float" office:value="2602356">
            <text:p>2602356</text:p>
          </table:table-cell>
          <table:table-cell office:value-type="float" office:value="2563160">
            <text:p>2563160</text:p>
          </table:table-cell>
          <table:table-cell office:value-type="float" office:value="2598731">
            <text:p>2598731</text:p>
          </table:table-cell>
          <table:table-cell office:value-type="float" office:value="2559806">
            <text:p>2559806</text:p>
          </table:table-cell>
          <table:table-cell office:value-type="float" office:value="5862">
            <text:p>5862</text:p>
          </table:table-cell>
          <table:table-cell office:value-type="float" office:value="7988">
            <text:p>7988</text:p>
          </table:table-cell>
          <table:table-cell office:value-type="float" office:value="8383">
            <text:p>8383</text:p>
          </table:table-cell>
          <table:table-cell office:value-type="float" office:value="4864">
            <text:p>4864</text:p>
          </table:table-cell>
          <table:table-cell/>
        </table:table-row>
        <table:table-row table:style-name="ro1">
          <table:table-cell/>
          <table:table-cell office:value-type="float" office:value="6511822">
            <text:p>6511822</text:p>
          </table:table-cell>
          <table:table-cell office:value-type="float" office:value="6487639">
            <text:p>6487639</text:p>
          </table:table-cell>
          <table:table-cell office:value-type="float" office:value="33948039">
            <text:p>33948039</text:p>
          </table:table-cell>
          <table:table-cell office:value-type="float" office:value="33950393">
            <text:p>33950393</text:p>
          </table:table-cell>
          <table:table-cell office:value-type="float" office:value="5845">
            <text:p>5845</text:p>
          </table:table-cell>
          <table:table-cell office:value-type="float" office:value="6202">
            <text:p>6202</text:p>
          </table:table-cell>
          <table:table-cell office:value-type="float" office:value="2998827">
            <text:p>2998827</text:p>
          </table:table-cell>
          <table:table-cell office:value-type="float" office:value="2890458">
            <text:p>2890458</text:p>
          </table:table-cell>
          <table:table-cell office:value-type="float" office:value="2851477">
            <text:p>2851477</text:p>
          </table:table-cell>
          <table:table-cell office:value-type="float" office:value="2887469">
            <text:p>2887469</text:p>
          </table:table-cell>
          <table:table-cell office:value-type="float" office:value="2848082">
            <text:p>2848082</text:p>
          </table:table-cell>
          <table:table-cell office:value-type="float" office:value="6453">
            <text:p>6453</text:p>
          </table:table-cell>
          <table:table-cell office:value-type="float" office:value="8984">
            <text:p>8984</text:p>
          </table:table-cell>
          <table:table-cell office:value-type="float" office:value="9328">
            <text:p>9328</text:p>
          </table:table-cell>
          <table:table-cell office:value-type="float" office:value="5502">
            <text:p>5502</text:p>
          </table:table-cell>
          <table:table-cell/>
        </table:table-row>
        <table:table-row table:style-name="ro1">
          <table:table-cell/>
          <table:table-cell office:value-type="float" office:value="5856478">
            <text:p>5856478</text:p>
          </table:table-cell>
          <table:table-cell office:value-type="float" office:value="5831962">
            <text:p>5831962</text:p>
          </table:table-cell>
          <table:table-cell office:value-type="float" office:value="30499782">
            <text:p>30499782</text:p>
          </table:table-cell>
          <table:table-cell office:value-type="float" office:value="30494894">
            <text:p>30494894</text:p>
          </table:table-cell>
          <table:table-cell office:value-type="float" office:value="5227">
            <text:p>5227</text:p>
          </table:table-cell>
          <table:table-cell office:value-type="float" office:value="5539">
            <text:p>5539</text:p>
          </table:table-cell>
          <table:table-cell office:value-type="float" office:value="2699412">
            <text:p>2699412</text:p>
          </table:table-cell>
          <table:table-cell office:value-type="float" office:value="2601220">
            <text:p>2601220</text:p>
          </table:table-cell>
          <table:table-cell office:value-type="float" office:value="2562687">
            <text:p>2562687</text:p>
          </table:table-cell>
          <table:table-cell office:value-type="float" office:value="2597991">
            <text:p>2597991</text:p>
          </table:table-cell>
          <table:table-cell office:value-type="float" office:value="2559381">
            <text:p>2559381</text:p>
          </table:table-cell>
          <table:table-cell office:value-type="float" office:value="5857">
            <text:p>5857</text:p>
          </table:table-cell>
          <table:table-cell office:value-type="float" office:value="8025">
            <text:p>8025</text:p>
          </table:table-cell>
          <table:table-cell office:value-type="float" office:value="8402">
            <text:p>8402</text:p>
          </table:table-cell>
          <table:table-cell office:value-type="float" office:value="4868">
            <text:p>4868</text:p>
          </table:table-cell>
          <table:table-cell/>
        </table:table-row>
        <table:table-row table:style-name="ro1">
          <table:table-cell/>
          <table:table-cell office:value-type="float" office:value="5857625">
            <text:p>5857625</text:p>
          </table:table-cell>
          <table:table-cell office:value-type="float" office:value="5830978">
            <text:p>5830978</text:p>
          </table:table-cell>
          <table:table-cell office:value-type="float" office:value="30499608">
            <text:p>30499608</text:p>
          </table:table-cell>
          <table:table-cell office:value-type="float" office:value="30497426">
            <text:p>30497426</text:p>
          </table:table-cell>
          <table:table-cell office:value-type="float" office:value="5235">
            <text:p>5235</text:p>
          </table:table-cell>
          <table:table-cell office:value-type="float" office:value="5538">
            <text:p>5538</text:p>
          </table:table-cell>
          <table:table-cell office:value-type="float" office:value="2701607">
            <text:p>2701607</text:p>
          </table:table-cell>
          <table:table-cell office:value-type="float" office:value="2601792">
            <text:p>2601792</text:p>
          </table:table-cell>
          <table:table-cell office:value-type="float" office:value="2564003">
            <text:p>2564003</text:p>
          </table:table-cell>
          <table:table-cell office:value-type="float" office:value="2598038">
            <text:p>2598038</text:p>
          </table:table-cell>
          <table:table-cell office:value-type="float" office:value="2559955">
            <text:p>2559955</text:p>
          </table:table-cell>
          <table:table-cell office:value-type="float" office:value="5920">
            <text:p>5920</text:p>
          </table:table-cell>
          <table:table-cell office:value-type="float" office:value="8013">
            <text:p>8013</text:p>
          </table:table-cell>
          <table:table-cell office:value-type="float" office:value="8423">
            <text:p>8423</text:p>
          </table:table-cell>
          <table:table-cell office:value-type="float" office:value="4899">
            <text:p>4899</text:p>
          </table:table-cell>
          <table:table-cell/>
        </table:table-row>
        <table:table-row table:style-name="ro1">
          <table:table-cell/>
          <table:table-cell office:value-type="float" office:value="5858957">
            <text:p>5858957</text:p>
          </table:table-cell>
          <table:table-cell office:value-type="float" office:value="5830722">
            <text:p>5830722</text:p>
          </table:table-cell>
          <table:table-cell office:value-type="float" office:value="30496933">
            <text:p>30496933</text:p>
          </table:table-cell>
          <table:table-cell office:value-type="float" office:value="30492017">
            <text:p>30492017</text:p>
          </table:table-cell>
          <table:table-cell office:value-type="float" office:value="5244">
            <text:p>5244</text:p>
          </table:table-cell>
          <table:table-cell office:value-type="float" office:value="5536">
            <text:p>5536</text:p>
          </table:table-cell>
          <table:table-cell office:value-type="float" office:value="2699718">
            <text:p>2699718</text:p>
          </table:table-cell>
          <table:table-cell office:value-type="float" office:value="2601944">
            <text:p>2601944</text:p>
          </table:table-cell>
          <table:table-cell office:value-type="float" office:value="2563232">
            <text:p>2563232</text:p>
          </table:table-cell>
          <table:table-cell office:value-type="float" office:value="2598546">
            <text:p>2598546</text:p>
          </table:table-cell>
          <table:table-cell office:value-type="float" office:value="2561494">
            <text:p>2561494</text:p>
          </table:table-cell>
          <table:table-cell office:value-type="float" office:value="5906">
            <text:p>5906</text:p>
          </table:table-cell>
          <table:table-cell office:value-type="float" office:value="8019">
            <text:p>8019</text:p>
          </table:table-cell>
          <table:table-cell office:value-type="float" office:value="8436">
            <text:p>8436</text:p>
          </table:table-cell>
          <table:table-cell office:value-type="float" office:value="4883">
            <text:p>4883</text:p>
          </table:table-cell>
          <table:table-cell/>
        </table:table-row>
        <table:table-row table:style-name="ro1">
          <table:table-cell/>
          <table:table-cell office:value-type="float" office:value="6513595">
            <text:p>6513595</text:p>
          </table:table-cell>
          <table:table-cell office:value-type="float" office:value="6484247">
            <text:p>6484247</text:p>
          </table:table-cell>
          <table:table-cell office:value-type="float" office:value="33935002">
            <text:p>33935002</text:p>
          </table:table-cell>
          <table:table-cell office:value-type="float" office:value="33935323">
            <text:p>33935323</text:p>
          </table:table-cell>
          <table:table-cell office:value-type="float" office:value="5797">
            <text:p>5797</text:p>
          </table:table-cell>
          <table:table-cell office:value-type="float" office:value="6185">
            <text:p>6185</text:p>
          </table:table-cell>
          <table:table-cell office:value-type="float" office:value="2997495">
            <text:p>2997495</text:p>
          </table:table-cell>
          <table:table-cell office:value-type="float" office:value="2890811">
            <text:p>2890811</text:p>
          </table:table-cell>
          <table:table-cell office:value-type="float" office:value="2847828">
            <text:p>2847828</text:p>
          </table:table-cell>
          <table:table-cell office:value-type="float" office:value="2886755">
            <text:p>2886755</text:p>
          </table:table-cell>
          <table:table-cell office:value-type="float" office:value="2844723">
            <text:p>2844723</text:p>
          </table:table-cell>
          <table:table-cell office:value-type="float" office:value="6625">
            <text:p>6625</text:p>
          </table:table-cell>
          <table:table-cell office:value-type="float" office:value="8888">
            <text:p>8888</text:p>
          </table:table-cell>
          <table:table-cell office:value-type="float" office:value="9327">
            <text:p>9327</text:p>
          </table:table-cell>
          <table:table-cell office:value-type="float" office:value="5355">
            <text:p>5355</text:p>
          </table:table-cell>
          <table:table-cell/>
        </table:table-row>
        <table:table-row table:style-name="ro1">
          <table:table-cell/>
          <table:table-cell office:value-type="float" office:value="5859747">
            <text:p>5859747</text:p>
          </table:table-cell>
          <table:table-cell office:value-type="float" office:value="5831419">
            <text:p>5831419</text:p>
          </table:table-cell>
          <table:table-cell office:value-type="float" office:value="30499471">
            <text:p>30499471</text:p>
          </table:table-cell>
          <table:table-cell office:value-type="float" office:value="30493918">
            <text:p>30493918</text:p>
          </table:table-cell>
          <table:table-cell office:value-type="float" office:value="5218">
            <text:p>5218</text:p>
          </table:table-cell>
          <table:table-cell office:value-type="float" office:value="5524">
            <text:p>5524</text:p>
          </table:table-cell>
          <table:table-cell office:value-type="float" office:value="2698797">
            <text:p>2698797</text:p>
          </table:table-cell>
          <table:table-cell office:value-type="float" office:value="2600415">
            <text:p>2600415</text:p>
          </table:table-cell>
          <table:table-cell office:value-type="float" office:value="2562249">
            <text:p>2562249</text:p>
          </table:table-cell>
          <table:table-cell office:value-type="float" office:value="2598286">
            <text:p>2598286</text:p>
          </table:table-cell>
          <table:table-cell office:value-type="float" office:value="2559261">
            <text:p>2559261</text:p>
          </table:table-cell>
          <table:table-cell office:value-type="float" office:value="5916">
            <text:p>5916</text:p>
          </table:table-cell>
          <table:table-cell office:value-type="float" office:value="7977">
            <text:p>7977</text:p>
          </table:table-cell>
          <table:table-cell office:value-type="float" office:value="8391">
            <text:p>8391</text:p>
          </table:table-cell>
          <table:table-cell office:value-type="float" office:value="4899">
            <text:p>4899</text:p>
          </table:table-cell>
          <table:table-cell/>
        </table:table-row>
        <table:table-row table:style-name="ro1">
          <table:table-cell/>
          <table:table-cell office:value-type="float" office:value="5860166">
            <text:p>5860166</text:p>
          </table:table-cell>
          <table:table-cell office:value-type="float" office:value="5831579">
            <text:p>5831579</text:p>
          </table:table-cell>
          <table:table-cell office:value-type="float" office:value="30501087">
            <text:p>30501087</text:p>
          </table:table-cell>
          <table:table-cell office:value-type="float" office:value="30496084">
            <text:p>30496084</text:p>
          </table:table-cell>
          <table:table-cell office:value-type="float" office:value="5232">
            <text:p>5232</text:p>
          </table:table-cell>
          <table:table-cell office:value-type="float" office:value="5552">
            <text:p>5552</text:p>
          </table:table-cell>
          <table:table-cell office:value-type="float" office:value="2700689">
            <text:p>2700689</text:p>
          </table:table-cell>
          <table:table-cell office:value-type="float" office:value="2601521">
            <text:p>2601521</text:p>
          </table:table-cell>
          <table:table-cell office:value-type="float" office:value="2563490">
            <text:p>2563490</text:p>
          </table:table-cell>
          <table:table-cell office:value-type="float" office:value="2598268">
            <text:p>2598268</text:p>
          </table:table-cell>
          <table:table-cell office:value-type="float" office:value="2559808">
            <text:p>2559808</text:p>
          </table:table-cell>
          <table:table-cell office:value-type="float" office:value="5909">
            <text:p>5909</text:p>
          </table:table-cell>
          <table:table-cell office:value-type="float" office:value="8018">
            <text:p>8018</text:p>
          </table:table-cell>
          <table:table-cell office:value-type="float" office:value="8415">
            <text:p>8415</text:p>
          </table:table-cell>
          <table:table-cell office:value-type="float" office:value="4893">
            <text:p>4893</text:p>
          </table:table-cell>
          <table:table-cell/>
        </table:table-row>
        <table:table-row table:style-name="ro1">
          <table:table-cell/>
          <table:table-cell office:value-type="float" office:value="5859142">
            <text:p>5859142</text:p>
          </table:table-cell>
          <table:table-cell office:value-type="float" office:value="5832408">
            <text:p>5832408</text:p>
          </table:table-cell>
          <table:table-cell office:value-type="float" office:value="30496133">
            <text:p>30496133</text:p>
          </table:table-cell>
          <table:table-cell office:value-type="float" office:value="30491197">
            <text:p>30491197</text:p>
          </table:table-cell>
          <table:table-cell office:value-type="float" office:value="5244">
            <text:p>5244</text:p>
          </table:table-cell>
          <table:table-cell office:value-type="float" office:value="5576">
            <text:p>5576</text:p>
          </table:table-cell>
          <table:table-cell office:value-type="float" office:value="2700144">
            <text:p>2700144</text:p>
          </table:table-cell>
          <table:table-cell office:value-type="float" office:value="2601303">
            <text:p>2601303</text:p>
          </table:table-cell>
          <table:table-cell office:value-type="float" office:value="2562797">
            <text:p>2562797</text:p>
          </table:table-cell>
          <table:table-cell office:value-type="float" office:value="2597293">
            <text:p>2597293</text:p>
          </table:table-cell>
          <table:table-cell office:value-type="float" office:value="2559039">
            <text:p>2559039</text:p>
          </table:table-cell>
          <table:table-cell office:value-type="float" office:value="5874">
            <text:p>5874</text:p>
          </table:table-cell>
          <table:table-cell office:value-type="float" office:value="8005">
            <text:p>8005</text:p>
          </table:table-cell>
          <table:table-cell office:value-type="float" office:value="8427">
            <text:p>8427</text:p>
          </table:table-cell>
          <table:table-cell office:value-type="float" office:value="4880">
            <text:p>4880</text:p>
          </table:table-cell>
          <table:table-cell/>
        </table:table-row>
        <table:table-row table:style-name="ro1">
          <table:table-cell/>
          <table:table-cell office:value-type="float" office:value="6513821">
            <text:p>6513821</text:p>
          </table:table-cell>
          <table:table-cell office:value-type="float" office:value="6486830">
            <text:p>6486830</text:p>
          </table:table-cell>
          <table:table-cell office:value-type="float" office:value="33938948">
            <text:p>33938948</text:p>
          </table:table-cell>
          <table:table-cell office:value-type="float" office:value="33939165">
            <text:p>33939165</text:p>
          </table:table-cell>
          <table:table-cell office:value-type="float" office:value="5841">
            <text:p>5841</text:p>
          </table:table-cell>
          <table:table-cell office:value-type="float" office:value="6262">
            <text:p>6262</text:p>
          </table:table-cell>
          <table:table-cell office:value-type="float" office:value="2998562">
            <text:p>2998562</text:p>
          </table:table-cell>
          <table:table-cell office:value-type="float" office:value="2889369">
            <text:p>2889369</text:p>
          </table:table-cell>
          <table:table-cell office:value-type="float" office:value="2849084">
            <text:p>2849084</text:p>
          </table:table-cell>
          <table:table-cell office:value-type="float" office:value="2885386">
            <text:p>2885386</text:p>
          </table:table-cell>
          <table:table-cell office:value-type="float" office:value="2846046">
            <text:p>2846046</text:p>
          </table:table-cell>
          <table:table-cell office:value-type="float" office:value="6500">
            <text:p>6500</text:p>
          </table:table-cell>
          <table:table-cell office:value-type="float" office:value="8936">
            <text:p>8936</text:p>
          </table:table-cell>
          <table:table-cell office:value-type="float" office:value="9316">
            <text:p>9316</text:p>
          </table:table-cell>
          <table:table-cell office:value-type="float" office:value="5492">
            <text:p>5492</text:p>
          </table:table-cell>
          <table:table-cell/>
        </table:table-row>
        <table:table-row table:style-name="ro1">
          <table:table-cell/>
          <table:table-cell office:value-type="float" office:value="5860570">
            <text:p>5860570</text:p>
          </table:table-cell>
          <table:table-cell office:value-type="float" office:value="5831292">
            <text:p>5831292</text:p>
          </table:table-cell>
          <table:table-cell office:value-type="float" office:value="30498894">
            <text:p>30498894</text:p>
          </table:table-cell>
          <table:table-cell office:value-type="float" office:value="30495497">
            <text:p>30495497</text:p>
          </table:table-cell>
          <table:table-cell office:value-type="float" office:value="5239">
            <text:p>5239</text:p>
          </table:table-cell>
          <table:table-cell office:value-type="float" office:value="5513">
            <text:p>5513</text:p>
          </table:table-cell>
          <table:table-cell office:value-type="float" office:value="2698694">
            <text:p>2698694</text:p>
          </table:table-cell>
          <table:table-cell office:value-type="float" office:value="2601233">
            <text:p>2601233</text:p>
          </table:table-cell>
          <table:table-cell office:value-type="float" office:value="2562232">
            <text:p>2562232</text:p>
          </table:table-cell>
          <table:table-cell office:value-type="float" office:value="2590164">
            <text:p>2590164</text:p>
          </table:table-cell>
          <table:table-cell office:value-type="float" office:value="2559829">
            <text:p>2559829</text:p>
          </table:table-cell>
          <table:table-cell office:value-type="float" office:value="5905">
            <text:p>5905</text:p>
          </table:table-cell>
          <table:table-cell office:value-type="float" office:value="8017">
            <text:p>8017</text:p>
          </table:table-cell>
          <table:table-cell office:value-type="float" office:value="8429">
            <text:p>8429</text:p>
          </table:table-cell>
          <table:table-cell office:value-type="float" office:value="4870">
            <text:p>4870</text:p>
          </table:table-cell>
          <table:table-cell/>
        </table:table-row>
        <table:table-row table:style-name="ro1">
          <table:table-cell/>
          <table:table-cell office:value-type="float" office:value="5858311">
            <text:p>5858311</text:p>
          </table:table-cell>
          <table:table-cell office:value-type="float" office:value="5830268">
            <text:p>5830268</text:p>
          </table:table-cell>
          <table:table-cell office:value-type="float" office:value="30500578">
            <text:p>30500578</text:p>
          </table:table-cell>
          <table:table-cell office:value-type="float" office:value="30495167">
            <text:p>30495167</text:p>
          </table:table-cell>
          <table:table-cell office:value-type="float" office:value="5184">
            <text:p>5184</text:p>
          </table:table-cell>
          <table:table-cell office:value-type="float" office:value="5513">
            <text:p>5513</text:p>
          </table:table-cell>
          <table:table-cell office:value-type="float" office:value="2701681">
            <text:p>2701681</text:p>
          </table:table-cell>
          <table:table-cell office:value-type="float" office:value="2601847">
            <text:p>2601847</text:p>
          </table:table-cell>
          <table:table-cell office:value-type="float" office:value="2563232">
            <text:p>2563232</text:p>
          </table:table-cell>
          <table:table-cell office:value-type="float" office:value="2598234">
            <text:p>2598234</text:p>
          </table:table-cell>
          <table:table-cell office:value-type="float" office:value="2560001">
            <text:p>2560001</text:p>
          </table:table-cell>
          <table:table-cell office:value-type="float" office:value="5871">
            <text:p>5871</text:p>
          </table:table-cell>
          <table:table-cell office:value-type="float" office:value="7996">
            <text:p>7996</text:p>
          </table:table-cell>
          <table:table-cell office:value-type="float" office:value="8406">
            <text:p>8406</text:p>
          </table:table-cell>
          <table:table-cell office:value-type="float" office:value="4870">
            <text:p>4870</text:p>
          </table:table-cell>
          <table:table-cell/>
        </table:table-row>
        <table:table-row table:style-name="ro1">
          <table:table-cell/>
          <table:table-cell office:value-type="float" office:value="5859215">
            <text:p>5859215</text:p>
          </table:table-cell>
          <table:table-cell office:value-type="float" office:value="5830538">
            <text:p>5830538</text:p>
          </table:table-cell>
          <table:table-cell office:value-type="float" office:value="30495573">
            <text:p>30495573</text:p>
          </table:table-cell>
          <table:table-cell office:value-type="float" office:value="30492334">
            <text:p>30492334</text:p>
          </table:table-cell>
          <table:table-cell office:value-type="float" office:value="5233">
            <text:p>5233</text:p>
          </table:table-cell>
          <table:table-cell office:value-type="float" office:value="5540">
            <text:p>5540</text:p>
          </table:table-cell>
          <table:table-cell office:value-type="float" office:value="2698373">
            <text:p>2698373</text:p>
          </table:table-cell>
          <table:table-cell office:value-type="float" office:value="2602183">
            <text:p>2602183</text:p>
          </table:table-cell>
          <table:table-cell office:value-type="float" office:value="2563672">
            <text:p>2563672</text:p>
          </table:table-cell>
          <table:table-cell office:value-type="float" office:value="2597986">
            <text:p>2597986</text:p>
          </table:table-cell>
          <table:table-cell office:value-type="float" office:value="2559208">
            <text:p>2559208</text:p>
          </table:table-cell>
          <table:table-cell office:value-type="float" office:value="5907">
            <text:p>5907</text:p>
          </table:table-cell>
          <table:table-cell office:value-type="float" office:value="8025">
            <text:p>8025</text:p>
          </table:table-cell>
          <table:table-cell office:value-type="float" office:value="8400">
            <text:p>8400</text:p>
          </table:table-cell>
          <table:table-cell office:value-type="float" office:value="4924">
            <text:p>4924</text:p>
          </table:table-cell>
          <table:table-cell/>
        </table:table-row>
        <table:table-row table:style-name="ro1">
          <table:table-cell/>
          <table:table-cell office:value-type="float" office:value="6510979">
            <text:p>6510979</text:p>
          </table:table-cell>
          <table:table-cell office:value-type="float" office:value="6486795">
            <text:p>6486795</text:p>
          </table:table-cell>
          <table:table-cell office:value-type="float" office:value="33938633">
            <text:p>33938633</text:p>
          </table:table-cell>
          <table:table-cell office:value-type="float" office:value="33935986">
            <text:p>33935986</text:p>
          </table:table-cell>
          <table:table-cell office:value-type="float" office:value="5845">
            <text:p>5845</text:p>
          </table:table-cell>
          <table:table-cell office:value-type="float" office:value="6119">
            <text:p>6119</text:p>
          </table:table-cell>
          <table:table-cell office:value-type="float" office:value="2998984">
            <text:p>2998984</text:p>
          </table:table-cell>
          <table:table-cell office:value-type="float" office:value="2890222">
            <text:p>2890222</text:p>
          </table:table-cell>
          <table:table-cell office:value-type="float" office:value="2848806">
            <text:p>2848806</text:p>
          </table:table-cell>
          <table:table-cell office:value-type="float" office:value="2886650">
            <text:p>2886650</text:p>
          </table:table-cell>
          <table:table-cell office:value-type="float" office:value="2847590">
            <text:p>2847590</text:p>
          </table:table-cell>
          <table:table-cell office:value-type="float" office:value="6606">
            <text:p>6606</text:p>
          </table:table-cell>
          <table:table-cell office:value-type="float" office:value="8778">
            <text:p>8778</text:p>
          </table:table-cell>
          <table:table-cell office:value-type="float" office:value="9305">
            <text:p>9305</text:p>
          </table:table-cell>
          <table:table-cell office:value-type="float" office:value="5507">
            <text:p>5507</text:p>
          </table:table-cell>
          <table:table-cell/>
        </table:table-row>
        <table:table-row table:style-name="ro1">
          <table:table-cell/>
          <table:table-cell office:value-type="float" office:value="5856725">
            <text:p>5856725</text:p>
          </table:table-cell>
          <table:table-cell office:value-type="float" office:value="5831827">
            <text:p>5831827</text:p>
          </table:table-cell>
          <table:table-cell office:value-type="float" office:value="30498197">
            <text:p>30498197</text:p>
          </table:table-cell>
          <table:table-cell office:value-type="float" office:value="30493031">
            <text:p>30493031</text:p>
          </table:table-cell>
          <table:table-cell office:value-type="float" office:value="5242">
            <text:p>5242</text:p>
          </table:table-cell>
          <table:table-cell office:value-type="float" office:value="5511">
            <text:p>5511</text:p>
          </table:table-cell>
          <table:table-cell office:value-type="float" office:value="2698926">
            <text:p>2698926</text:p>
          </table:table-cell>
          <table:table-cell office:value-type="float" office:value="2601448">
            <text:p>2601448</text:p>
          </table:table-cell>
          <table:table-cell office:value-type="float" office:value="2562078">
            <text:p>2562078</text:p>
          </table:table-cell>
          <table:table-cell office:value-type="float" office:value="2597432">
            <text:p>2597432</text:p>
          </table:table-cell>
          <table:table-cell office:value-type="float" office:value="2559323">
            <text:p>2559323</text:p>
          </table:table-cell>
          <table:table-cell office:value-type="float" office:value="5865">
            <text:p>5865</text:p>
          </table:table-cell>
          <table:table-cell office:value-type="float" office:value="8005">
            <text:p>8005</text:p>
          </table:table-cell>
          <table:table-cell office:value-type="float" office:value="8442">
            <text:p>8442</text:p>
          </table:table-cell>
          <table:table-cell office:value-type="float" office:value="4870">
            <text:p>4870</text:p>
          </table:table-cell>
          <table:table-cell/>
        </table:table-row>
        <table:table-row table:style-name="ro1">
          <table:table-cell/>
          <table:table-cell office:value-type="float" office:value="5858068">
            <text:p>5858068</text:p>
          </table:table-cell>
          <table:table-cell office:value-type="float" office:value="5832115">
            <text:p>5832115</text:p>
          </table:table-cell>
          <table:table-cell office:value-type="float" office:value="30500968">
            <text:p>30500968</text:p>
          </table:table-cell>
          <table:table-cell office:value-type="float" office:value="30495812">
            <text:p>30495812</text:p>
          </table:table-cell>
          <table:table-cell office:value-type="float" office:value="5222">
            <text:p>5222</text:p>
          </table:table-cell>
          <table:table-cell office:value-type="float" office:value="5536">
            <text:p>5536</text:p>
          </table:table-cell>
          <table:table-cell office:value-type="float" office:value="2701065">
            <text:p>2701065</text:p>
          </table:table-cell>
          <table:table-cell office:value-type="float" office:value="2601682">
            <text:p>2601682</text:p>
          </table:table-cell>
          <table:table-cell office:value-type="float" office:value="2563183">
            <text:p>2563183</text:p>
          </table:table-cell>
          <table:table-cell office:value-type="float" office:value="2598208">
            <text:p>2598208</text:p>
          </table:table-cell>
          <table:table-cell office:value-type="float" office:value="2559973">
            <text:p>2559973</text:p>
          </table:table-cell>
          <table:table-cell office:value-type="float" office:value="5867">
            <text:p>5867</text:p>
          </table:table-cell>
          <table:table-cell office:value-type="float" office:value="8008">
            <text:p>8008</text:p>
          </table:table-cell>
          <table:table-cell office:value-type="float" office:value="8427">
            <text:p>8427</text:p>
          </table:table-cell>
          <table:table-cell office:value-type="float" office:value="4874">
            <text:p>4874</text:p>
          </table:table-cell>
          <table:table-cell/>
        </table:table-row>
        <table:table-row table:style-name="ro1">
          <table:table-cell/>
          <table:table-cell office:value-type="float" office:value="5856371">
            <text:p>5856371</text:p>
          </table:table-cell>
          <table:table-cell office:value-type="float" office:value="5830978">
            <text:p>5830978</text:p>
          </table:table-cell>
          <table:table-cell office:value-type="float" office:value="30497081">
            <text:p>30497081</text:p>
          </table:table-cell>
          <table:table-cell office:value-type="float" office:value="30493035">
            <text:p>30493035</text:p>
          </table:table-cell>
          <table:table-cell office:value-type="float" office:value="5240">
            <text:p>5240</text:p>
          </table:table-cell>
          <table:table-cell office:value-type="float" office:value="5599">
            <text:p>5599</text:p>
          </table:table-cell>
          <table:table-cell office:value-type="float" office:value="2700391">
            <text:p>2700391</text:p>
          </table:table-cell>
          <table:table-cell office:value-type="float" office:value="2601190">
            <text:p>2601190</text:p>
          </table:table-cell>
          <table:table-cell office:value-type="float" office:value="2562386">
            <text:p>2562386</text:p>
          </table:table-cell>
          <table:table-cell office:value-type="float" office:value="2598057">
            <text:p>2598057</text:p>
          </table:table-cell>
          <table:table-cell office:value-type="float" office:value="2560489">
            <text:p>2560489</text:p>
          </table:table-cell>
          <table:table-cell office:value-type="float" office:value="5870">
            <text:p>5870</text:p>
          </table:table-cell>
          <table:table-cell office:value-type="float" office:value="8003">
            <text:p>8003</text:p>
          </table:table-cell>
          <table:table-cell office:value-type="float" office:value="8426">
            <text:p>8426</text:p>
          </table:table-cell>
          <table:table-cell office:value-type="float" office:value="4878">
            <text:p>4878</text:p>
          </table:table-cell>
          <table:table-cell/>
        </table:table-row>
        <table:table-row table:style-name="ro1">
          <table:table-cell/>
          <table:table-cell office:value-type="float" office:value="6513016">
            <text:p>6513016</text:p>
          </table:table-cell>
          <table:table-cell office:value-type="float" office:value="6487966">
            <text:p>6487966</text:p>
          </table:table-cell>
          <table:table-cell office:value-type="float" office:value="33934163">
            <text:p>33934163</text:p>
          </table:table-cell>
          <table:table-cell office:value-type="float" office:value="33944787">
            <text:p>33944787</text:p>
          </table:table-cell>
          <table:table-cell office:value-type="float" office:value="5859">
            <text:p>5859</text:p>
          </table:table-cell>
          <table:table-cell office:value-type="float" office:value="6132">
            <text:p>6132</text:p>
          </table:table-cell>
          <table:table-cell office:value-type="float" office:value="2999945">
            <text:p>2999945</text:p>
          </table:table-cell>
          <table:table-cell office:value-type="float" office:value="2890515">
            <text:p>2890515</text:p>
          </table:table-cell>
          <table:table-cell office:value-type="float" office:value="2848404">
            <text:p>2848404</text:p>
          </table:table-cell>
          <table:table-cell office:value-type="float" office:value="2885559">
            <text:p>2885559</text:p>
          </table:table-cell>
          <table:table-cell office:value-type="float" office:value="2843911">
            <text:p>2843911</text:p>
          </table:table-cell>
          <table:table-cell office:value-type="float" office:value="6595">
            <text:p>6595</text:p>
          </table:table-cell>
          <table:table-cell office:value-type="float" office:value="8913">
            <text:p>8913</text:p>
          </table:table-cell>
          <table:table-cell office:value-type="float" office:value="9290">
            <text:p>9290</text:p>
          </table:table-cell>
          <table:table-cell office:value-type="float" office:value="5509">
            <text:p>5509</text:p>
          </table:table-cell>
          <table:table-cell/>
        </table:table-row>
        <table:table-row table:style-name="ro1">
          <table:table-cell/>
          <table:table-cell office:value-type="float" office:value="5857791">
            <text:p>5857791</text:p>
          </table:table-cell>
          <table:table-cell office:value-type="float" office:value="5831522">
            <text:p>5831522</text:p>
          </table:table-cell>
          <table:table-cell office:value-type="float" office:value="30498118">
            <text:p>30498118</text:p>
          </table:table-cell>
          <table:table-cell office:value-type="float" office:value="30494837">
            <text:p>30494837</text:p>
          </table:table-cell>
          <table:table-cell office:value-type="float" office:value="5211">
            <text:p>5211</text:p>
          </table:table-cell>
          <table:table-cell office:value-type="float" office:value="5532">
            <text:p>5532</text:p>
          </table:table-cell>
          <table:table-cell office:value-type="float" office:value="2698566">
            <text:p>2698566</text:p>
          </table:table-cell>
          <table:table-cell office:value-type="float" office:value="2600841">
            <text:p>2600841</text:p>
          </table:table-cell>
          <table:table-cell office:value-type="float" office:value="2562859">
            <text:p>2562859</text:p>
          </table:table-cell>
          <table:table-cell office:value-type="float" office:value="2597679">
            <text:p>2597679</text:p>
          </table:table-cell>
          <table:table-cell office:value-type="float" office:value="2558998">
            <text:p>2558998</text:p>
          </table:table-cell>
          <table:table-cell office:value-type="float" office:value="5875">
            <text:p>5875</text:p>
          </table:table-cell>
          <table:table-cell office:value-type="float" office:value="8008">
            <text:p>8008</text:p>
          </table:table-cell>
          <table:table-cell office:value-type="float" office:value="8435">
            <text:p>8435</text:p>
          </table:table-cell>
          <table:table-cell office:value-type="float" office:value="4919">
            <text:p>4919</text:p>
          </table:table-cell>
          <table:table-cell/>
        </table:table-row>
        <table:table-row table:style-name="ro1">
          <table:table-cell/>
          <table:table-cell office:value-type="float" office:value="5859140">
            <text:p>5859140</text:p>
          </table:table-cell>
          <table:table-cell office:value-type="float" office:value="5831792">
            <text:p>5831792</text:p>
          </table:table-cell>
          <table:table-cell office:value-type="float" office:value="30500261">
            <text:p>30500261</text:p>
          </table:table-cell>
          <table:table-cell office:value-type="float" office:value="30494475">
            <text:p>30494475</text:p>
          </table:table-cell>
          <table:table-cell office:value-type="float" office:value="5235">
            <text:p>5235</text:p>
          </table:table-cell>
          <table:table-cell office:value-type="float" office:value="5535">
            <text:p>5535</text:p>
          </table:table-cell>
          <table:table-cell office:value-type="float" office:value="2701242">
            <text:p>2701242</text:p>
          </table:table-cell>
          <table:table-cell office:value-type="float" office:value="2602660">
            <text:p>2602660</text:p>
          </table:table-cell>
          <table:table-cell office:value-type="float" office:value="2563033">
            <text:p>2563033</text:p>
          </table:table-cell>
          <table:table-cell office:value-type="float" office:value="2599795">
            <text:p>2599795</text:p>
          </table:table-cell>
          <table:table-cell office:value-type="float" office:value="2559844">
            <text:p>2559844</text:p>
          </table:table-cell>
          <table:table-cell office:value-type="float" office:value="5894">
            <text:p>5894</text:p>
          </table:table-cell>
          <table:table-cell office:value-type="float" office:value="8144">
            <text:p>8144</text:p>
          </table:table-cell>
          <table:table-cell office:value-type="float" office:value="8431">
            <text:p>8431</text:p>
          </table:table-cell>
          <table:table-cell office:value-type="float" office:value="5014">
            <text:p>5014</text:p>
          </table:table-cell>
          <table:table-cell/>
        </table:table-row>
        <table:table-row table:style-name="ro1">
          <table:table-cell/>
          <table:table-cell office:value-type="float" office:value="5859823">
            <text:p>5859823</text:p>
          </table:table-cell>
          <table:table-cell office:value-type="float" office:value="5830212">
            <text:p>5830212</text:p>
          </table:table-cell>
          <table:table-cell office:value-type="float" office:value="30494966">
            <text:p>30494966</text:p>
          </table:table-cell>
          <table:table-cell office:value-type="float" office:value="30489937">
            <text:p>30489937</text:p>
          </table:table-cell>
          <table:table-cell office:value-type="float" office:value="5219">
            <text:p>5219</text:p>
          </table:table-cell>
          <table:table-cell office:value-type="float" office:value="5528">
            <text:p>5528</text:p>
          </table:table-cell>
          <table:table-cell office:value-type="float" office:value="2701011">
            <text:p>2701011</text:p>
          </table:table-cell>
          <table:table-cell office:value-type="float" office:value="2601498">
            <text:p>2601498</text:p>
          </table:table-cell>
          <table:table-cell office:value-type="float" office:value="2564002">
            <text:p>2564002</text:p>
          </table:table-cell>
          <table:table-cell office:value-type="float" office:value="2599723">
            <text:p>2599723</text:p>
          </table:table-cell>
          <table:table-cell office:value-type="float" office:value="2560999">
            <text:p>2560999</text:p>
          </table:table-cell>
          <table:table-cell office:value-type="float" office:value="5920">
            <text:p>5920</text:p>
          </table:table-cell>
          <table:table-cell office:value-type="float" office:value="8045">
            <text:p>8045</text:p>
          </table:table-cell>
          <table:table-cell office:value-type="float" office:value="8437">
            <text:p>8437</text:p>
          </table:table-cell>
          <table:table-cell office:value-type="float" office:value="4865">
            <text:p>4865</text:p>
          </table:table-cell>
          <table:table-cell/>
        </table:table-row>
        <table:table-row table:style-name="ro1">
          <table:table-cell/>
          <table:table-cell office:value-type="float" office:value="6509454">
            <text:p>6509454</text:p>
          </table:table-cell>
          <table:table-cell office:value-type="float" office:value="6486737">
            <text:p>6486737</text:p>
          </table:table-cell>
          <table:table-cell office:value-type="float" office:value="33940078">
            <text:p>33940078</text:p>
          </table:table-cell>
          <table:table-cell office:value-type="float" office:value="33937070">
            <text:p>33937070</text:p>
          </table:table-cell>
          <table:table-cell office:value-type="float" office:value="5728">
            <text:p>5728</text:p>
          </table:table-cell>
          <table:table-cell office:value-type="float" office:value="6123">
            <text:p>6123</text:p>
          </table:table-cell>
          <table:table-cell office:value-type="float" office:value="2999311">
            <text:p>2999311</text:p>
          </table:table-cell>
          <table:table-cell office:value-type="float" office:value="2894726">
            <text:p>2894726</text:p>
          </table:table-cell>
          <table:table-cell office:value-type="float" office:value="2849468">
            <text:p>2849468</text:p>
          </table:table-cell>
          <table:table-cell office:value-type="float" office:value="2887397">
            <text:p>2887397</text:p>
          </table:table-cell>
          <table:table-cell office:value-type="float" office:value="2845091">
            <text:p>2845091</text:p>
          </table:table-cell>
          <table:table-cell office:value-type="float" office:value="6593">
            <text:p>6593</text:p>
          </table:table-cell>
          <table:table-cell office:value-type="float" office:value="8910">
            <text:p>8910</text:p>
          </table:table-cell>
          <table:table-cell office:value-type="float" office:value="9409">
            <text:p>9409</text:p>
          </table:table-cell>
          <table:table-cell office:value-type="float" office:value="5382">
            <text:p>5382</text:p>
          </table:table-cell>
          <table:table-cell/>
        </table:table-row>
        <table:table-row table:style-name="ro1">
          <table:table-cell/>
          <table:table-cell office:value-type="float" office:value="5857020">
            <text:p>5857020</text:p>
          </table:table-cell>
          <table:table-cell office:value-type="float" office:value="5832006">
            <text:p>5832006</text:p>
          </table:table-cell>
          <table:table-cell office:value-type="float" office:value="30499202">
            <text:p>30499202</text:p>
          </table:table-cell>
          <table:table-cell office:value-type="float" office:value="30494951">
            <text:p>30494951</text:p>
          </table:table-cell>
          <table:table-cell office:value-type="float" office:value="5224">
            <text:p>5224</text:p>
          </table:table-cell>
          <table:table-cell office:value-type="float" office:value="5537">
            <text:p>5537</text:p>
          </table:table-cell>
          <table:table-cell office:value-type="float" office:value="2699436">
            <text:p>2699436</text:p>
          </table:table-cell>
          <table:table-cell office:value-type="float" office:value="2602182">
            <text:p>2602182</text:p>
          </table:table-cell>
          <table:table-cell office:value-type="float" office:value="2563307">
            <text:p>2563307</text:p>
          </table:table-cell>
          <table:table-cell office:value-type="float" office:value="2599751">
            <text:p>2599751</text:p>
          </table:table-cell>
          <table:table-cell office:value-type="float" office:value="2559912">
            <text:p>2559912</text:p>
          </table:table-cell>
          <table:table-cell office:value-type="float" office:value="5898">
            <text:p>5898</text:p>
          </table:table-cell>
          <table:table-cell office:value-type="float" office:value="7998">
            <text:p>7998</text:p>
          </table:table-cell>
          <table:table-cell office:value-type="float" office:value="8390">
            <text:p>8390</text:p>
          </table:table-cell>
          <table:table-cell office:value-type="float" office:value="4900">
            <text:p>4900</text:p>
          </table:table-cell>
          <table:table-cell/>
        </table:table-row>
        <table:table-row table:style-name="ro1">
          <table:table-cell/>
          <table:table-cell office:value-type="float" office:value="5858531">
            <text:p>5858531</text:p>
          </table:table-cell>
          <table:table-cell office:value-type="float" office:value="5831634">
            <text:p>5831634</text:p>
          </table:table-cell>
          <table:table-cell office:value-type="float" office:value="30501146">
            <text:p>30501146</text:p>
          </table:table-cell>
          <table:table-cell office:value-type="float" office:value="30495072">
            <text:p>30495072</text:p>
          </table:table-cell>
          <table:table-cell office:value-type="float" office:value="5231">
            <text:p>5231</text:p>
          </table:table-cell>
          <table:table-cell office:value-type="float" office:value="5525">
            <text:p>5525</text:p>
          </table:table-cell>
          <table:table-cell office:value-type="float" office:value="2701581">
            <text:p>2701581</text:p>
          </table:table-cell>
          <table:table-cell office:value-type="float" office:value="2610885">
            <text:p>2610885</text:p>
          </table:table-cell>
          <table:table-cell office:value-type="float" office:value="2563796">
            <text:p>2563796</text:p>
          </table:table-cell>
          <table:table-cell office:value-type="float" office:value="2599596">
            <text:p>2599596</text:p>
          </table:table-cell>
          <table:table-cell office:value-type="float" office:value="2560399">
            <text:p>2560399</text:p>
          </table:table-cell>
          <table:table-cell office:value-type="float" office:value="5898">
            <text:p>5898</text:p>
          </table:table-cell>
          <table:table-cell office:value-type="float" office:value="8001">
            <text:p>8001</text:p>
          </table:table-cell>
          <table:table-cell office:value-type="float" office:value="8403">
            <text:p>8403</text:p>
          </table:table-cell>
          <table:table-cell office:value-type="float" office:value="4883">
            <text:p>4883</text:p>
          </table:table-cell>
          <table:table-cell/>
        </table:table-row>
        <table:table-row table:style-name="ro1">
          <table:table-cell/>
          <table:table-cell office:value-type="float" office:value="5856699">
            <text:p>5856699</text:p>
          </table:table-cell>
          <table:table-cell office:value-type="float" office:value="5830366">
            <text:p>5830366</text:p>
          </table:table-cell>
          <table:table-cell office:value-type="float" office:value="30495286">
            <text:p>30495286</text:p>
          </table:table-cell>
          <table:table-cell office:value-type="float" office:value="30491223">
            <text:p>30491223</text:p>
          </table:table-cell>
          <table:table-cell office:value-type="float" office:value="5240">
            <text:p>5240</text:p>
          </table:table-cell>
          <table:table-cell office:value-type="float" office:value="5538">
            <text:p>5538</text:p>
          </table:table-cell>
          <table:table-cell office:value-type="float" office:value="2699197">
            <text:p>2699197</text:p>
          </table:table-cell>
          <table:table-cell office:value-type="float" office:value="2603550">
            <text:p>2603550</text:p>
          </table:table-cell>
          <table:table-cell office:value-type="float" office:value="2562665">
            <text:p>2562665</text:p>
          </table:table-cell>
          <table:table-cell office:value-type="float" office:value="2598236">
            <text:p>2598236</text:p>
          </table:table-cell>
          <table:table-cell office:value-type="float" office:value="2559577">
            <text:p>2559577</text:p>
          </table:table-cell>
          <table:table-cell office:value-type="float" office:value="5881">
            <text:p>5881</text:p>
          </table:table-cell>
          <table:table-cell office:value-type="float" office:value="8013">
            <text:p>8013</text:p>
          </table:table-cell>
          <table:table-cell office:value-type="float" office:value="8406">
            <text:p>8406</text:p>
          </table:table-cell>
          <table:table-cell office:value-type="float" office:value="4897">
            <text:p>4897</text:p>
          </table:table-cell>
          <table:table-cell/>
        </table:table-row>
        <table:table-row table:style-name="ro1">
          <table:table-cell/>
          <table:table-cell office:value-type="float" office:value="6508606">
            <text:p>6508606</text:p>
          </table:table-cell>
          <table:table-cell office:value-type="float" office:value="6483710">
            <text:p>6483710</text:p>
          </table:table-cell>
          <table:table-cell office:value-type="float" office:value="33938146">
            <text:p>33938146</text:p>
          </table:table-cell>
          <table:table-cell office:value-type="float" office:value="33938554">
            <text:p>33938554</text:p>
          </table:table-cell>
          <table:table-cell office:value-type="float" office:value="5847">
            <text:p>5847</text:p>
          </table:table-cell>
          <table:table-cell office:value-type="float" office:value="6140">
            <text:p>6140</text:p>
          </table:table-cell>
          <table:table-cell office:value-type="float" office:value="3000026">
            <text:p>3000026</text:p>
          </table:table-cell>
          <table:table-cell office:value-type="float" office:value="2890455">
            <text:p>2890455</text:p>
          </table:table-cell>
          <table:table-cell office:value-type="float" office:value="2849043">
            <text:p>2849043</text:p>
          </table:table-cell>
          <table:table-cell office:value-type="float" office:value="2887110">
            <text:p>2887110</text:p>
          </table:table-cell>
          <table:table-cell office:value-type="float" office:value="2845146">
            <text:p>2845146</text:p>
          </table:table-cell>
          <table:table-cell office:value-type="float" office:value="6738">
            <text:p>6738</text:p>
          </table:table-cell>
          <table:table-cell office:value-type="float" office:value="8896">
            <text:p>8896</text:p>
          </table:table-cell>
          <table:table-cell office:value-type="float" office:value="9298">
            <text:p>9298</text:p>
          </table:table-cell>
          <table:table-cell office:value-type="float" office:value="5553">
            <text:p>5553</text:p>
          </table:table-cell>
          <table:table-cell/>
        </table:table-row>
        <table:table-row table:style-name="ro1">
          <table:table-cell/>
          <table:table-cell office:value-type="float" office:value="5854010">
            <text:p>5854010</text:p>
          </table:table-cell>
          <table:table-cell office:value-type="float" office:value="5831114">
            <text:p>5831114</text:p>
          </table:table-cell>
          <table:table-cell office:value-type="float" office:value="30496468">
            <text:p>30496468</text:p>
          </table:table-cell>
          <table:table-cell office:value-type="float" office:value="30493303">
            <text:p>30493303</text:p>
          </table:table-cell>
          <table:table-cell office:value-type="float" office:value="5236">
            <text:p>5236</text:p>
          </table:table-cell>
          <table:table-cell office:value-type="float" office:value="5524">
            <text:p>5524</text:p>
          </table:table-cell>
          <table:table-cell office:value-type="float" office:value="2698364">
            <text:p>2698364</text:p>
          </table:table-cell>
          <table:table-cell office:value-type="float" office:value="2597938">
            <text:p>2597938</text:p>
          </table:table-cell>
          <table:table-cell office:value-type="float" office:value="2562773">
            <text:p>2562773</text:p>
          </table:table-cell>
          <table:table-cell office:value-type="float" office:value="2598285">
            <text:p>2598285</text:p>
          </table:table-cell>
          <table:table-cell office:value-type="float" office:value="2559501">
            <text:p>2559501</text:p>
          </table:table-cell>
          <table:table-cell office:value-type="float" office:value="5873">
            <text:p>5873</text:p>
          </table:table-cell>
          <table:table-cell office:value-type="float" office:value="8011">
            <text:p>8011</text:p>
          </table:table-cell>
          <table:table-cell office:value-type="float" office:value="8408">
            <text:p>8408</text:p>
          </table:table-cell>
          <table:table-cell office:value-type="float" office:value="4902">
            <text:p>4902</text:p>
          </table:table-cell>
          <table:table-cell/>
        </table:table-row>
        <table:table-row table:style-name="ro1">
          <table:table-cell table:style-name="ce2" office:value-type="string">
            <text:p>Median:</text:p>
          </table:table-cell>
          <table:table-cell table:style-name="ce2" table:formula="of:=MEDIAN([.B4:.B103])" office:value-type="float" office:value="5859456">
            <text:p>5859456</text:p>
          </table:table-cell>
          <table:table-cell table:style-name="ce2" table:formula="of:=MEDIAN([.C4:.C103])" office:value-type="float" office:value="5831746.5">
            <text:p>5831746,5</text:p>
          </table:table-cell>
          <table:table-cell table:style-name="ce2" table:formula="of:=MEDIAN([.D4:.D103])" office:value-type="float" office:value="30500390">
            <text:p>30500390</text:p>
          </table:table-cell>
          <table:table-cell table:style-name="ce2" table:formula="of:=MEDIAN([.E4:.E103])" office:value-type="float" office:value="30495716.5">
            <text:p>30495716,5</text:p>
          </table:table-cell>
          <table:table-cell table:style-name="ce2" table:formula="of:=MEDIAN([.F4:.F103])" office:value-type="float" office:value="5240">
            <text:p>5240</text:p>
          </table:table-cell>
          <table:table-cell table:style-name="ce2" table:formula="of:=MEDIAN([.G4:.G103])" office:value-type="float" office:value="5539">
            <text:p>5539</text:p>
          </table:table-cell>
          <table:table-cell table:style-name="ce2" table:formula="of:=MEDIAN([.H4:.H103])" office:value-type="float" office:value="2700841.5">
            <text:p>2700841,5</text:p>
          </table:table-cell>
          <table:table-cell table:style-name="ce2" table:formula="of:=MEDIAN([.I4:.I103])" office:value-type="float" office:value="2601604">
            <text:p>2601604</text:p>
          </table:table-cell>
          <table:table-cell table:style-name="ce2" table:formula="of:=MEDIAN([.J4:.J103])" office:value-type="float" office:value="2563154.5">
            <text:p>2563154,5</text:p>
          </table:table-cell>
          <table:table-cell table:style-name="ce2" table:formula="of:=MEDIAN([.K4:.K103])" office:value-type="float" office:value="2598285.5">
            <text:p>2598285,5</text:p>
          </table:table-cell>
          <table:table-cell table:style-name="ce2" table:formula="of:=MEDIAN([.L4:.L103])" office:value-type="float" office:value="2559822">
            <text:p>2559822</text:p>
          </table:table-cell>
          <table:table-cell table:style-name="ce2" table:formula="of:=MEDIAN([.M4:.M103])" office:value-type="float" office:value="5894.5">
            <text:p>5894,5</text:p>
          </table:table-cell>
          <table:table-cell table:style-name="ce2" table:formula="of:=MEDIAN([.N4:.N103])" office:value-type="float" office:value="8023">
            <text:p>8023</text:p>
          </table:table-cell>
          <table:table-cell table:style-name="ce2" table:formula="of:=MEDIAN([.O4:.O103])" office:value-type="float" office:value="8428">
            <text:p>8428</text:p>
          </table:table-cell>
          <table:table-cell table:style-name="ce2" table:formula="of:=MEDIAN([.P4:.P103])" office:value-type="float" office:value="4897">
            <text:p>4897</text:p>
          </table:table-cell>
          <table:table-cell table:style-name="ce6" office:value-type="string">
            <text:p>[<text:span text:style-name="T1">μs</text:span>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1.05.2012</text:date>, <text:time>14:53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Březina</meta:initial-creator>
    <meta:creation-date>2012-04-28T20:38:28</meta:creation-date>
    <dc:date>2012-05-01T14:53:35</dc:date>
    <dc:creator>Pavel Březina</dc:creator>
    <meta:editing-duration>PT4H47S</meta:editing-duration>
    <meta:editing-cycles>50</meta:editing-cycles>
    <meta:generator>LibreOffice/3.3$Unix LibreOffice_project/330m19$Build-401</meta:generator>
    <meta:document-statistic meta:table-count="7" meta:cell-count="4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6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6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6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06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06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36cm" svg:height="9.536cm" xlink:href=".." xlink:type="simple" chart:class="chart:bar" chart:style-name="ch1">
        <chart:title svg:x="7.276cm" svg:y="0.326cm" chart:style-name="ch2">
          <text:p>malloc</text:p>
        </chart:title>
        <chart:legend chart:legend-position="end" svg:x="11.291cm" svg:y="3.573cm" chart:style-name="ch3"/>
        <chart:plot-area chart:style-name="ch4" table:cell-range-address="results.B4:results.C8" chart:data-source-has-labels="column" svg:x="1.325cm" svg:y="1.742cm" svg:width="8.843cm" svg:height="7.144cm">
          <chartooo:coordinate-region svg:x="2.793cm" svg:y="1.941cm" svg:width="7.375cm" svg:height="6.746cm"/>
          <chart:axis chart:dimension="x" chart:name="primary-x" chart:style-name="ch5"/>
          <chart:axis chart:dimension="y" chart:name="primary-y" chart:style-name="ch6">
            <chart:title svg:x="0.447cm" svg:y="5.556cm" chart:style-name="ch7">
              <text:p>μs</text:p>
            </chart:title>
            <chart:grid chart:style-name="ch8" chart:class="major"/>
          </chart:axis>
          <chart:series chart:style-name="ch9" chart:values-cell-range-address="results.C4:results.C4" chart:label-cell-address="results.B4:results.B4" chart:class="chart:bar">
            <chart:data-point/>
          </chart:series>
          <chart:series chart:style-name="ch10" chart:values-cell-range-address="results.C5:results.C5" chart:label-cell-address="results.B5:results.B5" chart:class="chart:bar">
            <chart:data-point/>
          </chart:series>
          <chart:series chart:style-name="ch11" chart:values-cell-range-address="results.C6:results.C6" chart:label-cell-address="results.B6:results.B6" chart:class="chart:bar">
            <chart:data-point chart:style-name="ch12"/>
          </chart:series>
          <chart:series chart:style-name="ch13" chart:values-cell-range-address="results.C7:results.C7" chart:label-cell-address="results.B7:results.B7" chart:class="chart:bar">
            <chart:data-point/>
          </chart:series>
          <chart:series chart:style-name="ch14" chart:values-cell-range-address="results.C8:results.C8" chart:label-cell-address="results.B8:results.B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</text:p>
                <draw:g>
                  <svg:desc>results.B4:results.B4</svg:desc>
                </draw:g>
              </table:table-cell>
              <table:table-cell office:value-type="float" office:value="3225.5">
                <text:p>3225.5</text:p>
                <draw:g>
                  <svg:desc>results.C4:results.C4</svg:desc>
                </draw:g>
              </table:table-cell>
            </table:table-row>
            <table:table-row>
              <table:table-cell office:value-type="string">
                <text:p>test_talloc_size</text:p>
                <draw:g>
                  <svg:desc>results.B5:results.B5</svg:desc>
                </draw:g>
              </table:table-cell>
              <table:table-cell office:value-type="float" office:value="7098.5">
                <text:p>7098.5</text:p>
                <draw:g>
                  <svg:desc>results.C5:results.C5</svg:desc>
                </draw:g>
              </table:table-cell>
            </table:table-row>
            <table:table-row>
              <table:table-cell office:value-type="string">
                <text:p>test_talloc_size_tmp_ctx</text:p>
                <draw:g>
                  <svg:desc>results.B6:results.B6</svg:desc>
                </draw:g>
              </table:table-cell>
              <table:table-cell office:value-type="float" office:value="27252.5">
                <text:p>27252.5</text:p>
                <draw:g>
                  <svg:desc>results.C6:results.C6</svg:desc>
                </draw:g>
              </table:table-cell>
            </table:table-row>
            <table:table-row>
              <table:table-cell office:value-type="string">
                <text:p>test_talloc_pool_exact</text:p>
                <draw:g>
                  <svg:desc>results.B7:results.B7</svg:desc>
                </draw:g>
              </table:table-cell>
              <table:table-cell office:value-type="float" office:value="18102.5">
                <text:p>18102.5</text:p>
                <draw:g>
                  <svg:desc>results.C7:results.C7</svg:desc>
                </draw:g>
              </table:table-cell>
            </table:table-row>
            <table:table-row>
              <table:table-cell office:value-type="string">
                <text:p>test_talloc_pool_guess</text:p>
                <draw:g>
                  <svg:desc>results.B8:results.B8</svg:desc>
                </draw:g>
              </table:table-cell>
              <table:table-cell office:value-type="float" office:value="27038">
                <text:p>27038</text:p>
                <draw:g>
                  <svg:desc>results.C8:results.C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6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6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07cm" svg:height="9.616cm" xlink:href=".." xlink:type="simple" chart:class="chart:bar" chart:style-name="ch1">
        <chart:title svg:x="5.114cm" svg:y="0.328cm" chart:style-name="ch2">
          <text:p>calloc</text:p>
        </chart:title>
        <chart:legend chart:legend-position="end" svg:x="6.258cm" svg:y="4.038cm" chart:style-name="ch3"/>
        <chart:plot-area chart:style-name="ch4" table:cell-range-address="results.B13:results.C14" chart:data-source-has-labels="column" svg:x="1.652cm" svg:y="1.758cm" svg:width="4.308cm" svg:height="7.2cm">
          <chartooo:coordinate-region svg:x="3.12cm" svg:y="1.957cm" svg:width="2.84cm" svg:height="6.802cm"/>
          <chart:axis chart:dimension="x" chart:name="primary-x" chart:style-name="ch5"/>
          <chart:axis chart:dimension="y" chart:name="primary-y" chart:style-name="ch6">
            <chart:title svg:x="0.862cm" svg:y="5.6cm" chart:style-name="ch7">
              <text:p>μs</text:p>
            </chart:title>
            <chart:grid chart:style-name="ch8" chart:class="major"/>
          </chart:axis>
          <chart:series chart:style-name="ch9" chart:values-cell-range-address="results.C13:results.C13" chart:label-cell-address="results.B13:results.B13" chart:class="chart:bar">
            <chart:data-point/>
          </chart:series>
          <chart:series chart:style-name="ch10" chart:values-cell-range-address="results.C14:results.C14" chart:label-cell-address="results.B14:results.B1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calloc</text:p>
                <draw:g>
                  <svg:desc>results.B13:results.B13</svg:desc>
                </draw:g>
              </table:table-cell>
              <table:table-cell office:value-type="float" office:value="6883">
                <text:p>6883</text:p>
                <draw:g>
                  <svg:desc>results.C13:results.C13</svg:desc>
                </draw:g>
              </table:table-cell>
            </table:table-row>
            <table:table-row>
              <table:table-cell office:value-type="string">
                <text:p>test_talloc_zero_array</text:p>
                <draw:g>
                  <svg:desc>results.B14:results.B14</svg:desc>
                </draw:g>
              </table:table-cell>
              <table:table-cell office:value-type="float" office:value="9244">
                <text:p>9244</text:p>
                <draw:g>
                  <svg:desc>results.C14:results.C1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6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6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78cm" svg:height="9.616cm" xlink:href=".." xlink:type="simple" chart:class="chart:bar" chart:style-name="ch1">
        <chart:title svg:x="3.921cm" svg:y="0.328cm" chart:style-name="ch2">
          <text:p>realloc</text:p>
        </chart:title>
        <chart:legend chart:legend-position="end" svg:x="5.691cm" svg:y="4.288cm" chart:style-name="ch3"/>
        <chart:plot-area chart:style-name="ch4" table:cell-range-address="results.B19:results.C20" chart:data-source-has-labels="column" svg:x="1.196cm" svg:y="1.683cm" svg:width="4.125cm" svg:height="7.321cm">
          <chartooo:coordinate-region svg:x="2.479cm" svg:y="1.882cm" svg:width="2.842cm" svg:height="6.923cm"/>
          <chart:axis chart:dimension="x" chart:name="primary-x" chart:style-name="ch5"/>
          <chart:axis chart:dimension="y" chart:name="primary-y" chart:style-name="ch6">
            <chart:title svg:x="0.451cm" svg:y="5.585cm" chart:style-name="ch7">
              <text:p>μs</text:p>
            </chart:title>
            <chart:grid chart:style-name="ch8" chart:class="major"/>
          </chart:axis>
          <chart:series chart:style-name="ch9" chart:values-cell-range-address="results.C19:results.C19" chart:label-cell-address="results.B19:results.B19" chart:class="chart:bar">
            <chart:data-point/>
          </chart:series>
          <chart:series chart:style-name="ch10" chart:values-cell-range-address="results.C20:results.C20" chart:label-cell-address="results.B20:results.B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realloc</text:p>
                <draw:g>
                  <svg:desc>results.B19:results.B19</svg:desc>
                </draw:g>
              </table:table-cell>
              <table:table-cell office:value-type="float" office:value="2292">
                <text:p>2292</text:p>
                <draw:g>
                  <svg:desc>results.C19:results.C19</svg:desc>
                </draw:g>
              </table:table-cell>
            </table:table-row>
            <table:table-row>
              <table:table-cell office:value-type="string">
                <text:p>test_talloc_realloc</text:p>
                <draw:g>
                  <svg:desc>results.B20:results.B20</svg:desc>
                </draw:g>
              </table:table-cell>
              <table:table-cell office:value-type="float" office:value="3520.5">
                <text:p>3520.5</text:p>
                <draw:g>
                  <svg:desc>results.C20:results.C2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6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6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6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6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6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6"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37cm" svg:height="9.005cm" xlink:href=".." xlink:type="simple" chart:class="chart:bar" chart:style-name="ch1">
        <chart:title svg:x="5.98cm" svg:y="0.316cm" chart:style-name="ch2">
          <text:p>concatenation - fast</text:p>
        </chart:title>
        <chart:legend chart:legend-position="end" svg:x="10.392cm" svg:y="2.46cm" chart:style-name="ch3"/>
        <chart:plot-area chart:style-name="ch4" table:cell-range-address="results.B29:results.C30 results.B36:results.C40" chart:data-source-has-labels="column" svg:x="1.329cm" svg:y="1.635cm" svg:width="8.427cm" svg:height="6.77cm">
          <chartooo:coordinate-region svg:x="2.797cm" svg:y="1.834cm" svg:width="6.959cm" svg:height="6.372cm"/>
          <chart:axis chart:dimension="x" chart:name="primary-x" chart:style-name="ch5"/>
          <chart:axis chart:dimension="y" chart:name="primary-y" chart:style-name="ch6">
            <chart:title svg:x="0.451cm" svg:y="5.262cm" chart:style-name="ch7">
              <text:p>μs</text:p>
            </chart:title>
            <chart:grid chart:style-name="ch8" chart:class="major"/>
          </chart:axis>
          <chart:series chart:style-name="ch9" chart:values-cell-range-address="results.C29:results.C29" chart:label-cell-address="results.B29:results.B29" chart:class="chart:bar">
            <chart:data-point/>
          </chart:series>
          <chart:series chart:style-name="ch10" chart:values-cell-range-address="results.C30:results.C30" chart:label-cell-address="results.B30:results.B30" chart:class="chart:bar">
            <chart:data-point/>
          </chart:series>
          <chart:series chart:style-name="ch11" chart:values-cell-range-address="results.C36:results.C36" chart:label-cell-address="results.B36:results.B36" chart:class="chart:bar">
            <chart:data-point/>
          </chart:series>
          <chart:series chart:style-name="ch12" chart:values-cell-range-address="results.C37:results.C37" chart:label-cell-address="results.B37:results.B37" chart:class="chart:bar">
            <chart:data-point/>
          </chart:series>
          <chart:series chart:style-name="ch13" chart:values-cell-range-address="results.C38:results.C38" chart:label-cell-address="results.B38:results.B38" chart:class="chart:bar">
            <chart:data-point/>
          </chart:series>
          <chart:series chart:style-name="ch14" chart:values-cell-range-address="results.C39:results.C39" chart:label-cell-address="results.B39:results.B39" chart:class="chart:bar">
            <chart:data-point/>
          </chart:series>
          <chart:series chart:style-name="ch15" chart:values-cell-range-address="results.C40:results.C40" chart:label-cell-address="results.B40:results.B4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memcpy</text:p>
                <draw:g>
                  <svg:desc>results.B29:results.B29</svg:desc>
                </draw:g>
              </table:table-cell>
              <table:table-cell office:value-type="float" office:value="6256">
                <text:p>6256</text:p>
                <draw:g>
                  <svg:desc>results.C29:results.C29</svg:desc>
                </draw:g>
              </table:table-cell>
            </table:table-row>
            <table:table-row>
              <table:table-cell office:value-type="string">
                <text:p>test_malloc_memcpy_pool</text:p>
                <draw:g>
                  <svg:desc>results.B30:results.B30</svg:desc>
                </draw:g>
              </table:table-cell>
              <table:table-cell office:value-type="float" office:value="6877">
                <text:p>6877</text:p>
                <draw:g>
                  <svg:desc>results.C30:results.C30</svg:desc>
                </draw:g>
              </table:table-cell>
            </table:table-row>
            <table:table-row>
              <table:table-cell office:value-type="string">
                <text:p>test_talloc_buffer</text:p>
                <draw:g>
                  <svg:desc>results.B36:results.B36</svg:desc>
                </draw:g>
              </table:table-cell>
              <table:table-cell office:value-type="float" office:value="6588.5">
                <text:p>6588.5</text:p>
                <draw:g>
                  <svg:desc>results.C36:results.C36</svg:desc>
                </draw:g>
              </table:table-cell>
            </table:table-row>
            <table:table-row>
              <table:table-cell office:value-type="string">
                <text:p>test_talloc_buffer_pool_exact</text:p>
                <draw:g>
                  <svg:desc>results.B37:results.B37</svg:desc>
                </draw:g>
              </table:table-cell>
              <table:table-cell office:value-type="float" office:value="9306">
                <text:p>9306</text:p>
                <draw:g>
                  <svg:desc>results.C37:results.C37</svg:desc>
                </draw:g>
              </table:table-cell>
            </table:table-row>
            <table:table-row>
              <table:table-cell office:value-type="string">
                <text:p>test_talloc_buffer_pool_guess</text:p>
                <draw:g>
                  <svg:desc>results.B38:results.B38</svg:desc>
                </draw:g>
              </table:table-cell>
              <table:table-cell office:value-type="float" office:value="9993.5">
                <text:p>9993.5</text:p>
                <draw:g>
                  <svg:desc>results.C38:results.C38</svg:desc>
                </draw:g>
              </table:table-cell>
            </table:table-row>
            <table:table-row>
              <table:table-cell office:value-type="string">
                <text:p>test_talloc_buffer_parent_pool_exact</text:p>
                <draw:g>
                  <svg:desc>results.B39:results.B39</svg:desc>
                </draw:g>
              </table:table-cell>
              <table:table-cell office:value-type="float" office:value="5772.5">
                <text:p>5772.5</text:p>
                <draw:g>
                  <svg:desc>results.C39:results.C39</svg:desc>
                </draw:g>
              </table:table-cell>
            </table:table-row>
            <table:table-row>
              <table:table-cell office:value-type="string">
                <text:p>test_talloc_buffer_parent_pool_guess</text:p>
                <draw:g>
                  <svg:desc>results.B40:results.B40</svg:desc>
                </draw:g>
              </table:table-cell>
              <table:table-cell office:value-type="float" office:value="6523.5">
                <text:p>6523.5</text:p>
                <draw:g>
                  <svg:desc>results.C40:results.C4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6">
      <style:chart-properties chart:display-label="true" chart:logarithmic="false" chart:overlap="-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6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06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06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6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06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06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06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06"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812cm" svg:height="9.006cm" xlink:href=".." xlink:type="simple" chart:class="chart:bar" chart:style-name="ch1">
        <chart:title svg:x="8.352cm" svg:y="0.316cm" chart:style-name="ch2">
          <text:p>concatenation - slow</text:p>
        </chart:title>
        <chart:legend chart:legend-position="end" svg:x="14.05cm" svg:y="2.408cm" chart:style-name="ch3"/>
        <chart:plot-area chart:style-name="ch4" table:cell-range-address="results.B25:results.C28 results.B31:results.C35" chart:data-source-has-labels="column" svg:x="1.427cm" svg:y="1.635cm" svg:width="11.791cm" svg:height="6.771cm">
          <chartooo:coordinate-region svg:x="3.451cm" svg:y="1.835cm" svg:width="9.767cm" svg:height="6.372cm"/>
          <chart:axis chart:dimension="x" chart:name="primary-x" chart:style-name="ch5"/>
          <chart:axis chart:dimension="y" chart:name="primary-y" chart:style-name="ch6">
            <chart:title svg:x="0.451cm" svg:y="5.262cm" chart:style-name="ch7">
              <text:p>μs</text:p>
            </chart:title>
            <chart:grid chart:style-name="ch8" chart:class="major"/>
          </chart:axis>
          <chart:series chart:style-name="ch9" chart:values-cell-range-address="results.C25:results.C25" chart:label-cell-address="results.B25:results.B25" chart:class="chart:bar">
            <chart:data-point/>
          </chart:series>
          <chart:series chart:style-name="ch10" chart:values-cell-range-address="results.C26:results.C26" chart:label-cell-address="results.B26:results.B26" chart:class="chart:bar">
            <chart:data-point/>
          </chart:series>
          <chart:series chart:style-name="ch11" chart:values-cell-range-address="results.C27:results.C27" chart:label-cell-address="results.B27:results.B27" chart:class="chart:bar">
            <chart:data-point/>
          </chart:series>
          <chart:series chart:style-name="ch12" chart:values-cell-range-address="results.C28:results.C28" chart:label-cell-address="results.B28:results.B28" chart:class="chart:bar">
            <chart:data-point/>
          </chart:series>
          <chart:series chart:style-name="ch13" chart:values-cell-range-address="results.C31:results.C31" chart:label-cell-address="results.B31:results.B31" chart:class="chart:bar">
            <chart:data-point/>
          </chart:series>
          <chart:series chart:style-name="ch14" chart:values-cell-range-address="results.C32:results.C32" chart:label-cell-address="results.B32:results.B32" chart:class="chart:bar">
            <chart:data-point/>
          </chart:series>
          <chart:series chart:style-name="ch15" chart:values-cell-range-address="results.C33:results.C33" chart:label-cell-address="results.B33:results.B33" chart:class="chart:bar">
            <chart:data-point/>
          </chart:series>
          <chart:series chart:style-name="ch16" chart:values-cell-range-address="results.C34:results.C34" chart:label-cell-address="results.B34:results.B34" chart:class="chart:bar">
            <chart:data-point/>
          </chart:series>
          <chart:series chart:style-name="ch17" chart:values-cell-range-address="results.C35:results.C35" chart:label-cell-address="results.B35:results.B35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st_malloc_strcat</text:p>
                <draw:g>
                  <svg:desc>results.B25:results.B25</svg:desc>
                </draw:g>
              </table:table-cell>
              <table:table-cell office:value-type="float" office:value="4371414">
                <text:p>4371414</text:p>
                <draw:g>
                  <svg:desc>results.C25:results.C25</svg:desc>
                </draw:g>
              </table:table-cell>
            </table:table-row>
            <table:table-row>
              <table:table-cell office:value-type="string">
                <text:p>test_malloc_strcat_pool</text:p>
                <draw:g>
                  <svg:desc>results.B26:results.B26</svg:desc>
                </draw:g>
              </table:table-cell>
              <table:table-cell office:value-type="float" office:value="4356183.5">
                <text:p>4356183.5</text:p>
                <draw:g>
                  <svg:desc>results.C26:results.C26</svg:desc>
                </draw:g>
              </table:table-cell>
            </table:table-row>
            <table:table-row>
              <table:table-cell office:value-type="string">
                <text:p>test_malloc_strncat</text:p>
                <draw:g>
                  <svg:desc>results.B27:results.B27</svg:desc>
                </draw:g>
              </table:table-cell>
              <table:table-cell office:value-type="float" office:value="22814407">
                <text:p>22814407</text:p>
                <draw:g>
                  <svg:desc>results.C27:results.C27</svg:desc>
                </draw:g>
              </table:table-cell>
            </table:table-row>
            <table:table-row>
              <table:table-cell office:value-type="string">
                <text:p>test_malloc_strncat_pool</text:p>
                <draw:g>
                  <svg:desc>results.B28:results.B28</svg:desc>
                </draw:g>
              </table:table-cell>
              <table:table-cell office:value-type="float" office:value="22827861.5">
                <text:p>22827861.5</text:p>
                <draw:g>
                  <svg:desc>results.C28:results.C28</svg:desc>
                </draw:g>
              </table:table-cell>
            </table:table-row>
            <table:table-row>
              <table:table-cell office:value-type="string">
                <text:p>test_talloc_append</text:p>
                <draw:g>
                  <svg:desc>results.B31:results.B31</svg:desc>
                </draw:g>
              </table:table-cell>
              <table:table-cell office:value-type="float" office:value="1912760">
                <text:p>1912760</text:p>
                <draw:g>
                  <svg:desc>results.C31:results.C31</svg:desc>
                </draw:g>
              </table:table-cell>
            </table:table-row>
            <table:table-row>
              <table:table-cell office:value-type="string">
                <text:p>test_talloc_append_pool_exact</text:p>
                <draw:g>
                  <svg:desc>results.B32:results.B32</svg:desc>
                </draw:g>
              </table:table-cell>
              <table:table-cell office:value-type="float" office:value="2005674.5">
                <text:p>2005674.5</text:p>
                <draw:g>
                  <svg:desc>results.C32:results.C32</svg:desc>
                </draw:g>
              </table:table-cell>
            </table:table-row>
            <table:table-row>
              <table:table-cell office:value-type="string">
                <text:p>test_talloc_append_pool_guess</text:p>
                <draw:g>
                  <svg:desc>results.B33:results.B33</svg:desc>
                </draw:g>
              </table:table-cell>
              <table:table-cell office:value-type="float" office:value="1909979.5">
                <text:p>1909979.5</text:p>
                <draw:g>
                  <svg:desc>results.C33:results.C33</svg:desc>
                </draw:g>
              </table:table-cell>
            </table:table-row>
            <table:table-row>
              <table:table-cell office:value-type="string">
                <text:p>test_talloc_append_parent_pool_exact</text:p>
                <draw:g>
                  <svg:desc>results.B34:results.B34</svg:desc>
                </draw:g>
              </table:table-cell>
              <table:table-cell office:value-type="float" office:value="2007353">
                <text:p>2007353</text:p>
                <draw:g>
                  <svg:desc>results.C34:results.C34</svg:desc>
                </draw:g>
              </table:table-cell>
            </table:table-row>
            <table:table-row>
              <table:table-cell office:value-type="string">
                <text:p>test_talloc_append_parent_pool_guess</text:p>
                <draw:g>
                  <svg:desc>results.B35:results.B35</svg:desc>
                </draw:g>
              </table:table-cell>
              <table:table-cell office:value-type="float" office:value="1907383">
                <text:p>1907383</text:p>
                <draw:g>
                  <svg:desc>results.C35:results.C3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